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automatic-styles>
    <style:style style:name="TableParallelH" style:family="table" style:master-page-name="">
      <style:table-properties style:page-number="0" table:align="margins" fo:keep-with-next="always"/>
    </style:style>
    <style:style style:name="TableParallel" style:family="table" style:master-page-name="">
      <style:table-properties style:page-number="0" table:align="margins"/>
    </style:style>
    <style:style style:name="TableParallel.A" style:family="table-column">
      <style:table-column-properties style:rel-column-width="92*"/>
    </style:style>
    <style:style style:name="TableParallel.B" style:family="table-column">
      <style:table-column-properties style:rel-column-width="100*"/>
    </style:style>
    <style:style style:name="TableParallel.A1" style:family="table-cell">
      <style:table-cell-properties fo:background-color="transparent" fo:padding-left="0in" fo:padding-right="0.04in" fo:padding-top="0in" fo:padding-bottom="0in" fo:border="none">
        <style:background-image/>
      </style:table-cell-properties>
    </style:style>
    <style:style style:name="TableParallel.B1" style:family="table-cell">
      <style:table-cell-properties fo:background-color="transparent" fo:padding-left="0.04in" fo:padding-right="0in" fo:padding-top="0in" fo:padding-bottom="0in" fo:border-left="0.0007in solid #000000" fo:border-right="none" fo:border-top="none" fo:border-bottom="none">
        <style:background-image/>
      </style:table-cell-properties>
    </style:style>
    <style:style style:name="TableParallel.B2" style:family="table-cell">
      <style:table-cell-properties fo:background-color="transparent" fo:padding-left="0.04in" fo:padding-right="0in" fo:padding-top="0in" fo:padding-bottom="0in" fo:border-left="none" fo:border-right="none" fo:border-top="none" fo:border-bottom="none">
        <style:background-image/>
      </style:table-cell-properties>
    </style:style>
    <style:style style:name="TableKalendar" style:family="table">
      <style:table-properties table:align="margins"/>
    </style:style>
    <style:style style:name="TableKalendar.A" style:family="table-column">
      <style:table-column-properties style:rel-column-width="3832*"/>
    </style:style>
    <style:style style:name="TableKalendar.B" style:family="table-column">
      <style:table-column-properties style:rel-column-width="61703*"/>
    </style:style>
    <style:style style:name="TableKalendar.1" style:family="table-row">
      <style:table-row-properties style:keep-together="false" fo:keep-together="always"/>
    </style:style>
    <style:style style:name="TableKalendar.A1" style:family="table-cell">
      <style:table-cell-properties fo:padding-left="0.04in" fo:padding-right="0.04in" fo:padding-top="0in" fo:padding-bottom="0in" fo:border="none"/>
    </style:style>
    <style:style style:name="TableOccurrence" style:family="table">
      <style:table-properties style:width="3.4in" table:align="center"/>
    </style:style>
    <style:style style:name="TableOccurrence.A" style:family="table-column">
      <style:table-column-properties style:column-width="0.9236in"/>
    </style:style>
    <style:style style:name="TableOccurrence.B" style:family="table-column">
      <style:table-column-properties style:column-width="0.1549in"/>
    </style:style>
    <style:style style:name="TableOccurrence.G" style:family="table-column">
      <style:table-column-properties style:column-width="0.1542in"/>
    </style:style>
    <style:style style:name="TableOc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Oc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Occurrence.Q1" style:family="table-cell">
      <style:table-cell-properties fo:padding-left="0in" fo:padding-right="0in" fo:padding-top="0.0403in" fo:padding-bottom="0.0403in" fo:border="0.0007in solid #000000"/>
    </style:style>
    <style:style style:name="TableOccurrence.A2" style:family="table-cell">
      <style:table-cell-properties fo:padding-left="0.0403in" fo:padding-right="0in" fo:padding-top="0.0403in" fo:padding-bottom="0.0403in" fo:border-left="0.0007in solid #000000" fo:border-right="none" fo:border-top="none" fo:border-bottom="0.0007in solid #000000"/>
    </style:style>
    <style:style style:name="TableOccurrence.B2" style:family="table-cell">
      <style:table-cell-properties fo:padding-left="0in" fo:padding-right="0in" fo:padding-top="0.0403in" fo:padding-bottom="0.0403in" fo:border-left="0.0007in solid #000000" fo:border-right="none" fo:border-top="none" fo:border-bottom="0.0007in solid #000000"/>
    </style:style>
    <style:style style:name="TableOccurrence.Q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Occurrence.A9" style:family="table-cell">
      <style:table-cell-properties fo:padding="0.0403in" fo:border-left="0.0007in solid #000000" fo:border-right="none" fo:border-top="none" fo:border-bottom="0.0007in solid #000000"/>
    </style:style>
    <style:style style:name="TableOccurrence.B9" style:family="table-cell">
      <style:table-cell-properties fo:padding-left="0in" fo:padding-right="0in" fo:padding-top="0.0403in" fo:padding-bottom="0in" fo:border-left="0.0007in solid #000000" fo:border-right="none" fo:border-top="none" fo:border-bottom="0.0007in solid #000000"/>
    </style:style>
    <style:style style:name="TableOccurrence.Q9" style:family="table-cell">
      <style:table-cell-properties fo:padding-left="0in" fo:padding-right="0in" fo:padding-top="0.0403in" fo:padding-bottom="0in" fo:border-left="0.0007in solid #000000" fo:border-right="0.0007in solid #000000" fo:border-top="none" fo:border-bottom="0.0007in solid #000000"/>
    </style:style>
    <style:style style:name="TableConcurrence" style:family="table">
      <style:table-properties style:width="3.4in" table:align="center"/>
    </style:style>
    <style:style style:name="TableConcurrence.A" style:family="table-column">
      <style:table-column-properties style:column-width="2.9403in"/>
    </style:style>
    <style:style style:name="TableConcurrence.B" style:family="table-column">
      <style:table-column-properties style:column-width="0.1549in"/>
    </style:style>
    <style:style style:name="TableConcurrence.D" style:family="table-column">
      <style:table-column-properties style:column-width="0.15in"/>
    </style:style>
    <style:style style:name="TableCon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Con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Concurrence.D1" style:family="table-cell">
      <style:table-cell-properties fo:padding-left="0in" fo:padding-right="0in" fo:padding-top="0.0403in" fo:padding-bottom="0.0403in" fo:border="0.0007in solid #000000"/>
    </style:style>
    <style:style style:name="TableConcurrence.A2" style:family="table-cell">
      <style:table-cell-properties fo:padding-left="0.0403in" fo:padding-right="0in" fo:padding-top="0.0403in" fo:padding-bottom="0.0403in" fo:border-left="0.0007in solid #000000" fo:border-right="none" fo:border-top="none" fo:border-bottom="0.0007in solid #000000"/>
    </style:style>
    <style:style style:name="TableConcurrence.B2" style:family="table-cell">
      <style:table-cell-properties fo:padding-left="0in" fo:padding-right="0in" fo:padding-top="0.0403in" fo:padding-bottom="0.0403in" fo:border-left="0.0007in solid #000000" fo:border-right="none" fo:border-top="none" fo:border-bottom="0.0007in solid #000000"/>
    </style:style>
    <style:style style:name="TableConcurrence.D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Concurrence.A11" style:family="table-cell">
      <style:table-cell-properties fo:padding="0.0403in" fo:border-left="0.0007in solid #000000" fo:border-right="none" fo:border-top="none" fo:border-bottom="0.0007in solid #000000"/>
    </style:style>
    <style:style style:name="TableConcurrence.B11" style:family="table-cell">
      <style:table-cell-properties fo:padding-left="0in" fo:padding-right="0in" fo:padding-top="0.0403in" fo:padding-bottom="0in" fo:border-left="0.0007in solid #000000" fo:border-right="none" fo:border-top="none" fo:border-bottom="0.0007in solid #000000"/>
    </style:style>
    <style:style style:name="TableConcurrence.D11" style:family="table-cell">
      <style:table-cell-properties fo:padding-left="0in" fo:padding-right="0in" fo:padding-top="0.0403in" fo:padding-bottom="0in" fo:border-left="0.0007in solid #000000" fo:border-right="0.0007in solid #000000" fo:border-top="none" fo:border-bottom="0.0007in solid #000000"/>
    </style:style>
    <style:style style:name="P1" style:family="paragraph" style:parent-style-name="Spacer">
      <style:paragraph-properties fo:break-before="page"/>
    </style:style>
    <style:style style:name="P4" style:family="paragraph" style:parent-style-name="Rubric"/>
    <style:style style:name="P25" style:family="paragraph" style:parent-style-name="BodySm" style:list-style-name="L1"/>
    <style:style style:name="P159" style:family="paragraph" style:parent-style-name="Body">
      <style:paragraph-properties fo:text-align="center" style:justify-single-word="false"/>
    </style:style>
    <style:style style:name="P160" style:family="paragraph" style:parent-style-name="Body">
      <style:paragraph-properties fo:text-align="center" style:justify-single-word="false" fo:hyphenation-ladder-count="no-limit"/>
      <style:text-properties fo:hyphenate="false" fo:hyphenation-remain-char-count="2" fo:hyphenation-push-char-count="2"/>
    </style:style>
    <style:style style:name="P161" style:family="paragraph" style:parent-style-name="Body">
      <style:paragraph-properties fo:text-align="center" style:justify-single-word="false"/>
      <style:text-properties fo:font-weight="bold" style:font-weight-asian="bold" style:font-weight-complex="bold"/>
    </style:style>
    <style:style style:name="P169" style:family="paragraph" style:parent-style-name="Body" style:master-page-name="">
      <style:paragraph-properties fo:text-align="center" style:justify-single-word="false" fo:hyphenation-ladder-count="no-limit" style:page-number="auto"/>
      <style:text-properties fo:font-weight="bold" style:font-weight-asian="bold" style:font-weight-complex="bold" fo:hyphenate="false" fo:hyphenation-remain-char-count="2" fo:hyphenation-push-char-count="2"/>
    </style:style>
    <style:style style:name="P179" style:family="paragraph" style:parent-style-name="Spacer" style:master-page-name="Intro">
      <style:paragraph-properties style:page-number="auto"/>
    </style:style>
    <style:style style:name="P180" style:family="paragraph" style:parent-style-name="Spacer" style:master-page-name="Header_20_Page">
      <style:paragraph-properties style:page-number="1"/>
    </style:style>
    <style:style style:name="P181" style:family="paragraph" style:parent-style-name="Spacer" style:master-page-name="Body">
      <style:paragraph-properties style:page-number="auto"/>
    </style:style>
    <style:style style:name="P182" style:family="paragraph" style:parent-style-name="Spacer" style:master-page-name="Header_20_Page">
      <style:paragraph-properties style:page-number="auto"/>
    </style:style>
    <style:style style:name="P191" style:family="paragraph" style:parent-style-name="Spacer">
      <style:paragraph-properties fo:padding="0in" fo:border-left="none" fo:border-right="none" fo:border-top="none" fo:border-bottom="0.0008in solid #000000" style:shadow="none"/>
    </style:style>
    <style:style style:name="P199" style:family="paragraph" style:parent-style-name="BodySm">
      <style:paragraph-properties fo:text-align="center" style:justify-single-word="false"/>
    </style:style>
    <style:style style:name="P201" style:family="paragraph" style:parent-style-name="BodySm">
      <style:paragraph-properties fo:text-align="center" style:justify-single-word="false"/>
      <style:text-properties fo:font-style="italic" style:font-style-asian="italic" style:font-style-complex="italic"/>
    </style:style>
    <style:style style:name="P203" style:family="paragraph" style:parent-style-name="BodySm">
      <style:paragraph-properties fo:text-align="center" style:justify-single-word="false"/>
      <style:text-properties style:text-position="0% 100%" style:text-rotation-angle="270" style:text-rotation-scale="line-height"/>
    </style:style>
    <style:style style:name="P227" style:family="paragraph" style:parent-style-name="RubricH">
      <style:paragraph-properties fo:text-align="center" style:justify-single-word="false"/>
    </style:style>
    <style:style style:name="T2"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middle" style:vertical-rel="page-content" style:horizontal-pos="center" style:horizontal-rel="page-content"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6" style:family="graphic" style:parent-style-name="Graphics">
      <style:graphic-properties style:vertical-pos="middle" style:vertic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2" fo:column-gap="0.2in">
          <style:column style:rel-width="4986*" fo:start-indent="0in" fo:end-indent="0.1in"/>
          <style:column style:rel-width="4986*" fo:start-indent="0.1in" fo:end-indent="0in"/>
        </style:columns>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in" text:min-label-width="0.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81"/>
      <text:p text:style-name="Body"/>
      <text:p text:style-name="Head3"><draw:frame text:anchor-type="as-char" svg:width="1357" style:rel-width="100%" svg:height="394" style:rel-height="scale"><draw:image xlink:href="../Images/Saints/0908_nativity_of_bvm.tif" xlink:type="simple" xlink:show="embed" xlink:actuate="onLoad"/></draw:frame></text:p>
      <text:p text:style-name="RubricH"/>
      <text:p text:style-name="BkHidden"><text:bookmark text:name="csBVMp"/></text:p>
      <text:h text:style-name="Hidden1" text:outline-level="1">Little Office BVM</text:h>
      <text:p text:style-name="Head1">Little Office of the Bl. Virgin Mary</text:p>
      <text:p text:style-name="Head5">Officium parvum B. Mariæ Virginis</text:p>
      <text:h text:style-name="Hidden2" text:outline-level="2">Matins</text:h>
      <table:table table:name="Table2399" table:style-name="TableParallelH">
        <table:table-column table:style-name="TableParallel.A"/>
        <table:table-column table:style-name="TableParallel.B"/>
        <table:table-row>
          <table:table-cell table:style-name="TableParallel.A1" office:value-type="string">
            <text:p text:style-name="Head2">ad Matutínum</text:p>
          </table:table-cell>
          <table:table-cell table:style-name="TableParallel.B2" office:value-type="string">
            <text:p text:style-name="Head2">at Matin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ómine, + lábia mea apéries. <text:span text:style-name="VR">R. </text:span>Et os me­um annuntiábit laudem tu­am.</text:p>
          </table:table-cell>
          <table:table-cell table:style-name="TableParallel.B1" office:value-type="string">
            <text:p text:style-name="BodyE"><text:span text:style-name="VR">V. </text:span>O Lord, + thou wilt open my lips. <text:span text:style-name="VR">R. </text:span>And my mouth shall declare thy praise.</text:p>
          </table:table-cell>
        </table:table-row>
      </table:table>
      <text:p text:style-name="RubricHidden"><text:tab/>Ps 69:2</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e­us † in adjutórium me­um inténde. <text:span text:style-name="VR">R. </text:span>Dómine ad adjuvándum me festína.</text:p>
          </table:table-cell>
          <table:table-cell table:style-name="TableParallel.B1" office:value-type="string">
            <text:p text:style-name="BodyE"><text:span text:style-name="VR">V. </text:span>O God, † come to my assistance. <text:span text:style-name="VR">R. </text:span>O Lord, make haste to help me.</text:p>
          </table:table-cell>
        </table:table-row>
        <table:table-row>
          <table:table-cell table:style-name="TableParallel.A1" office:value-type="string">
            <text:p text:style-name="BodyL"><text:span text:style-name="BoldR">G</text:span>lória Patri, et Fílio, * et Spirítui Sancto. <text:span text:style-name="BoldR">S</text:span>icut erat in princípio, et nunc, et semper, * et in sãcula sæculórum. Amen.</text:p>
          </table:table-cell>
          <table:table-cell table:style-name="TableParallel.B1" office:value-type="string">
            <text:p text:style-name="BodyE"><text:span text:style-name="BoldR">G</text:span>lory be to the Father, and to the Son, * and to the Holy Spirit. <text:span text:style-name="BoldR">A</text:span>s it was in the beginning, is now, and ever shall be, * world without end. Amen.</text:p>
          </table:table-cell>
        </table:table-row>
        <table:table-row>
          <table:table-cell table:style-name="TableParallel.A1" office:value-type="string">
            <text:p text:style-name="BodyLSm"><text:span text:style-name="Rubric">(</text:span>Allelúja <text:span text:style-name="Rubric">vel</text:span> Laus ti­bi Dómine, Rex ætérnæ glóriæ.<text:span text:style-name="Rubric">)</text:span></text:p>
          </table:table-cell>
          <table:table-cell table:style-name="TableParallel.B1" office:value-type="string">
            <text:p text:style-name="BodyESm"><text:span text:style-name="Rubric">(</text:span>Alleluia <text:span text:style-name="Rubric">or</text:span> Praise be to thee, O Lord, King of eternal glory.<text:span text:style-name="Rubric">)</text:span></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Invit.</text:span> Ave María, grátia plena; * Dóminus tecum.</text:p>
          </table:table-cell>
          <table:table-cell table:style-name="TableParallel.B1" office:value-type="string">
            <text:p text:style-name="BodyE"><text:span text:style-name="Rubric">Invit.</text:span> Hail Mary, full of grace; * The Lord is with thee.</text:p>
          </table:table-cell>
        </table:table-row>
      </table:table>
      <text:p text:style-name="Head2Ps">Ps 94. Veníte, exsultémus Dómino</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Dicitur conveniens Invitatorium, quod ante Psalmum bis integrum recitatur.</text:span></text:p>
          </table:table-cell>
          <table:table-cell table:style-name="TableParallel.B1" office:value-type="string">
            <text:p text:style-name="BodyE"><text:span text:style-name="Rubric">The proper Invitatory is said, which is recited twice in its entirety before the Psalm.</text:span></text:p>
          </table:table-cell>
        </table:table-row>
        <table:table-row>
          <table:table-cell table:style-name="TableParallel.A1" office:value-type="string">
            <text:p text:style-name="BodyLDrop">VENÍTE, exsultémus Dómino, jubilémus Deo, salutári nostro: præoccupémus fáciem ejus in confessióne, et in psalmis jubilémus ei.<text:tab/><text:line-break/><text:span text:style-name="Rubric">Repetitur integrum Invitatorium.</text:span></text:p>
          </table:table-cell>
          <table:table-cell table:style-name="TableParallel.B1" office:value-type="string">
            <text:p text:style-name="BodyEDrop">COME let us praise the Lord with joy, let us joyfully sing to God our Saviour: let us come before his presence with thanksgiving, and make a joyful noise to him with psalms.<text:tab/><text:line-break/><text:span text:style-name="Rubric">Entire Invitatory is repeated.</text:span></text:p>
          </table:table-cell>
        </table:table-row>
        <table:table-row>
          <table:table-cell table:style-name="TableParallel.A1" office:value-type="string">
            <text:p text:style-name="BodyL"><text:span text:style-name="Bold">Q</text:span>uóniam De­us magnus Dóminus, et Rex magnus super omnes deos: quóniam non repéllet Dóminus plebem suam: quia in manu ejus sunt omnes fines terræ, et altitúdines móntium ipse cónspicit.</text:p>
          </table:table-cell>
          <table:table-cell table:style-name="TableParallel.B1" office:value-type="string">
            <text:p text:style-name="BodyE"><text:span text:style-name="Bold">F</text:span>or the Lord is a great God, and a great King above all gods: for the Lord will not cast off his people: for in his hand are all the ends of the earth, and he beholds the heights of the mountains.</text:p>
          </table:table-cell>
        </table:table-row>
        <table:table-row>
          <table:table-cell table:style-name="TableParallel.A1" office:value-type="string">
            <text:p text:style-name="BodyL"><text:span text:style-name="Rubric">Repetitur altera pars Invitatorii.</text:span></text:p>
          </table:table-cell>
          <table:table-cell table:style-name="TableParallel.B1" office:value-type="string">
            <text:p text:style-name="BodyE"><text:span text:style-name="Rubric">Latter half of the Invitatory is repeated.</text:span></text:p>
          </table:table-cell>
        </table:table-row>
        <table:table-row>
          <table:table-cell table:style-name="TableParallel.A1" office:value-type="string">
            <text:p text:style-name="BodyL"><text:span text:style-name="Rubric">Ad verba </text:span>veníte, adorémus, et procidámus ante Deum<text:span text:style-name="Rubric">, genuflectitur.</text:span></text:p>
          </table:table-cell>
          <table:table-cell table:style-name="TableParallel.B1" office:value-type="string">
            <text:p text:style-name="BodyE"><text:span text:style-name="Rubric">At the words </text:span>Come let us adore and fall down before God<text:span text:style-name="Rubric">, all genuflect.</text:span></text:p>
          </table:table-cell>
        </table:table-row>
        <table:table-row>
          <table:table-cell table:style-name="TableParallel.A1" office:value-type="string">
            <text:p text:style-name="BodyL"><text:span text:style-name="Bold">Q</text:span>uóniam ipsíus est mare, et ipse fecit illud, et áridam fundavérunt manus ejus: VENÍTE, ADORÉMUS, ET PROCIDÁMUS ANTE DEUM: plorémus coram Dómino, qui fecit nos, quia ipse est Dóminus De­us noster; nos autem pópulus ejus, et oves páscuæ ejus.</text:p>
          </table:table-cell>
          <table:table-cell table:style-name="TableParallel.B1" office:value-type="string">
            <text:p text:style-name="BodyE"><text:span text:style-name="Bold">F</text:span>or the sea is his, and he made it: and his hands formed the dry land. COME, LET US ADORE, AND FALL DOWN BEFORE GOD: let us weep before the Lord that made us. For he is the Lord our God: and we are his people, and the sheep of his pasture.</text:p>
          </table:table-cell>
        </table:table-row>
        <table:table-row>
          <table:table-cell table:style-name="TableParallel.A1" office:value-type="string">
            <text:p text:style-name="BodyL"><text:span text:style-name="Rubric">Repetitur integrum Invitatorium.</text:span></text:p>
          </table:table-cell>
          <table:table-cell table:style-name="TableParallel.B1" office:value-type="string">
            <text:p text:style-name="BodyE"><text:span text:style-name="Rubric">Entire Invitatory is repeated.</text:span></text:p>
          </table:table-cell>
        </table:table-row>
        <table:table-row>
          <table:table-cell table:style-name="TableParallel.A1" office:value-type="string">
            <text:p text:style-name="BodyL"><text:span text:style-name="Bold">H</text:span>ódie, si vocem ejus audiéritis, nolíte obduráre corda vestra, sicut in exacerbatióne, secúndum diem tentatiónis in desérto: ubi tentavérunt me patres vestri, probavérunt et vidérunt ópera mea.</text:p>
          </table:table-cell>
          <table:table-cell table:style-name="TableParallel.B1" office:value-type="string">
            <text:p text:style-name="BodyE"><text:span text:style-name="Bold">T</text:span>oday if you shall hear his voice, harden not your hearts, as in the provocation, according to the day of temptation in the wilderness: where your fathers tempted me, they proved and saw my works.</text:p>
          </table:table-cell>
        </table:table-row>
        <table:table-row>
          <table:table-cell table:style-name="TableParallel.A1" office:value-type="string">
            <text:p text:style-name="BodyL"><text:span text:style-name="Rubric">Repetitur altera pars Invitatorii.</text:span></text:p>
          </table:table-cell>
          <table:table-cell table:style-name="TableParallel.B1" office:value-type="string">
            <text:p text:style-name="BodyE"><text:span text:style-name="Rubric">Latter half of the Invitatory is repeated.</text:span></text:p>
          </table:table-cell>
        </table:table-row>
        <table:table-row>
          <table:table-cell table:style-name="TableParallel.A1" office:value-type="string">
            <text:p text:style-name="BodyL"><text:span text:style-name="Bold">Q</text:span>uadragínta annis próximus fui generatióni huic, et dixi: Semper hi errant corde; ipsi vero non cognovérunt vias meas: quibus jurávi in ira mea: Si introíbunt in réquiem me­am.</text:p>
          </table:table-cell>
          <table:table-cell table:style-name="TableParallel.B1" office:value-type="string">
            <text:p text:style-name="BodyE"><text:span text:style-name="Bold">F</text:span>orty years long was I offended with that generation, and I said: These always err in heart; and these men have not known my ways: so I swore in my wrath that they shall not enter into my rest.</text:p>
          </table:table-cell>
        </table:table-row>
        <table:table-row>
          <table:table-cell table:style-name="TableParallel.A1" office:value-type="string">
            <text:p text:style-name="BodyL"><text:span text:style-name="Rubric">Repetitur integrum Invitatorium.</text:span></text:p>
          </table:table-cell>
          <table:table-cell table:style-name="TableParallel.B1" office:value-type="string">
            <text:p text:style-name="BodyE"><text:span text:style-name="Rubric">Entire Invitatory is repeated.</text:span></text:p>
          </table:table-cell>
        </table:table-row>
        <table:table-row>
          <table:table-cell table:style-name="TableParallel.A1" office:value-type="string">
            <text:p text:style-name="BodyL"><text:span text:style-name="Bold">G</text:span>lória Patri, et Fílio, et Spirítui Sancto. Sicut erat in princípio, et nunc, et semper, et in sãcula sæculórum. Amen.</text:p>
          </table:table-cell>
          <table:table-cell table:style-name="TableParallel.B1" office:value-type="string">
            <text:p text:style-name="BodyE"><text:span text:style-name="Bold">G</text:span>lory be to the Father, and to the Son, and to the Holy Spirit. As it was in the beginning, is now, and ever shall be, world without end. Amen.</text:p>
          </table:table-cell>
        </table:table-row>
        <table:table-row>
          <table:table-cell table:style-name="TableParallel.A1" office:value-type="string">
            <text:p text:style-name="BodyL"><text:span text:style-name="Rubric">Repetitur altera pars Invitatorii, deinque repetitur integrum Invitatorium.</text:span></text:p>
          </table:table-cell>
          <table:table-cell table:style-name="TableParallel.B1" office:value-type="string">
            <text:p text:style-name="BodyE"><text:span text:style-name="Rubric">Latter half of the Invitatory is repeated, and then the entire Invitatory.</text:span></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Hymnus</text:p>
          </table:table-cell>
          <table:table-cell table:style-name="TableParallel.B2" office:value-type="string">
            <text:p text:style-name="Head4">Hym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Q</text:span>uem terra, pontus, sídera</text:p>
            <text:p text:style-name="HymnL">Colunt, adórant, prãdicant,</text:p>
            <text:p text:style-name="HymnL">Trinam regéntem máchinam,</text:p>
            <text:p text:style-name="HymnL">Claustrum Maríæ bájulat.</text:p>
          </table:table-cell>
          <table:table-cell table:style-name="TableParallel.B1" office:value-type="string">
            <text:p text:style-name="HymnE1"><text:span text:style-name="HymnR">T</text:span>he Lord, whom earth, and air, and sea,</text:p>
            <text:p text:style-name="HymnE">With one adoring voice resound;</text:p>
            <text:p text:style-name="HymnE">Who rules them all in majesty;</text:p>
            <text:p text:style-name="HymnE">In Mary’s heart a cloister foun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C</text:span>ui luna, sol et ómnia</text:p>
            <text:p text:style-name="HymnL">Desérviunt per témpora,</text:p>
            <text:p text:style-name="HymnL">Perfúsa cæli grátia,</text:p>
            <text:p text:style-name="HymnL">Gestant puéllæ víscera.</text:p>
          </table:table-cell>
          <table:table-cell table:style-name="TableParallel.B1" office:value-type="string">
            <text:p text:style-name="HymnE"><text:span text:style-name="HymnR">L</text:span>o! in a humble Virgin’s womb,</text:p>
            <text:p text:style-name="HymnE">O’ershadowed by Almighty power;</text:p>
            <text:p text:style-name="HymnE">He whom the stars, and sun, and moon,</text:p>
            <text:p text:style-name="HymnE">Each serve in their appointed hour.</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B</text:span>eáta Mater múnere,</text:p>
            <text:p text:style-name="HymnL">Cujus, supérnus Artifex</text:p>
            <text:p text:style-name="HymnL">Mundum pugíllo cóntinens,</text:p>
            <text:p text:style-name="HymnL">Ventris sub arca clausus est.</text:p>
          </table:table-cell>
          <table:table-cell table:style-name="TableParallel.B1" office:value-type="string">
            <text:p text:style-name="HymnE"><text:span text:style-name="HymnR">O</text:span> Mother Blest! to whom was given</text:p>
            <text:p text:style-name="HymnE">Within thy compass to contain</text:p>
            <text:p text:style-name="HymnE">The Architect of earth and Heaven,</text:p>
            <text:p text:style-name="HymnE">Whose hands the universe sustai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B</text:span>eáta cæli núntio,</text:p>
            <text:p text:style-name="HymnL">Fôcúnda Sancto Spíritu,</text:p>
            <text:p text:style-name="HymnL">Desiderátus géntibus</text:p>
            <text:p text:style-name="HymnL">Cujus per alvum fusus est.</text:p>
          </table:table-cell>
          <table:table-cell table:style-name="TableParallel.B1" office:value-type="string">
            <text:p text:style-name="HymnE"><text:span text:style-name="HymnR">T</text:span>o thee was sent an Angel down;</text:p>
            <text:p text:style-name="HymnE">In thee the Spirit was enshrined;</text:p>
            <text:p text:style-name="HymnE">From thee came forth that Mighty One,</text:p>
            <text:p text:style-name="HymnE">The long-desired of all mankin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ãcula. Amen.</text:p>
          </table:table-cell>
          <table:table-cell table:style-name="TableParallel.B1" office:value-type="string">
            <text:p text:style-name="HymnE"><text:span text:style-name="HymnR">O</text:span> Jesu! born of Virgin bright,</text:p>
            <text:p text:style-name="HymnE">Immortal glory be to Thee;</text:p>
            <text:p text:style-name="HymnE">Praise to the Father infinite,</text:p>
            <text:p text:style-name="HymnE">And Holy Ghost eternally. Amen.</text:p>
          </table:table-cell>
        </table:table-row>
      </table:table>
      <text:p text:style-name="BodySm"><text:span text:style-name="Rubric">Auth. Venantius Fortunatus(?)<text:tab/>Trans. Fr. E.Caswall</text:span></text:p>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Dominica, Feria II et V:</text:p>
          </table:table-cell>
          <table:table-cell table:style-name="TableParallel.B2" office:value-type="string">
            <text:p text:style-name="Head4">Sunday, Monday, and Thursday:</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2">In I Nocturno</text:p>
          </table:table-cell>
          <table:table-cell table:style-name="TableParallel.B2" office:value-type="string">
            <text:p text:style-name="Head2">I Noctur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Benedícta tu * in muliéribus, et benedíctus fructus ventris tui.</text:p>
          </table:table-cell>
          <table:table-cell table:style-name="TableParallel.B1" office:value-type="string">
            <text:p text:style-name="BodyE"><text:span text:style-name="Rubric">Ant 1.</text:span> Blessed art thou * amongst women, and blessed is the fruit of thy womb.</text:p>
          </table:table-cell>
        </table:table-row>
      </table:table>
      <text:p text:style-name="Head2Ps">Ps 8. Dómine, Dóminus noster</text:p>
      <table:table table:name="Table2399" table:style-name="TableParallel">
        <table:table-column table:style-name="TableParallel.A"/>
        <table:table-column table:style-name="TableParallel.B"/>
        <table:table-row>
          <table:table-cell table:style-name="TableParallel.A1" office:value-type="string">
            <text:p text:style-name="BodyLDrop">DÓMINE, Dóminus noster, * quam admirábile est nomen tu­um in univérsa terra!<text:tab/><text:line-break/><text:span text:style-name="Bold">Q</text:span>uóniam eleváta est magnificéntia tua, * super cælos.</text:p>
          </table:table-cell>
          <table:table-cell table:style-name="TableParallel.B1" office:value-type="string">
            <text:p text:style-name="BodyEDrop">O LORD, our Lord, * how admirable is thy name in the whole earth!<text:tab/><text:line-break/><text:span text:style-name="Bold">F</text:span>or thy magnificence is elevated * above the heavens.</text:p>
          </table:table-cell>
        </table:table-row>
        <table:table-row>
          <table:table-cell table:style-name="TableParallel.A1" office:value-type="string">
            <text:p text:style-name="BodyL"><text:span text:style-name="Bold">E</text:span>x ore infántium et lacténtium perfecísti laudem propter inimícos tuos, * ut déstruas inimícum et ultórem.</text:p>
          </table:table-cell>
          <table:table-cell table:style-name="TableParallel.B1" office:value-type="string">
            <text:p text:style-name="BodyE"><text:span text:style-name="Bold">O</text:span>ut of the mouth of infants and of sucklings thou hast perfected praise, because of thy enemies, * that thou mayst destroy the enemy and the avenger.</text:p>
          </table:table-cell>
        </table:table-row>
        <table:table-row>
          <table:table-cell table:style-name="TableParallel.A1" office:value-type="string">
            <text:p text:style-name="BodyL"><text:span text:style-name="Bold">Q</text:span>uóniam vidébo cælos tuos, ópera digitórum tuórum: * lunam et stellas, quæ tu fundásti.</text:p>
          </table:table-cell>
          <table:table-cell table:style-name="TableParallel.B1" office:value-type="string">
            <text:p text:style-name="BodyE"><text:span text:style-name="Bold">F</text:span>or I will behold thy heavens, the works of thy fingers: * the moon and the stars which thou hast founded.</text:p>
          </table:table-cell>
        </table:table-row>
        <table:table-row>
          <table:table-cell table:style-name="TableParallel.A1" office:value-type="string">
            <text:p text:style-name="BodyL"><text:span text:style-name="Bold">Q</text:span>uid est homo quod memor es ejus? * aut fílius hóminis, quóniam vísitas eum?</text:p>
          </table:table-cell>
          <table:table-cell table:style-name="TableParallel.B1" office:value-type="string">
            <text:p text:style-name="BodyE"><text:span text:style-name="Bold">W</text:span>hat is man that thou art mindful of him? * or the son of man that thou visitest him?</text:p>
          </table:table-cell>
        </table:table-row>
        <table:table-row>
          <table:table-cell table:style-name="TableParallel.A1" office:value-type="string">
            <text:p text:style-name="BodyL"><text:span text:style-name="Bold">M</text:span>inuísti eum paulo minus ab Angelis, glória et honóre coronásti eum: * et constituísti eum super ópera mánuum tuárum.</text:p>
          </table:table-cell>
          <table:table-cell table:style-name="TableParallel.B1" office:value-type="string">
            <text:p text:style-name="BodyE"><text:span text:style-name="Bold">T</text:span>hou hast made him a little less than the angels, thou hast crowned him with glory and honour: * and hast set him over the works of thy hands.</text:p>
          </table:table-cell>
        </table:table-row>
        <table:table-row>
          <table:table-cell table:style-name="TableParallel.A1" office:value-type="string">
            <text:p text:style-name="BodyL"><text:span text:style-name="Bold">O</text:span>mnia subjecísti sub pédibus ejus, * oves et boves univérsas: ínsuper et pécora campi.</text:p>
          </table:table-cell>
          <table:table-cell table:style-name="TableParallel.B1" office:value-type="string">
            <text:p text:style-name="BodyE"><text:span text:style-name="Bold">T</text:span>hou hast subjected all things under his feet, * all sheep and oxen: moreover the beasts also of the fields.</text:p>
          </table:table-cell>
        </table:table-row>
        <table:table-row>
          <table:table-cell table:style-name="TableParallel.A1" office:value-type="string">
            <text:p text:style-name="BodyL"><text:span text:style-name="Bold">V</text:span>ólucres cæli, et pisces maris, * qui perámbulant sémitas maris.</text:p>
          </table:table-cell>
          <table:table-cell table:style-name="TableParallel.B1" office:value-type="string">
            <text:p text:style-name="BodyE"><text:span text:style-name="Bold">T</text:span>he birds of the air, and the fishes of the sea, * that pass through the paths of the sea.</text:p>
          </table:table-cell>
        </table:table-row>
        <table:table-row>
          <table:table-cell table:style-name="TableParallel.A1" office:value-type="string">
            <text:p text:style-name="BodyL"><text:span text:style-name="Bold">D</text:span>ómine, Dóminus noster, * quam admirábile est nomen tu­um in univérsa terra!</text:p>
          </table:table-cell>
          <table:table-cell table:style-name="TableParallel.B1" office:value-type="string">
            <text:p text:style-name="BodyE"><text:span text:style-name="Bold">O</text:span> Lord, our Lord, * how admirable is thy name in all the earth!</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Benedícta tu in muliéribus, et benedíctus fructus ventris tui.</text:p>
          </table:table-cell>
          <table:table-cell table:style-name="TableParallel.B1" office:value-type="string">
            <text:p text:style-name="BodyE"><text:span text:style-name="Rubric">Ant.</text:span> Blessed art thou amongst women, and blessed is the fruit of thy womb.</text:p>
          </table:table-cell>
        </table:table-row>
        <table:table-row>
          <table:table-cell table:style-name="TableParallel.A1" office:value-type="string">
            <text:p text:style-name="BodyL"><text:span text:style-name="Rubric">Ant 2.</text:span> Sicut myrrha * elécta, odórem dedísti suavitátis, sancta Dei Génitrix.</text:p>
          </table:table-cell>
          <table:table-cell table:style-name="TableParallel.B1" office:value-type="string">
            <text:p text:style-name="BodyE"><text:span text:style-name="Rubric">Ant 2.</text:span> Like the best myrrh, * thou hast yielded a sweet odour, O holy Mother of God.</text:p>
          </table:table-cell>
        </table:table-row>
      </table:table>
      <text:p text:style-name="Head2Ps">Ps 18. Cæli enárrant</text:p>
      <table:table table:name="Table2399" table:style-name="TableParallel">
        <table:table-column table:style-name="TableParallel.A"/>
        <table:table-column table:style-name="TableParallel.B"/>
        <table:table-row>
          <table:table-cell table:style-name="TableParallel.A1" office:value-type="string">
            <text:p text:style-name="BodyLDrop">CÆLI enárrant glóriam Dei: * et ópera mánuum ejus annúntiat firmaméntum.<text:tab/><text:line-break/><text:span text:style-name="Bold">D</text:span>ies diéi erúctat verbum, * et nox nocti índicat sciéntiam.</text:p>
          </table:table-cell>
          <table:table-cell table:style-name="TableParallel.B1" office:value-type="string">
            <text:p text:style-name="BodyEDrop">THE heavens shew forth the glory of God, * and the firmament declareth the work of his hands.<text:tab/><text:line-break/><text:span text:style-name="Bold">D</text:span>ay to day uttereth speech, * and night to night sheweth knowledge.</text:p>
          </table:table-cell>
        </table:table-row>
        <table:table-row>
          <table:table-cell table:style-name="TableParallel.A1" office:value-type="string">
            <text:p text:style-name="BodyL"><text:span text:style-name="Bold">N</text:span>on sunt loquélæ, neque sermónes, * quorum non audiántur voces eórum.</text:p>
          </table:table-cell>
          <table:table-cell table:style-name="TableParallel.B1" office:value-type="string">
            <text:p text:style-name="BodyE"><text:span text:style-name="Bold">T</text:span>here are no speeches nor languages, * where their voices are not heard.</text:p>
          </table:table-cell>
        </table:table-row>
        <table:table-row>
          <table:table-cell table:style-name="TableParallel.A1" office:value-type="string">
            <text:p text:style-name="BodyL"><text:span text:style-name="Bold">I</text:span>n omnem terram exívit sonus eórum: * et in fines orbis terræ verba eórum.</text:p>
          </table:table-cell>
          <table:table-cell table:style-name="TableParallel.B1" office:value-type="string">
            <text:p text:style-name="BodyE"><text:span text:style-name="Bold">T</text:span>heir sound hath gone forth into all the earth: * and their words unto the ends of the world.</text:p>
          </table:table-cell>
        </table:table-row>
        <table:table-row>
          <table:table-cell table:style-name="TableParallel.A1" office:value-type="string">
            <text:p text:style-name="BodyL"><text:span text:style-name="Bold">I</text:span>n sole pósuit tabernáculum suum: * et ipse tamquam sponsus procédens de thálamo suo:</text:p>
          </table:table-cell>
          <table:table-cell table:style-name="TableParallel.B1" office:value-type="string">
            <text:p text:style-name="BodyE"><text:span text:style-name="Bold">H</text:span>e hath set his tabernacle in the sun: * and he, as a bridegroom coming out of his bride chamber,</text:p>
          </table:table-cell>
        </table:table-row>
        <table:table-row>
          <table:table-cell table:style-name="TableParallel.A1" office:value-type="string">
            <text:p text:style-name="BodyL"><text:span text:style-name="Bold">E</text:span>xsultávit ut gigas ad curréndam viam, * a summo cælo egréssio ejus:</text:p>
          </table:table-cell>
          <table:table-cell table:style-name="TableParallel.B1" office:value-type="string">
            <text:p text:style-name="BodyE"><text:span text:style-name="Bold">H</text:span>ath rejoiced as a giant to run the way: * his going out is from the end of heaven,</text:p>
          </table:table-cell>
        </table:table-row>
        <table:table-row>
          <table:table-cell table:style-name="TableParallel.A1" office:value-type="string">
            <text:p text:style-name="BodyL"><text:span text:style-name="Bold">E</text:span>t occúrsus ejus usque ad summum ejus: * nec est qui se abscóndat a calóre ejus.</text:p>
          </table:table-cell>
          <table:table-cell table:style-name="TableParallel.B1" office:value-type="string">
            <text:p text:style-name="BodyE"><text:span text:style-name="Bold">A</text:span>nd his circuit even to the end thereof: * and there is no one that can hide himself from his heat.</text:p>
          </table:table-cell>
        </table:table-row>
        <table:table-row>
          <table:table-cell table:style-name="TableParallel.A1" office:value-type="string">
            <text:p text:style-name="BodyL"><text:span text:style-name="Bold">L</text:span>ex Dómini immaculáta, convértens ánimas: * testimónium Dómini fidéle, sapiéntiam præstans párvulis.</text:p>
          </table:table-cell>
          <table:table-cell table:style-name="TableParallel.B1" office:value-type="string">
            <text:p text:style-name="BodyE"><text:span text:style-name="Bold">T</text:span>he law of the Lord is unspotted, converting souls: * the testimony of the Lord is faithful, giving wisdom to little ones.</text:p>
          </table:table-cell>
        </table:table-row>
        <table:table-row>
          <table:table-cell table:style-name="TableParallel.A1" office:value-type="string">
            <text:p text:style-name="BodyL"><text:span text:style-name="Bold">J</text:span>ustítiæ Dómini rectæ, lætificántes corda: * præcéptum Dómini lúcidum; illúminans óculos.</text:p>
          </table:table-cell>
          <table:table-cell table:style-name="TableParallel.B1" office:value-type="string">
            <text:p text:style-name="BodyE"><text:span text:style-name="Bold">T</text:span>he justices of the Lord are right, rejoicing hearts: * the commandment of the Lord is lightsome, enlightening the eyes.</text:p>
          </table:table-cell>
        </table:table-row>
        <table:table-row>
          <table:table-cell table:style-name="TableParallel.A1" office:value-type="string">
            <text:p text:style-name="BodyL"><text:span text:style-name="Bold">T</text:span>imor Dómini sanctus, pérmanens in sãculum sãculi: * judícia Dómini vera, justificáta in semetípsa.</text:p>
          </table:table-cell>
          <table:table-cell table:style-name="TableParallel.B1" office:value-type="string">
            <text:p text:style-name="BodyE"><text:span text:style-name="Bold">T</text:span>he fear of the Lord is holy, enduring for ever and ever: * the judgments of the Lord are true, justified in themselves.</text:p>
          </table:table-cell>
        </table:table-row>
        <table:table-row>
          <table:table-cell table:style-name="TableParallel.A1" office:value-type="string">
            <text:p text:style-name="BodyL"><text:span text:style-name="Bold">D</text:span>esiderabília super aurum et lápidem pretiósum multum: * et dulcióra super mel et favum.</text:p>
          </table:table-cell>
          <table:table-cell table:style-name="TableParallel.B1" office:value-type="string">
            <text:p text:style-name="BodyE"><text:span text:style-name="Bold">M</text:span>ore to be desired than gold and many precious stones: * and sweeter than honey and the honeycomb.</text:p>
          </table:table-cell>
        </table:table-row>
        <table:table-row>
          <table:table-cell table:style-name="TableParallel.A1" office:value-type="string">
            <text:p text:style-name="BodyL"><text:span text:style-name="Bold">E</text:span>tenim servus tuus custódit ea, * in custodiéndis illis retribútio multa.</text:p>
          </table:table-cell>
          <table:table-cell table:style-name="TableParallel.B1" office:value-type="string">
            <text:p text:style-name="BodyE"><text:span text:style-name="Bold">F</text:span>or thy servant keepeth them, * and in keeping them there is a great reward.</text:p>
          </table:table-cell>
        </table:table-row>
        <table:table-row>
          <table:table-cell table:style-name="TableParallel.A1" office:value-type="string">
            <text:p text:style-name="BodyL"><text:span text:style-name="Bold">D</text:span>elícta quis intélligit? ab occúltis meis munda me: * et ab aliénis parce servo tuo.</text:p>
          </table:table-cell>
          <table:table-cell table:style-name="TableParallel.B1" office:value-type="string">
            <text:p text:style-name="BodyE"><text:span text:style-name="Bold">W</text:span>ho can understand sins? from my secret ones cleanse me, O Lord: * and from those of others spare thy servant.</text:p>
          </table:table-cell>
        </table:table-row>
        <table:table-row>
          <table:table-cell table:style-name="TableParallel.A1" office:value-type="string">
            <text:p text:style-name="BodyL"><text:span text:style-name="Bold">S</text:span>i mei non fúerint domináti, tunc immaculátus ero: * et emundábor a delícto máximo.</text:p>
          </table:table-cell>
          <table:table-cell table:style-name="TableParallel.B1" office:value-type="string">
            <text:p text:style-name="BodyE"><text:span text:style-name="Bold">I</text:span>f they shall have no dominion over me, then shall I be without spot: * and I shall be cleansed from the greatest sin.</text:p>
          </table:table-cell>
        </table:table-row>
        <table:table-row>
          <table:table-cell table:style-name="TableParallel.A1" office:value-type="string">
            <text:p text:style-name="BodyL"><text:span text:style-name="Bold">E</text:span>t erunt ut compláceant elóquia oris mei: * et meditátio cordis mei in conspéctu tuo semper.</text:p>
          </table:table-cell>
          <table:table-cell table:style-name="TableParallel.B1" office:value-type="string">
            <text:p text:style-name="BodyE"><text:span text:style-name="Bold">A</text:span>nd the words of my mouth shall be such as may please: * and the meditation of my heart always in thy sight.</text:p>
          </table:table-cell>
        </table:table-row>
        <table:table-row>
          <table:table-cell table:style-name="TableParallel.A1" office:value-type="string">
            <text:p text:style-name="BodyL"><text:span text:style-name="Bold">D</text:span>ómine, adjútor me­us, * et redémptor me­us.</text:p>
          </table:table-cell>
          <table:table-cell table:style-name="TableParallel.B1" office:value-type="string">
            <text:p text:style-name="BodyE"><text:span text:style-name="Bold">O</text:span> Lord, my helper, * and my redeemer.</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Sicut myrrha elécta, odórem dedísti suavitátis, sancta Dei Génitrix.</text:p>
          </table:table-cell>
          <table:table-cell table:style-name="TableParallel.B1" office:value-type="string">
            <text:p text:style-name="BodyE"><text:span text:style-name="Rubric">Ant.</text:span> Like the best myrrh, thou hast yielded a sweet odour, O holy Mother of God.</text:p>
          </table:table-cell>
        </table:table-row>
        <table:table-row>
          <table:table-cell table:style-name="TableParallel.A1" office:value-type="string">
            <text:p text:style-name="BodyL"><text:span text:style-name="Rubric">Ant 3.</text:span> Ante torum * hujus Vírginis frequentáte nobis dúlcia cántica drámatis.</text:p>
          </table:table-cell>
          <table:table-cell table:style-name="TableParallel.B1" office:value-type="string">
            <text:p text:style-name="BodyE"><text:span text:style-name="Rubric">Ant 3.</text:span> Before this Virgin’s couch * sing for us again and again the sweet songs of the play.</text:p>
          </table:table-cell>
        </table:table-row>
      </table:table>
      <text:p text:style-name="Head2Ps">Ps 23. Dómini est terra</text:p>
      <table:table table:name="Table2399" table:style-name="TableParallel">
        <table:table-column table:style-name="TableParallel.A"/>
        <table:table-column table:style-name="TableParallel.B"/>
        <table:table-row>
          <table:table-cell table:style-name="TableParallel.A1" office:value-type="string">
            <text:p text:style-name="BodyLDrop">DÓMINI est terra, et plenitúdo ejus: * orbis terrárum, et univérsi qui hábitant in eo.<text:tab/><text:line-break/><text:span text:style-name="Bold">Q</text:span>uia ipse super mária fundávit eum: * et super flúmina præparávit eum.</text:p>
          </table:table-cell>
          <table:table-cell table:style-name="TableParallel.B1" office:value-type="string">
            <text:p text:style-name="BodyEDrop">THE earth is the Lord’s and the fulness thereof: * the world, and all they that dwell therein.<text:tab/><text:line-break/><text:span text:style-name="Bold">F</text:span>or he hath founded it upon the seas; * and hath prepared it upon the rivers.</text:p>
          </table:table-cell>
        </table:table-row>
        <table:table-row>
          <table:table-cell table:style-name="TableParallel.A1" office:value-type="string">
            <text:p text:style-name="BodyL"><text:span text:style-name="Bold">Q</text:span>uis ascéndet in montem Dómini? * aut quis stabit in loco sancto ejus?</text:p>
          </table:table-cell>
          <table:table-cell table:style-name="TableParallel.B1" office:value-type="string">
            <text:p text:style-name="BodyE"><text:span text:style-name="Bold">W</text:span>ho shall ascend into the mountain of the Lord: * or who shall stand in his holy place?</text:p>
          </table:table-cell>
        </table:table-row>
        <table:table-row>
          <table:table-cell table:style-name="TableParallel.A1" office:value-type="string">
            <text:p text:style-name="BodyL"><text:span text:style-name="Bold">I</text:span>nnocens mánibus et mundo corde, * qui non accépit in vano ánimam suam, nec jurávit in dolo próximo suo.</text:p>
          </table:table-cell>
          <table:table-cell table:style-name="TableParallel.B1" office:value-type="string">
            <text:p text:style-name="BodyE"><text:span text:style-name="Bold">T</text:span>he innocent in hands, and clean of heart, * who hath not taken his soul in vain, nor sworn deceitfully to his neighbour.</text:p>
          </table:table-cell>
        </table:table-row>
        <table:table-row>
          <table:table-cell table:style-name="TableParallel.A1" office:value-type="string">
            <text:p text:style-name="BodyL"><text:span text:style-name="Bold">H</text:span>ic accípiet benedictiónem a Dómino: * et misericórdiam a Deo, salutári suo.</text:p>
          </table:table-cell>
          <table:table-cell table:style-name="TableParallel.B1" office:value-type="string">
            <text:p text:style-name="BodyE"><text:span text:style-name="Bold">H</text:span>e shall receive a blessing from the Lord, * and mercy from God his Saviour.</text:p>
          </table:table-cell>
        </table:table-row>
        <table:table-row>
          <table:table-cell table:style-name="TableParallel.A1" office:value-type="string">
            <text:p text:style-name="BodyL"><text:span text:style-name="Bold">H</text:span>æc est generátio quæréntium eum, * quæréntium fáciem Dei Jacob.</text:p>
          </table:table-cell>
          <table:table-cell table:style-name="TableParallel.B1" office:value-type="string">
            <text:p text:style-name="BodyE"><text:span text:style-name="Bold">T</text:span>his is the generation of them that seek him, * of them that seek the face of the God of Jacob.</text:p>
          </table:table-cell>
        </table:table-row>
        <table:table-row>
          <table:table-cell table:style-name="TableParallel.A1" office:value-type="string">
            <text:p text:style-name="BodyL"><text:span text:style-name="Bold">A</text:span>ttóllite portas, príncipes, vestras, et elevámini, portæ æternáles: * et introíbit Rex glóriæ.</text:p>
          </table:table-cell>
          <table:table-cell table:style-name="TableParallel.B1" office:value-type="string">
            <text:p text:style-name="BodyE"><text:span text:style-name="Bold">L</text:span>ift up your gates, O ye princes, and be ye lifted up, O eternal gates: * and the King of Glory shall enter in.</text:p>
          </table:table-cell>
        </table:table-row>
        <table:table-row>
          <table:table-cell table:style-name="TableParallel.A1" office:value-type="string">
            <text:p text:style-name="BodyL"><text:span text:style-name="Bold">Q</text:span>uis est iste Rex glóriæ? * Dóminus fortis et potens: Dóminus potens in prãlio.</text:p>
          </table:table-cell>
          <table:table-cell table:style-name="TableParallel.B1" office:value-type="string">
            <text:p text:style-name="BodyE"><text:span text:style-name="Bold">W</text:span>ho is this King of Glory? * the Lord who is strong and mighty: the Lord mighty in battle.</text:p>
          </table:table-cell>
        </table:table-row>
        <table:table-row>
          <table:table-cell table:style-name="TableParallel.A1" office:value-type="string">
            <text:p text:style-name="BodyL"><text:span text:style-name="Bold">A</text:span>ttóllite portas, príncipes, vestras, et elevámini, portæ æternáles: * et introíbit Rex glóriæ.</text:p>
          </table:table-cell>
          <table:table-cell table:style-name="TableParallel.B1" office:value-type="string">
            <text:p text:style-name="BodyE"><text:span text:style-name="Bold">L</text:span>ift up your gates, O ye princes, and be ye lifted up, O eternal gates: * and the King of Glory shall enter in.</text:p>
          </table:table-cell>
        </table:table-row>
        <table:table-row>
          <table:table-cell table:style-name="TableParallel.A1" office:value-type="string">
            <text:p text:style-name="BodyL"><text:span text:style-name="Bold">Q</text:span>uis est iste Rex glóriæ? * Dóminus virtútum ipse est Rex glóriæ.</text:p>
          </table:table-cell>
          <table:table-cell table:style-name="TableParallel.B1" office:value-type="string">
            <text:p text:style-name="BodyE"><text:span text:style-name="Bold">W</text:span>ho is this King of Glory? * the Lord of hosts, he is the King of Glory.</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Ante torum hujus Vírginis frequentáte nobis dúlcia cántica drámatis.</text:p>
          </table:table-cell>
          <table:table-cell table:style-name="TableParallel.B1" office:value-type="string">
            <text:p text:style-name="BodyE"><text:span text:style-name="Rubric">Ant.</text:span> Before this Virgin’s couch sing for us again and again the sweet songs of the play.</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Feria III et VI:</text:p>
          </table:table-cell>
          <table:table-cell table:style-name="TableParallel.B2" office:value-type="string">
            <text:p text:style-name="Head4">Tuesday and Friday:</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2">In II Nocturno</text:p>
          </table:table-cell>
          <table:table-cell table:style-name="TableParallel.B2" office:value-type="string">
            <text:p text:style-name="Head2">II Noctur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4.</text:span> Spécie tua * et pulchritúdine tua inténde, próspere procéde, et regna.</text:p>
          </table:table-cell>
          <table:table-cell table:style-name="TableParallel.B1" office:value-type="string">
            <text:p text:style-name="BodyE"><text:span text:style-name="Rubric">Ant 4.</text:span> In thy comeliness and thy beauty * set out, proceed prosperously, and reign.</text:p>
          </table:table-cell>
        </table:table-row>
      </table:table>
      <text:p text:style-name="Head2Ps">Ps 44. Eructávit cor me­um</text:p>
      <table:table table:name="Table2399" table:style-name="TableParallel">
        <table:table-column table:style-name="TableParallel.A"/>
        <table:table-column table:style-name="TableParallel.B"/>
        <table:table-row>
          <table:table-cell table:style-name="TableParallel.A1" office:value-type="string">
            <text:p text:style-name="BodyLDrop">ERUCTÁVIT cor me­um verbum bonum: * dico ego ópera mea Regi.<text:tab/><text:line-break/><text:span text:style-name="Bold">L</text:span>ingua mea cálamus scribæ: * velóciter scribéntis.</text:p>
          </table:table-cell>
          <table:table-cell table:style-name="TableParallel.B1" office:value-type="string">
            <text:p text:style-name="BodyEDrop">MY heart hath uttered a good word; * I speak my works to the king;<text:tab/><text:line-break/><text:span text:style-name="Bold">M</text:span>y tongue is the pen of a scrivener * that writeth swiftly.</text:p>
          </table:table-cell>
        </table:table-row>
        <table:table-row>
          <table:table-cell table:style-name="TableParallel.A1" office:value-type="string">
            <text:p text:style-name="BodyL"><text:span text:style-name="Bold">S</text:span>peciósus forma præ fíliis hóminum, diffúsa est grátia in lábiis tuis: * proptérea benedíxit te De­us in ætérnum.</text:p>
          </table:table-cell>
          <table:table-cell table:style-name="TableParallel.B1" office:value-type="string">
            <text:p text:style-name="BodyE"><text:span text:style-name="Bold">T</text:span>hou art beautiful above the sons of men: grace is poured abroad in thy lips; * therefore hath God blessed thee for ever.</text:p>
          </table:table-cell>
        </table:table-row>
        <table:table-row>
          <table:table-cell table:style-name="TableParallel.A1" office:value-type="string">
            <text:p text:style-name="BodyL"><text:span text:style-name="Bold">A</text:span>ccíngere gládio tuo super femur tu­um, * potentíssime.</text:p>
          </table:table-cell>
          <table:table-cell table:style-name="TableParallel.B1" office:value-type="string">
            <text:p text:style-name="BodyE"><text:span text:style-name="Bold">G</text:span>ird thy sword upon thy thigh, * O thou most mighty.</text:p>
          </table:table-cell>
        </table:table-row>
        <table:table-row>
          <table:table-cell table:style-name="TableParallel.A1" office:value-type="string">
            <text:p text:style-name="BodyL"><text:span text:style-name="Bold">S</text:span>pécie tua et pulchritúdine tua: * inténde, próspere procéde, et regna.</text:p>
          </table:table-cell>
          <table:table-cell table:style-name="TableParallel.B1" office:value-type="string">
            <text:p text:style-name="BodyE"><text:span text:style-name="Bold">W</text:span>ith thy comeliness and thy beauty * set out, proceed prosperously, and reign.</text:p>
          </table:table-cell>
        </table:table-row>
        <table:table-row>
          <table:table-cell table:style-name="TableParallel.A1" office:value-type="string">
            <text:p text:style-name="BodyL"><text:span text:style-name="Bold">P</text:span>ropter veritátem, et mansuetúdinem, et justítiam: * et dedúcet te mirabíliter déxtera tua.</text:p>
          </table:table-cell>
          <table:table-cell table:style-name="TableParallel.B1" office:value-type="string">
            <text:p text:style-name="BodyE"><text:span text:style-name="Bold">B</text:span>ecause of truth and meekness and justice: * and thy right hand shall conduct thee wonderfully.</text:p>
          </table:table-cell>
        </table:table-row>
        <table:table-row>
          <table:table-cell table:style-name="TableParallel.A1" office:value-type="string">
            <text:p text:style-name="BodyL"><text:span text:style-name="Bold">S</text:span>agíttæ tuæ acútæ, pópuli sub te cadent: * in corde inimicórum Regis.</text:p>
          </table:table-cell>
          <table:table-cell table:style-name="TableParallel.B1" office:value-type="string">
            <text:p text:style-name="BodyE"><text:span text:style-name="Bold">T</text:span>hy arrows are sharp: under thee shall people fall, * into the hearts of the king’s enemies.</text:p>
          </table:table-cell>
        </table:table-row>
        <table:table-row>
          <table:table-cell table:style-name="TableParallel.A1" office:value-type="string">
            <text:p text:style-name="BodyL"><text:span text:style-name="Bold">S</text:span>edes tua, De­us, in sãculum sãculi: * virga directiónis virga regni tui.</text:p>
          </table:table-cell>
          <table:table-cell table:style-name="TableParallel.B1" office:value-type="string">
            <text:p text:style-name="BodyE"><text:span text:style-name="Bold">T</text:span>hy throne, O God, is forever and ever: * the sceptre of thy kingdom is a sceptre of uprightness.</text:p>
          </table:table-cell>
        </table:table-row>
        <table:table-row>
          <table:table-cell table:style-name="TableParallel.A1" office:value-type="string">
            <text:p text:style-name="BodyL"><text:span text:style-name="Bold">D</text:span>ilexísti justítiam, et odísti iniquitátem: * proptérea unxit te, De­us, De­us tuus, óleo lætítiæ præ consórtibus tuis.</text:p>
          </table:table-cell>
          <table:table-cell table:style-name="TableParallel.B1" office:value-type="string">
            <text:p text:style-name="BodyE"><text:span text:style-name="Bold">T</text:span>hou hast loved justice, and hated iniquity: * therefore God, thy God, hath anointed thee with the oil of gladness above thy fellows.</text:p>
          </table:table-cell>
        </table:table-row>
        <table:table-row>
          <table:table-cell table:style-name="TableParallel.A1" office:value-type="string">
            <text:p text:style-name="BodyL"><text:span text:style-name="Bold">M</text:span>yrrha, et gutta, et cásia a vestiméntis tuis, a dómibus ebúrneis: * ex quibus delectavérunt te fíliæ regum in honóre tuo.</text:p>
          </table:table-cell>
          <table:table-cell table:style-name="TableParallel.B1" office:value-type="string">
            <text:p text:style-name="BodyE"><text:span text:style-name="Bold">M</text:span>yrrh and stacte and cassia perfume thy garments, from the ivory houses: * out of which the daughters of kings have delighted thee in thy glory.</text:p>
          </table:table-cell>
        </table:table-row>
        <table:table-row>
          <table:table-cell table:style-name="TableParallel.A1" office:value-type="string">
            <text:p text:style-name="BodyL"><text:span text:style-name="Bold">A</text:span>stitit regína a dextris tuis in vestítu deauráto: * circúmdata varietáte.</text:p>
          </table:table-cell>
          <table:table-cell table:style-name="TableParallel.B1" office:value-type="string">
            <text:p text:style-name="BodyE"><text:span text:style-name="Bold">T</text:span>he queen stood on thy right hand, in gilded clothing; * surrounded with variety.</text:p>
          </table:table-cell>
        </table:table-row>
        <table:table-row>
          <table:table-cell table:style-name="TableParallel.A1" office:value-type="string">
            <text:p text:style-name="BodyL"><text:span text:style-name="Bold">A</text:span>udi, fília, et vide, et inclína aurem tu­am: * et oblivíscere pópulum tu­um, et domum patris tui.</text:p>
          </table:table-cell>
          <table:table-cell table:style-name="TableParallel.B1" office:value-type="string">
            <text:p text:style-name="BodyE"><text:span text:style-name="Bold">H</text:span>earken, O daughter, and see, and incline thy ear: * and forget thy people and thy father’s house.</text:p>
          </table:table-cell>
        </table:table-row>
        <table:table-row>
          <table:table-cell table:style-name="TableParallel.A1" office:value-type="string">
            <text:p text:style-name="BodyL"><text:span text:style-name="Bold">E</text:span>t concupíscet Rex decórem tu­um: * quóniam ipse est Dóminus De­us tuus, et adorábunt eum.</text:p>
          </table:table-cell>
          <table:table-cell table:style-name="TableParallel.B1" office:value-type="string">
            <text:p text:style-name="BodyE"><text:span text:style-name="Bold">A</text:span>nd the king shall greatly desire thy beauty; * for he is the Lord thy God, and him they shall adore.</text:p>
          </table:table-cell>
        </table:table-row>
        <table:table-row>
          <table:table-cell table:style-name="TableParallel.A1" office:value-type="string">
            <text:p text:style-name="BodyL"><text:span text:style-name="Bold">E</text:span>t fíliæ Tyri in munéribus * vultum tu­um deprecabúntur: omnes dívites plebis.</text:p>
          </table:table-cell>
          <table:table-cell table:style-name="TableParallel.B1" office:value-type="string">
            <text:p text:style-name="BodyE"><text:span text:style-name="Bold">A</text:span>nd the daughters of Tyre with gifts, * yea, all the rich among the people, shall entreat thy countenance.</text:p>
          </table:table-cell>
        </table:table-row>
        <table:table-row>
          <table:table-cell table:style-name="TableParallel.A1" office:value-type="string">
            <text:p text:style-name="BodyL"><text:span text:style-name="Bold">O</text:span>mnis glória ejus fíliæ Regis ab intus, * in fímbriis áureis circumamícta varietátibus.</text:p>
          </table:table-cell>
          <table:table-cell table:style-name="TableParallel.B1" office:value-type="string">
            <text:p text:style-name="BodyE"><text:span text:style-name="Bold">A</text:span>ll the glory of the king’s daughter is within, * in golden borders, clothed round about with varieties.</text:p>
          </table:table-cell>
        </table:table-row>
        <table:table-row>
          <table:table-cell table:style-name="TableParallel.A1" office:value-type="string">
            <text:p text:style-name="BodyL"><text:span text:style-name="Bold">A</text:span>dducéntur Regi vírgines post eam: * próximæ ejus afferéntur ti­bi.</text:p>
          </table:table-cell>
          <table:table-cell table:style-name="TableParallel.B1" office:value-type="string">
            <text:p text:style-name="BodyE"><text:span text:style-name="Bold">A</text:span>fter her shall virgins be brought to the king: * her neighbours shall be brought to thee.</text:p>
          </table:table-cell>
        </table:table-row>
        <table:table-row>
          <table:table-cell table:style-name="TableParallel.A1" office:value-type="string">
            <text:p text:style-name="BodyL"><text:span text:style-name="Bold">A</text:span>fferéntur in lætítia et exsultatióne: * adducéntur in templum Regis.</text:p>
          </table:table-cell>
          <table:table-cell table:style-name="TableParallel.B1" office:value-type="string">
            <text:p text:style-name="BodyE"><text:span text:style-name="Bold">T</text:span>hey shall be brought with gladness and rejoicing: * they shall be brought into the temple of the king.</text:p>
          </table:table-cell>
        </table:table-row>
        <table:table-row>
          <table:table-cell table:style-name="TableParallel.A1" office:value-type="string">
            <text:p text:style-name="BodyL"><text:span text:style-name="Bold">P</text:span>ro pátribus tuis nati sunt ti­bi fílii: * constítues eos príncipes super omnem terram.</text:p>
          </table:table-cell>
          <table:table-cell table:style-name="TableParallel.B1" office:value-type="string">
            <text:p text:style-name="BodyE"><text:span text:style-name="Bold">I</text:span>nstead of thy fathers, sons are born to thee: * thou shalt make them princes over all the earth.</text:p>
          </table:table-cell>
        </table:table-row>
        <table:table-row>
          <table:table-cell table:style-name="TableParallel.A1" office:value-type="string">
            <text:p text:style-name="BodyL"><text:span text:style-name="Bold">M</text:span>émores erunt nóminis tui: * in omni generatióne et generatiónem.</text:p>
          </table:table-cell>
          <table:table-cell table:style-name="TableParallel.B1" office:value-type="string">
            <text:p text:style-name="BodyE"><text:span text:style-name="Bold">T</text:span>hey shall remember thy name * throughout all generations.</text:p>
          </table:table-cell>
        </table:table-row>
        <table:table-row>
          <table:table-cell table:style-name="TableParallel.A1" office:value-type="string">
            <text:p text:style-name="BodyL"><text:span text:style-name="Bold">P</text:span>roptérea pópuli confitebúntur ti­bi in ætérnum: * et in sãculum sãculi.</text:p>
          </table:table-cell>
          <table:table-cell table:style-name="TableParallel.B1" office:value-type="string">
            <text:p text:style-name="BodyE"><text:span text:style-name="Bold">T</text:span>herefore shall people praise thee for ever; yea, * for ever and ever.</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Spécie tua et pulchritúdine tua inténde, próspere procéde, et regna.</text:p>
          </table:table-cell>
          <table:table-cell table:style-name="TableParallel.B1" office:value-type="string">
            <text:p text:style-name="BodyE"><text:span text:style-name="Rubric">Ant.</text:span> In thy comeliness and thy beauty set out, proceed prosperously, and reign.</text:p>
          </table:table-cell>
        </table:table-row>
        <table:table-row>
          <table:table-cell table:style-name="TableParallel.A1" office:value-type="string">
            <text:p text:style-name="BodyL"><text:span text:style-name="Rubric">Ant 5.</text:span> Adjuvábit eam * De­us vultu suo: De­us in médio ejus, non commovébitur.</text:p>
          </table:table-cell>
          <table:table-cell table:style-name="TableParallel.B1" office:value-type="string">
            <text:p text:style-name="BodyE"><text:span text:style-name="Rubric">Ant 5.</text:span> God shall help her * with his countenance: God dwelleth in her, she shall not be moved.</text:p>
          </table:table-cell>
        </table:table-row>
      </table:table>
      <text:p text:style-name="Head2Ps">Ps 45. De­us noster refúgium</text:p>
      <table:table table:name="Table2399" table:style-name="TableParallel">
        <table:table-column table:style-name="TableParallel.A"/>
        <table:table-column table:style-name="TableParallel.B"/>
        <table:table-row>
          <table:table-cell table:style-name="TableParallel.A1" office:value-type="string">
            <text:p text:style-name="BodyLDrop">DEUS noster refúgium, et virtus: * adjútor in tribulatiónibus, quæ invenérunt nos nimis.<text:tab/><text:line-break/><text:span text:style-name="Bold">P</text:span>roptérea non timébimus dum turbábitur terra: * et transferéntur montes in cor maris.</text:p>
          </table:table-cell>
          <table:table-cell table:style-name="TableParallel.B1" office:value-type="string">
            <text:p text:style-name="BodyEDrop">OUR God is our refuge and strength: * a helper in troubles, which have found us exceedingly.<text:tab/><text:line-break/><text:span text:style-name="Bold">T</text:span>herefore we will not fear, when the earth shall be troubled; * and the mountains shall be removed into the heart of the sea.</text:p>
          </table:table-cell>
        </table:table-row>
        <table:table-row>
          <table:table-cell table:style-name="TableParallel.A1" office:value-type="string">
            <text:p text:style-name="BodyL"><text:span text:style-name="Bold">S</text:span>onuérunt, et turbátæ sunt aquæ eórum: * conturbáti sunt montes in fortitúdine ejus.</text:p>
          </table:table-cell>
          <table:table-cell table:style-name="TableParallel.B1" office:value-type="string">
            <text:p text:style-name="BodyE"><text:span text:style-name="Bold">T</text:span>heir waters roared and were troubled: * the mountains were troubled with his strength.</text:p>
          </table:table-cell>
        </table:table-row>
        <table:table-row>
          <table:table-cell table:style-name="TableParallel.A1" office:value-type="string">
            <text:p text:style-name="BodyL"><text:span text:style-name="Bold">F</text:span>lúminis ímpetus lætíficat civitátem Dei: * sanctificávit tabernáculum suum Altíssimus.</text:p>
          </table:table-cell>
          <table:table-cell table:style-name="TableParallel.B1" office:value-type="string">
            <text:p text:style-name="BodyE"><text:span text:style-name="Bold">T</text:span>he stream of the river maketh the city of God joyful: * the most High hath sanctified his own tabernacle.</text:p>
          </table:table-cell>
        </table:table-row>
        <table:table-row>
          <table:table-cell table:style-name="TableParallel.A1" office:value-type="string">
            <text:p text:style-name="BodyL"><text:span text:style-name="Bold">D</text:span>eus in médio ejus, non commovébitur: * adjuvábit eam De­us mane dilúculo.</text:p>
          </table:table-cell>
          <table:table-cell table:style-name="TableParallel.B1" office:value-type="string">
            <text:p text:style-name="BodyE"><text:span text:style-name="Bold">G</text:span>od is in the midst thereof, it shall not be moved: * God will help it in the morning early.</text:p>
          </table:table-cell>
        </table:table-row>
        <table:table-row>
          <table:table-cell table:style-name="TableParallel.A1" office:value-type="string">
            <text:p text:style-name="BodyL"><text:span text:style-name="Bold">C</text:span>onturbátæ sunt Gentes, et inclináta sunt regna: * dedit vocem suam, mota est terra.</text:p>
          </table:table-cell>
          <table:table-cell table:style-name="TableParallel.B1" office:value-type="string">
            <text:p text:style-name="BodyE"><text:span text:style-name="Bold">N</text:span>ations were troubled, and kingdoms were bowed down: * he uttered his voice, the earth trembled.</text:p>
          </table:table-cell>
        </table:table-row>
        <table:table-row>
          <table:table-cell table:style-name="TableParallel.A1" office:value-type="string">
            <text:p text:style-name="BodyL"><text:span text:style-name="Bold">D</text:span>óminus virtútum nobíscum: * suscéptor noster De­us Jacob.</text:p>
          </table:table-cell>
          <table:table-cell table:style-name="TableParallel.B1" office:value-type="string">
            <text:p text:style-name="BodyE"><text:span text:style-name="Bold">T</text:span>he Lord of armies is with us: * the God of Jacob is our protector.</text:p>
          </table:table-cell>
        </table:table-row>
        <table:table-row>
          <table:table-cell table:style-name="TableParallel.A1" office:value-type="string">
            <text:p text:style-name="BodyL"><text:span text:style-name="Bold">V</text:span>eníte, et vidéte ópera Dómini, quæ pósuit prodígia super terram: * áuferens bella usque ad finem terræ.</text:p>
          </table:table-cell>
          <table:table-cell table:style-name="TableParallel.B1" office:value-type="string">
            <text:p text:style-name="BodyE"><text:span text:style-name="Bold">C</text:span>ome and behold ye the works of the Lord: what wonders he hath done upon earth, * making wars to cease even to the end of the earth.</text:p>
          </table:table-cell>
        </table:table-row>
        <table:table-row>
          <table:table-cell table:style-name="TableParallel.A1" office:value-type="string">
            <text:p text:style-name="BodyL"><text:span text:style-name="Bold">A</text:span>rcum cónteret, et confrínget arma: * et scuta combúret igni.</text:p>
          </table:table-cell>
          <table:table-cell table:style-name="TableParallel.B1" office:value-type="string">
            <text:p text:style-name="BodyE"><text:span text:style-name="Bold">H</text:span>e shall destroy the bow, and break the weapons: * and the shield he shall burn in the fire.</text:p>
          </table:table-cell>
        </table:table-row>
        <table:table-row>
          <table:table-cell table:style-name="TableParallel.A1" office:value-type="string">
            <text:p text:style-name="BodyL"><text:span text:style-name="Bold">V</text:span>acáte, et vidéte quóniam ego sum De­us: * exaltábor in Géntibus, et exaltábor in terra.</text:p>
          </table:table-cell>
          <table:table-cell table:style-name="TableParallel.B1" office:value-type="string">
            <text:p text:style-name="BodyE"><text:span text:style-name="Bold">B</text:span>e still and see that I am God; * I will be exalted among the nations, and I will be exalted in the earth.</text:p>
          </table:table-cell>
        </table:table-row>
        <table:table-row>
          <table:table-cell table:style-name="TableParallel.A1" office:value-type="string">
            <text:p text:style-name="BodyL"><text:span text:style-name="Bold">D</text:span>óminus virtútum nobíscum: * suscéptor noster De­us Jacob.</text:p>
          </table:table-cell>
          <table:table-cell table:style-name="TableParallel.B1" office:value-type="string">
            <text:p text:style-name="BodyE"><text:span text:style-name="Bold">T</text:span>he Lord of armies is with us: * the God of Jacob is our protector.</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Adjuvábit eam De­us vultu suo: De­us in médio ejus, non commovébitur.</text:p>
          </table:table-cell>
          <table:table-cell table:style-name="TableParallel.B1" office:value-type="string">
            <text:p text:style-name="BodyE"><text:span text:style-name="Rubric">Ant.</text:span> God shall help her with his countenance: God dwelleth in her, she shall not be moved.</text:p>
          </table:table-cell>
        </table:table-row>
        <table:table-row>
          <table:table-cell table:style-name="TableParallel.A1" office:value-type="string">
            <text:p text:style-name="BodyL"><text:span text:style-name="Rubric">Ant 6.</text:span> Sicut lætántium * ómnium nostrum habitátio est in te, sancta Dei Génitrix.</text:p>
          </table:table-cell>
          <table:table-cell table:style-name="TableParallel.B1" office:value-type="string">
            <text:p text:style-name="BodyE"><text:span text:style-name="Rubric">Ant 6.</text:span> As of people all rejoicing, * so is our dwelling in thee, O holy Mother of God.</text:p>
          </table:table-cell>
        </table:table-row>
      </table:table>
      <text:p text:style-name="Head2Ps">Ps 86. Fundaménta ejus</text:p>
      <table:table table:name="Table2399" table:style-name="TableParallel">
        <table:table-column table:style-name="TableParallel.A"/>
        <table:table-column table:style-name="TableParallel.B"/>
        <table:table-row>
          <table:table-cell table:style-name="TableParallel.A1" office:value-type="string">
            <text:p text:style-name="BodyLDrop">FUNDAMÉNTA ejus in móntibus sanctis: * díligit Dóminus portas Sion super ómnia tabernácula Jacob.<text:tab/><text:line-break/><text:span text:style-name="Bold">G</text:span>loriósa dicta sunt de te, * cívitas Dei.</text:p>
          </table:table-cell>
          <table:table-cell table:style-name="TableParallel.B1" office:value-type="string">
            <text:p text:style-name="BodyEDrop">THE foundations thereof are in the holy mountains: * The Lord loveth the gates of Sion above all the tabernacles of Jacob.<text:tab/><text:line-break/><text:span text:style-name="Bold">G</text:span>lorious things are said of thee, * O city of God.</text:p>
          </table:table-cell>
        </table:table-row>
        <table:table-row>
          <table:table-cell table:style-name="TableParallel.A1" office:value-type="string">
            <text:p text:style-name="BodyL"><text:span text:style-name="Bold">M</text:span>emor ero Rahab, et Babylónis * sciéntium me.</text:p>
          </table:table-cell>
          <table:table-cell table:style-name="TableParallel.B1" office:value-type="string">
            <text:p text:style-name="BodyE"><text:span text:style-name="Bold">I</text:span> will be mindful of Rahab and of Babylon * knowing me.</text:p>
          </table:table-cell>
        </table:table-row>
        <table:table-row>
          <table:table-cell table:style-name="TableParallel.A1" office:value-type="string">
            <text:p text:style-name="BodyL"><text:span text:style-name="Bold">E</text:span>cce, alienígenæ, et Tyrus, et pópulus Æthíopum, * hi fuérunt illic.</text:p>
          </table:table-cell>
          <table:table-cell table:style-name="TableParallel.B1" office:value-type="string">
            <text:p text:style-name="BodyE"><text:span text:style-name="Bold">B</text:span>ehold the foreigners, and Tyre, and the people of the Ethiopians, * these were there.</text:p>
          </table:table-cell>
        </table:table-row>
        <table:table-row>
          <table:table-cell table:style-name="TableParallel.A1" office:value-type="string">
            <text:p text:style-name="BodyL"><text:span text:style-name="Bold">N</text:span>umquid Sion dicet: Homo, et homo natus est in ea: * et ipse fundávit eam Altíssimus?</text:p>
          </table:table-cell>
          <table:table-cell table:style-name="TableParallel.B1" office:value-type="string">
            <text:p text:style-name="BodyE"><text:span text:style-name="Bold">S</text:span>hall not Sion say: This man and that man is born in her? * and the Highest himself hath founded her.</text:p>
          </table:table-cell>
        </table:table-row>
        <table:table-row>
          <table:table-cell table:style-name="TableParallel.A1" office:value-type="string">
            <text:p text:style-name="BodyL"><text:span text:style-name="Bold">D</text:span>óminus narrábit in scriptúris populórum, et príncipum: * horum, qui fuérunt in ea.</text:p>
          </table:table-cell>
          <table:table-cell table:style-name="TableParallel.B1" office:value-type="string">
            <text:p text:style-name="BodyE"><text:span text:style-name="Bold">T</text:span>he Lord shall tell in his writings of peoples and of princes, * of them that have been in her.</text:p>
          </table:table-cell>
        </table:table-row>
        <table:table-row>
          <table:table-cell table:style-name="TableParallel.A1" office:value-type="string">
            <text:p text:style-name="BodyL"><text:span text:style-name="Bold">S</text:span>icut lætántium ómnium * habitátio est in te.</text:p>
          </table:table-cell>
          <table:table-cell table:style-name="TableParallel.B1" office:value-type="string">
            <text:p text:style-name="BodyE"><text:span text:style-name="Bold">T</text:span>he dwelling in thee * is as it were of all rejoicing.</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Sicut lætántium ómnium nostrum habitátio est in te, sancta Dei Génitrix.</text:p>
          </table:table-cell>
          <table:table-cell table:style-name="TableParallel.B1" office:value-type="string">
            <text:p text:style-name="BodyE"><text:span text:style-name="Rubric">Ant.</text:span> As of people all rejoicing, so is our dwelling in thee, O holy Mother of God.</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Feria IV et Sabbato:</text:p>
          </table:table-cell>
          <table:table-cell table:style-name="TableParallel.B2" office:value-type="string">
            <text:p text:style-name="Head4">Wednesday and Saturday:</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2">In III Nocturno</text:p>
          </table:table-cell>
          <table:table-cell table:style-name="TableParallel.B2" office:value-type="string">
            <text:p text:style-name="Head2">III Noctur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7.</text:span> Gaude, María Virgo: * cunctas hãreses sola interemísti in univérso mundo.</text:p>
          </table:table-cell>
          <table:table-cell table:style-name="TableParallel.B1" office:value-type="string">
            <text:p text:style-name="BodyE"><text:span text:style-name="Rubric">Ant 7.</text:span> Rejoice, O Virgin Mary, * alone thou hast destroyed all heresies throughout the world.</text:p>
          </table:table-cell>
        </table:table-row>
      </table:table>
      <text:p text:style-name="Head2Ps">Ps 95. Cantáte Dómino</text:p>
      <table:table table:name="Table2399" table:style-name="TableParallel">
        <table:table-column table:style-name="TableParallel.A"/>
        <table:table-column table:style-name="TableParallel.B"/>
        <table:table-row>
          <table:table-cell table:style-name="TableParallel.A1" office:value-type="string">
            <text:p text:style-name="BodyLDrop">CANTÁTE Dómino cánticum novum: * cantáte Dómino, omnis terra.<text:tab/><text:line-break/><text:span text:style-name="Bold">C</text:span>antáte Dómino, et benedícite nómini ejus: * annuntiáte de die in diem salutáre ejus.</text:p>
          </table:table-cell>
          <table:table-cell table:style-name="TableParallel.B1" office:value-type="string">
            <text:p text:style-name="BodyEDrop">SING ye to the Lord a new canticle: * sing to the Lord, all the earth.<text:tab/><text:line-break/><text:span text:style-name="Bold">S</text:span>ing ye to the Lord and bless his name: * shew forth his salvation from day to day.</text:p>
          </table:table-cell>
        </table:table-row>
        <table:table-row>
          <table:table-cell table:style-name="TableParallel.A1" office:value-type="string">
            <text:p text:style-name="BodyL"><text:span text:style-name="Bold">A</text:span>nnuntiáte inter gentes glóriam ejus, * in ómnibus pópulis mirabília ejus.</text:p>
          </table:table-cell>
          <table:table-cell table:style-name="TableParallel.B1" office:value-type="string">
            <text:p text:style-name="BodyE"><text:span text:style-name="Bold">D</text:span>eclare his glory among the Gentiles: * his wonders among all people.</text:p>
          </table:table-cell>
        </table:table-row>
        <table:table-row>
          <table:table-cell table:style-name="TableParallel.A1" office:value-type="string">
            <text:p text:style-name="BodyL"><text:span text:style-name="Bold">Q</text:span>uóniam magnus Dóminus, et laudábilis nimis: * terríbilis est super omnes deos.</text:p>
          </table:table-cell>
          <table:table-cell table:style-name="TableParallel.B1" office:value-type="string">
            <text:p text:style-name="BodyE"><text:span text:style-name="Bold">F</text:span>or the Lord is great, and exceedingly to be praised: * he is to be feared above all gods.</text:p>
          </table:table-cell>
        </table:table-row>
        <table:table-row>
          <table:table-cell table:style-name="TableParallel.A1" office:value-type="string">
            <text:p text:style-name="BodyL"><text:span text:style-name="Bold">Q</text:span>uóniam omnes dii géntium dæmónia: * Dóminus autem cælos fecit.</text:p>
          </table:table-cell>
          <table:table-cell table:style-name="TableParallel.B1" office:value-type="string">
            <text:p text:style-name="BodyE"><text:span text:style-name="Bold">F</text:span>or all the gods of the Gentiles are devils: * but the Lord made the heavens.</text:p>
          </table:table-cell>
        </table:table-row>
        <table:table-row>
          <table:table-cell table:style-name="TableParallel.A1" office:value-type="string">
            <text:p text:style-name="BodyL"><text:span text:style-name="Bold">C</text:span>onféssio, et pulchritúdo in conspéctu ejus: * sanctimónia et magnificéntia in sanctificatióne ejus.</text:p>
          </table:table-cell>
          <table:table-cell table:style-name="TableParallel.B1" office:value-type="string">
            <text:p text:style-name="BodyE"><text:span text:style-name="Bold">P</text:span>raise and beauty are before him: * holiness and majesty in his sanctuary.</text:p>
          </table:table-cell>
        </table:table-row>
        <table:table-row>
          <table:table-cell table:style-name="TableParallel.A1" office:value-type="string">
            <text:p text:style-name="BodyL"><text:span text:style-name="Bold">A</text:span>fférte Dómino, pátriæ géntium, afférte Dómino glóriam et honórem: * afférte Dómino glóriam nómini ejus.</text:p>
          </table:table-cell>
          <table:table-cell table:style-name="TableParallel.B1" office:value-type="string">
            <text:p text:style-name="BodyE"><text:span text:style-name="Bold">B</text:span>ring ye to the Lord, O ye kindreds of the Gentiles, bring ye to the Lord glory and honour: * bring to the Lord glory unto his name.</text:p>
          </table:table-cell>
        </table:table-row>
        <table:table-row>
          <table:table-cell table:style-name="TableParallel.A1" office:value-type="string">
            <text:p text:style-name="BodyL"><text:span text:style-name="Bold">T</text:span>óllite hóstias, et introíte in átria ejus: * adoráte Dóminum in átrio sancto ejus.</text:p>
          </table:table-cell>
          <table:table-cell table:style-name="TableParallel.B1" office:value-type="string">
            <text:p text:style-name="BodyE"><text:span text:style-name="Bold">B</text:span>ring up sacrifices, and come into his courts: * adore ye the Lord in his holy court.</text:p>
          </table:table-cell>
        </table:table-row>
        <table:table-row>
          <table:table-cell table:style-name="TableParallel.A1" office:value-type="string">
            <text:p text:style-name="BodyL"><text:span text:style-name="Bold">C</text:span>ommoveátur a fácie ejus univérsa terra: * dícite in géntibus quia Dóminus regnávit.</text:p>
          </table:table-cell>
          <table:table-cell table:style-name="TableParallel.B1" office:value-type="string">
            <text:p text:style-name="BodyE"><text:span text:style-name="Bold">L</text:span>et all the earth be moved at his presence. * Say ye among the Gentiles, the Lord hath reigned.</text:p>
          </table:table-cell>
        </table:table-row>
        <table:table-row>
          <table:table-cell table:style-name="TableParallel.A1" office:value-type="string">
            <text:p text:style-name="BodyL"><text:span text:style-name="Bold">E</text:span>tenim corréxit orbem terræ qui non commovébitur: * judicábit pópulos in æquitáte.</text:p>
          </table:table-cell>
          <table:table-cell table:style-name="TableParallel.B1" office:value-type="string">
            <text:p text:style-name="BodyE"><text:span text:style-name="Bold">F</text:span>or he hath corrected the world, which shall not be moved: * he will judge the people with justice.</text:p>
          </table:table-cell>
        </table:table-row>
        <table:table-row>
          <table:table-cell table:style-name="TableParallel.A1" office:value-type="string">
            <text:p text:style-name="BodyL"><text:span text:style-name="Bold">L</text:span>æténtur cæli, et exsúltet terra: commoveátur mare, et plenitúdo ejus: * gaudébunt campi, et ómnia quæ in eis sunt.</text:p>
          </table:table-cell>
          <table:table-cell table:style-name="TableParallel.B1" office:value-type="string">
            <text:p text:style-name="BodyE"><text:span text:style-name="Bold">L</text:span>et the heavens rejoice, and let the earth be glad, let the sea be moved, and the fulness thereof: * the fields and all things that are in them shall be joyful.</text:p>
          </table:table-cell>
        </table:table-row>
        <table:table-row>
          <table:table-cell table:style-name="TableParallel.A1" office:value-type="string">
            <text:p text:style-name="BodyL"><text:span text:style-name="Bold">T</text:span>unc exsultábunt ómnia ligna silvárum a fácie Dómini, quia venit: * quóniam venit judicáre terram.</text:p>
          </table:table-cell>
          <table:table-cell table:style-name="TableParallel.B1" office:value-type="string">
            <text:p text:style-name="BodyE"><text:span text:style-name="Bold">T</text:span>hen shall all the trees of the woods rejoice before the face of the Lord, because he cometh: * because he cometh to judge the earth.</text:p>
          </table:table-cell>
        </table:table-row>
        <table:table-row>
          <table:table-cell table:style-name="TableParallel.A1" office:value-type="string">
            <text:p text:style-name="BodyL"><text:span text:style-name="Bold">J</text:span>udicábit orbem terræ in æquitáte, * et pópulos in veritáte sua.</text:p>
          </table:table-cell>
          <table:table-cell table:style-name="TableParallel.B1" office:value-type="string">
            <text:p text:style-name="BodyE"><text:span text:style-name="Bold">H</text:span>e shall judge the world with justice, * and the people with his truth.</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Gaude, María Virgo: cunctas hãreses sola interemísti in univérso mundo.</text:p>
          </table:table-cell>
          <table:table-cell table:style-name="TableParallel.B1" office:value-type="string">
            <text:p text:style-name="BodyE"><text:span text:style-name="Rubric">Ant.</text:span> Rejoice, O Virgin Mary, alone thou hast destroyed all heresies throughout the world.</text:p>
          </table:table-cell>
        </table:table-row>
        <table:table-row>
          <table:table-cell table:style-name="TableParallel.A1" office:value-type="string">
            <text:p text:style-name="BodyL"><text:span text:style-name="Rubric">Ant 8.</text:span> Dignáre me * laudáre te, Virgo sacráta: da mi­hi virtútem contra hostes tuos.</text:p>
          </table:table-cell>
          <table:table-cell table:style-name="TableParallel.B1" office:value-type="string">
            <text:p text:style-name="BodyE"><text:span text:style-name="Rubric">Ant 8.</text:span> Vouchsafe that I * may praise thee, O holy Virgin; give me strength against thine enemies.</text:p>
          </table:table-cell>
        </table:table-row>
      </table:table>
      <text:p text:style-name="Head2Ps">Ps 96. Dóminus regnávit</text:p>
      <table:table table:name="Table2399" table:style-name="TableParallel">
        <table:table-column table:style-name="TableParallel.A"/>
        <table:table-column table:style-name="TableParallel.B"/>
        <table:table-row>
          <table:table-cell table:style-name="TableParallel.A1" office:value-type="string">
            <text:p text:style-name="BodyLDrop">DÓMINUS regnávit, exsúltet terra: * læténtur ínsulæ multæ.<text:tab/><text:line-break/><text:span text:style-name="Bold">N</text:span>ubes, et calígo in circúitu ejus: * justítia, et judícium corréctio sedis ejus.</text:p>
          </table:table-cell>
          <table:table-cell table:style-name="TableParallel.B1" office:value-type="string">
            <text:p text:style-name="BodyEDrop">THE Lord hath reigned, let the earth rejoice: * let many islands be glad.<text:tab/><text:line-break/><text:span text:style-name="Bold">C</text:span>louds and darkness are round about him: * justice and judgment are the establishment of his throne.</text:p>
          </table:table-cell>
        </table:table-row>
        <table:table-row>
          <table:table-cell table:style-name="TableParallel.A1" office:value-type="string">
            <text:p text:style-name="BodyL"><text:span text:style-name="Bold">I</text:span>gnis ante ipsum præcédet, * et inflammábit in circúitu inimícos ejus.</text:p>
          </table:table-cell>
          <table:table-cell table:style-name="TableParallel.B1" office:value-type="string">
            <text:p text:style-name="BodyE"><text:span text:style-name="Bold">A</text:span> fire shall go before him, * and shall burn his enemies round about.</text:p>
          </table:table-cell>
        </table:table-row>
        <table:table-row>
          <table:table-cell table:style-name="TableParallel.A1" office:value-type="string">
            <text:p text:style-name="BodyL"><text:span text:style-name="Bold">I</text:span>lluxérunt fúlgura ejus orbi terræ: * vidit, et commóta est terra.</text:p>
          </table:table-cell>
          <table:table-cell table:style-name="TableParallel.B1" office:value-type="string">
            <text:p text:style-name="BodyE"><text:span text:style-name="Bold">H</text:span>is lightnings have shone forth to the world: * the earth saw and trembled.</text:p>
          </table:table-cell>
        </table:table-row>
        <table:table-row>
          <table:table-cell table:style-name="TableParallel.A1" office:value-type="string">
            <text:p text:style-name="BodyL"><text:span text:style-name="Bold">M</text:span>ontes, sicut cera fluxérunt a fácie Dómini: * a fácie Dómini omnis terra.</text:p>
          </table:table-cell>
          <table:table-cell table:style-name="TableParallel.B1" office:value-type="string">
            <text:p text:style-name="BodyE"><text:span text:style-name="Bold">T</text:span>he mountains melted like wax, at the presence of the Lord: * at the presence of the Lord of all the earth.</text:p>
          </table:table-cell>
        </table:table-row>
        <table:table-row>
          <table:table-cell table:style-name="TableParallel.A1" office:value-type="string">
            <text:p text:style-name="BodyL"><text:span text:style-name="Bold">A</text:span>nnuntiavérunt cæli justítiam ejus: * et vidérunt omnes pópuli glóriam ejus.</text:p>
          </table:table-cell>
          <table:table-cell table:style-name="TableParallel.B1" office:value-type="string">
            <text:p text:style-name="BodyE"><text:span text:style-name="Bold">T</text:span>he heavens declared his justice: * and all people saw his glory.</text:p>
          </table:table-cell>
        </table:table-row>
        <table:table-row>
          <table:table-cell table:style-name="TableParallel.A1" office:value-type="string">
            <text:p text:style-name="BodyL"><text:span text:style-name="Bold">C</text:span>onfundántur omnes, qui adórant sculptília: * et qui gloriántur in simulácris suis.</text:p>
          </table:table-cell>
          <table:table-cell table:style-name="TableParallel.B1" office:value-type="string">
            <text:p text:style-name="BodyE"><text:span text:style-name="Bold">L</text:span>et them be all confounded that adore graven things, * and that glory in their idols.</text:p>
          </table:table-cell>
        </table:table-row>
        <table:table-row>
          <table:table-cell table:style-name="TableParallel.A1" office:value-type="string">
            <text:p text:style-name="BodyL"><text:span text:style-name="Bold">A</text:span>doráte eum, omnes Angeli ejus: * audívit, et lætáta est Sion.</text:p>
          </table:table-cell>
          <table:table-cell table:style-name="TableParallel.B1" office:value-type="string">
            <text:p text:style-name="BodyE"><text:span text:style-name="Bold">A</text:span>dore him, all you his angels: * Sion heard, and was glad.</text:p>
          </table:table-cell>
        </table:table-row>
        <table:table-row>
          <table:table-cell table:style-name="TableParallel.A1" office:value-type="string">
            <text:p text:style-name="BodyL"><text:span text:style-name="Bold">E</text:span>t exsultavérunt fíliæ Judæ, * propter judícia tua, Dómine:</text:p>
          </table:table-cell>
          <table:table-cell table:style-name="TableParallel.B1" office:value-type="string">
            <text:p text:style-name="BodyE"><text:span text:style-name="Bold">A</text:span>nd the daughters of Juda rejoiced, * because of thy judgments, O Lord.</text:p>
          </table:table-cell>
        </table:table-row>
        <table:table-row>
          <table:table-cell table:style-name="TableParallel.A1" office:value-type="string">
            <text:p text:style-name="BodyL"><text:span text:style-name="Bold">Q</text:span>uóniam tu Dóminus Altíssimus super omnem terram: * nimis exaltátus es super omnes deos.</text:p>
          </table:table-cell>
          <table:table-cell table:style-name="TableParallel.B1" office:value-type="string">
            <text:p text:style-name="BodyE"><text:span text:style-name="Bold">F</text:span>or thou art the most high Lord over all the earth: * thou art exalted exceedingly above all gods.</text:p>
          </table:table-cell>
        </table:table-row>
        <table:table-row>
          <table:table-cell table:style-name="TableParallel.A1" office:value-type="string">
            <text:p text:style-name="BodyL"><text:span text:style-name="Bold">Q</text:span>ui dilígitis Dóminum, odíte malum: * custódit Dóminus ánimas sanctórum suórum, de manu peccatóris liberábit eos.</text:p>
          </table:table-cell>
          <table:table-cell table:style-name="TableParallel.B1" office:value-type="string">
            <text:p text:style-name="BodyE"><text:span text:style-name="Bold">Y</text:span>ou that love the Lord, hate evil: * the Lord preserveth the souls of his saints, he will deliver them out of the hand of the sinner.</text:p>
          </table:table-cell>
        </table:table-row>
        <table:table-row>
          <table:table-cell table:style-name="TableParallel.A1" office:value-type="string">
            <text:p text:style-name="BodyL"><text:span text:style-name="Bold">L</text:span>ux orta est justo, * et rectis corde lætítia.</text:p>
          </table:table-cell>
          <table:table-cell table:style-name="TableParallel.B1" office:value-type="string">
            <text:p text:style-name="BodyE"><text:span text:style-name="Bold">L</text:span>ight is risen to the just, * and joy to the right of heart.</text:p>
          </table:table-cell>
        </table:table-row>
        <table:table-row>
          <table:table-cell table:style-name="TableParallel.A1" office:value-type="string">
            <text:p text:style-name="BodyL"><text:span text:style-name="Bold">L</text:span>ætámini, justi, in Dómino: * et confitémini memóriæ sanctificatiónis ejus.</text:p>
          </table:table-cell>
          <table:table-cell table:style-name="TableParallel.B1" office:value-type="string">
            <text:p text:style-name="BodyE"><text:span text:style-name="Bold">R</text:span>ejoice, ye just, in the Lord: * and give praise to the remembrance of his holines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Dignáre me laudáre te, Virgo sacráta: da mi­hi virtútem contra hostes tuos.</text:p>
          </table:table-cell>
          <table:table-cell table:style-name="TableParallel.B1" office:value-type="string">
            <text:p text:style-name="BodyE"><text:span text:style-name="Rubric">Ant.</text:span> Vouchsafe that I may praise thee, O holy Virgin; give me strength against thine enemies.</text:p>
          </table:table-cell>
        </table:table-row>
        <table:table-row>
          <table:table-cell table:style-name="TableParallel.A1" office:value-type="string">
            <text:p text:style-name="BodyL"><text:span text:style-name="Rubric">Ant 9.</text:span> Post partum, * Virgo, ínvioláta permansísti: Dei Génitrix, intercéde pro nobis.</text:p>
          </table:table-cell>
          <table:table-cell table:style-name="TableParallel.B1" office:value-type="string">
            <text:p text:style-name="BodyE"><text:span text:style-name="Rubric">Ant 9.</text:span> After child-bearing, * O Virgin, thou didst remain inviolate; Mother of God, intercede for u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0.</text:span> Angelus Dómini * nuntiávit Maríæ, et concépit de Spíritu Sancto.</text:p>
          </table:table-cell>
          <table:table-cell table:style-name="TableParallel.B1" office:value-type="string">
            <text:p text:style-name="BodyE"><text:span text:style-name="Rubric">Ant 10.</text:span> The Angel of the Lord * declared unto Mary, and she conceived by the Holy Spirit.</text:p>
          </table:table-cell>
        </table:table-row>
      </table:table>
      <text:p text:style-name="Head2Ps">Ps 97. Cantáte Dómino</text:p>
      <table:table table:name="Table2399" table:style-name="TableParallel">
        <table:table-column table:style-name="TableParallel.A"/>
        <table:table-column table:style-name="TableParallel.B"/>
        <table:table-row>
          <table:table-cell table:style-name="TableParallel.A1" office:value-type="string">
            <text:p text:style-name="BodyLDrop">CANTÁTE Dómino cánticum novum: * quia mirabília fecit.<text:tab/><text:line-break/><text:span text:style-name="Bold">S</text:span>alvávit sibi déxtera ejus: * et bráchium sanctum ejus.</text:p>
          </table:table-cell>
          <table:table-cell table:style-name="TableParallel.B1" office:value-type="string">
            <text:p text:style-name="BodyEDrop">SING ye to the Lord a new canticle: * because he hath done wonderful things.<text:tab/><text:line-break/><text:span text:style-name="Bold">H</text:span>is right hand hath wrought for him salvation, * and his arm is holy.</text:p>
          </table:table-cell>
        </table:table-row>
        <table:table-row>
          <table:table-cell table:style-name="TableParallel.A1" office:value-type="string">
            <text:p text:style-name="BodyL"><text:span text:style-name="Bold">N</text:span>otum fecit Dóminus salutáre suum: * in conspéctu géntium revelávit justítiam suam.</text:p>
          </table:table-cell>
          <table:table-cell table:style-name="TableParallel.B1" office:value-type="string">
            <text:p text:style-name="BodyE"><text:span text:style-name="Bold">T</text:span>he Lord hath made known his salvation: * he hath revealed his justice in the sight of the Gentiles.</text:p>
          </table:table-cell>
        </table:table-row>
        <table:table-row>
          <table:table-cell table:style-name="TableParallel.A1" office:value-type="string">
            <text:p text:style-name="BodyL"><text:span text:style-name="Bold">R</text:span>ecordátus est misericórdiæ suæ, * et veritátis suæ dómui Israël.</text:p>
          </table:table-cell>
          <table:table-cell table:style-name="TableParallel.B1" office:value-type="string">
            <text:p text:style-name="BodyE"><text:span text:style-name="Bold">H</text:span>e hath remembered his mercy * and his truth toward the house of Israel.</text:p>
          </table:table-cell>
        </table:table-row>
        <table:table-row>
          <table:table-cell table:style-name="TableParallel.A1" office:value-type="string">
            <text:p text:style-name="BodyL"><text:span text:style-name="Bold">V</text:span>idérunt omnes términi terræ * salutáre Dei nostri.</text:p>
          </table:table-cell>
          <table:table-cell table:style-name="TableParallel.B1" office:value-type="string">
            <text:p text:style-name="BodyE"><text:span text:style-name="Bold">A</text:span>ll the ends of the earth have seen * the salvation of our God.</text:p>
          </table:table-cell>
        </table:table-row>
        <table:table-row>
          <table:table-cell table:style-name="TableParallel.A1" office:value-type="string">
            <text:p text:style-name="BodyL"><text:span text:style-name="Bold">J</text:span>ubiláte Deo, omnis terra: * cantáte, et exsultáte, et psállite.</text:p>
          </table:table-cell>
          <table:table-cell table:style-name="TableParallel.B1" office:value-type="string">
            <text:p text:style-name="BodyE"><text:span text:style-name="Bold">S</text:span>ing joyfully to God, all the earth; * make melody, rejoice and sing.</text:p>
          </table:table-cell>
        </table:table-row>
        <table:table-row>
          <table:table-cell table:style-name="TableParallel.A1" office:value-type="string">
            <text:p text:style-name="BodyL"><text:span text:style-name="Bold">P</text:span>sállite Dómino in cíthara, in cíthara et voce psalmi: * in tubis ductílibus, et voce tubæ córneæ.</text:p>
          </table:table-cell>
          <table:table-cell table:style-name="TableParallel.B1" office:value-type="string">
            <text:p text:style-name="BodyE"><text:span text:style-name="Bold">S</text:span>ing praise to the Lord on the harp, on the harp, and with the voice of a psalm: * with long trumpets, and sound of cornet.</text:p>
          </table:table-cell>
        </table:table-row>
        <table:table-row>
          <table:table-cell table:style-name="TableParallel.A1" office:value-type="string">
            <text:p text:style-name="BodyL"><text:span text:style-name="Bold">J</text:span>ubiláte in conspéctu regis Dómini: * moveátur mare, et plenitúdo ejus: orbis terrárum, et qui hábitant in eo.</text:p>
          </table:table-cell>
          <table:table-cell table:style-name="TableParallel.B1" office:value-type="string">
            <text:p text:style-name="BodyE"><text:span text:style-name="Bold">M</text:span>ake a joyful noise before the Lord our king: * let the sea be moved and the fulness thereof: the world and they that dwell therein.</text:p>
          </table:table-cell>
        </table:table-row>
        <table:table-row>
          <table:table-cell table:style-name="TableParallel.A1" office:value-type="string">
            <text:p text:style-name="BodyL"><text:span text:style-name="Bold">F</text:span>lúmina plaudent manu, simul montes exsultábunt a conspéctu Dómini: * quóniam venit judicáre terram.</text:p>
          </table:table-cell>
          <table:table-cell table:style-name="TableParallel.B1" office:value-type="string">
            <text:p text:style-name="BodyE"><text:span text:style-name="Bold">T</text:span>he rivers shall clap their hands, the mountains shall rejoice together at the presence of the Lord: * because he cometh to judge the earth.</text:p>
          </table:table-cell>
        </table:table-row>
        <table:table-row>
          <table:table-cell table:style-name="TableParallel.A1" office:value-type="string">
            <text:p text:style-name="BodyL"><text:span text:style-name="Bold">J</text:span>udicábit orbem terrárum in justítia, * et pópulos in æquitáte.</text:p>
          </table:table-cell>
          <table:table-cell table:style-name="TableParallel.B1" office:value-type="string">
            <text:p text:style-name="BodyE"><text:span text:style-name="Bold">H</text:span>e shall judge the world with justice, * and the people with equity.</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Post partum, Virgo, ínvioláta permansísti: Dei Génitrix, intercéde pro nobis.</text:p>
          </table:table-cell>
          <table:table-cell table:style-name="TableParallel.B1" office:value-type="string">
            <text:p text:style-name="BodyE"><text:span text:style-name="Rubric">Ant.</text:span> After child-bearing, O Virgin, thou didst remain inviolate; Mother of God, intercede for u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Angelus Dómini nuntiávit Maríæ, et concépit de Spíritu Sancto.</text:p>
          </table:table-cell>
          <table:table-cell table:style-name="TableParallel.B1" office:value-type="string">
            <text:p text:style-name="BodyE"><text:span text:style-name="Rubric">Ant.</text:span> The Angel of the Lord declared unto Mary, and she conceived by the Holy Spirit.</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iffúsa est grátia in lábiis tuis. <text:span text:style-name="VR">R. </text:span>Proptérea benedíxit te De­us in ætérnum.</text:p>
          </table:table-cell>
          <table:table-cell table:style-name="TableParallel.B1" office:value-type="string">
            <text:p text:style-name="BodyE"><text:span text:style-name="VR">V. </text:span>Grace is poured abroad on thy lips. <text:span text:style-name="VR">R. </text:span>Therefore hath God blessed thee for ever.</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Pater noster. <text:span text:style-name="Rubric">Secréto usque ad:</text:span></text:p>
          </table:table-cell>
          <table:table-cell table:style-name="TableParallel.B1" office:value-type="string">
            <text:p text:style-name="BodyE">Our Father. <text:span text:style-name="Rubric">The rest secretly to:</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t ne nos indúcas in tentatiónem. <text:span text:style-name="VR">R. </text:span>Sed líbera nos a malo.</text:p>
          </table:table-cell>
          <table:table-cell table:style-name="TableParallel.B1" office:value-type="string">
            <text:p text:style-name="BodyE"><text:span text:style-name="VR">V. </text:span>And lead us not into temptation. <text:span text:style-name="VR">R. </text:span>But deliver us from evil.</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I,III. Extra et Post Adventum.</text:p>
          </table:table-cell>
          <table:table-cell table:style-name="TableParallel.B2" office:value-type="string">
            <text:p text:style-name="Head4">I,III. From Christmas until Advent.</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3">Absolutio.</text:p>
          </table:table-cell>
          <table:table-cell table:style-name="TableParallel.B2" office:value-type="string">
            <text:p text:style-name="Head3">The Absolutio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Précibus et méritis beátæ Maríæ semper Vírginis et ómnium Sanctórum, perdúcat nos Dóminus ad regna cælórum.</text:p>
          </table:table-cell>
          <table:table-cell table:style-name="TableParallel.B1" office:value-type="string">
            <text:p text:style-name="BodyE">Through the prayers and merits of blessed Mary, ever Virgin, and of all the Saints, may the Lord bring us to the kingdom of heaven.</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be, domne <text:span text:style-name="Rubric">(vel</text:span> Dómine<text:span text:style-name="Rubric">)</text:span> benedícere.</text:p>
          </table:table-cell>
          <table:table-cell table:style-name="TableParallel.B1" office:value-type="string">
            <text:p text:style-name="BodyE"><text:span text:style-name="VR">V. </text:span>Pray, sir <text:span text:style-name="Rubric">(or</text:span> O Lord<text:span text:style-name="Rubric">)</text:span> a blessing.</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Bened:</text:span> Nos cum prole pia benedícat Virgo María.</text:p>
          </table:table-cell>
          <table:table-cell table:style-name="TableParallel.B1" office:value-type="string">
            <text:p text:style-name="BodyE"><text:span text:style-name="Rubric">Bened:</text:span> May the Virgin Mary with her loving Child bless us.</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ext:p text:style-name="RubricHSm">Lectio (Lesson) i<text:tab/>Ecclus. (Sir.) 24:11-13</text:p>
      <table:table table:name="Table2399" table:style-name="TableParallel">
        <table:table-column table:style-name="TableParallel.A"/>
        <table:table-column table:style-name="TableParallel.B"/>
        <table:table-row>
          <table:table-cell table:style-name="TableParallel.A1" office:value-type="string">
            <text:p text:style-name="BodyLDrop">IN ómnibus réquiem quæsívi, et in hereditáte Dómini morábor. Tunc præcépit et dixit mi­hi Creátor ómnium, et qui creávit me, requiévit in tabernáculo meo, et dixit mi­hi: in Jacob inhábita, et in eléctis meis mitte radíces. Tu autem Dómine, miserére nobis.<text:tab/> <text:span text:style-name="VR">R. </text:span>Deo grátias.</text:p>
          </table:table-cell>
          <table:table-cell table:style-name="TableParallel.B1" office:value-type="string">
            <text:p text:style-name="BodyEDrop">IN all these I sought rest, and I shall abide in the inheritance of the Lord. Then the Creator of all things commanded, and said to me: and he that made me, rested in my tabernacle, And he said to me: Let thy dwelling be in Jacob, and thy inheritance in Israel, and take root in my chosen people. But thou, O Lord, have mercy upon us.<text:tab/> <text:span text:style-name="VR">R. </text:span>Thanks be to Go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R. </text:span>Sancta Et immaculáta virgínitas, quibus te láudibus éfferam néscio: * Quia quem cæli cápere non póterant, tuo grémio contulísti. <text:span text:style-name="VR">V. </text:span>Benedícta tu in muliéribus, et benedíctus fructus ventris tui. <text:span text:style-name="BoldR">Q</text:span>uia quem cæli cápere non póterant, tuo grémio contulísti. </text:p>
          </table:table-cell>
          <table:table-cell table:style-name="TableParallel.B1" office:value-type="string">
            <text:p text:style-name="BodyE"><text:span text:style-name="VR">R. </text:span>O holy And immaculate virginity, I know not with what praises to extol thee: * For him whom heaven could not hold thou didst carry at thy bosom. <text:span text:style-name="VR">V. </text:span>Blessed art thou amongst women, and blessed in the fruit of thy womb. <text:span text:style-name="BoldR">F</text:span>or him whom heaven could not hold thou didst carry at thy bosom. </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be, domne <text:span text:style-name="Rubric">(vel</text:span> Dómine<text:span text:style-name="Rubric">)</text:span> benedícere.</text:p>
          </table:table-cell>
          <table:table-cell table:style-name="TableParallel.B1" office:value-type="string">
            <text:p text:style-name="BodyE"><text:span text:style-name="VR">V. </text:span>Pray, sir <text:span text:style-name="Rubric">(or</text:span> O Lord<text:span text:style-name="Rubric">)</text:span> a blessing.</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Bened:</text:span> Ipsa Virgo vírginum intercédat pro nobis ad Dóminum.</text:p>
          </table:table-cell>
          <table:table-cell table:style-name="TableParallel.B1" office:value-type="string">
            <text:p text:style-name="BodyE"><text:span text:style-name="Rubric">Bened:</text:span> May the Virgin of virgins herself plead for us before the Lord.</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ext:p text:style-name="RubricHSm">Lectio (Lesson) ii<text:tab/>Ecclus. (Sir.) 24:15</text:p>
      <table:table table:name="Table2399" table:style-name="TableParallel">
        <table:table-column table:style-name="TableParallel.A"/>
        <table:table-column table:style-name="TableParallel.B"/>
        <table:table-row>
          <table:table-cell table:style-name="TableParallel.A1" office:value-type="string">
            <text:p text:style-name="BodyLDrop">ET sic in Sion firmáta sum, et in civitáte sanctificáta simíliter requiévi, et in Jerúsalem potéstas mea. Et radicávi in pópulo honorificáto, et in parte Dei mei heréditas illíus, et in plenitúdine sanctórum deténtio mea. Tu autem Dómine, miserére nobis.<text:tab/> <text:span text:style-name="VR">R. </text:span>Deo grátias.</text:p>
          </table:table-cell>
          <table:table-cell table:style-name="TableParallel.B1" office:value-type="string">
            <text:p text:style-name="BodyEDrop">AND so was I established in Sion, and in the holy city likewise I rested, and my power was in Jerusalem. And I took root in an honourable people, and in the portion of my God his inheritance, and my abode is in the full assembly of saints. But thou, O Lord, have mercy upon us.<text:tab/> <text:span text:style-name="VR">R. </text:span>Thanks be to Go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R. </text:span>Beáta Es, Virgo María, quæ Dóminum portásti, Creatórem mundi: * Genuísti qui te fecit, et in ætérnum pérmanes virgo. <text:span text:style-name="VR">V. </text:span>Ave, María, grátia plena; Dóminus tecum. <text:span text:style-name="BoldR">G</text:span>enuísti qui te fecit, et in ætérnum pérmanes virgo. </text:p>
          </table:table-cell>
          <table:table-cell table:style-name="TableParallel.B1" office:value-type="string">
            <text:p text:style-name="BodyE"><text:span text:style-name="VR">R. </text:span>Blessed Art thou, O Virgin Mary, who didst bear the Lord, the Creator of the world: * Thou didst bring forth Him that made thee, and remainest a virgin for ever. <text:span text:style-name="VR">V. </text:span>Hail, Mary, full of grace, the Lord is with thee. <text:span text:style-name="BoldR">T</text:span>hou didst bring forth Him that made thee, and remainest a virgin for ever. </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Quando dicitur <text:span text:style-name="NonRubric">Te Deum</text:span>, assumitur in fine hujus Responsorii:</text:span></text:p>
          </table:table-cell>
          <table:table-cell table:style-name="TableParallel.B1" office:value-type="string">
            <text:p text:style-name="BodyE"><text:span text:style-name="Rubric">When the <text:span text:style-name="NonRubric">Te Deum</text:span> is said, at the end of the Responsory is added:</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Glória Patri. <text:span text:style-name="BoldR">G</text:span>enuísti qui te fecit, et in ætérnum pérmanes virgo.</text:p>
          </table:table-cell>
          <table:table-cell table:style-name="TableParallel.B1" office:value-type="string">
            <text:p text:style-name="BodyE"><text:span text:style-name="VR">V. </text:span>Glory be. <text:span text:style-name="BoldR">T</text:span>hou didst bring forth Him that made thee, and remainest a virgin for ever.</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be, domne <text:span text:style-name="Rubric">(vel</text:span> Dómine<text:span text:style-name="Rubric">)</text:span> benedícere.</text:p>
          </table:table-cell>
          <table:table-cell table:style-name="TableParallel.B1" office:value-type="string">
            <text:p text:style-name="BodyE"><text:span text:style-name="VR">V. </text:span>Pray, sir <text:span text:style-name="Rubric">(or</text:span> O Lord<text:span text:style-name="Rubric">)</text:span> a blessing.</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Bened:</text:span> Per Vírginem Matrem concédat nobis Dóminus salútem et pacem.</text:p>
          </table:table-cell>
          <table:table-cell table:style-name="TableParallel.B1" office:value-type="string">
            <text:p text:style-name="BodyE"><text:span text:style-name="Rubric">Bened:</text:span> Through the Virgin Mother may the Lord grant us salvation and peace.</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ext:p text:style-name="RubricHSm">Lectio (Lesson) iii<text:tab/>Ecclus. (Sir.) 24:17-20</text:p>
      <table:table table:name="Table2399" table:style-name="TableParallel">
        <table:table-column table:style-name="TableParallel.A"/>
        <table:table-column table:style-name="TableParallel.B"/>
        <table:table-row>
          <table:table-cell table:style-name="TableParallel.A1" office:value-type="string">
            <text:p text:style-name="BodyLDrop">QUASI cedrus exaltáta sum in Líbano, et quasi cypréssus in monte Sion: quasi palma exaltáta sum in Cades, et quasi plantátio rosæ in Jéricho: quasi olíva speciósa in campis, et quasi plátanus exaltáta sum juxta aquam in platéis. Sicut cinnamómum et bálsamum aromatízans odórem dedi; quasi myrrha elécta, dedi suavitátem odóris. Tu autem Dómine, miserére nobis.<text:tab/> <text:span text:style-name="VR">R. </text:span>Deo grátias.</text:p>
          </table:table-cell>
          <table:table-cell table:style-name="TableParallel.B1" office:value-type="string">
            <text:p text:style-name="BodyEDrop">I WAS exalted like a cedar in Libanus, and as a cypress tree on mount Sion: I was exalted like a palm tree in Cades, and as a rose plant in Jericho: as a fair olive tree in the plains, and as a plane tree by the water in the streets, was I exalted. I gave a sweet smell like cinnamon and aromatical balm; I yielded a sweet odour like the best myrrh. But thou, O Lord, have mercy upon us.<text:tab/> <text:span text:style-name="VR">R. </text:span>Thanks be to God.</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Sequens Responsorium omittitur quando dicitur <text:span text:style-name="NonRubric">Te Deum</text:span>.</text:span></text:p>
          </table:table-cell>
          <table:table-cell table:style-name="TableParallel.B1" office:value-type="string">
            <text:p text:style-name="BodyE"><text:span text:style-name="Rubric">When the <text:span text:style-name="NonRubric">Te Deum</text:span> is said, the following Responsory is omitted.</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R. </text:span>Felix Namque es, sacra Virgo María, et omni laude digníssima: * Quia ex te ortus est sol justitiæ, * Christus, De­us noster. <text:span text:style-name="VR">V. </text:span>Ora pro pópulo, intérveni pro clero, intercéde pro devóto femíneo sexu: séntiant omnes tu­um juvámen, quicúmque célebrant tu­am sanctam commemoratiónem. <text:span text:style-name="BoldR">Q</text:span>uia ex te ortus est sol justitiæ. <text:span text:style-name="VR">V. </text:span>Glória Patri. <text:span text:style-name="BoldR">C</text:span>hristus, De­us noster. </text:p>
          </table:table-cell>
          <table:table-cell table:style-name="TableParallel.B1" office:value-type="string">
            <text:p text:style-name="BodyE"><text:span text:style-name="VR">R. </text:span>Happy Indeed art thou, O holy Virgin Mary, and most worthy of all praise: * For out of thee arose the sun of righteousness, * Christ our God. <text:span text:style-name="VR">V. </text:span>Pray for the people, mediate for the clergy, intercede for all women vowed to God: may all experience thy help who celebrate thy holy commemoration. <text:span text:style-name="BoldR">F</text:span>or out of thee arose the sun of righteousness. <text:span text:style-name="VR">V. </text:span>Glory be. <text:span text:style-name="BoldR">C</text:span>hrist our God. </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Sequens Hymnus <text:span text:style-name="NonRubric">Te Deum</text:span> dic. a Nativ. Domini usque ad Septuag., et a Dom. Resurrectionis usque ad Advent., et quando dicitur, omittitur III Responsorium, et in II Responsorio dicitur <text:span text:style-name="NonRubric">Glória Patri</text:span>, ut dictum est supra: in Adventu autem et a Septuag. usque ad Pascha non dic. nisi in Festis B. Mariæ.</text:span></text:p>
          </table:table-cell>
          <table:table-cell table:style-name="TableParallel.B1" office:value-type="string">
            <text:p text:style-name="BodyE"><text:span text:style-name="Rubric">The following Hymn, <text:span text:style-name="NonRubric">Te Deum</text:span>, is said from Christmas until Septuagesima, and from Easter Sunday until Advent. When it is said, the third Responsory is omitted, and the <text:span text:style-name="NonRubric">Glória Patri</text:span> is said in the second Responsory, as noted above. In Advent and from Septuagesima until Easter it is not said except on feasts of the Bl. Virgin Mary.</text:span></text:p>
          </table:table-cell>
        </table:table-row>
      </table:table>
      <text:p text:style-name="Head2">Hymnus Ambrosianus</text:p>
      <table:table table:name="Table2399" table:style-name="TableParallel">
        <table:table-column table:style-name="TableParallel.A"/>
        <table:table-column table:style-name="TableParallel.B"/>
        <table:table-row>
          <table:table-cell table:style-name="TableParallel.A1" office:value-type="string">
            <text:p text:style-name="BodyLDrop">TE Deum laudámus: * te Dóminum confitémur.<text:tab/><text:line-break/><text:span text:style-name="Bold">T</text:span>e ætérnum Patrem * omnis terra venerátur.</text:p>
          </table:table-cell>
          <table:table-cell table:style-name="TableParallel.B1" office:value-type="string">
            <text:p text:style-name="BodyEDrop">WE praise thee, O God, * we acknowledge thee to be the Lord.<text:tab/><text:line-break/><text:span text:style-name="Bold">T</text:span>hee, the Father everlasting, * all the earth doth worship.</text:p>
          </table:table-cell>
        </table:table-row>
        <table:table-row>
          <table:table-cell table:style-name="TableParallel.A1" office:value-type="string">
            <text:p text:style-name="BodyL"><text:span text:style-name="Bold">T</text:span>ibi omnes Angeli, * ti­bi Cæli, et univérsæ Potestátes:</text:p>
          </table:table-cell>
          <table:table-cell table:style-name="TableParallel.B1" office:value-type="string">
            <text:p text:style-name="BodyE"><text:span text:style-name="Bold">T</text:span>o thee all the Angels, * to thee the Heavens, and all the Powers:</text:p>
          </table:table-cell>
        </table:table-row>
        <table:table-row>
          <table:table-cell table:style-name="TableParallel.A1" office:value-type="string">
            <text:p text:style-name="BodyL"><text:span text:style-name="Bold">T</text:span>ibi Chérubim et Séraphim * incessábili voce proclámant:</text:p>
          </table:table-cell>
          <table:table-cell table:style-name="TableParallel.B1" office:value-type="string">
            <text:p text:style-name="BodyE"><text:span text:style-name="Bold">T</text:span>o thee the Cherubim and Seraphim * cry out without ceasing:</text:p>
          </table:table-cell>
        </table:table-row>
        <table:table-row>
          <table:table-cell table:style-name="TableParallel.A1" office:value-type="string">
            <text:p text:style-name="BodyL"><text:span text:style-name="Bold">S</text:span>anctus, Sanctus, Sanctus * Dóminus De­us Sábaoth.</text:p>
          </table:table-cell>
          <table:table-cell table:style-name="TableParallel.B1" office:value-type="string">
            <text:p text:style-name="BodyE"><text:span text:style-name="Bold">H</text:span>oly, Holy, Holy, * Lord God of hosts.</text:p>
          </table:table-cell>
        </table:table-row>
        <table:table-row>
          <table:table-cell table:style-name="TableParallel.A1" office:value-type="string">
            <text:p text:style-name="BodyL"><text:span text:style-name="Bold">P</text:span>leni sunt cæli et terra * majestátis glóriæ tuæ.</text:p>
          </table:table-cell>
          <table:table-cell table:style-name="TableParallel.B1" office:value-type="string">
            <text:p text:style-name="BodyE"><text:span text:style-name="Bold">H</text:span>eaven and earth are full * of the majesty of thy glory.</text:p>
          </table:table-cell>
        </table:table-row>
        <table:table-row>
          <table:table-cell table:style-name="TableParallel.A1" office:value-type="string">
            <text:p text:style-name="BodyL"><text:span text:style-name="Bold">T</text:span>e gloriósus * Apostolórum chorus,</text:p>
          </table:table-cell>
          <table:table-cell table:style-name="TableParallel.B1" office:value-type="string">
            <text:p text:style-name="BodyE"><text:span text:style-name="Bold">T</text:span>hee the glorious * choir of the Apostles,</text:p>
          </table:table-cell>
        </table:table-row>
        <table:table-row>
          <table:table-cell table:style-name="TableParallel.A1" office:value-type="string">
            <text:p text:style-name="BodyL"><text:span text:style-name="Bold">T</text:span>e Prophetárum * laudábilis númerus,</text:p>
          </table:table-cell>
          <table:table-cell table:style-name="TableParallel.B1" office:value-type="string">
            <text:p text:style-name="BodyE"><text:span text:style-name="Bold">T</text:span>hee the admirable company * of the Prophets,</text:p>
          </table:table-cell>
        </table:table-row>
        <table:table-row>
          <table:table-cell table:style-name="TableParallel.A1" office:value-type="string">
            <text:p text:style-name="BodyL"><text:span text:style-name="Bold">T</text:span>e Mártyrum candidátus * laudat exércitus.</text:p>
          </table:table-cell>
          <table:table-cell table:style-name="TableParallel.B1" office:value-type="string">
            <text:p text:style-name="BodyE"><text:span text:style-name="Bold">T</text:span>hee the white-robed army of Martyrs * doth praise.</text:p>
          </table:table-cell>
        </table:table-row>
        <table:table-row>
          <table:table-cell table:style-name="TableParallel.A1" office:value-type="string">
            <text:p text:style-name="BodyL"><text:span text:style-name="Bold">T</text:span>e per orbem terrárum * sancta confitétur Ecclésia,</text:p>
          </table:table-cell>
          <table:table-cell table:style-name="TableParallel.B1" office:value-type="string">
            <text:p text:style-name="BodyE"><text:span text:style-name="Bold">T</text:span>hee the holy Church * throughout the world doth confess,</text:p>
          </table:table-cell>
        </table:table-row>
        <table:table-row>
          <table:table-cell table:style-name="TableParallel.A1" office:value-type="string">
            <text:p text:style-name="BodyL"><text:span text:style-name="Bold">P</text:span>atrem * imménsæ majestátis;</text:p>
          </table:table-cell>
          <table:table-cell table:style-name="TableParallel.B1" office:value-type="string">
            <text:p text:style-name="BodyE"><text:span text:style-name="Bold">T</text:span>he Father * of incomprehensible majesty;</text:p>
          </table:table-cell>
        </table:table-row>
        <table:table-row>
          <table:table-cell table:style-name="TableParallel.A1" office:value-type="string">
            <text:p text:style-name="BodyL"><text:span text:style-name="Bold">V</text:span>enerándum tu­um verum * et únicum Fílium;</text:p>
          </table:table-cell>
          <table:table-cell table:style-name="TableParallel.B1" office:value-type="string">
            <text:p text:style-name="BodyE"><text:span text:style-name="Bold">T</text:span>hine adorable, true, * and only Son;</text:p>
          </table:table-cell>
        </table:table-row>
        <table:table-row>
          <table:table-cell table:style-name="TableParallel.A1" office:value-type="string">
            <text:p text:style-name="BodyL"><text:span text:style-name="Bold">S</text:span>anctum quoque * Paráclitum Spíritum.</text:p>
          </table:table-cell>
          <table:table-cell table:style-name="TableParallel.B1" office:value-type="string">
            <text:p text:style-name="BodyE"><text:span text:style-name="Bold">A</text:span>nd the Holy Ghost * the Paraclete.</text:p>
          </table:table-cell>
        </table:table-row>
        <table:table-row>
          <table:table-cell table:style-name="TableParallel.A1" office:value-type="string">
            <text:p text:style-name="BodyL"><text:span text:style-name="Bold">T</text:span>u Rex glóriæ, * Christe.</text:p>
          </table:table-cell>
          <table:table-cell table:style-name="TableParallel.B1" office:value-type="string">
            <text:p text:style-name="BodyE"><text:span text:style-name="Bold">T</text:span>hou, O Christ, * art the King of glory.</text:p>
          </table:table-cell>
        </table:table-row>
        <table:table-row>
          <table:table-cell table:style-name="TableParallel.A1" office:value-type="string">
            <text:p text:style-name="BodyL"><text:span text:style-name="Bold">T</text:span>u Patris * sempitérnus es Fílius.</text:p>
          </table:table-cell>
          <table:table-cell table:style-name="TableParallel.B1" office:value-type="string">
            <text:p text:style-name="BodyE"><text:span text:style-name="Bold">T</text:span>hou art the everlasting Son * of the Father.</text:p>
          </table:table-cell>
        </table:table-row>
        <table:table-row>
          <table:table-cell table:style-name="TableParallel.A1" office:value-type="string">
            <text:p text:style-name="BodyL"><text:span text:style-name="Bold">T</text:span>u, ad liberándum susceptúrus hóminem, * non horruísti Vírginis úterum.</text:p>
          </table:table-cell>
          <table:table-cell table:style-name="TableParallel.B1" office:value-type="string">
            <text:p text:style-name="BodyE"><text:span text:style-name="Bold">T</text:span>hou, having taken upon thee to deliver man, * didst not disdain the Virgin’s womb.</text:p>
          </table:table-cell>
        </table:table-row>
        <table:table-row>
          <table:table-cell table:style-name="TableParallel.A1" office:value-type="string">
            <text:p text:style-name="BodyL"><text:span text:style-name="Bold">T</text:span>u, devícto mortis acúleo, * aperuísti credéntibus regna cælórum.</text:p>
          </table:table-cell>
          <table:table-cell table:style-name="TableParallel.B1" office:value-type="string">
            <text:p text:style-name="BodyE"><text:span text:style-name="Bold">T</text:span>hou, having overcome the sting of death, * hast opened to believers the kingdom of heaven.</text:p>
          </table:table-cell>
        </table:table-row>
        <table:table-row>
          <table:table-cell table:style-name="TableParallel.A1" office:value-type="string">
            <text:p text:style-name="BodyL"><text:span text:style-name="Bold">T</text:span>u ad déxteram Dei sedes, * in glória Patris.</text:p>
          </table:table-cell>
          <table:table-cell table:style-name="TableParallel.B1" office:value-type="string">
            <text:p text:style-name="BodyE"><text:span text:style-name="Bold">T</text:span>hou sittest at the right hand of God, * in the glory of the Father.</text:p>
          </table:table-cell>
        </table:table-row>
        <table:table-row>
          <table:table-cell table:style-name="TableParallel.A1" office:value-type="string">
            <text:p text:style-name="BodyL"><text:span text:style-name="Bold">J</text:span>udex créderis * esse ventúrus.</text:p>
          </table:table-cell>
          <table:table-cell table:style-name="TableParallel.B1" office:value-type="string">
            <text:p text:style-name="BodyE"><text:span text:style-name="Bold">T</text:span>hou, we believe, * art the Judge to come.</text:p>
          </table:table-cell>
        </table:table-row>
        <table:table-row>
          <table:table-cell table:style-name="TableParallel.A1" office:value-type="string">
            <text:p text:style-name="BodyL"><text:span text:style-name="Rubric">Sequens versus dicitur flexis genibus</text:span></text:p>
          </table:table-cell>
          <table:table-cell table:style-name="TableParallel.B1" office:value-type="string">
            <text:p text:style-name="BodyE"><text:span text:style-name="Rubric">The following verse is said kneeling</text:span></text:p>
          </table:table-cell>
        </table:table-row>
        <table:table-row>
          <table:table-cell table:style-name="TableParallel.A1" office:value-type="string">
            <text:p text:style-name="BodyL"><text:span text:style-name="Bold">T</text:span>e ergo quãsumus, tuis fámulis súbveni, * quos pretióso sánguine redemísti.</text:p>
          </table:table-cell>
          <table:table-cell table:style-name="TableParallel.B1" office:value-type="string">
            <text:p text:style-name="BodyE"><text:span text:style-name="Bold">W</text:span>e beseech thee, therefore, to help thy servants, * whom thou hast redeemed with thy precious blood.</text:p>
          </table:table-cell>
        </table:table-row>
        <table:table-row>
          <table:table-cell table:style-name="TableParallel.A1" office:value-type="string">
            <text:p text:style-name="BodyL"><text:span text:style-name="Bold">Æ</text:span>térna fac cum Sanctis tuis * in glória numerári.</text:p>
          </table:table-cell>
          <table:table-cell table:style-name="TableParallel.B1" office:value-type="string">
            <text:p text:style-name="BodyE"><text:span text:style-name="Bold">M</text:span>ake them to be numbered with thy Saints * in glory everlasting.</text:p>
          </table:table-cell>
        </table:table-row>
        <table:table-row>
          <table:table-cell table:style-name="TableParallel.A1" office:value-type="string">
            <text:p text:style-name="BodyL"><text:span text:style-name="Bold">S</text:span>alvum fac pópulum tu­um, Dómine, * et bénedic hereditáti tuæ.</text:p>
          </table:table-cell>
          <table:table-cell table:style-name="TableParallel.B1" office:value-type="string">
            <text:p text:style-name="BodyE"><text:span text:style-name="Bold">S</text:span>ave thy people, O Lord, * and bless thine inheritance.</text:p>
          </table:table-cell>
        </table:table-row>
        <table:table-row>
          <table:table-cell table:style-name="TableParallel.A1" office:value-type="string">
            <text:p text:style-name="BodyL"><text:span text:style-name="Bold">E</text:span>t rege eos, * et extólle illos usque in ætérnum.</text:p>
          </table:table-cell>
          <table:table-cell table:style-name="TableParallel.B1" office:value-type="string">
            <text:p text:style-name="BodyE"><text:span text:style-name="Bold">A</text:span>nd govern them, * and exalt them forever.</text:p>
          </table:table-cell>
        </table:table-row>
        <table:table-row>
          <table:table-cell table:style-name="TableParallel.A1" office:value-type="string">
            <text:p text:style-name="BodyL"><text:span text:style-name="Bold">P</text:span>er síngulos dies * benedícimus te;</text:p>
          </table:table-cell>
          <table:table-cell table:style-name="TableParallel.B1" office:value-type="string">
            <text:p text:style-name="BodyE"><text:span text:style-name="Bold">D</text:span>ay by day * we bless thee;</text:p>
          </table:table-cell>
        </table:table-row>
        <table:table-row>
          <table:table-cell table:style-name="TableParallel.A1" office:value-type="string">
            <text:p text:style-name="BodyL"><text:span text:style-name="Bold">E</text:span>t laudámus nomen tu­um in sãculum, * et in sãculum sãculi.</text:p>
          </table:table-cell>
          <table:table-cell table:style-name="TableParallel.B1" office:value-type="string">
            <text:p text:style-name="BodyE"><text:span text:style-name="Bold">A</text:span>nd we praise thy name forever, * yea, forever and ever.</text:p>
          </table:table-cell>
        </table:table-row>
        <table:table-row>
          <table:table-cell table:style-name="TableParallel.A1" office:value-type="string">
            <text:p text:style-name="BodyL"><text:span text:style-name="Bold">D</text:span>ignáre, Dómine, die isto * sine peccáto nos custodíre.</text:p>
          </table:table-cell>
          <table:table-cell table:style-name="TableParallel.B1" office:value-type="string">
            <text:p text:style-name="BodyE"><text:span text:style-name="Bold">V</text:span>ouchsafe, O Lord, this day, * to keep us without sin.</text:p>
          </table:table-cell>
        </table:table-row>
        <table:table-row>
          <table:table-cell table:style-name="TableParallel.A1" office:value-type="string">
            <text:p text:style-name="BodyL"><text:span text:style-name="Bold">M</text:span>iserére nostri, Dómine, * miserére nostri.</text:p>
          </table:table-cell>
          <table:table-cell table:style-name="TableParallel.B1" office:value-type="string">
            <text:p text:style-name="BodyE"><text:span text:style-name="Bold">H</text:span>ave mercy on us, O Lord, * have mercy on us.</text:p>
          </table:table-cell>
        </table:table-row>
        <table:table-row>
          <table:table-cell table:style-name="TableParallel.A1" office:value-type="string">
            <text:p text:style-name="BodyL"><text:span text:style-name="Bold">F</text:span>iat misericórdia tua, Dómine, super nos, * quemádmodum sperávimus in te.</text:p>
          </table:table-cell>
          <table:table-cell table:style-name="TableParallel.B1" office:value-type="string">
            <text:p text:style-name="BodyE"><text:span text:style-name="Bold">L</text:span>et thy mercy, O Lord, be upon us, * as we have trusted in thee.</text:p>
          </table:table-cell>
        </table:table-row>
        <table:table-row>
          <table:table-cell table:style-name="TableParallel.A1" office:value-type="string">
            <text:p text:style-name="BodyL"><text:span text:style-name="Bold">I</text:span>n te, Dómine, sperávi: * non confúndar in ætérnum.</text:p>
          </table:table-cell>
          <table:table-cell table:style-name="TableParallel.B1" office:value-type="string">
            <text:p text:style-name="BodyE"><text:span text:style-name="Bold">I</text:span>n thee, O Lord, have I trusted: * let me not be confounded forever.</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II. In Adventu.</text:p>
          </table:table-cell>
          <table:table-cell table:style-name="TableParallel.B2" office:value-type="string">
            <text:p text:style-name="Head4">II. In Advent.</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3">Absolutio.</text:p>
          </table:table-cell>
          <table:table-cell table:style-name="TableParallel.B2" office:value-type="string">
            <text:p text:style-name="Head3">The Absolutio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Précibus et méritis beátæ Maríæ semper Vírginis et ómnium Sanctórum, perdúcat nos Dóminus ad regna cælórum.</text:p>
          </table:table-cell>
          <table:table-cell table:style-name="TableParallel.B1" office:value-type="string">
            <text:p text:style-name="BodyE">Through the prayers and merits of blessed Mary, ever Virgin, and of all the Saints, may the Lord bring us to the kingdom of heaven.</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be, domne <text:span text:style-name="Rubric">(vel</text:span> Dómine<text:span text:style-name="Rubric">)</text:span> benedícere.</text:p>
          </table:table-cell>
          <table:table-cell table:style-name="TableParallel.B1" office:value-type="string">
            <text:p text:style-name="BodyE"><text:span text:style-name="VR">V. </text:span>Pray, sir <text:span text:style-name="Rubric">(or</text:span> O Lord<text:span text:style-name="Rubric">)</text:span> a blessing.</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Bened:</text:span> Nos cum prole pia benedícat Virgo María.</text:p>
          </table:table-cell>
          <table:table-cell table:style-name="TableParallel.B1" office:value-type="string">
            <text:p text:style-name="BodyE"><text:span text:style-name="Rubric">Bened:</text:span> May the Virgin Mary with her loving Child bless us.</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ext:p text:style-name="RubricHSm">Lectio (Lesson) i<text:tab/>Luke 1:26-28</text:p>
      <table:table table:name="Table2399" table:style-name="TableParallel">
        <table:table-column table:style-name="TableParallel.A"/>
        <table:table-column table:style-name="TableParallel.B"/>
        <table:table-row>
          <table:table-cell table:style-name="TableParallel.A1" office:value-type="string">
            <text:p text:style-name="BodyLDrop">MISSUS est Angelus Gábriel a Deo in civitátem Galilãæ, cui nomen Názareth, ad vírginem desponsátam viro, cui nomen erat Joseph, de domo David, et nomen vírginis María. Et ingréssus Angelus ad eam, dixit: Ave, grátia plena; Dóminus tecum: benedícta tu in muliéribus. Tu autem Dómine, miserére nobis.<text:tab/> <text:span text:style-name="VR">R. </text:span>Deo grátias.</text:p>
          </table:table-cell>
          <table:table-cell table:style-name="TableParallel.B1" office:value-type="string">
            <text:p text:style-name="BodyEDrop">THE Angel Gabriel was sent from God into a city of Galilee, called Nazareth, to a virgin espoused to a man whose name was Joseph, of the house of David; and the virgin's name was Mary. And the Angel being come in, said unto her: Hail, full of grace; the Lord is with thee: blessed art thou among women. But thou, O Lord, have mercy upon us.<text:tab/> <text:span text:style-name="VR">R. </text:span>Thanks be to Go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R. </text:span>Missus Est Gábriel Angelus ad Maríam Vírginem desponsátam Joseph, núntians ei verbum; et expavéscit Virgo de lúmine: ne tímeas, María; invenísti enim grátiam apud Dóminum: * Ecce concípies et páries, et vocábitur Altíssimi Fílius. <text:span text:style-name="VR">V. </text:span>Dabit ei Dóminus De­us sedem David, patris ejus; et regnábit in domo Jacob in ætérnum. <text:span text:style-name="BoldR">E</text:span>cce concípies et páries, et vocábitur Altíssimi Fílius. </text:p>
          </table:table-cell>
          <table:table-cell table:style-name="TableParallel.B1" office:value-type="string">
            <text:p text:style-name="BodyE"><text:span text:style-name="VR">R. </text:span>The Angel Gabriel was sent the Virgin Mary, espoused to Joseph, declaring unto her the word, and the Virgin trembles at the light. Fear not, Mary, thou hast found grace with the Lord: * Behold, thou shalt conceive and bring forth, and he shall be called the Son of the most High. <text:span text:style-name="VR">V. </text:span>The Lord shall give unto him the throne of David his father; and he shall reign in the house of Jacob for ever. <text:span text:style-name="BoldR">B</text:span>ehold, thou shalt conceive and bring forth, and he shall be called the Son of the most High. </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be, domne <text:span text:style-name="Rubric">(vel</text:span> Dómine<text:span text:style-name="Rubric">)</text:span> benedícere.</text:p>
          </table:table-cell>
          <table:table-cell table:style-name="TableParallel.B1" office:value-type="string">
            <text:p text:style-name="BodyE"><text:span text:style-name="VR">V. </text:span>Pray, sir <text:span text:style-name="Rubric">(or</text:span> O Lord<text:span text:style-name="Rubric">)</text:span> a blessing.</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Bened:</text:span> Ipsa Virgo vírginum intercédat pro nobis ad Dóminum.</text:p>
          </table:table-cell>
          <table:table-cell table:style-name="TableParallel.B1" office:value-type="string">
            <text:p text:style-name="BodyE"><text:span text:style-name="Rubric">Bened:</text:span> May the Virgin of virgins herself plead for us before the Lord.</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ext:p text:style-name="RubricHSm">Lectio (Lesson) ii<text:tab/>Luke 1:29-33</text:p>
      <table:table table:name="Table2399" table:style-name="TableParallel">
        <table:table-column table:style-name="TableParallel.A"/>
        <table:table-column table:style-name="TableParallel.B"/>
        <table:table-row>
          <table:table-cell table:style-name="TableParallel.A1" office:value-type="string">
            <text:p text:style-name="BodyLDrop">QUÆ cum audísset, turbáta est in sermóne ejus, et cogitábat qualis esset ista salutátio. Et ait Angelus ei: Ne tímeas, María; invenísti enim grátiam apud Deum: ecce concípies in útero, et páries fílium, et vocábis nomen ejus Jesum. Hic erit magnus, et Fílius Altíssimi vocábitur; et dabit illi Dóminus De­us sedem David, patris ejus; et regnábit in domo Jacob in ætérnum, et regni ejus non erit finis. Tu autem Dómine, miserére nobis.<text:tab/> <text:span text:style-name="VR">R. </text:span>Deo grátias.</text:p>
          </table:table-cell>
          <table:table-cell table:style-name="TableParallel.B1" office:value-type="string">
            <text:p text:style-name="BodyEDrop">WHO having heard, was troubled at his saying, and thought with herself what manner of salutation this should be. And the Angel said to her: Fear not, Mary; for thou hast found grace with God: behold thou shalt conceive in thy womb, and shalt bring forth a son, and thou shalt call his name Jesus. He shall be great, and shall be called the Son of the most High; and the Lord God shall give unto him the throne of David, his father; and he shall reign in the house of Jacob for ever, and of his kingdom there shall be no end. But thou, O Lord, have mercy upon us.<text:tab/> <text:span text:style-name="VR">R. </text:span>Thanks be to Go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R. </text:span>Ave, María, Grátia plena; Dóminus tecum: * Spíritus Sanctus supervéniet in te, et virtus Altíssimi obumbrábit ti­bi: quod enim ex te nascétur sanctum, vocábitur Fílius Dei. <text:span text:style-name="VR">V. </text:span>Quómodo fiet istud, quóniam virum non cognósco? Et respóndens Angelus dixit ei. <text:span text:style-name="BoldR">S</text:span>píritus Sanctus supervéniet in te, et virtus Altíssimi obumbrábit ti­bi: quod enim ex te nascétur sanctum, vocábitur Fílius Dei. </text:p>
          </table:table-cell>
          <table:table-cell table:style-name="TableParallel.B1" office:value-type="string">
            <text:p text:style-name="BodyE"><text:span text:style-name="VR">R. </text:span>Hail, Mary, full of grace, the Lord is with thee: * The Holy Ghost shall come upon thee, and the power of the most High shall overshadow thee: for the Holy which shall be born of thee shall be called the Son of God. <text:span text:style-name="VR">V. </text:span>How shall this be done, because I know not man? And the Angel answering, said to her: <text:span text:style-name="BoldR">T</text:span>he Holy Ghost shall come upon thee, and the power of the most High shall overshadow thee: for the Holy which shall be born of thee shall be called the Son of God. </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be, domne <text:span text:style-name="Rubric">(vel</text:span> Dómine<text:span text:style-name="Rubric">)</text:span> benedícere.</text:p>
          </table:table-cell>
          <table:table-cell table:style-name="TableParallel.B1" office:value-type="string">
            <text:p text:style-name="BodyE"><text:span text:style-name="VR">V. </text:span>Pray, sir <text:span text:style-name="Rubric">(or</text:span> O Lord<text:span text:style-name="Rubric">)</text:span> a blessing.</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Bened:</text:span> Per Vírginem Matrem concédat nobis Dóminus salútem et pacem.</text:p>
          </table:table-cell>
          <table:table-cell table:style-name="TableParallel.B1" office:value-type="string">
            <text:p text:style-name="BodyE"><text:span text:style-name="Rubric">Bened:</text:span> Through the Virgin Mother may the Lord grant us salvation and peace.</text:p>
          </table:table-cell>
        </table:table-row>
        <table:table-row>
          <table:table-cell table:style-name="TableParallel.A1" office:value-type="string">
            <text:p text:style-name="BodyL"><text:span text:style-name="VR">R. </text:span>Amen.</text:p>
          </table:table-cell>
          <table:table-cell table:style-name="TableParallel.B1" office:value-type="string">
            <text:p text:style-name="BodyE"><text:span text:style-name="VR">R. </text:span>Amen.</text:p>
          </table:table-cell>
        </table:table-row>
      </table:table>
      <text:p text:style-name="RubricHSm">Lectio (Lesson) iii<text:tab/>Luke 1:34-38</text:p>
      <table:table table:name="Table2399" table:style-name="TableParallel">
        <table:table-column table:style-name="TableParallel.A"/>
        <table:table-column table:style-name="TableParallel.B"/>
        <table:table-row>
          <table:table-cell table:style-name="TableParallel.A1" office:value-type="string">
            <text:p text:style-name="BodyLDrop">DIXIT autem María ad Angelum: Quómodo fiet istud, quóniam virum non cognósco? Et respóndens Angelus dixit ei: Spíritus Sanctus supervéniet in te, et virtus Altíssimi obumbrábit ti­bi. Ideóque et quod nascétur ex te Sanctum, vocábitur Fílius Dei. Et ecce Elísabeth cognáta tua, et ipsa concépit fílium in senectúte sua, et hic mensis sextus est illi, quæ vocátur stérilis; quia non erit impossíbile apud Deum omne verbum. Dixit autem María: Ecce ancílla Dómini: fiat mi­hi secúndum verbum tu­um. Tu autem Dómine, miserére nobis.<text:tab/> <text:span text:style-name="VR">R. </text:span>Deo grátias.</text:p>
          </table:table-cell>
          <table:table-cell table:style-name="TableParallel.B1" office:value-type="string">
            <text:p text:style-name="BodyEDrop">AND Mary said to the Angel: How shall this be done, because I know not man? And the Angel answering, said to her: The Holy Ghost shall come upon thee, and the power of the most High shall overshadow thee. And therefore also the Holy which shall be born of thee shall be called the Son of God. And behold thy cousin Elizabeth, she also hath conceived a son in her old age, and this is the sixth month with her that is called barren; because no word shall be impossible with God. And Mary said: Behold the handmaid of the Lord; be it done to me according to thy word. But thou, O Lord, have mercy upon us.<text:tab/> <text:span text:style-name="VR">R. </text:span>Thanks be to Go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R. </text:span>Ave, María, Grátia plena; Dóminus tecum: * Spíritus Sanctus supervéniet in te, et virtus Altíssimi obumbrábit ti­bi: quod enim ex te nascétur sanctum, vocábitur Fílius Dei. <text:span text:style-name="VR">V. </text:span>Quómodo fiet istud, quóniam virum non cognósco? Et respóndens Angelus dixit ei. <text:span text:style-name="BoldR">S</text:span>píritus Sanctus supervéniet in te, et virtus Altíssimi obumbrábit ti­bi: quod enim ex te nascétur sanctum, vocábitur Fílius Dei. <text:span text:style-name="VR">V. </text:span>Glória Patri. <text:span text:style-name="BoldR">S</text:span>píritus Sanctus supervéniet in te, et virtus Altíssimi obumbrábit ti­bi: quod enim ex te nascétur sanctum, vocábitur Fílius Dei. </text:p>
          </table:table-cell>
          <table:table-cell table:style-name="TableParallel.B1" office:value-type="string">
            <text:p text:style-name="BodyE"><text:span text:style-name="VR">R. </text:span>Hail, Mary, full of grace, the Lord is with thee: * The Holy Ghost shall come upon thee, and the power of the most High shall overshadow thee: for the Holy which shall be born of thee shall be called the Son of God. <text:span text:style-name="VR">V. </text:span>How shall this be done, because I know not man? And the Angel answering, said to her: <text:span text:style-name="BoldR">T</text:span>he Holy Ghost shall come upon thee, and the power of the most High shall overshadow thee: for the Holy which shall be born of thee shall be called the Son of God. <text:span text:style-name="VR">V. </text:span>Glory be. <text:span text:style-name="BoldR">T</text:span>he Holy Ghost shall come upon thee, and the power of the most High shall overshadow thee: for the Holy which shall be born of thee shall be called the Son of God. </text:p>
          </table:table-cell>
        </table:table-row>
      </table:table>
      <text:p text:style-name="BodySm"/>
      <text:h text:style-name="Hidden2" text:outline-level="2">Lauds</text:h>
      <table:table table:name="Table2399" table:style-name="TableParallelH">
        <table:table-column table:style-name="TableParallel.A"/>
        <table:table-column table:style-name="TableParallel.B"/>
        <table:table-row>
          <table:table-cell table:style-name="TableParallel.A1" office:value-type="string">
            <text:p text:style-name="Head2">ad Laudes</text:p>
          </table:table-cell>
          <table:table-cell table:style-name="TableParallel.B2" office:value-type="string">
            <text:p text:style-name="Head2">at Lauds</text:p>
          </table:table-cell>
        </table:table-row>
      </table:table>
      <text:p text:style-name="BodyLSm"><text:span text:style-name="VR">V. </text:span>De­us in adjutórium. Glória Patri. Allelúja, <text:span text:style-name="Rubric">or</text:span> Laus ti­bi.</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 Extra Adventum.</text:span></text:p>
          </table:table-cell>
          <table:table-cell table:style-name="TableParallel.B1" office:value-type="string">
            <text:p text:style-name="BodyESm"><text:span text:style-name="Rubric">I. From 3 Feb. until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Assúmpta est María in cælum: * gaudent Angeli, laudántes benedícunt Dóminum.</text:p>
          </table:table-cell>
          <table:table-cell table:style-name="TableParallel.B1" office:value-type="string">
            <text:p text:style-name="BodyE"><text:span text:style-name="Rubric">Ant 1.</text:span> Mary is taken up into heaven: * the Angels rejoice, and praising bless the Lord.</text:p>
          </table:table-cell>
        </table:table-row>
      </table:table>
      <text:p text:style-name="P191"/>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 1.</text:span> Missus est * Gábriel Angelus ad Maríam Vírginem desponsátam Joseph.</text:p>
          </table:table-cell>
          <table:table-cell table:style-name="TableParallel.B1" office:value-type="string">
            <text:p text:style-name="BodyESm"><text:span text:style-name="Rubric">Ant 1.</text:span> The Angel Gabriel * was sent to Mary, a Virgin espoused to Joseph.</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I. Post Adventum.</text:span></text:p>
          </table:table-cell>
          <table:table-cell table:style-name="TableParallel.B1" office:value-type="string">
            <text:p text:style-name="BodyESm"><text:span text:style-name="Rubric">III. From Christmas to 2 Feb.</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 1.</text:span> O admirábile commércium: * Creátor géneris humáni, animátum corpus sumens, de Vírgine nasci dignátus est: et procédens homo sine sémine, largítus est nobis suam Deitátem.</text:p>
          </table:table-cell>
          <table:table-cell table:style-name="TableParallel.B1" office:value-type="string">
            <text:p text:style-name="BodyESm"><text:span text:style-name="Rubric">Ant 1.</text:span> O admirable interchange! * The Creator of the human race, assuming a living body, deigns to be born of a Virgin: and becoming man, from no human generation, hath bestowed upon us his divinity.</text:p>
          </table:table-cell>
        </table:table-row>
      </table:table>
      <text:p text:style-name="P191"/>
      <text:p text:style-name="Head2Ps">Ps 92. Dóminus regnávit</text:p>
      <table:table table:name="Table2399" table:style-name="TableParallel">
        <table:table-column table:style-name="TableParallel.A"/>
        <table:table-column table:style-name="TableParallel.B"/>
        <table:table-row>
          <table:table-cell table:style-name="TableParallel.A1" office:value-type="string">
            <text:p text:style-name="BodyLDrop">DÓMINUS regnávit, decórem indútus est: * indútus est Dóminus fortitúdinem, et præcínxit se.<text:tab/><text:line-break/><text:span text:style-name="Bold">E</text:span>tenim firmávit orbem terræ, * qui non commovébitur.</text:p>
          </table:table-cell>
          <table:table-cell table:style-name="TableParallel.B1" office:value-type="string">
            <text:p text:style-name="BodyEDrop">THE Lord hath reigned, he is clothed with beauty: * the Lord is clothed with strength, and hath girded himself.<text:tab/><text:line-break/><text:span text:style-name="Bold">F</text:span>or he hath established the world * which shall not be moved.</text:p>
          </table:table-cell>
        </table:table-row>
        <table:table-row>
          <table:table-cell table:style-name="TableParallel.A1" office:value-type="string">
            <text:p text:style-name="BodyL"><text:span text:style-name="Bold">P</text:span>aráta sedes tua ex tunc: * a sãculo tu es.</text:p>
          </table:table-cell>
          <table:table-cell table:style-name="TableParallel.B1" office:value-type="string">
            <text:p text:style-name="BodyE"><text:span text:style-name="Bold">T</text:span>hy throne is prepared from of old: * thou art from everlasting.</text:p>
          </table:table-cell>
        </table:table-row>
        <table:table-row>
          <table:table-cell table:style-name="TableParallel.A1" office:value-type="string">
            <text:p text:style-name="BodyL"><text:span text:style-name="Bold">E</text:span>levavérunt flúmina, Dómine: * elevavérunt flúmina vocem suam.</text:p>
          </table:table-cell>
          <table:table-cell table:style-name="TableParallel.B1" office:value-type="string">
            <text:p text:style-name="BodyE"><text:span text:style-name="Bold">T</text:span>he floods have lifted up, O Lord: * the floods have lifted up their voice.</text:p>
          </table:table-cell>
        </table:table-row>
        <table:table-row>
          <table:table-cell table:style-name="TableParallel.A1" office:value-type="string">
            <text:p text:style-name="BodyL"><text:span text:style-name="Bold">E</text:span>levavérunt flúmina fluctus suos, * a vócibus aquárum multárum.</text:p>
          </table:table-cell>
          <table:table-cell table:style-name="TableParallel.B1" office:value-type="string">
            <text:p text:style-name="BodyE"><text:span text:style-name="Bold">T</text:span>he floods have lifted up their waves, * with the noise of many waters.</text:p>
          </table:table-cell>
        </table:table-row>
        <table:table-row>
          <table:table-cell table:style-name="TableParallel.A1" office:value-type="string">
            <text:p text:style-name="BodyL"><text:span text:style-name="Bold">M</text:span>irábiles elatiónes maris: * mirábilis in altis Dóminus.</text:p>
          </table:table-cell>
          <table:table-cell table:style-name="TableParallel.B1" office:value-type="string">
            <text:p text:style-name="BodyE"><text:span text:style-name="Bold">W</text:span>onderful are the surges of the sea: * wonderful is the Lord on high.</text:p>
          </table:table-cell>
        </table:table-row>
        <table:table-row>
          <table:table-cell table:style-name="TableParallel.A1" office:value-type="string">
            <text:p text:style-name="BodyL"><text:span text:style-name="Bold">T</text:span>estimónia tua credibília facta sunt nimis: * domum tu­am decet sanctitúdo, Dómine, in longitúdinem diérum.</text:p>
          </table:table-cell>
          <table:table-cell table:style-name="TableParallel.B1" office:value-type="string">
            <text:p text:style-name="BodyE"><text:span text:style-name="Bold">T</text:span>hy testimonies are become exceedingly credible: * holiness becometh thy house, O Lord, unto length of day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 Extra Adventum.</text:span></text:p>
          </table:table-cell>
          <table:table-cell table:style-name="TableParallel.B1" office:value-type="string">
            <text:p text:style-name="BodyESm"><text:span text:style-name="Rubric">I. From 3 Feb. until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Assúmpta est María in cælum: gaudent Angeli, laudántes benedícunt Dóminum.</text:p>
          </table:table-cell>
          <table:table-cell table:style-name="TableParallel.B1" office:value-type="string">
            <text:p text:style-name="BodyE"><text:span text:style-name="Rubric">Ant.</text:span> Mary is taken up into heaven: the Angels rejoice, and praising bless the Lord.</text:p>
          </table:table-cell>
        </table:table-row>
        <table:table-row>
          <table:table-cell table:style-name="TableParallel.A1" office:value-type="string">
            <text:p text:style-name="BodyL"><text:span text:style-name="Rubric">Ant 2.</text:span> María Virgo assúmpta est * ad æthéreum thálamum, in quo Rex regum stelláto sedet sólio.</text:p>
          </table:table-cell>
          <table:table-cell table:style-name="TableParallel.B1" office:value-type="string">
            <text:p text:style-name="BodyE"><text:span text:style-name="Rubric">Ant 2.</text:span> The Virgin Mary is taken up * into the heavenly dwelling, where the King of kings sits on his starry throne.</text:p>
          </table:table-cell>
        </table:table-row>
      </table:table>
      <text:p text:style-name="P191"/>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Missus est Gábriel Angelus ad Maríam Vírginem desponsátam Joseph.</text:p>
          </table:table-cell>
          <table:table-cell table:style-name="TableParallel.B1" office:value-type="string">
            <text:p text:style-name="BodyESm"><text:span text:style-name="Rubric">Ant.</text:span> The Angel Gabriel was sent to Mary, a Virgin espoused to Joseph.</text:p>
          </table:table-cell>
        </table:table-row>
        <table:table-row>
          <table:table-cell table:style-name="TableParallel.A1" office:value-type="string">
            <text:p text:style-name="BodyLSm"><text:span text:style-name="Rubric">Ant 2.</text:span> Ave, María, * grátia plena; Dóminus tecum: benedícta tu in muliéribus <text:span text:style-name="Rubric">(</text:span>allelúja<text:span text:style-name="Rubric">)</text:span>.</text:p>
          </table:table-cell>
          <table:table-cell table:style-name="TableParallel.B1" office:value-type="string">
            <text:p text:style-name="BodyESm"><text:span text:style-name="Rubric">Ant 2.</text:span> Hail, Mary, * full of grace, the Lord is with thee: blessed art thou among women <text:span text:style-name="Rubric">(</text:span>alleluia<text:span text:style-name="Rubric">)</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I. Post Adventum.</text:span></text:p>
          </table:table-cell>
          <table:table-cell table:style-name="TableParallel.B1" office:value-type="string">
            <text:p text:style-name="BodyESm"><text:span text:style-name="Rubric">III. From Christmas to 2 Feb.</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O admirábile commércium: Creátor géneris humáni, animátum corpus sumens, de Vírgine nasci dignátus est: et procédens homo sine sémine, largítus est nobis suam Deitátem.</text:p>
          </table:table-cell>
          <table:table-cell table:style-name="TableParallel.B1" office:value-type="string">
            <text:p text:style-name="BodyESm"><text:span text:style-name="Rubric">Ant.</text:span> O admirable interchange! The Creator of the human race, assuming a living body, deigns to be born of a Virgin: and becoming man, from no human generation, hath bestowed upon us his divinity.</text:p>
          </table:table-cell>
        </table:table-row>
        <table:table-row>
          <table:table-cell table:style-name="TableParallel.A1" office:value-type="string">
            <text:p text:style-name="BodyLSm"><text:span text:style-name="Rubric">Ant 2.</text:span> Quando natus es * ineffabíliter ex Vírgine, tunc implétæ sunt Scriptúræ: sicut plúvia in vellus descendísti, ut salvum fáceres genus humánum: te laudámus, De­us noster.</text:p>
          </table:table-cell>
          <table:table-cell table:style-name="TableParallel.B1" office:value-type="string">
            <text:p text:style-name="BodyESm"><text:span text:style-name="Rubric">Ant 2.</text:span> When thou wast born * ineffably of the Virgin, the Scriptures were fulfilled: thou camest down as rain into the fleece, to save the children of men. We praise thee, O our God.</text:p>
          </table:table-cell>
        </table:table-row>
      </table:table>
      <text:p text:style-name="P191"/>
      <text:p text:style-name="Head2Ps">Ps 99. Jubiláte</text:p>
      <table:table table:name="Table2399" table:style-name="TableParallel">
        <table:table-column table:style-name="TableParallel.A"/>
        <table:table-column table:style-name="TableParallel.B"/>
        <table:table-row>
          <table:table-cell table:style-name="TableParallel.A1" office:value-type="string">
            <text:p text:style-name="BodyLDrop">JUBILÁTE Deo, omnis terra: * servíte Dómino in lætítia.<text:tab/><text:line-break/><text:span text:style-name="Bold">I</text:span>ntroíte in conspéctu ejus, * in exsultatióne.</text:p>
          </table:table-cell>
          <table:table-cell table:style-name="TableParallel.B1" office:value-type="string">
            <text:p text:style-name="BodyEDrop">SING joyfully to God, all the earth: * serve ye the Lord with gladness.<text:tab/><text:line-break/><text:span text:style-name="Bold">C</text:span>ome in before his presence * with exceeding great joy.</text:p>
          </table:table-cell>
        </table:table-row>
        <table:table-row>
          <table:table-cell table:style-name="TableParallel.A1" office:value-type="string">
            <text:p text:style-name="BodyL"><text:span text:style-name="Bold">S</text:span>citóte quóniam Dóminus ipse est De­us: * ipse fecit nos, et non ipsi nos.</text:p>
          </table:table-cell>
          <table:table-cell table:style-name="TableParallel.B1" office:value-type="string">
            <text:p text:style-name="BodyE"><text:span text:style-name="Bold">K</text:span>now ye that the Lord he is God: * he made us, and not we ourselves.</text:p>
          </table:table-cell>
        </table:table-row>
        <table:table-row>
          <table:table-cell table:style-name="TableParallel.A1" office:value-type="string">
            <text:p text:style-name="BodyL"><text:span text:style-name="Bold">P</text:span>ópulus ejus, et oves páscuæ ejus: * introíte portas ejus in confessióne, átria ejus in hymnis: confitémini illi.</text:p>
          </table:table-cell>
          <table:table-cell table:style-name="TableParallel.B1" office:value-type="string">
            <text:p text:style-name="BodyE"><text:span text:style-name="Bold">W</text:span>e are his people and the sheep of his pasture. * Go ye into his gates with praise, into his courts with hymns: and give glory to him.</text:p>
          </table:table-cell>
        </table:table-row>
        <table:table-row>
          <table:table-cell table:style-name="TableParallel.A1" office:value-type="string">
            <text:p text:style-name="BodyL"><text:span text:style-name="Bold">L</text:span>audáte nomen ejus: quóniam suávis est Dóminus, in ætérnum misericórdia ejus, * et usque in generatiónem et generatiónem véritas ejus.</text:p>
          </table:table-cell>
          <table:table-cell table:style-name="TableParallel.B1" office:value-type="string">
            <text:p text:style-name="BodyE"><text:span text:style-name="Bold">P</text:span>raise ye his name: for the Lord is sweet, his mercy endureth for ever, * and his truth to generation and generation.</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 Extra Adventum.</text:span></text:p>
          </table:table-cell>
          <table:table-cell table:style-name="TableParallel.B1" office:value-type="string">
            <text:p text:style-name="BodyESm"><text:span text:style-name="Rubric">I. From 3 Feb. until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María Virgo assúmpta est ad æthéreum thálamum, in quo Rex regum stelláto sedet sólio.</text:p>
          </table:table-cell>
          <table:table-cell table:style-name="TableParallel.B1" office:value-type="string">
            <text:p text:style-name="BodyE"><text:span text:style-name="Rubric">Ant.</text:span> The Virgin Mary is taken up into the heavenly dwelling, where the King of kings sits on his starry throne.</text:p>
          </table:table-cell>
        </table:table-row>
        <table:table-row>
          <table:table-cell table:style-name="TableParallel.A1" office:value-type="string">
            <text:p text:style-name="BodyL"><text:span text:style-name="Rubric">Ant 3.</text:span> In odórem * unguentórum tuórum cúrrimus: adolescéntulæ dilexérunt te nimis.</text:p>
          </table:table-cell>
          <table:table-cell table:style-name="TableParallel.B1" office:value-type="string">
            <text:p text:style-name="BodyE"><text:span text:style-name="Rubric">Ant 3.</text:span> We run after thee * to the odour of thy ointments: young maidens have loved thee exceedingly.</text:p>
          </table:table-cell>
        </table:table-row>
      </table:table>
      <text:p text:style-name="P191"/>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Ave, María, grátia plena; Dóminus tecum: benedícta tu in muliéribus <text:span text:style-name="Rubric">(</text:span>allelúja<text:span text:style-name="Rubric">)</text:span>.</text:p>
          </table:table-cell>
          <table:table-cell table:style-name="TableParallel.B1" office:value-type="string">
            <text:p text:style-name="BodyESm"><text:span text:style-name="Rubric">Ant.</text:span> Hail, Mary, full of grace, the Lord is with thee: blessed art thou among women <text:span text:style-name="Rubric">(</text:span>alleluia<text:span text:style-name="Rubric">)</text:span>.</text:p>
          </table:table-cell>
        </table:table-row>
        <table:table-row>
          <table:table-cell table:style-name="TableParallel.A1" office:value-type="string">
            <text:p text:style-name="BodyLSm"><text:span text:style-name="Rubric">Ant 3.</text:span> Ne tímeas, María, * invenísti grátiam apud Dóminum: ecce concípies et páries fílium <text:span text:style-name="Rubric">(</text:span>allelúja<text:span text:style-name="Rubric">)</text:span>.</text:p>
          </table:table-cell>
          <table:table-cell table:style-name="TableParallel.B1" office:value-type="string">
            <text:p text:style-name="BodyESm"><text:span text:style-name="Rubric">Ant 3.</text:span> Fear not, Mary, * thou hast found grace with the Lord; behold thou shalt conceive, and shalt bring forth a son <text:span text:style-name="Rubric">(</text:span>alleluia<text:span text:style-name="Rubric">)</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I. Post Adventum.</text:span></text:p>
          </table:table-cell>
          <table:table-cell table:style-name="TableParallel.B1" office:value-type="string">
            <text:p text:style-name="BodyESm"><text:span text:style-name="Rubric">III. From Christmas to 2 Feb.</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Quando natus es ineffabíliter ex Vírgine, tunc implétæ sunt Scriptúræ: sicut plúvia in vellus descendísti, ut salvum fáceres genus humánum: te laudámus, De­us noster.</text:p>
          </table:table-cell>
          <table:table-cell table:style-name="TableParallel.B1" office:value-type="string">
            <text:p text:style-name="BodyESm"><text:span text:style-name="Rubric">Ant.</text:span> When thou wast born ineffably of the Virgin, the Scriptures were fulfilled: thou camest down as rain into the fleece, to save the children of men. We praise thee, O our God.</text:p>
          </table:table-cell>
        </table:table-row>
        <table:table-row>
          <table:table-cell table:style-name="TableParallel.A1" office:value-type="string">
            <text:p text:style-name="BodyLSm"><text:span text:style-name="Rubric">Ant 3.</text:span> Rubum, quem víderat Móyses * incombústum, conservátam agnóvimus tu­am laudábilem virginitátem: Dei Génitrix, intercéde pro nobis.</text:p>
          </table:table-cell>
          <table:table-cell table:style-name="TableParallel.B1" office:value-type="string">
            <text:p text:style-name="BodyESm"><text:span text:style-name="Rubric">Ant 3.</text:span> In the bush seen by Moses * as burning yet unconsumed, we recognise the preservation of thy glorious virginity. O Mother of God, intercede for us.</text:p>
          </table:table-cell>
        </table:table-row>
      </table:table>
      <text:p text:style-name="P191"/>
      <text:p text:style-name="Head2Ps">Ps 62. De­us, De­us me­us</text:p>
      <table:table table:name="Table2399" table:style-name="TableParallel">
        <table:table-column table:style-name="TableParallel.A"/>
        <table:table-column table:style-name="TableParallel.B"/>
        <table:table-row>
          <table:table-cell table:style-name="TableParallel.A1" office:value-type="string">
            <text:p text:style-name="BodyLDrop">DEUS, De­us me­us, * ad te de luce vígilo.<text:tab/><text:line-break/><text:span text:style-name="Bold">S</text:span>itívit in te ánima mea, * quam multiplíciter ti­bi caro mea.</text:p>
          </table:table-cell>
          <table:table-cell table:style-name="TableParallel.B1" office:value-type="string">
            <text:p text:style-name="BodyEDrop">O GOD, my God, * to thee do I watch at break of day.<text:tab/><text:line-break/><text:span text:style-name="Bold">F</text:span>or thee my soul hath thirsted; * for thee my flesh, O how many ways!</text:p>
          </table:table-cell>
        </table:table-row>
        <table:table-row>
          <table:table-cell table:style-name="TableParallel.A1" office:value-type="string">
            <text:p text:style-name="BodyL"><text:span text:style-name="Bold">I</text:span>n terra desérta, et ínvia, et inaquósa: * sic in sancto appárui ti­bi, ut vidérem virtútem tu­am, et glóriam tu­am.</text:p>
          </table:table-cell>
          <table:table-cell table:style-name="TableParallel.B1" office:value-type="string">
            <text:p text:style-name="BodyE"><text:span text:style-name="Bold">I</text:span>n a desert land, and where there is no way, and no water: * so in the sanctuary have I come before thee, to see thy power and thy glory.</text:p>
          </table:table-cell>
        </table:table-row>
        <table:table-row>
          <table:table-cell table:style-name="TableParallel.A1" office:value-type="string">
            <text:p text:style-name="BodyL"><text:span text:style-name="Bold">Q</text:span>uóniam mélior est misericórdia tua super vitas: * lábia mea laudábunt te.</text:p>
          </table:table-cell>
          <table:table-cell table:style-name="TableParallel.B1" office:value-type="string">
            <text:p text:style-name="BodyE"><text:span text:style-name="Bold">F</text:span>or thy mercy is better than lives: * thee my lips shall praise.</text:p>
          </table:table-cell>
        </table:table-row>
        <table:table-row>
          <table:table-cell table:style-name="TableParallel.A1" office:value-type="string">
            <text:p text:style-name="BodyL"><text:span text:style-name="Bold">S</text:span>ic benedícam te in vita mea: * et in nómine tuo levábo manus meas.</text:p>
          </table:table-cell>
          <table:table-cell table:style-name="TableParallel.B1" office:value-type="string">
            <text:p text:style-name="BodyE"><text:span text:style-name="Bold">T</text:span>hus will I bless thee all my life long: * and in thy name I will lift up my hands.</text:p>
          </table:table-cell>
        </table:table-row>
        <table:table-row>
          <table:table-cell table:style-name="TableParallel.A1" office:value-type="string">
            <text:p text:style-name="BodyL"><text:span text:style-name="Bold">S</text:span>icut ádipe et pinguédine repleátur ánima mea: * et lábiis exsultatiónis laudábit os me­um.</text:p>
          </table:table-cell>
          <table:table-cell table:style-name="TableParallel.B1" office:value-type="string">
            <text:p text:style-name="BodyE"><text:span text:style-name="Bold">L</text:span>et my soul be filled as with marrow and fatness: * and my mouth shall praise thee with joyful lips.</text:p>
          </table:table-cell>
        </table:table-row>
        <table:table-row>
          <table:table-cell table:style-name="TableParallel.A1" office:value-type="string">
            <text:p text:style-name="BodyL"><text:span text:style-name="Bold">S</text:span>i memor fui tui super stratum me­um, in matutínis meditábor in te: * quia fuísti adjútor me­us.</text:p>
          </table:table-cell>
          <table:table-cell table:style-name="TableParallel.B1" office:value-type="string">
            <text:p text:style-name="BodyE"><text:span text:style-name="Bold">I</text:span>f I have remembered thee upon my bed, I will meditate on thee in the morning: * because thou hast been my helper.</text:p>
          </table:table-cell>
        </table:table-row>
        <table:table-row>
          <table:table-cell table:style-name="TableParallel.A1" office:value-type="string">
            <text:p text:style-name="BodyL"><text:span text:style-name="Bold">E</text:span>t in velaménto alárum tuárum exsultábo, adhãsit ánima mea post te: * me suscépit déxtera tua.</text:p>
          </table:table-cell>
          <table:table-cell table:style-name="TableParallel.B1" office:value-type="string">
            <text:p text:style-name="BodyE"><text:span text:style-name="Bold">A</text:span>nd I will rejoice under the covert of thy wings: my soul hath stuck close to thee: * thy right hand hath received me.</text:p>
          </table:table-cell>
        </table:table-row>
        <table:table-row>
          <table:table-cell table:style-name="TableParallel.A1" office:value-type="string">
            <text:p text:style-name="BodyL"><text:span text:style-name="Bold">I</text:span>psi vero in vanum quæsiérunt ánimam me­am, introíbunt in inferióra terræ: * tradéntur in manus gládii, partes vúlpium erunt.</text:p>
          </table:table-cell>
          <table:table-cell table:style-name="TableParallel.B1" office:value-type="string">
            <text:p text:style-name="BodyE"><text:span text:style-name="Bold">B</text:span>ut they have sought my soul in vain, they shall go into the lower parts of the earth: * they shall be delivered into the hands of the sword, they shall be the portions of foxes.</text:p>
          </table:table-cell>
        </table:table-row>
        <table:table-row>
          <table:table-cell table:style-name="TableParallel.A1" office:value-type="string">
            <text:p text:style-name="BodyL"><text:span text:style-name="Bold">R</text:span>ex vero lætábitur in Deo, laudabúntur omnes qui jurant in eo: * quia obstrúctum est os loquéntium iníqua.</text:p>
          </table:table-cell>
          <table:table-cell table:style-name="TableParallel.B1" office:value-type="string">
            <text:p text:style-name="BodyE"><text:span text:style-name="Bold">B</text:span>ut the king shall rejoice in God, all they shall be praised that swear by him: * because the mouth is stopped of them that speak wicked thing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 Extra Adventum.</text:span></text:p>
          </table:table-cell>
          <table:table-cell table:style-name="TableParallel.B1" office:value-type="string">
            <text:p text:style-name="BodyESm"><text:span text:style-name="Rubric">I. From 3 Feb. until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In odórem unguentórum tuórum cúrrimus: adolescéntulæ dilexérunt te nimis.</text:p>
          </table:table-cell>
          <table:table-cell table:style-name="TableParallel.B1" office:value-type="string">
            <text:p text:style-name="BodyE"><text:span text:style-name="Rubric">Ant.</text:span> We run after thee to the odour of thy ointments: young maidens have loved thee exceedingly.</text:p>
          </table:table-cell>
        </table:table-row>
        <table:table-row>
          <table:table-cell table:style-name="TableParallel.A1" office:value-type="string">
            <text:p text:style-name="BodyL"><text:span text:style-name="Rubric">Ant 4.</text:span> Benedícta * fília tu a Dómino: quia per te fructum vitæ communicávimus.</text:p>
          </table:table-cell>
          <table:table-cell table:style-name="TableParallel.B1" office:value-type="string">
            <text:p text:style-name="BodyE"><text:span text:style-name="Rubric">Ant 4.</text:span> Daughter, * thou art blessed of the Lord: for by thee we have partaken of the fruit of life.</text:p>
          </table:table-cell>
        </table:table-row>
      </table:table>
      <text:p text:style-name="P191"/>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Ne tímeas, María, invenísti grátiam apud Dóminum: ecce concípies et páries fílium <text:span text:style-name="Rubric">(</text:span>allelúja<text:span text:style-name="Rubric">)</text:span>.</text:p>
          </table:table-cell>
          <table:table-cell table:style-name="TableParallel.B1" office:value-type="string">
            <text:p text:style-name="BodyESm"><text:span text:style-name="Rubric">Ant.</text:span> Fear not, Mary, thou hast found grace with the Lord; behold thou shalt conceive, and shalt bring forth a son <text:span text:style-name="Rubric">(</text:span>alleluia<text:span text:style-name="Rubric">)</text:span>.</text:p>
          </table:table-cell>
        </table:table-row>
        <table:table-row>
          <table:table-cell table:style-name="TableParallel.A1" office:value-type="string">
            <text:p text:style-name="BodyLSm"><text:span text:style-name="Rubric">Ant 4.</text:span> Dabit ei Dóminus * sedem David, patris ejus, et regnábit in ætérnum.</text:p>
          </table:table-cell>
          <table:table-cell table:style-name="TableParallel.B1" office:value-type="string">
            <text:p text:style-name="BodyESm"><text:span text:style-name="Rubric">Ant 4.</text:span> And the Lord shall give unto him * the throne of David, his father, and he shall reign for ever.</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I. Post Adventum.</text:span></text:p>
          </table:table-cell>
          <table:table-cell table:style-name="TableParallel.B1" office:value-type="string">
            <text:p text:style-name="BodyESm"><text:span text:style-name="Rubric">III. From Christmas to 2 Feb.</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Rubum, quem víderat Móyses incombústum, conservátam agnóvimus tu­am laudábilem virginitátem: Dei Génitrix, intercéde pro nobis.</text:p>
          </table:table-cell>
          <table:table-cell table:style-name="TableParallel.B1" office:value-type="string">
            <text:p text:style-name="BodyESm"><text:span text:style-name="Rubric">Ant.</text:span> In the bush seen by Moses as burning yet unconsumed, we recognise the preservation of thy glorious virginity. O Mother of God, intercede for us.</text:p>
          </table:table-cell>
        </table:table-row>
        <table:table-row>
          <table:table-cell table:style-name="TableParallel.A1" office:value-type="string">
            <text:p text:style-name="BodyLSm"><text:span text:style-name="Rubric">Ant 4.</text:span> Germinávit radix Jesse, * orta est stella ex Jacob, Virgo péperit Salvatórem: te laudámus, De­us noster.</text:p>
          </table:table-cell>
          <table:table-cell table:style-name="TableParallel.B1" office:value-type="string">
            <text:p text:style-name="BodyESm"><text:span text:style-name="Rubric">Ant 4.</text:span> The root of Jesse hath budded; * the star hath risen out of Jacob; a Virgin hath brought forth the Saviour. We praise thee, O our God.</text:p>
          </table:table-cell>
        </table:table-row>
      </table:table>
      <text:p text:style-name="P191"/>
      <text:p text:style-name="Head2Cant">Cant. Trium Puerorum (Dan. 3:57-88 &amp; 56)</text:p>
      <table:table table:name="Table2399" table:style-name="TableParallel">
        <table:table-column table:style-name="TableParallel.A"/>
        <table:table-column table:style-name="TableParallel.B"/>
        <table:table-row>
          <table:table-cell table:style-name="TableParallel.A1" office:value-type="string">
            <text:p text:style-name="BodyLDrop">BENEDÍCITE, ómnia ópera Dómini, Dómino: * laudáte et superexaltáte eum in sãcula.<text:tab/><text:line-break/><text:span text:style-name="Bold">B</text:span>enedícite, Angeli Dómini, Dómino: * benedícite, cæli, Dómino.</text:p>
          </table:table-cell>
          <table:table-cell table:style-name="TableParallel.B1" office:value-type="string">
            <text:p text:style-name="BodyEDrop">ALL ye works of the Lord, bless the Lord: * praise and exalt him above all for ever.<text:tab/><text:line-break/><text:span text:style-name="Bold">O</text:span> ye angels of the Lord, bless the Lord: * O ye heavens, bless the Lord:</text:p>
          </table:table-cell>
        </table:table-row>
        <table:table-row>
          <table:table-cell table:style-name="TableParallel.A1" office:value-type="string">
            <text:p text:style-name="BodyL"><text:span text:style-name="Bold">B</text:span>enedícite, aquæ omnes, quæ super cælos sunt, Dómino: * benedícite, omnes virtútes Dómini, Dómino.</text:p>
          </table:table-cell>
          <table:table-cell table:style-name="TableParallel.B1" office:value-type="string">
            <text:p text:style-name="BodyE"><text:span text:style-name="Bold">O</text:span> all ye waters that are above the heavens, bless the Lord: * O all ye powers of the Lord, bless the Lord.</text:p>
          </table:table-cell>
        </table:table-row>
        <table:table-row>
          <table:table-cell table:style-name="TableParallel.A1" office:value-type="string">
            <text:p text:style-name="BodyL"><text:span text:style-name="Bold">B</text:span>enedícite, sol et luna, Dómino: * benedícite, stellæ cæli, Dómino.</text:p>
          </table:table-cell>
          <table:table-cell table:style-name="TableParallel.B1" office:value-type="string">
            <text:p text:style-name="BodyE"><text:span text:style-name="Bold">O</text:span> ye sun and moon, bless the Lord: * O ye stars of heaven, bless the Lord.</text:p>
          </table:table-cell>
        </table:table-row>
        <table:table-row>
          <table:table-cell table:style-name="TableParallel.A1" office:value-type="string">
            <text:p text:style-name="BodyL"><text:span text:style-name="Bold">B</text:span>enedícite, omnis imber et ros, Dómino: * benedícite, omnes spíritus Dei, Dómino.</text:p>
          </table:table-cell>
          <table:table-cell table:style-name="TableParallel.B1" office:value-type="string">
            <text:p text:style-name="BodyE"><text:span text:style-name="Bold">O</text:span> every shower and dew, bless ye the Lord: * O all ye spirits of God, bless the Lord.</text:p>
          </table:table-cell>
        </table:table-row>
        <table:table-row>
          <table:table-cell table:style-name="TableParallel.A1" office:value-type="string">
            <text:p text:style-name="BodyL"><text:span text:style-name="Bold">B</text:span>enedícite, ignis et æstus, Dómino: * benedícite, frigus et æstus, Dómino.</text:p>
          </table:table-cell>
          <table:table-cell table:style-name="TableParallel.B1" office:value-type="string">
            <text:p text:style-name="BodyE"><text:span text:style-name="Bold">O</text:span> ye fire and heat, bless the Lord: * O ye cold and heat, bless the Lord.</text:p>
          </table:table-cell>
        </table:table-row>
        <table:table-row>
          <table:table-cell table:style-name="TableParallel.A1" office:value-type="string">
            <text:p text:style-name="BodyL"><text:span text:style-name="Bold">B</text:span>enedícite, rores et pruína, Dómino: * benedícite, gelu et frigus, Dómino.</text:p>
          </table:table-cell>
          <table:table-cell table:style-name="TableParallel.B1" office:value-type="string">
            <text:p text:style-name="BodyE"><text:span text:style-name="Bold">O</text:span> ye dews and hoar frosts, bless the Lord: * O ye frost and cold, bless the Lord.</text:p>
          </table:table-cell>
        </table:table-row>
        <table:table-row>
          <table:table-cell table:style-name="TableParallel.A1" office:value-type="string">
            <text:p text:style-name="BodyL"><text:span text:style-name="Bold">B</text:span>enedícite, glácies et nives, Dómino: * benedícite, noctes et dies, Dómino.</text:p>
          </table:table-cell>
          <table:table-cell table:style-name="TableParallel.B1" office:value-type="string">
            <text:p text:style-name="BodyE"><text:span text:style-name="Bold">O</text:span> ye ice and snow, bless the Lord: * O ye nights and days, bless the Lord.</text:p>
          </table:table-cell>
        </table:table-row>
        <table:table-row>
          <table:table-cell table:style-name="TableParallel.A1" office:value-type="string">
            <text:p text:style-name="BodyL"><text:span text:style-name="Bold">B</text:span>enedícite, lux et ténebræ, Dómino: * benedícite, fúlgura et nubes, Dómino.</text:p>
          </table:table-cell>
          <table:table-cell table:style-name="TableParallel.B1" office:value-type="string">
            <text:p text:style-name="BodyE"><text:span text:style-name="Bold">O</text:span> ye light and darkness, bless the Lord: * O ye lightnings and clouds, bless the Lord.</text:p>
          </table:table-cell>
        </table:table-row>
        <table:table-row>
          <table:table-cell table:style-name="TableParallel.A1" office:value-type="string">
            <text:p text:style-name="BodyL"><text:span text:style-name="Bold">B</text:span>enedícat terra Dóminum: * laudet et superexáltet eum in sãcula.</text:p>
          </table:table-cell>
          <table:table-cell table:style-name="TableParallel.B1" office:value-type="string">
            <text:p text:style-name="BodyE"><text:span text:style-name="Bold">O</text:span> let the earth bless the Lord: * let it praise and exalt him above all for ever.</text:p>
          </table:table-cell>
        </table:table-row>
        <table:table-row>
          <table:table-cell table:style-name="TableParallel.A1" office:value-type="string">
            <text:p text:style-name="BodyL"><text:span text:style-name="Bold">B</text:span>enedícite, montes et colles, Dómino: * benedícite, univérsa germinántia in terra, Dómino.</text:p>
          </table:table-cell>
          <table:table-cell table:style-name="TableParallel.B1" office:value-type="string">
            <text:p text:style-name="BodyE"><text:span text:style-name="Bold">O</text:span> ye mountains and hills, bless the Lord: * O all ye things that spring up in the earth, bless the Lord.</text:p>
          </table:table-cell>
        </table:table-row>
        <table:table-row>
          <table:table-cell table:style-name="TableParallel.A1" office:value-type="string">
            <text:p text:style-name="BodyL"><text:span text:style-name="Bold">B</text:span>enedícite, fontes, Dómino: * benedícite, mária et flúmina, Dómino.</text:p>
          </table:table-cell>
          <table:table-cell table:style-name="TableParallel.B1" office:value-type="string">
            <text:p text:style-name="BodyE"><text:span text:style-name="Bold">O</text:span> ye fountains, bless the Lord: * O ye seas and rivers, bless the Lord.</text:p>
          </table:table-cell>
        </table:table-row>
        <table:table-row>
          <table:table-cell table:style-name="TableParallel.A1" office:value-type="string">
            <text:p text:style-name="BodyL"><text:span text:style-name="Bold">B</text:span>enedícite, cete, et ómnia, quæ movéntur in aquis, Dómino: * benedícite, omnes vólucres cæli, Dómino.</text:p>
          </table:table-cell>
          <table:table-cell table:style-name="TableParallel.B1" office:value-type="string">
            <text:p text:style-name="BodyE"><text:span text:style-name="Bold">O</text:span> ye whales, and all that move in the waters, bless the Lord: * O all ye fowls of the air, bless the Lord.</text:p>
          </table:table-cell>
        </table:table-row>
        <table:table-row>
          <table:table-cell table:style-name="TableParallel.A1" office:value-type="string">
            <text:p text:style-name="BodyL"><text:span text:style-name="Bold">B</text:span>enedícite, omnes béstiæ et pécora, Dómino: * benedícite, fílii hóminum, Dómino.</text:p>
          </table:table-cell>
          <table:table-cell table:style-name="TableParallel.B1" office:value-type="string">
            <text:p text:style-name="BodyE"><text:span text:style-name="Bold">O</text:span> all ye beasts and cattle, bless the Lord: * O ye sons of men, bless the Lord.</text:p>
          </table:table-cell>
        </table:table-row>
        <table:table-row>
          <table:table-cell table:style-name="TableParallel.A1" office:value-type="string">
            <text:p text:style-name="BodyL"><text:span text:style-name="Bold">B</text:span>enedícat Israël Dóminum: * laudet et superexáltet eum in sãcula.</text:p>
          </table:table-cell>
          <table:table-cell table:style-name="TableParallel.B1" office:value-type="string">
            <text:p text:style-name="BodyE"><text:span text:style-name="Bold">O</text:span> let Israel bless the Lord: * let them praise and exalt him above all for ever.</text:p>
          </table:table-cell>
        </table:table-row>
        <table:table-row>
          <table:table-cell table:style-name="TableParallel.A1" office:value-type="string">
            <text:p text:style-name="BodyL"><text:span text:style-name="Bold">B</text:span>enedícite, sacerdótes Dómini, Dómino: * benedícite, servi Dómini, Dómino.</text:p>
          </table:table-cell>
          <table:table-cell table:style-name="TableParallel.B1" office:value-type="string">
            <text:p text:style-name="BodyE"><text:span text:style-name="Bold">O</text:span> ye priests of the Lord, bless the Lord: * O ye servants of the Lord, bless the Lord.</text:p>
          </table:table-cell>
        </table:table-row>
        <table:table-row>
          <table:table-cell table:style-name="TableParallel.A1" office:value-type="string">
            <text:p text:style-name="BodyL"><text:span text:style-name="Bold">B</text:span>enedícite, spíritus, et ánimæ justórum, Dómino: * benedícite, sancti, et húmiles corde, Dómino.</text:p>
          </table:table-cell>
          <table:table-cell table:style-name="TableParallel.B1" office:value-type="string">
            <text:p text:style-name="BodyE"><text:span text:style-name="Bold">O</text:span> ye spirits and souls of the just, bless the Lord: * O ye holy and humble of heart, bless the Lord.</text:p>
          </table:table-cell>
        </table:table-row>
        <table:table-row>
          <table:table-cell table:style-name="TableParallel.A1" office:value-type="string">
            <text:p text:style-name="BodyL"><text:span text:style-name="Bold">B</text:span>enedícite, Ananía, Azaría, Mísaël, Dómino: * laudáte et superexaltáte eum in sãcula.</text:p>
          </table:table-cell>
          <table:table-cell table:style-name="TableParallel.B1" office:value-type="string">
            <text:p text:style-name="BodyE"><text:span text:style-name="Bold">O</text:span> Ananias, Azarias, and Misael, bless ye the Lord: * praise and exalt him above all for ever.</text:p>
          </table:table-cell>
        </table:table-row>
        <table:table-row>
          <table:table-cell table:style-name="TableParallel.A1" office:value-type="string">
            <text:p text:style-name="BodyL"><text:span text:style-name="Rubric">(Fit reveréntia:)</text:span></text:p>
          </table:table-cell>
          <table:table-cell table:style-name="TableParallel.B1" office:value-type="string">
            <text:p text:style-name="BodyE"><text:span text:style-name="Rubric">(All bow:)</text:span></text:p>
          </table:table-cell>
        </table:table-row>
        <table:table-row>
          <table:table-cell table:style-name="TableParallel.A1" office:value-type="string">
            <text:p text:style-name="BodyL"><text:span text:style-name="Bold">B</text:span>enedicámus Patrem et Fílium cum Sancto Spíritu: * laudémus et superexaltémus eum in sãcula.</text:p>
          </table:table-cell>
          <table:table-cell table:style-name="TableParallel.B1" office:value-type="string">
            <text:p text:style-name="BodyE"><text:span text:style-name="Bold">L</text:span>et us bless the Father and the Son, with the Holy Ghost; * let us praise and exalt him above all for ever.</text:p>
          </table:table-cell>
        </table:table-row>
        <table:table-row>
          <table:table-cell table:style-name="TableParallel.A1" office:value-type="string">
            <text:p text:style-name="BodyL"><text:span text:style-name="Bold">B</text:span>enedíctus es, Dómine, in firmaménto cæli: * et laudábilis, et gloriósus, et superexaltátus in sãcula.</text:p>
          </table:table-cell>
          <table:table-cell table:style-name="TableParallel.B1" office:value-type="string">
            <text:p text:style-name="BodyE"><text:span text:style-name="Bold">B</text:span>lessed art thou, O Lord, in the firmament of heaven: * and worthy of praise, and glorious for ever.</text:p>
          </table:table-cell>
        </table:table-row>
        <table:table-row>
          <table:table-cell table:style-name="TableParallel.A1" office:value-type="string">
            <text:p text:style-name="BodyL"><text:span text:style-name="Rubric">Hic non dicitur Glória Patri, neque Amen.</text:span></text:p>
          </table:table-cell>
          <table:table-cell table:style-name="TableParallel.B1" office:value-type="string">
            <text:p text:style-name="BodyE"><text:span text:style-name="Rubric">Here is not said Amen or Glory be.</text:span></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 Extra Adventum.</text:span></text:p>
          </table:table-cell>
          <table:table-cell table:style-name="TableParallel.B1" office:value-type="string">
            <text:p text:style-name="BodyESm"><text:span text:style-name="Rubric">I. From 3 Feb. until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Benedícta fília tu a Dómino: quia per te fructum vitæ communicávimus.</text:p>
          </table:table-cell>
          <table:table-cell table:style-name="TableParallel.B1" office:value-type="string">
            <text:p text:style-name="BodyE"><text:span text:style-name="Rubric">Ant.</text:span> Daughter, thou art blessed of the Lord: for by thee we have partaken of the fruit of life.</text:p>
          </table:table-cell>
        </table:table-row>
        <table:table-row>
          <table:table-cell table:style-name="TableParallel.A1" office:value-type="string">
            <text:p text:style-name="BodyL"><text:span text:style-name="Rubric">Ant 5.</text:span> Pulchra es * et decóra, fília Jerúsalem, terríbilis ut castrórum ácies ordináta.</text:p>
          </table:table-cell>
          <table:table-cell table:style-name="TableParallel.B1" office:value-type="string">
            <text:p text:style-name="BodyE"><text:span text:style-name="Rubric">Ant 5.</text:span> Thou art beautiful * and comely, O daughter of Jerusalem, terrible as an army set in array.</text:p>
          </table:table-cell>
        </table:table-row>
      </table:table>
      <text:p text:style-name="P191"/>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Dabit ei Dóminus sedem David, patris ejus, et regnábit in ætérnum.</text:p>
          </table:table-cell>
          <table:table-cell table:style-name="TableParallel.B1" office:value-type="string">
            <text:p text:style-name="BodyESm"><text:span text:style-name="Rubric">Ant.</text:span> And the Lord shall give unto him the throne of David, his father, and he shall reign for ever.</text:p>
          </table:table-cell>
        </table:table-row>
        <table:table-row>
          <table:table-cell table:style-name="TableParallel.A1" office:value-type="string">
            <text:p text:style-name="BodyLSm"><text:span text:style-name="Rubric">Ant 5.</text:span> Ecce ancílla Dómini: * fiat mi­hi secúndum verbum tu­um.</text:p>
          </table:table-cell>
          <table:table-cell table:style-name="TableParallel.B1" office:value-type="string">
            <text:p text:style-name="BodyESm"><text:span text:style-name="Rubric">Ant 5.</text:span> Behold the handmaid of the Lord: * be it done to me according to thy wor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I. Post Adventum.</text:span></text:p>
          </table:table-cell>
          <table:table-cell table:style-name="TableParallel.B1" office:value-type="string">
            <text:p text:style-name="BodyESm"><text:span text:style-name="Rubric">III. From Christmas to 2 Feb.</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Germinávit radix Jesse, orta est stella ex Jacob, Virgo péperit Salvatórem: te laudámus, De­us noster.</text:p>
          </table:table-cell>
          <table:table-cell table:style-name="TableParallel.B1" office:value-type="string">
            <text:p text:style-name="BodyESm"><text:span text:style-name="Rubric">Ant.</text:span> The root of Jesse hath budded; the star hath risen out of Jacob; a Virgin hath brought forth the Saviour. We praise thee, O our God.</text:p>
          </table:table-cell>
        </table:table-row>
        <table:table-row>
          <table:table-cell table:style-name="TableParallel.A1" office:value-type="string">
            <text:p text:style-name="BodyLSm"><text:span text:style-name="Rubric">Ant 5.</text:span> Ecce María génuit * nobis Salvatórem, quem Joánnes videns exclamávit, dicens: Ecce Agnus Dei, ecce qui tollit peccáta mundi <text:span text:style-name="Rubric">(</text:span>allelúja<text:span text:style-name="Rubric">)</text:span>.</text:p>
          </table:table-cell>
          <table:table-cell table:style-name="TableParallel.B1" office:value-type="string">
            <text:p text:style-name="BodyESm"><text:span text:style-name="Rubric">Ant 5.</text:span> Behold, Mary hath brought forth * unto us the Saviour, whom, when John saw, he cried out: Behold the Lamb of God, behold him who takes away the sins of the world. <text:span text:style-name="Rubric">(</text:span>alleluia<text:span text:style-name="Rubric">)</text:span>.</text:p>
          </table:table-cell>
        </table:table-row>
      </table:table>
      <text:p text:style-name="P191"/>
      <text:p text:style-name="Head2Ps">Ps 148. Laudáte Dóminum</text:p>
      <table:table table:name="Table2399" table:style-name="TableParallel">
        <table:table-column table:style-name="TableParallel.A"/>
        <table:table-column table:style-name="TableParallel.B"/>
        <table:table-row>
          <table:table-cell table:style-name="TableParallel.A1" office:value-type="string">
            <text:p text:style-name="BodyLDrop">LAUDÁTE Dóminum de cælis: * laudáte eum in excélsis.<text:tab/><text:line-break/><text:span text:style-name="Bold">L</text:span>audáte eum, omnes Angeli ejus: * laudáte eum, omnes virtútes ejus.</text:p>
          </table:table-cell>
          <table:table-cell table:style-name="TableParallel.B1" office:value-type="string">
            <text:p text:style-name="BodyEDrop">PRAISE ye the Lord from the heavens: * praise ye him in the high places.<text:tab/><text:line-break/><text:span text:style-name="Bold">P</text:span>raise ye him, all his angels: * praise ye him, all his hosts.</text:p>
          </table:table-cell>
        </table:table-row>
        <table:table-row>
          <table:table-cell table:style-name="TableParallel.A1" office:value-type="string">
            <text:p text:style-name="BodyL"><text:span text:style-name="Bold">L</text:span>audáte eum, sol et luna: * laudáte eum, omnes stellæ et lumen.</text:p>
          </table:table-cell>
          <table:table-cell table:style-name="TableParallel.B1" office:value-type="string">
            <text:p text:style-name="BodyE"><text:span text:style-name="Bold">P</text:span>raise ye him, O sun and moon: * praise him, all ye stars and light.</text:p>
          </table:table-cell>
        </table:table-row>
        <table:table-row>
          <table:table-cell table:style-name="TableParallel.A1" office:value-type="string">
            <text:p text:style-name="BodyL"><text:span text:style-name="Bold">L</text:span>audáte eum, cæli cælórum: * et aquæ omnes, quæ super cælos sunt, laudent nomen Dómini.</text:p>
          </table:table-cell>
          <table:table-cell table:style-name="TableParallel.B1" office:value-type="string">
            <text:p text:style-name="BodyE"><text:span text:style-name="Bold">P</text:span>raise him, ye heavens of heavens: * and let all the waters that are above the heavens, praise the name of the Lord.</text:p>
          </table:table-cell>
        </table:table-row>
        <table:table-row>
          <table:table-cell table:style-name="TableParallel.A1" office:value-type="string">
            <text:p text:style-name="BodyL"><text:span text:style-name="Bold">Q</text:span>uia ipse dixit, et facta sunt: * ipse mandávit, et creáta sunt.</text:p>
          </table:table-cell>
          <table:table-cell table:style-name="TableParallel.B1" office:value-type="string">
            <text:p text:style-name="BodyE"><text:span text:style-name="Bold">F</text:span>or he spoke, and they were made: * he commanded, and they were created.</text:p>
          </table:table-cell>
        </table:table-row>
        <table:table-row>
          <table:table-cell table:style-name="TableParallel.A1" office:value-type="string">
            <text:p text:style-name="BodyL"><text:span text:style-name="Bold">S</text:span>tátuit ea in ætérnum, et in sãculum sãculi: * præcéptum pósuit, et non præteríbit.</text:p>
          </table:table-cell>
          <table:table-cell table:style-name="TableParallel.B1" office:value-type="string">
            <text:p text:style-name="BodyE"><text:span text:style-name="Bold">H</text:span>e hath established them for ever, and for ages of ages: * he hath made a decree, and it shall not pass away.</text:p>
          </table:table-cell>
        </table:table-row>
        <table:table-row>
          <table:table-cell table:style-name="TableParallel.A1" office:value-type="string">
            <text:p text:style-name="BodyL"><text:span text:style-name="Bold">L</text:span>audáte Dóminum de terra, * dracónes, et omnes abýssi.</text:p>
          </table:table-cell>
          <table:table-cell table:style-name="TableParallel.B1" office:value-type="string">
            <text:p text:style-name="BodyE"><text:span text:style-name="Bold">P</text:span>raise the Lord from the earth, * ye dragons, and all ye deeps:</text:p>
          </table:table-cell>
        </table:table-row>
        <table:table-row>
          <table:table-cell table:style-name="TableParallel.A1" office:value-type="string">
            <text:p text:style-name="BodyL"><text:span text:style-name="Bold">I</text:span>gnis, grando, nix, glácies, spíritus procellárum: * quæ fáciunt verbum ejus:</text:p>
          </table:table-cell>
          <table:table-cell table:style-name="TableParallel.B1" office:value-type="string">
            <text:p text:style-name="BodyE"><text:span text:style-name="Bold">F</text:span>ire, hail, snow, ice, stormy winds * which fulfill his word:</text:p>
          </table:table-cell>
        </table:table-row>
        <table:table-row>
          <table:table-cell table:style-name="TableParallel.A1" office:value-type="string">
            <text:p text:style-name="BodyL"><text:span text:style-name="Bold">M</text:span>ontes, et omnes colles: * ligna fructífera, et omnes cedri.</text:p>
          </table:table-cell>
          <table:table-cell table:style-name="TableParallel.B1" office:value-type="string">
            <text:p text:style-name="BodyE"><text:span text:style-name="Bold">M</text:span>ountains and all hills, * fruitful trees and all cedars:</text:p>
          </table:table-cell>
        </table:table-row>
        <table:table-row>
          <table:table-cell table:style-name="TableParallel.A1" office:value-type="string">
            <text:p text:style-name="BodyL"><text:span text:style-name="Bold">B</text:span>éstiæ, et univérsa pécora: * serpéntes, et vólucres pennátæ:</text:p>
          </table:table-cell>
          <table:table-cell table:style-name="TableParallel.B1" office:value-type="string">
            <text:p text:style-name="BodyE"><text:span text:style-name="Bold">B</text:span>easts and all cattle: * serpents and feathered fowls:</text:p>
          </table:table-cell>
        </table:table-row>
        <table:table-row>
          <table:table-cell table:style-name="TableParallel.A1" office:value-type="string">
            <text:p text:style-name="BodyL"><text:span text:style-name="Bold">R</text:span>eges terræ, et omnes pópuli: * príncipes, et omnes júdices terræ.</text:p>
          </table:table-cell>
          <table:table-cell table:style-name="TableParallel.B1" office:value-type="string">
            <text:p text:style-name="BodyE"><text:span text:style-name="Bold">K</text:span>ings of the earth and all people: * princes and all judges of the earth:</text:p>
          </table:table-cell>
        </table:table-row>
        <table:table-row>
          <table:table-cell table:style-name="TableParallel.A1" office:value-type="string">
            <text:p text:style-name="BodyL"><text:span text:style-name="Bold">J</text:span>úvenes, et vírgines: senes cum junióribus laudent nomen Dómini: * quia exaltátum est nomen ejus solíus.</text:p>
          </table:table-cell>
          <table:table-cell table:style-name="TableParallel.B1" office:value-type="string">
            <text:p text:style-name="BodyE"><text:span text:style-name="Bold">Y</text:span>oung men and maidens: let the old with the younger, praise the name of the Lord: * For his name alone is exalted.</text:p>
          </table:table-cell>
        </table:table-row>
        <table:table-row>
          <table:table-cell table:style-name="TableParallel.A1" office:value-type="string">
            <text:p text:style-name="BodyL"><text:span text:style-name="Bold">C</text:span>onféssio ejus super cælum et terram: * et exaltávit cornu pópuli sui.</text:p>
          </table:table-cell>
          <table:table-cell table:style-name="TableParallel.B1" office:value-type="string">
            <text:p text:style-name="BodyE"><text:span text:style-name="Bold">T</text:span>he praise of him is above heaven and earth: * and he hath exalted the horn of his people.</text:p>
          </table:table-cell>
        </table:table-row>
        <table:table-row>
          <table:table-cell table:style-name="TableParallel.A1" office:value-type="string">
            <text:p text:style-name="BodyL"><text:span text:style-name="Bold">H</text:span>ymnus ómnibus sanctis ejus: * fíliis Israël, pópulo appropinquánti sibi.</text:p>
          </table:table-cell>
          <table:table-cell table:style-name="TableParallel.B1" office:value-type="string">
            <text:p text:style-name="BodyE"><text:span text:style-name="Bold">A</text:span> hymn to all his saints: * to the children of Israel, a people approaching to him.</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 Extra Adventum.</text:span></text:p>
          </table:table-cell>
          <table:table-cell table:style-name="TableParallel.B1" office:value-type="string">
            <text:p text:style-name="BodyESm"><text:span text:style-name="Rubric">I. From 3 Feb. until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Pulchra es et decóra, fília Jerúsalem, terríbilis ut castrórum ácies ordináta.</text:p>
          </table:table-cell>
          <table:table-cell table:style-name="TableParallel.B1" office:value-type="string">
            <text:p text:style-name="BodyE"><text:span text:style-name="Rubric">Ant.</text:span> Thou art beautiful and comely, O daughter of Jerusalem, terrible as an army set in array.</text:p>
          </table:table-cell>
        </table:table-row>
      </table:table>
      <text:p text:style-name="P191"/>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 In Adventu.</text:span></text:p>
          </table:table-cell>
          <table:table-cell table:style-name="TableParallel.B1" office:value-type="string">
            <text:p text:style-name="BodyESm"><text:span text:style-name="Rubric">II. In Advent.</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Ecce ancílla Dómini: fiat mi­hi secúndum verbum tu­um.</text:p>
          </table:table-cell>
          <table:table-cell table:style-name="TableParallel.B1" office:value-type="string">
            <text:p text:style-name="BodyESm"><text:span text:style-name="Rubric">Ant.</text:span> Behold the handmaid of the Lord: be it done to me according to thy wor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III. Post Adventum.</text:span></text:p>
          </table:table-cell>
          <table:table-cell table:style-name="TableParallel.B1" office:value-type="string">
            <text:p text:style-name="BodyESm"><text:span text:style-name="Rubric">III. From Christmas to 2 Feb.</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Ecce María génuit nobis Salvatórem, quem Joánnes videns exclamávit, dicens: Ecce Agnus Dei, ecce qui tollit peccáta mundi <text:span text:style-name="Rubric">(</text:span>allelúja<text:span text:style-name="Rubric">)</text:span>.</text:p>
          </table:table-cell>
          <table:table-cell table:style-name="TableParallel.B1" office:value-type="string">
            <text:p text:style-name="BodyESm"><text:span text:style-name="Rubric">Ant.</text:span> Behold, Mary hath brought forth unto us the Saviour, whom, when John saw, he cried out: Behold the Lamb of God, behold him who takes away the sins of the world. <text:span text:style-name="Rubric">(</text:span>alleluia<text:span text:style-name="Rubric">)</text:span>.</text:p>
          </table:table-cell>
        </table:table-row>
      </table:table>
      <text:p text:style-name="P191"/>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I,III. Extra et Post Adventum.</text:p>
          </table:table-cell>
          <table:table-cell table:style-name="TableParallel.B2" office:value-type="string">
            <text:p text:style-name="Head4">I,III. From Christmas until Advent.</text:p>
          </table:table-cell>
        </table:table-row>
      </table:table>
      <text:p text:style-name="RubricHSm">Capit. (Little Chapt.)<text:tab/>Cant. 6:8</text:p>
      <table:table table:name="Table2399" table:style-name="TableParallel">
        <table:table-column table:style-name="TableParallel.A"/>
        <table:table-column table:style-name="TableParallel.B"/>
        <table:table-row>
          <table:table-cell table:style-name="TableParallel.A1" office:value-type="string">
            <text:p text:style-name="BodyLDrop">VIDÉRUNT eam fíliæ Sion, et beatíssimam prædicavérunt, et regínæ laudavérunt eam.<text:tab/> <text:span text:style-name="VR">R. </text:span>Deo grátias.</text:p>
          </table:table-cell>
          <table:table-cell table:style-name="TableParallel.B1" office:value-type="string">
            <text:p text:style-name="BodyEDrop">THE daughters of Sion saw her, and declared her most blessed: and queens praised her.<text:tab/> <text:span text:style-name="VR">R. </text:span>Thanks be to God.</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 In Adventu.</text:p>
          </table:table-cell>
          <table:table-cell table:style-name="TableParallel.B2" office:value-type="string">
            <text:p text:style-name="Head4">II. In Advent.</text:p>
          </table:table-cell>
        </table:table-row>
      </table:table>
      <text:p text:style-name="RubricHSm">Capit. (Little Chapt.)<text:tab/>Is. 11:1-2</text:p>
      <table:table table:name="Table2399" table:style-name="TableParallel">
        <table:table-column table:style-name="TableParallel.A"/>
        <table:table-column table:style-name="TableParallel.B"/>
        <table:table-row>
          <table:table-cell table:style-name="TableParallel.A1" office:value-type="string">
            <text:p text:style-name="BodyLDrop">EGREDIÉTUR virga de radíce Jesse, et flos de radíce ejus ascéndet. Et requiéscet super eum Spíritus Dómini.<text:tab/> <text:span text:style-name="VR">R. </text:span>Deo grátias.</text:p>
          </table:table-cell>
          <table:table-cell table:style-name="TableParallel.B1" office:value-type="string">
            <text:p text:style-name="BodyEDrop">THERE shall come forth a rod out of the root of Jesse, and a flower shall rise up out of his root, and the Spirit of the Lord shall rest upon him.<text:tab/> <text:span text:style-name="VR">R. </text:span>Thanks be to God.</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Hymnus</text:p>
          </table:table-cell>
          <table:table-cell table:style-name="TableParallel.B2" office:value-type="string">
            <text:p text:style-name="Head4">Hym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O</text:span> gloriósa vírginum,</text:p>
            <text:p text:style-name="HymnL">Sublímis inter sídera,</text:p>
            <text:p text:style-name="HymnL">Qui te creávit, párvulum</text:p>
            <text:p text:style-name="HymnL">Lacténte nutris úbere.</text:p>
          </table:table-cell>
          <table:table-cell table:style-name="TableParallel.B1" office:value-type="string">
            <text:p text:style-name="HymnE1"><text:span text:style-name="HymnR">O</text:span> Queen of all the Virgin choir!</text:p>
            <text:p text:style-name="HymnE">Enthroned above the starry sky!</text:p>
            <text:p text:style-name="HymnE">Who with thy bosom’s milk didst feed</text:p>
            <text:p text:style-name="HymnE">Thy own Creator Lord most high.</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Q</text:span>uod Heva tristis ábstulit,</text:p>
            <text:p text:style-name="HymnL">Tu reddis almo gérmine:</text:p>
            <text:p text:style-name="HymnL">Intrent ut astra flébiles,</text:p>
            <text:p text:style-name="HymnL">Cæli reclúdis cárdines.</text:p>
          </table:table-cell>
          <table:table-cell table:style-name="TableParallel.B1" office:value-type="string">
            <text:p text:style-name="HymnE"><text:span text:style-name="HymnR">W</text:span>hat man had lost in hapless Eve,</text:p>
            <text:p text:style-name="HymnE">Thy sacred womb to man restores;</text:p>
            <text:p text:style-name="HymnE">Thou to the wretched here beneath</text:p>
            <text:p text:style-name="HymnE">Hast open’d Heaven’s eternal doors.</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u Regis alti jánua</text:p>
            <text:p text:style-name="HymnL">Et aula lucis fúlgida:</text:p>
            <text:p text:style-name="HymnL">Vitam datam per Vírginem,</text:p>
            <text:p text:style-name="HymnL">Gentes redémptæ, pláudite.</text:p>
          </table:table-cell>
          <table:table-cell table:style-name="TableParallel.B1" office:value-type="string">
            <text:p text:style-name="HymnE"><text:span text:style-name="HymnR">H</text:span>ail, O refulgent Hall of light!</text:p>
            <text:p text:style-name="HymnE">Hail, Gate august of Heaven’s high King!</text:p>
            <text:p text:style-name="HymnE">Through Thee redeem’d to endless life,</text:p>
            <text:p text:style-name="HymnE">Thy praise let all the nations sing.</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ãcula. Amen.</text:p>
          </table:table-cell>
          <table:table-cell table:style-name="TableParallel.B1" office:value-type="string">
            <text:p text:style-name="HymnE"><text:span text:style-name="HymnR">O</text:span> Jesu! born of Virgin bright,</text:p>
            <text:p text:style-name="HymnE">Immortal glory be to Thee;</text:p>
            <text:p text:style-name="HymnE">Praise to the Father infinite,</text:p>
            <text:p text:style-name="HymnE">And Holy Ghost eternally. Amen.</text:p>
          </table:table-cell>
        </table:table-row>
      </table:table>
      <text:p text:style-name="BodySm"><text:span text:style-name="Rubric">Auth. Venantius Fortunatus<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Benedícta tu in muliéribus. <text:span text:style-name="VR">R. </text:span>Et benedíctus fructus ventris tui.</text:p>
          </table:table-cell>
          <table:table-cell table:style-name="TableParallel.B1" office:value-type="string">
            <text:p text:style-name="BodyE"><text:span text:style-name="VR">V. </text:span>Blessed art thou among women. <text:span text:style-name="VR">R. </text:span>And blessed is the fruit of thy womb.</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I. Extra Adventum.</text:p>
          </table:table-cell>
          <table:table-cell table:style-name="TableParallel.B2" office:value-type="string">
            <text:p text:style-name="Head4">I. From 3 Feb. until Adven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Beáta Dei Génitrix, María, * Virgo perpétua, templum Dómini, sacrárium Spíritus Sancti, sola sine exémplo placuísti Dómino nostro Jesu Christo: ora pro pópulo, intérveni pro clero, intercéde pro devóto femíneo sexu.</text:p>
          </table:table-cell>
          <table:table-cell table:style-name="TableParallel.B1" office:value-type="string">
            <text:p text:style-name="BodyE"><text:span text:style-name="Rubric">Benedictus Ant.</text:span> O blessed Mary, * Mother of God, ever Virgin, temple of the Lord, sanctuary of the Holy Ghost, thou alone without previous example hast been pleasing to our Lord Jesus Christ; pray for the people, mediate for the clergy, intercede for all women vowed to God.</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Tempore paschali</text:p>
          </table:table-cell>
          <table:table-cell table:style-name="TableParallel.B2" office:value-type="string">
            <text:p text:style-name="Head4">Easter Seaso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d Bened.Ant.</text:span> Regína cæli,* lætáre, allelúja; quia quem meruísti portáre, allelúja; resurréxit, sicut dixit, allelúja: ora pro nobis Deum, allelúja.</text:p>
          </table:table-cell>
          <table:table-cell table:style-name="TableParallel.B1" office:value-type="string">
            <text:p text:style-name="BodyESm"><text:span text:style-name="Rubric">Benedictus Ant.</text:span> Queen of heaven, * rejoice, alleluia, for he whom thou didst merit to bear, alleluia, hath risen as he said, alleluia: pray for us to God, alleluia.</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 In Adventu.</text:p>
          </table:table-cell>
          <table:table-cell table:style-name="TableParallel.B2" office:value-type="string">
            <text:p text:style-name="Head4">II. In Adven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d Bened.Ant.</text:span> Spíritus Sanctus * in te descéndet, María: ne tímeas, habébis in útero Fílium Dei <text:span text:style-name="Rubric">(</text:span>allelúja<text:span text:style-name="Rubric">)</text:span>.</text:p>
          </table:table-cell>
          <table:table-cell table:style-name="TableParallel.B1" office:value-type="string">
            <text:p text:style-name="BodyESm"><text:span text:style-name="Rubric">Benedictus Ant.</text:span> The Holy Ghost * shall come upon thee, O Mary: fear not, thou shalt hold within thy womb the Son of God <text:span text:style-name="Rubric">(</text:span>allelúja<text:span text:style-name="Rubric">)</text:span>.</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I. Post Adventum.</text:p>
          </table:table-cell>
          <table:table-cell table:style-name="TableParallel.B2" office:value-type="string">
            <text:p text:style-name="Head4">III. From Christmas to 2 Feb.</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d Bened.Ant.</text:span> Mirábile mystérium * declarátur hódie: innovántur natúræ, De­us homo factus est: id quod fuit permánsit, et quod non erat assúmpsit non commixtiónem passus, neque divisiónem.</text:p>
          </table:table-cell>
          <table:table-cell table:style-name="TableParallel.B1" office:value-type="string">
            <text:p text:style-name="BodyESm"><text:span text:style-name="Rubric">Benedictus Ant.</text:span> An admirable mystery * is this day revealed: the two natures are united in a new way, God is made man. He remained what he was, and he assumed what he was not, suffering neither confusion nor division.</text:p>
          </table:table-cell>
        </table:table-row>
      </table:table>
      <text:p text:style-name="Head2Cant">Cant. Zachariæ (Luke 1:68-79)</text:p>
      <table:table table:name="Table2399" table:style-name="TableParallel">
        <table:table-column table:style-name="TableParallel.A"/>
        <table:table-column table:style-name="TableParallel.B"/>
        <table:table-row>
          <table:table-cell table:style-name="TableParallel.A1" office:value-type="string">
            <text:p text:style-name="BodyLDrop">BENEDÍCTUS † Dóminus, De­us Israël: * quia visitávit, et fecit redemptiónem plebis suæ:<text:tab/><text:line-break/><text:span text:style-name="Bold">E</text:span>t eréxit cornu salútis nobis: * in domo David, púeri sui.</text:p>
          </table:table-cell>
          <table:table-cell table:style-name="TableParallel.B1" office:value-type="string">
            <text:p text:style-name="BodyEDrop">BLESSED † be the Lord God of Israel; * because he hath visited and wrought the redemption of his people:<text:tab/><text:line-break/><text:span text:style-name="Bold">A</text:span>nd hath raised up an horn of salvation to us, * in the house of David his servant:</text:p>
          </table:table-cell>
        </table:table-row>
        <table:table-row>
          <table:table-cell table:style-name="TableParallel.A1" office:value-type="string">
            <text:p text:style-name="BodyL"><text:span text:style-name="Bold">S</text:span>icut locútus est per os sanctórum, * qui a sãculo sunt, prophetárum ejus:</text:p>
          </table:table-cell>
          <table:table-cell table:style-name="TableParallel.B1" office:value-type="string">
            <text:p text:style-name="BodyE"><text:span text:style-name="Bold">A</text:span>s he spoke by the mouth of his holy Prophets, * who are from the beginning:</text:p>
          </table:table-cell>
        </table:table-row>
        <table:table-row>
          <table:table-cell table:style-name="TableParallel.A1" office:value-type="string">
            <text:p text:style-name="BodyL"><text:span text:style-name="Bold">S</text:span>alútem ex inimícis nostris, * et de manu ómnium, qui odérunt nos.</text:p>
          </table:table-cell>
          <table:table-cell table:style-name="TableParallel.B1" office:value-type="string">
            <text:p text:style-name="BodyE"><text:span text:style-name="Bold">S</text:span>alvation from our enemies, * and from the hand of all that hate us:</text:p>
          </table:table-cell>
        </table:table-row>
        <table:table-row>
          <table:table-cell table:style-name="TableParallel.A1" office:value-type="string">
            <text:p text:style-name="BodyL"><text:span text:style-name="Bold">A</text:span>d faciéndam misericórdiam cum pátribus nostris: * et memorári testaménti sui sancti.</text:p>
          </table:table-cell>
          <table:table-cell table:style-name="TableParallel.B1" office:value-type="string">
            <text:p text:style-name="BodyE"><text:span text:style-name="Bold">T</text:span>o perform mercy to our fathers, * and to remember his holy testament,</text:p>
          </table:table-cell>
        </table:table-row>
        <table:table-row>
          <table:table-cell table:style-name="TableParallel.A1" office:value-type="string">
            <text:p text:style-name="BodyL"><text:span text:style-name="Bold">J</text:span>usjurándum, quod jurávit ad Abraham patrem nostrum, * datúrum se nobis:</text:p>
          </table:table-cell>
          <table:table-cell table:style-name="TableParallel.B1" office:value-type="string">
            <text:p text:style-name="BodyE"><text:span text:style-name="Bold">T</text:span>he oath, which he swore to Abraham our father, * that he would grant to us,</text:p>
          </table:table-cell>
        </table:table-row>
        <table:table-row>
          <table:table-cell table:style-name="TableParallel.A1" office:value-type="string">
            <text:p text:style-name="BodyL"><text:span text:style-name="Bold">U</text:span>t sine timóre, de manu inimicórum nostrórum liberáti, * serviámus illi.</text:p>
          </table:table-cell>
          <table:table-cell table:style-name="TableParallel.B1" office:value-type="string">
            <text:p text:style-name="BodyE"><text:span text:style-name="Bold">T</text:span>hat being delivered from the hand of our enemies, * we may serve him without fear,</text:p>
          </table:table-cell>
        </table:table-row>
        <table:table-row>
          <table:table-cell table:style-name="TableParallel.A1" office:value-type="string">
            <text:p text:style-name="BodyL"><text:span text:style-name="Bold">I</text:span>n sanctitáte, et justítia coram ipso, * ómnibus diébus nostris.</text:p>
          </table:table-cell>
          <table:table-cell table:style-name="TableParallel.B1" office:value-type="string">
            <text:p text:style-name="BodyE"><text:span text:style-name="Bold">I</text:span>n holiness and justice before him, * all our days.</text:p>
          </table:table-cell>
        </table:table-row>
        <table:table-row>
          <table:table-cell table:style-name="TableParallel.A1" office:value-type="string">
            <text:p text:style-name="BodyL"><text:span text:style-name="Bold">E</text:span>t tu, puer, Prophéta Altíssimi vocáberis: * præíbis enim ante fáciem Dómini, paráre vias ejus:</text:p>
          </table:table-cell>
          <table:table-cell table:style-name="TableParallel.B1" office:value-type="string">
            <text:p text:style-name="BodyE"><text:span text:style-name="Bold">A</text:span>nd thou, child, shalt be called the prophet of the Highest: * for thou shalt go before the face of the Lord to prepare his ways:</text:p>
          </table:table-cell>
        </table:table-row>
        <table:table-row>
          <table:table-cell table:style-name="TableParallel.A1" office:value-type="string">
            <text:p text:style-name="BodyL"><text:span text:style-name="Bold">A</text:span>d dandam sciéntiam salútis plebi ejus: * in remissiónem peccatórum eórum:</text:p>
          </table:table-cell>
          <table:table-cell table:style-name="TableParallel.B1" office:value-type="string">
            <text:p text:style-name="BodyE"><text:span text:style-name="Bold">T</text:span>o give knowledge of salvation to his people, * unto the remission of their sins:</text:p>
          </table:table-cell>
        </table:table-row>
        <table:table-row>
          <table:table-cell table:style-name="TableParallel.A1" office:value-type="string">
            <text:p text:style-name="BodyL"><text:span text:style-name="Bold">P</text:span>er víscera misericórdiæ Dei nostri: * in quibus visitávit nos, óriens ex alto:</text:p>
          </table:table-cell>
          <table:table-cell table:style-name="TableParallel.B1" office:value-type="string">
            <text:p text:style-name="BodyE"><text:span text:style-name="Bold">T</text:span>hrough the bowels of the mercy of our God, * in which the Orient from on high hath visited us:</text:p>
          </table:table-cell>
        </table:table-row>
        <table:table-row>
          <table:table-cell table:style-name="TableParallel.A1" office:value-type="string">
            <text:p text:style-name="BodyL"><text:span text:style-name="Bold">I</text:span>llumináre his, qui in ténebris, et in umbra mortis sedent: * ad dirigéndos pedes nostros in viam pacis.</text:p>
          </table:table-cell>
          <table:table-cell table:style-name="TableParallel.B1" office:value-type="string">
            <text:p text:style-name="BodyE"><text:span text:style-name="Bold">T</text:span>o enlighten them that sit in darkness, and in the shadow of death: * to direct our feet into the way of peac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Bold">G</text:span>lória Patri, <text:span text:style-name="Rubric">&amp;c</text:span>.</text:p>
          </table:table-cell>
          <table:table-cell table:style-name="TableParallel.B1" office:value-type="string">
            <text:p text:style-name="BodyE"><text:span text:style-name="Bold">G</text:span>lory be, <text:span text:style-name="Rubric">etc</text:span>.</text:p>
          </table:table-cell>
        </table:table-row>
      </table:table>
      <text:p text:style-name="BodySm"/>
      <table:table table:name="Table2399" table:style-name="TableParallelH">
        <table:table-column table:style-name="TableParallel.A"/>
        <table:table-column table:style-name="TableParallel.B"/>
        <table:table-row>
          <table:table-cell table:style-name="TableParallel.A1" office:value-type="string">
            <text:p text:style-name="Head4">I. Extra Adventum.</text:p>
          </table:table-cell>
          <table:table-cell table:style-name="TableParallel.B2" office:value-type="string">
            <text:p text:style-name="Head4">I. From 3 Feb. until Adven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Beáta Dei Génitrix, María, Virgo perpétua, templum Dómini, sacrárium Spíritus Sancti, sola sine exémplo placuísti Dómino nostro Jesu Christo: ora pro pópulo, intérveni pro clero, intercéde pro devóto femíneo sexu.</text:p>
          </table:table-cell>
          <table:table-cell table:style-name="TableParallel.B1" office:value-type="string">
            <text:p text:style-name="BodyE"><text:span text:style-name="Rubric">Ant.</text:span> O blessed Mary, Mother of God, ever Virgin, temple of the Lord, sanctuary of the Holy Ghost, thou alone without previous example hast been pleasing to our Lord Jesus Christ; pray for the people, mediate for the clergy, intercede for all women vowed to God.</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Tempore paschali</text:p>
          </table:table-cell>
          <table:table-cell table:style-name="TableParallel.B2" office:value-type="string">
            <text:p text:style-name="Head4">Easter Seaso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Regína cæli, lætáre, allelúja; quia quem meruísti portáre, allelúja; resurréxit, sicut dixit, allelúja: ora pro nobis Deum, allelúja.</text:p>
          </table:table-cell>
          <table:table-cell table:style-name="TableParallel.B1" office:value-type="string">
            <text:p text:style-name="BodyESm"><text:span text:style-name="Rubric">Ant.</text:span> Queen of heaven, rejoice, alleluia, for he whom thou didst merit to bear, alleluia, hath risen as he said, alleluia: pray for us to God, alleluia.</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 In Adventu.</text:p>
          </table:table-cell>
          <table:table-cell table:style-name="TableParallel.B2" office:value-type="string">
            <text:p text:style-name="Head4">II. In Adven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Spíritus Sanctus in te descéndet, María: ne tímeas, habébis in útero Fílium Dei <text:span text:style-name="Rubric">(</text:span>allelúja<text:span text:style-name="Rubric">)</text:span>.</text:p>
          </table:table-cell>
          <table:table-cell table:style-name="TableParallel.B1" office:value-type="string">
            <text:p text:style-name="BodyESm"><text:span text:style-name="Rubric">Ant.</text:span> The Holy Ghost shall come upon thee, O Mary: fear not, thou shalt hold within thy womb the Son of God <text:span text:style-name="Rubric">(</text:span>allelúja<text:span text:style-name="Rubric">)</text:span>.</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I. Post Adventum.</text:p>
          </table:table-cell>
          <table:table-cell table:style-name="TableParallel.B2" office:value-type="string">
            <text:p text:style-name="Head4">III. From Christmas to 2 Feb.</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Ant.</text:span> Mirábile mystérium declarátur hódie: innovántur natúræ, De­us homo factus est: id quod fuit permánsit, et quod non erat assúmpsit non commixtiónem passus, neque divisiónem.</text:p>
          </table:table-cell>
          <table:table-cell table:style-name="TableParallel.B1" office:value-type="string">
            <text:p text:style-name="BodyESm"><text:span text:style-name="Rubric">Ant.</text:span> An admirable mystery is this day revealed: the two natures are united in a new way, God is made man. He remained what he was, and he assumed what he was not, suffering neither confusion nor division.</text:p>
          </table:table-cell>
        </table:table-row>
      </table:table>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In recitatione in choro vel in communi:</text:span></text:p>
          </table:table-cell>
          <table:table-cell table:style-name="TableParallel.B1" office:value-type="string">
            <text:p text:style-name="BodyE"><text:span text:style-name="Rubric">In recitation in choir or in common:</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óminus vobíscum. <text:span text:style-name="VR">R. </text:span>Et cum spíritu tuo.</text:p>
          </table:table-cell>
          <table:table-cell table:style-name="TableParallel.B1" office:value-type="string">
            <text:p text:style-name="BodyE"><text:span text:style-name="VR">V. </text:span>The Lord be with you. <text:span text:style-name="VR">R. </text:span>And with thy spiri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In recitatione a solo facta, et ab iis qui in ordine diaconatus non sunt constituti:</text:span></text:p>
          </table:table-cell>
          <table:table-cell table:style-name="TableParallel.B1" office:value-type="string">
            <text:p text:style-name="BodyE"><text:span text:style-name="Rubric">In recitation by one alone, and by those who have not been ordained Deacons:</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ómine, exáudi oratiónem me­am. <text:span text:style-name="VR">R. </text:span>Et clamor me­us ad te véniat.</text:p>
          </table:table-cell>
          <table:table-cell table:style-name="TableParallel.B1" office:value-type="string">
            <text:p text:style-name="BodyE"><text:span text:style-name="VR">V. </text:span>O Lord, hear my prayer. <text:span text:style-name="VR">R. </text:span>And let my cry come unto the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Indent">Orémus.</text:p>
          </table:table-cell>
          <table:table-cell table:style-name="TableParallel.B1" office:value-type="string">
            <text:p text:style-name="BodyEIndent">Let us pray.</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I. Extra Adventum et In Adventu.</text:p>
          </table:table-cell>
          <table:table-cell table:style-name="TableParallel.B2" office:value-type="string">
            <text:p text:style-name="Head4">I,II. From 3 Feb. until Christma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DEUS, qui de beátæ Maríæ Vírginis útero Verbum tu­um, Angelo nuntiánte, carnem suscípere voluísti: præsta supplícibus tuis: ut qui vere eam Genitrícem Dei crédimus, ejus apud te intercessiónibus adjuvémur. Per eúmdem Dóminum.</text:p>
          </table:table-cell>
          <table:table-cell table:style-name="TableParallel.B1" office:value-type="string">
            <text:p text:style-name="BodyEDrop">O GOD, who wast pleased that thy Word, at the message of an Angel, should take flesh in the womb of the blessed Virgin Mary; grant to us thy suppliants, that we who believe her to be truly the Mother of God may be helped by her intercession with thee. Through the same.</text:p>
          </table:table-cell>
        </table:table-row>
      </table:table>
      <table:table table:name="Table2399" table:style-name="TableParallelH">
        <table:table-column table:style-name="TableParallel.A"/>
        <table:table-column table:style-name="TableParallel.B"/>
        <table:table-row>
          <table:table-cell table:style-name="TableParallel.A1" office:value-type="string">
            <text:p text:style-name="Head4">III. Post Adventum.</text:p>
          </table:table-cell>
          <table:table-cell table:style-name="TableParallel.B2" office:value-type="string">
            <text:p text:style-name="Head4">III. From Christmas to 2 Feb.</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able:table-cell>
          <table:table-cell table:style-name="TableParallel.B1" office:value-type="string">
            <text:p text:style-name="BodyEDrop">O GOD, who by the fruitful virginity of blessed Mary, hast given to mankind the rewards of eternal salvation; grant, we beseech thee, that we may experience her intercession for us, by whom we received the Author of life, our Lord Jesus Christ, thy Son. Who liveth.</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Sm"><text:span text:style-name="Rubric"><text:span text:style-name="NonRubric">Dómine exaudi</text:span> vel <text:span text:style-name="NonRubric">Dóminus vobíscum</text:span>, ut supra.</text:span></text:p>
          </table:table-cell>
          <table:table-cell table:style-name="TableParallel.B1" office:value-type="string">
            <text:p text:style-name="BodyESm"><text:span text:style-name="Rubric"><text:span text:style-name="NonRubric">Dómine exaudi</text:span> or <text:span text:style-name="NonRubric">Dóminus vobíscum</text:span>, as above.</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Benedicámus Dómino. <text:span text:style-name="VR">R. </text:span>Deo grátias.</text:p>
          </table:table-cell>
          <table:table-cell table:style-name="TableParallel.B1" office:value-type="string">
            <text:p text:style-name="BodyE"><text:span text:style-name="VR">V. </text:span>Let us bless the Lord. <text:span text:style-name="VR">R. </text:span>Thanks be to Go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Fidélium ánimæ † per misericórdiam Dei requiéscant in pace. <text:span text:style-name="VR">R. </text:span>Amen.</text:p>
          </table:table-cell>
          <table:table-cell table:style-name="TableParallel.B1" office:value-type="string">
            <text:p text:style-name="BodyE"><text:span text:style-name="VR">V. </text:span>May the souls † of the faithful departed through the mercy of God rest in peace. <text:span text:style-name="VR">R. </text:span>Amen.</text:p>
          </table:table-cell>
        </table:table-row>
      </table:table>
      <text:p text:style-name="P181"/>
      <text:p text:style-name="Head1">Litany of Loreto, of the Bl. Virgin Mary</text:p>
      <text:p text:style-name="Head5">Litaniæ Laurentanæ B. Mariæ Virg.</text:p>
      <text:h text:style-name="Hidden2" text:outline-level="2">Litany B.V.M.</text:h>
      <table:table table:name="Table2399" table:style-name="TableParallel">
    <table:table-column table:style-name="TableParallel.A"/>
	 <table:table-column table:style-name="TableParallel.B"/>
<br/>
<b>Notice</b>:  Undefined offset:  2 in <b>E:\www\b\content\fn\first_word.php</b> on line <b>11</b><br/>

  <table:table-row><table:table-cell table:style-name="TableParallel.A1" office:value-type="string">
  <text:p text:style-name="BodyLDrop">KÝRIE, eléison. <text:tab/><text:line-break/>Christe eléison.</text:p>
  </table:table-cell><table:table-cell table:style-name="TableParallel.B1" office:value-type="string">
  <text:p text:style-name="BodyEDrop">LORD, have mercy.<text:tab/><text:line-break/>Christ, have mercy.</text:p>
  </table:table-cell></table:table-row>
  <table:table-row><table:table-cell table:style-name="TableParallel.A1" office:value-type="string">
   <text:p text:style-name="BodyL">Kýrie, eléison.</text:p>
  </table:table-cell><table:table-cell table:style-name="TableParallel.B1" office:value-type="string">
   <text:p text:style-name="BodyE">Lord, have mercy.</text:p>
  </table:table-cell></table:table-row>
  <table:table-row><table:table-cell table:style-name="TableParallel.A1" office:value-type="string">
   <text:p text:style-name="BodyL">Christe, audi nos.</text:p>
  </table:table-cell><table:table-cell table:style-name="TableParallel.B1" office:value-type="string">
   <text:p text:style-name="BodyE">Christ, hear us.</text:p>
  </table:table-cell></table:table-row>
  <table:table-row><table:table-cell table:style-name="TableParallel.A1" office:value-type="string">
   <text:p text:style-name="BodyL">Christe, exáudi nos.</text:p>
  </table:table-cell><table:table-cell table:style-name="TableParallel.B1" office:value-type="string">
   <text:p text:style-name="BodyE">Christ, graciously hear us.</text:p>
  </table:table-cell></table:table-row>
  <table:table-row><table:table-cell table:style-name="TableParallel.A1" office:value-type="string">
   <text:p text:style-name="BodyL">Pater de côlis, De­us,</text:p>
  </table:table-cell><table:table-cell table:style-name="TableParallel.B1" office:value-type="string">
   <text:p text:style-name="BodyE">God the Father of heaven,</text:p>
  </table:table-cell></table:table-row>
  <table:table-row><table:table-cell table:style-name="TableParallel.A1" office:value-type="string">
   <text:p text:style-name="BodyL"><text:span text:style-name="VR">R. </text:span>Miserére nobis.</text:p>
  </table:table-cell><table:table-cell table:style-name="TableParallel.B1" office:value-type="string">
   <text:p text:style-name="BodyE"><text:span text:style-name="VR">R. </text:span>Have mercy on us.</text:p>
  </table:table-cell></table:table-row>
  <table:table-row><table:table-cell table:style-name="TableParallel.A1" office:value-type="string">
   <text:p text:style-name="BodyL">Fili, Redémptor mundi, De­us,</text:p>
  </table:table-cell><table:table-cell table:style-name="TableParallel.B1" office:value-type="string">
   <text:p text:style-name="BodyE">God the Son, Redeemer of the world,</text:p>
  </table:table-cell></table:table-row>
  <table:table-row><table:table-cell table:style-name="TableParallel.A1" office:value-type="string">
   <text:p text:style-name="BodyL"><text:span text:style-name="VR">R. </text:span>Miserére nobis.</text:p>
  </table:table-cell><table:table-cell table:style-name="TableParallel.B1" office:value-type="string">
   <text:p text:style-name="BodyE"><text:span text:style-name="VR">R. </text:span>Have mercy on us.</text:p>
  </table:table-cell></table:table-row>
  <table:table-row><table:table-cell table:style-name="TableParallel.A1" office:value-type="string">
   <text:p text:style-name="BodyL">Spíritus Sancte, De­us,</text:p>
  </table:table-cell><table:table-cell table:style-name="TableParallel.B1" office:value-type="string">
   <text:p text:style-name="BodyE">God the Holy Ghost,</text:p>
  </table:table-cell></table:table-row>
  <table:table-row><table:table-cell table:style-name="TableParallel.A1" office:value-type="string">
   <text:p text:style-name="BodyL"><text:span text:style-name="VR">R. </text:span>Miserére nobis.</text:p>
  </table:table-cell><table:table-cell table:style-name="TableParallel.B1" office:value-type="string">
   <text:p text:style-name="BodyE"><text:span text:style-name="VR">R. </text:span>Have mercy on us.</text:p>
  </table:table-cell></table:table-row>
  <table:table-row><table:table-cell table:style-name="TableParallel.A1" office:value-type="string">
   <text:p text:style-name="BodyL"><text:tab/></text:p>
  </table:table-cell><table:table-cell table:style-name="TableParallel.B1" office:value-type="string">
   <text:p text:style-name="BodyE"><text:tab/></text:p>
  </table:table-cell></table:table-row>
  <table:table-row><table:table-cell table:style-name="TableParallel.A1" office:value-type="string">
   <text:p text:style-name="BodyL">Sancta María,</text:p>
  </table:table-cell><table:table-cell table:style-name="TableParallel.B1" office:value-type="string">
   <text:p text:style-name="BodyE">Holy Mary,</text:p>
  </table:table-cell></table:table-row>
  <table:table-row><table:table-cell table:style-name="TableParallel.A1" office:value-type="string">
   <text:p text:style-name="BodyL"><text:span text:style-name="VR">R. </text:span>Ora pro nobis,</text:p>
  </table:table-cell><table:table-cell table:style-name="TableParallel.B1" office:value-type="string">
   <text:p text:style-name="BodyE"><text:span text:style-name="VR">R. </text:span>Pray for us.</text:p>
  </table:table-cell></table:table-row>
  <table:table-row><table:table-cell table:style-name="TableParallel.A1" office:value-type="string">
   <text:p text:style-name="BodyL">Sancta Dei Génetrix,</text:p>
  </table:table-cell><table:table-cell table:style-name="TableParallel.B1" office:value-type="string">
   <text:p text:style-name="BodyE">Holy Mother of God,</text:p>
  </table:table-cell></table:table-row>
  <table:table-row><table:table-cell table:style-name="TableParallel.A1" office:value-type="string">
   <text:p text:style-name="BodyL">Sancta Virgo vírginum,</text:p>
  </table:table-cell><table:table-cell table:style-name="TableParallel.B1" office:value-type="string">
   <text:p text:style-name="BodyE">Holy Virgin of virgins,</text:p>
  </table:table-cell></table:table-row>
  <table:table-row><table:table-cell table:style-name="TableParallel.A1" office:value-type="string">
   <text:p text:style-name="BodyL">Mater Christi,</text:p>
  </table:table-cell><table:table-cell table:style-name="TableParallel.B1" office:value-type="string">
   <text:p text:style-name="BodyE">Mother of Christ,</text:p>
  </table:table-cell></table:table-row>
  <table:table-row><table:table-cell table:style-name="TableParallel.A1" office:value-type="string">
   <text:p text:style-name="BodyL">Mater divínæ grátiæ,</text:p>
  </table:table-cell><table:table-cell table:style-name="TableParallel.B1" office:value-type="string">
   <text:p text:style-name="BodyE">Mother of divine grace,</text:p>
  </table:table-cell></table:table-row>
  <table:table-row><table:table-cell table:style-name="TableParallel.A1" office:value-type="string">
   <text:p text:style-name="BodyL">Mater puríssima,</text:p>
  </table:table-cell><table:table-cell table:style-name="TableParallel.B1" office:value-type="string">
   <text:p text:style-name="BodyE">Mother most pure,</text:p>
  </table:table-cell></table:table-row>
  <table:table-row><table:table-cell table:style-name="TableParallel.A1" office:value-type="string">
   <text:p text:style-name="BodyL">Mater castíssima,</text:p>
  </table:table-cell><table:table-cell table:style-name="TableParallel.B1" office:value-type="string">
   <text:p text:style-name="BodyE">Mother most chaste,</text:p>
  </table:table-cell></table:table-row>
  <table:table-row><table:table-cell table:style-name="TableParallel.A1" office:value-type="string">
   <text:p text:style-name="BodyL">Mater invioláta,</text:p>
  </table:table-cell><table:table-cell table:style-name="TableParallel.B1" office:value-type="string">
   <text:p text:style-name="BodyE">Mother undefiled,</text:p>
  </table:table-cell></table:table-row>
  <table:table-row><table:table-cell table:style-name="TableParallel.A1" office:value-type="string">
   <text:p text:style-name="BodyL">Mater intemeráta,</text:p>
  </table:table-cell><table:table-cell table:style-name="TableParallel.B1" office:value-type="string">
   <text:p text:style-name="BodyE">Mother inviolate,</text:p>
  </table:table-cell></table:table-row>
  <table:table-row><table:table-cell table:style-name="TableParallel.A1" office:value-type="string">
   <text:p text:style-name="BodyL">Mater amábilis,</text:p>
  </table:table-cell><table:table-cell table:style-name="TableParallel.B1" office:value-type="string">
   <text:p text:style-name="BodyE">Mother most amiable,</text:p>
  </table:table-cell></table:table-row>
  <table:table-row><table:table-cell table:style-name="TableParallel.A1" office:value-type="string">
   <text:p text:style-name="BodyL">Mater admirábilis,</text:p>
  </table:table-cell><table:table-cell table:style-name="TableParallel.B1" office:value-type="string">
   <text:p text:style-name="BodyE">Mother most admirable,</text:p>
  </table:table-cell></table:table-row>
  <table:table-row><table:table-cell table:style-name="TableParallel.A1" office:value-type="string">
   <text:p text:style-name="BodyL">Mater boni Consílii,</text:p>
  </table:table-cell><table:table-cell table:style-name="TableParallel.B1" office:value-type="string">
   <text:p text:style-name="BodyE">Mother of good counsel,</text:p>
  </table:table-cell></table:table-row>
  <table:table-row><table:table-cell table:style-name="TableParallel.A1" office:value-type="string">
   <text:p text:style-name="BodyL">Mater de perpétuo succúrsu,</text:p>
  </table:table-cell><table:table-cell table:style-name="TableParallel.B1" office:value-type="string">
   <text:p text:style-name="BodyE">Mother of perpetual succour,</text:p>
  </table:table-cell></table:table-row>
  <table:table-row><table:table-cell table:style-name="TableParallel.A1" office:value-type="string">
   <text:p text:style-name="BodyL">Mater Creatóris,</text:p>
  </table:table-cell><table:table-cell table:style-name="TableParallel.B1" office:value-type="string">
   <text:p text:style-name="BodyE">Mother of our Creator,</text:p>
  </table:table-cell></table:table-row>
  <table:table-row><table:table-cell table:style-name="TableParallel.A1" office:value-type="string">
   <text:p text:style-name="BodyL">Mater Salvatóris,</text:p>
  </table:table-cell><table:table-cell table:style-name="TableParallel.B1" office:value-type="string">
   <text:p text:style-name="BodyE">Mother of our Redeemer,</text:p>
  </table:table-cell></table:table-row>
  <table:table-row><table:table-cell table:style-name="TableParallel.A1" office:value-type="string">
   <text:p text:style-name="BodyL">Virgo prudentíssima,</text:p>
  </table:table-cell><table:table-cell table:style-name="TableParallel.B1" office:value-type="string">
   <text:p text:style-name="BodyE">Virgin most prudent,</text:p>
  </table:table-cell></table:table-row>
  <table:table-row><table:table-cell table:style-name="TableParallel.A1" office:value-type="string">
   <text:p text:style-name="BodyL">Virgo veneránda,</text:p>
  </table:table-cell><table:table-cell table:style-name="TableParallel.B1" office:value-type="string">
   <text:p text:style-name="BodyE">Virgin most venerable,</text:p>
  </table:table-cell></table:table-row>
  <table:table-row><table:table-cell table:style-name="TableParallel.A1" office:value-type="string">
   <text:p text:style-name="BodyL">Virgo prædicánda,</text:p>
  </table:table-cell><table:table-cell table:style-name="TableParallel.B1" office:value-type="string">
   <text:p text:style-name="BodyE">Virgin most renowned,</text:p>
  </table:table-cell></table:table-row>
  <table:table-row><table:table-cell table:style-name="TableParallel.A1" office:value-type="string">
   <text:p text:style-name="BodyL">Virgo potens,</text:p>
  </table:table-cell><table:table-cell table:style-name="TableParallel.B1" office:value-type="string">
   <text:p text:style-name="BodyE">Virgin most powerful,</text:p>
  </table:table-cell></table:table-row>
  <table:table-row><table:table-cell table:style-name="TableParallel.A1" office:value-type="string">
   <text:p text:style-name="BodyL">Virgo clemens,</text:p>
  </table:table-cell><table:table-cell table:style-name="TableParallel.B1" office:value-type="string">
   <text:p text:style-name="BodyE">Virgin most merciful,</text:p>
  </table:table-cell></table:table-row>
  <table:table-row><table:table-cell table:style-name="TableParallel.A1" office:value-type="string">
   <text:p text:style-name="BodyL">Virgo fidélis,</text:p>
  </table:table-cell><table:table-cell table:style-name="TableParallel.B1" office:value-type="string">
   <text:p text:style-name="BodyE">Virgin most faithful,</text:p>
  </table:table-cell></table:table-row>
  <table:table-row><table:table-cell table:style-name="TableParallel.A1" office:value-type="string">
   <text:p text:style-name="BodyL">Spéculum justítiæ,</text:p>
  </table:table-cell><table:table-cell table:style-name="TableParallel.B1" office:value-type="string">
   <text:p text:style-name="BodyE">Mirror of justice,</text:p>
  </table:table-cell></table:table-row>
  <table:table-row><table:table-cell table:style-name="TableParallel.A1" office:value-type="string">
   <text:p text:style-name="BodyL">Sedes sapiéntiæ,</text:p>
  </table:table-cell><table:table-cell table:style-name="TableParallel.B1" office:value-type="string">
   <text:p text:style-name="BodyE">Seat of wisdom,</text:p>
  </table:table-cell></table:table-row>
  <table:table-row><table:table-cell table:style-name="TableParallel.A1" office:value-type="string">
   <text:p text:style-name="BodyL">Causa nostræ lætítiæ,</text:p>
  </table:table-cell><table:table-cell table:style-name="TableParallel.B1" office:value-type="string">
   <text:p text:style-name="BodyE">Cause of our joy,</text:p>
  </table:table-cell></table:table-row>
  <table:table-row><table:table-cell table:style-name="TableParallel.A1" office:value-type="string">
   <text:p text:style-name="BodyL">Vas spirituále,</text:p>
  </table:table-cell><table:table-cell table:style-name="TableParallel.B1" office:value-type="string">
   <text:p text:style-name="BodyE">Spiritual vessel,</text:p>
  </table:table-cell></table:table-row>
  <table:table-row><table:table-cell table:style-name="TableParallel.A1" office:value-type="string">
   <text:p text:style-name="BodyL">Vas honorábile,</text:p>
  </table:table-cell><table:table-cell table:style-name="TableParallel.B1" office:value-type="string">
   <text:p text:style-name="BodyE">Vessel of honour,</text:p>
  </table:table-cell></table:table-row>
  <table:table-row><table:table-cell table:style-name="TableParallel.A1" office:value-type="string">
   <text:p text:style-name="BodyL">Vas insígne devotiónis,</text:p>
  </table:table-cell><table:table-cell table:style-name="TableParallel.B1" office:value-type="string">
   <text:p text:style-name="BodyE">Singular vessel of devotion,</text:p>
  </table:table-cell></table:table-row>
  <table:table-row><table:table-cell table:style-name="TableParallel.A1" office:value-type="string">
   <text:p text:style-name="BodyL">Rosa mýstica,</text:p>
  </table:table-cell><table:table-cell table:style-name="TableParallel.B1" office:value-type="string">
   <text:p text:style-name="BodyE">Mystical rose,</text:p>
  </table:table-cell></table:table-row>
  <table:table-row><table:table-cell table:style-name="TableParallel.A1" office:value-type="string">
   <text:p text:style-name="BodyL">Turris Davídica,</text:p>
  </table:table-cell><table:table-cell table:style-name="TableParallel.B1" office:value-type="string">
   <text:p text:style-name="BodyE">Tower of David,</text:p>
  </table:table-cell></table:table-row>
  <table:table-row><table:table-cell table:style-name="TableParallel.A1" office:value-type="string">
   <text:p text:style-name="BodyL">Turris ebúrnea,</text:p>
  </table:table-cell><table:table-cell table:style-name="TableParallel.B1" office:value-type="string">
   <text:p text:style-name="BodyE">Tower of ivory,</text:p>
  </table:table-cell></table:table-row>
  <table:table-row><table:table-cell table:style-name="TableParallel.A1" office:value-type="string">
   <text:p text:style-name="BodyL">Domus áurea,</text:p>
  </table:table-cell><table:table-cell table:style-name="TableParallel.B1" office:value-type="string">
   <text:p text:style-name="BodyE">House of gold,</text:p>
  </table:table-cell></table:table-row>
  <table:table-row><table:table-cell table:style-name="TableParallel.A1" office:value-type="string">
   <text:p text:style-name="BodyL">Fôderis arca,</text:p>
  </table:table-cell><table:table-cell table:style-name="TableParallel.B1" office:value-type="string">
   <text:p text:style-name="BodyE">Ark of the covenant,</text:p>
  </table:table-cell></table:table-row>
  <table:table-row><table:table-cell table:style-name="TableParallel.A1" office:value-type="string">
   <text:p text:style-name="BodyL">Jánua côli,</text:p>
  </table:table-cell><table:table-cell table:style-name="TableParallel.B1" office:value-type="string">
   <text:p text:style-name="BodyE">Gate of heaven,</text:p>
  </table:table-cell></table:table-row>
  <table:table-row><table:table-cell table:style-name="TableParallel.A1" office:value-type="string">
   <text:p text:style-name="BodyL">Stella matutína,</text:p>
  </table:table-cell><table:table-cell table:style-name="TableParallel.B1" office:value-type="string">
   <text:p text:style-name="BodyE">Morning star,</text:p>
  </table:table-cell></table:table-row>
  <table:table-row><table:table-cell table:style-name="TableParallel.A1" office:value-type="string">
   <text:p text:style-name="BodyL">Salus infirmórum,</text:p>
  </table:table-cell><table:table-cell table:style-name="TableParallel.B1" office:value-type="string">
   <text:p text:style-name="BodyE">Health of the sick,</text:p>
  </table:table-cell></table:table-row>
  <table:table-row><table:table-cell table:style-name="TableParallel.A1" office:value-type="string">
   <text:p text:style-name="BodyL">Refugium peccatórum,</text:p>
  </table:table-cell><table:table-cell table:style-name="TableParallel.B1" office:value-type="string">
   <text:p text:style-name="BodyE">Refuge of sinners,</text:p>
  </table:table-cell></table:table-row>
  <table:table-row><table:table-cell table:style-name="TableParallel.A1" office:value-type="string">
   <text:p text:style-name="BodyL">Consolatrix afflictórum,</text:p>
  </table:table-cell><table:table-cell table:style-name="TableParallel.B1" office:value-type="string">
   <text:p text:style-name="BodyE">Comfortress of the afflicted,</text:p>
  </table:table-cell></table:table-row>
  <table:table-row><table:table-cell table:style-name="TableParallel.A1" office:value-type="string">
   <text:p text:style-name="BodyL">Auxílium Christianórum,</text:p>
  </table:table-cell><table:table-cell table:style-name="TableParallel.B1" office:value-type="string">
   <text:p text:style-name="BodyE">Help of Christians,</text:p>
  </table:table-cell></table:table-row>
  <table:table-row><table:table-cell table:style-name="TableParallel.A1" office:value-type="string">
   <text:p text:style-name="BodyL">Regína Angelórum,</text:p>
  </table:table-cell><table:table-cell table:style-name="TableParallel.B1" office:value-type="string">
   <text:p text:style-name="BodyE">Queen of Angels,</text:p>
  </table:table-cell></table:table-row>
  <table:table-row><table:table-cell table:style-name="TableParallel.A1" office:value-type="string">
   <text:p text:style-name="BodyL">Regína Patriarchárum,</text:p>
  </table:table-cell><table:table-cell table:style-name="TableParallel.B1" office:value-type="string">
   <text:p text:style-name="BodyE">Queen of Patriarchs,</text:p>
  </table:table-cell></table:table-row>
  <table:table-row><table:table-cell table:style-name="TableParallel.A1" office:value-type="string">
   <text:p text:style-name="BodyL">Regína Prophetárum,</text:p>
  </table:table-cell><table:table-cell table:style-name="TableParallel.B1" office:value-type="string">
   <text:p text:style-name="BodyE">Queen of Prophets,</text:p>
  </table:table-cell></table:table-row>
  <table:table-row><table:table-cell table:style-name="TableParallel.A1" office:value-type="string">
   <text:p text:style-name="BodyL">Regína Apostolórum,</text:p>
  </table:table-cell><table:table-cell table:style-name="TableParallel.B1" office:value-type="string">
   <text:p text:style-name="BodyE">Queen of Apostles,</text:p>
  </table:table-cell></table:table-row>
  <table:table-row><table:table-cell table:style-name="TableParallel.A1" office:value-type="string">
   <text:p text:style-name="BodyL">Regína Mártyrum,</text:p>
  </table:table-cell><table:table-cell table:style-name="TableParallel.B1" office:value-type="string">
   <text:p text:style-name="BodyE">Queen of Martyrs,</text:p>
  </table:table-cell></table:table-row>
  <table:table-row><table:table-cell table:style-name="TableParallel.A1" office:value-type="string">
   <text:p text:style-name="BodyL">Regína Confessórum,</text:p>
  </table:table-cell><table:table-cell table:style-name="TableParallel.B1" office:value-type="string">
   <text:p text:style-name="BodyE">Queen of Confessors,</text:p>
  </table:table-cell></table:table-row>
  <table:table-row><table:table-cell table:style-name="TableParallel.A1" office:value-type="string">
   <text:p text:style-name="BodyL">Regína Vírginum,</text:p>
  </table:table-cell><table:table-cell table:style-name="TableParallel.B1" office:value-type="string">
   <text:p text:style-name="BodyE">Queen of Virgins,</text:p>
  </table:table-cell></table:table-row>
  <table:table-row><table:table-cell table:style-name="TableParallel.A1" office:value-type="string">
   <text:p text:style-name="BodyL">Regína Sanctórum ómnium,</text:p>
  </table:table-cell><table:table-cell table:style-name="TableParallel.B1" office:value-type="string">
   <text:p text:style-name="BodyE">Queen of all Saints,</text:p>
  </table:table-cell></table:table-row>
  <table:table-row><table:table-cell table:style-name="TableParallel.A1" office:value-type="string">
   <text:p text:style-name="BodyL">Regína sine labe origináli concépta,</text:p>
  </table:table-cell><table:table-cell table:style-name="TableParallel.B1" office:value-type="string">
   <text:p text:style-name="BodyE">Queen conceived without original sin,</text:p>
  </table:table-cell></table:table-row>
  <table:table-row><table:table-cell table:style-name="TableParallel.A1" office:value-type="string">
   <text:p text:style-name="BodyL">Regína in côlum assúmpta,</text:p>
  </table:table-cell><table:table-cell table:style-name="TableParallel.B1" office:value-type="string">
   <text:p text:style-name="BodyE">Queen assumed into heaven,</text:p>
  </table:table-cell></table:table-row>
  <table:table-row><table:table-cell table:style-name="TableParallel.A1" office:value-type="string">
   <text:p text:style-name="BodyL">Regína sacratíssimi Rosárii.</text:p>
  </table:table-cell><table:table-cell table:style-name="TableParallel.B1" office:value-type="string">
   <text:p text:style-name="BodyE">Queen of the most holy Rosary,</text:p>
  </table:table-cell></table:table-row>
  <table:table-row><table:table-cell table:style-name="TableParallel.A1" office:value-type="string">
   <text:p text:style-name="BodyL">Regína pacis,</text:p>
  </table:table-cell><table:table-cell table:style-name="TableParallel.B1" office:value-type="string">
   <text:p text:style-name="BodyE">Queen of Peace,</text:p>
  </table:table-cell></table:table-row>
  <table:table-row><table:table-cell table:style-name="TableParallel.A1" office:value-type="string">
   <text:p text:style-name="BodyL"><text:tab/></text:p>
  </table:table-cell><table:table-cell table:style-name="TableParallel.B1" office:value-type="string">
   <text:p text:style-name="BodyE"><text:tab/></text:p>
  </table:table-cell></table:table-row>
  <table:table-row><table:table-cell table:style-name="TableParallel.A1" office:value-type="string">
   <text:p text:style-name="BodyL">Agnus Dei, qui tollis peccáta mundi,</text:p>
  </table:table-cell><table:table-cell table:style-name="TableParallel.B1" office:value-type="string">
   <text:p text:style-name="BodyE">Lamb of God, Who takes away the sins of the world,</text:p>
  </table:table-cell></table:table-row>
  <table:table-row><table:table-cell table:style-name="TableParallel.A1" office:value-type="string">
   <text:p text:style-name="BodyL"><text:span text:style-name="VR">R. </text:span>Parce nobis, Dómine.</text:p>
  </table:table-cell><table:table-cell table:style-name="TableParallel.B1" office:value-type="string">
   <text:p text:style-name="BodyE"><text:span text:style-name="VR">R. </text:span>Spare us O Lord.</text:p>
  </table:table-cell></table:table-row>
  <table:table-row><table:table-cell table:style-name="TableParallel.A1" office:value-type="string">
   <text:p text:style-name="BodyL">Agnus Dei, qui tollis peccáta mundi,</text:p>
  </table:table-cell><table:table-cell table:style-name="TableParallel.B1" office:value-type="string">
   <text:p text:style-name="BodyE">Lamb of God, Who takes away the sins of the world,</text:p>
  </table:table-cell></table:table-row>
  <table:table-row><table:table-cell table:style-name="TableParallel.A1" office:value-type="string">
   <text:p text:style-name="BodyL"><text:span text:style-name="VR">R. </text:span>Exáudi nos, Dómine.</text:p>
  </table:table-cell><table:table-cell table:style-name="TableParallel.B1" office:value-type="string">
   <text:p text:style-name="BodyE"><text:span text:style-name="VR">R. </text:span>Graciously hear us, O Lord.</text:p>
  </table:table-cell></table:table-row>
  <table:table-row><table:table-cell table:style-name="TableParallel.A1" office:value-type="string">
   <text:p text:style-name="BodyL">Agnus Dei, qui tollis peccáta mundi,</text:p>
  </table:table-cell><table:table-cell table:style-name="TableParallel.B1" office:value-type="string">
   <text:p text:style-name="BodyE">Lamb of God, Who takes away the sins of the world,</text:p>
  </table:table-cell></table:table-row>
  <table:table-row><table:table-cell table:style-name="TableParallel.A1" office:value-type="string">
   <text:p text:style-name="BodyL"><text:span text:style-name="VR">R. </text:span>Miserére nobis.</text:p>
  </table:table-cell><table:table-cell table:style-name="TableParallel.B1" office:value-type="string">
   <text:p text:style-name="BodyE"><text:span text:style-name="VR">R. </text:span>Have mercy on us.</text:p>
  </table:table-cell></table:table-row>
  <table:table-row><table:table-cell table:style-name="TableParallel.A1" office:value-type="string">
   <text:p text:style-name="BodyL"><text:tab/></text:p>
  </table:table-cell><table:table-cell table:style-name="TableParallel.B1" office:value-type="string">
   <text:p text:style-name="BodyE"><text:tab/></text:p>
  </table:table-cell></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Ora pro nobis, sancta Dei Génitrix. <text:span text:style-name="VR">R. </text:span>Ut digni efficiámur promissiónibus Christi.</text:p>
          </table:table-cell>
          <table:table-cell table:style-name="TableParallel.B1" office:value-type="string">
            <text:p text:style-name="BodyE"><text:span text:style-name="VR">V. </text:span>Pray for us, O holy Mother of God. <text:span text:style-name="VR">R. </text:span>That we may be made worthy of the promises of Chris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Indent">Oré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CONCÉDE nos fámulos tuos, quãsumus, Dómine De­us, perpétua mentis et córporis sanitáte gaudére: et, gloriósa beátæ Maríæ semper Vírginis intercessióne, a præsénti liberári tristítia, et ætérna pérfrui lætítia. Per Christum Dóminum nostrum.</text:p>
          </table:table-cell>
          <table:table-cell table:style-name="TableParallel.B1" office:value-type="string">
            <text:p text:style-name="BodyEDrop">GRANT, we beseech thee, O Lord God, that we thy servants may enjoy perpetual health of mind and body; and, by the glorious intercession of the blessed Mary, ever Virgin, may be delivered from present sorrow, and possess eternal joy. Through Christ our Lord.</text:p>
          </table:table-cell>
        </table:table-row>
      </table:table>
      <text:p text:style-name="BodySm"/>
      <text:p text:style-name="Head3"><draw:frame text:anchor-type="as-char" svg:width="615" style:rel-width="33%" svg:height="57" style:rel-height="scale"><draw:image xlink:href="../Images/separator4.tif" xlink:type="simple" xlink:show="embed" xlink:actuate="onLoad"/></draw:frame></text:p>
      <text:p text:style-name="BodySm"/>
      <text:p text:style-name="Head1">The Seven Dolours of the B.V.M.</text:p>
      <text:p text:style-name="Head5">Septem Dolorum B. Mariæ Virg.</text:p>
      <text:h text:style-name="Hidden2" text:outline-level="2">7 Dolours of B.V.M.</text:h>
      <text:p text:style-name="BodyEIndent">Dear Mother, hear my prayer</text:p>
      <text:p text:style-name="BodyEIndent">That my cold heart may share</text:p>
      <text:p text:style-name="BodyEIndent">Thy grief in Jesus' death.</text:p>
      <text:p text:style-name="BodySm"/>
      <text:p text:style-name="RubricH">First Dolour:</text:p>
      <text:p text:style-name="BodyEDrop">I PITY thee, O afflicted Mother, on account of the first sword of sorrow which pierced thee, when in the temple, all the outrages which men would inflict on thy beloved Jesus, were presented before thee by Saint Simeon, and which thou already knewest by the sacred Scriptures; outrages which were to cause Him to die before thine eyes, on an infamous cross, exhausted of His blood, abandoned by all, and thyself unable to defend or help Him. By that bitter knowledge then, which for so many years afflicted thy heart, I beseech thee, my Queen, to, obtain me the grace, that during my life, and at my death, I may ever keep the Passion of Jesus, and thy sorrows impressed on my heart.</text:p>
      <text:p text:style-name="BodySm"/>
      <text:p text:style-name="BodyEIndent">Pater. Ave. <text:span text:style-name="Rubric">(x7)</text:span> Glória. <text:span text:style-name="Rubric">verse</text:span> Dear Mother... <text:span text:style-name="Rubric">as above.</text:span></text:p>
      <text:p text:style-name="BodyEIndent"><text:span text:style-name="Rubric">(Repeated after every dolour.)</text:span></text:p>
      <text:p text:style-name="BodySm"/>
      <text:p text:style-name="RubricH">Second Dolour:</text:p>
      <text:p text:style-name="BodyEDrop">I PITY thee, my afflicted Mother, for the second sword which pierced thee, when, soon after His birth, thou didst behold thy innocent Son threatened with death by those very men for whose salvation He had come into the world; so that in the darkness of night thou was obliged to fly secretly with Him into Egypt. By the many hardships then, which thou, a delicate young woman, in company with thine exiled child, didst endure in so long and fatiguing a journey through rough and desert countries, and during thy residence in Egypt, where, being unknown and a stranger, thou didst live for so many years, in poverty and contempt, I beseech thee, my beloved Lady, to obtain me grace to suffer with patience until death, in thy company, the trials of this miserable life, that I may thus in the next, escape the eternal punishments of hell which I have deserved.</text:p>
      <text:p text:style-name="BodySm"/>
      <text:p text:style-name="RubricH">Third Dolour:</text:p>
      <text:p text:style-name="BodyEDrop">I PITY thee, my sorrowful Mother, on account of the third sword which pierced thee in the loss of thy dear Son Jesus, who remained absent from thee in Jerusalem for three days: no longer seeing thy beloved by thy side, and not knowing the cause of His absence, I can well imagine, my loving Queen, that during those nights thou didst not repose, and didst only sigh for Him, who was all thy treasure. By the sighs then, of those three days, for thee too long and bitter, I beseech thee to obtain me the grace, that I may never lose my God; that so, always clinging to Him, I may leave the world united to Him.</text:p>
      <text:p text:style-name="BodySm"/>
      <text:p text:style-name="RubricH">Fourth Dolour:</text:p>
      <text:p text:style-name="BodyEDrop">I PITY thee, my sorrowful Mother, for the fourth sword which pierced thee, in seeing thy Son condemned to death, bound with cords and chains, covered with blood and wounds, crowned with a wreath of thorns, falling under the heavy weight of the cross which He carried on His wounded shoulders, going as an innocent Lamb to die for love of us. Thine eyes met His, and His met thine; and your glances were as so many cruel arrows which wounded your loving hearts. By this great sorrow then, I beseech thee to obtain me the grace to live in all things resigned to the will of my God, and to carry my cross cheerfully in company with Jesus, until my last breath.</text:p>
      <text:p text:style-name="BodySm"/>
      <text:p text:style-name="RubricH">Fifth Dolour:</text:p>
      <text:p text:style-name="BodyEDrop">I PITY thee, my afflicted Mother, for the fifth sword which pierced thee, when on Mount Calvary thou didst behold thy beloved Son Jesus slowly dying before thy eyes, amid so many torments and insults on that hard bed of the cross, where thou couldst not administer Him, even the least of those comforts which are granted to the greatest criminals, at the hour of death. I beseech thee, by the agony which thou, my most loving Mother, didst endure together with thy dying Son, and by the sadness which thou didst feel, when, for the last time, He spoke to thee from the cross and bade thee farewell, and left all of us, in the person of Saint John to thee, as thy children; by that constancy with which thou didst then see Him bow down his head and expire, I beseech thee to obtain me the grace, from thy crucified love, to live and die crucified to all earthly things, that I may spend my life for God alone, and thus one day enter paradise to enjoy Him face to face.</text:p>
      <text:p text:style-name="BodySm"/>
      <text:p text:style-name="RubricH">Sixth Dolour:</text:p>
      <text:p text:style-name="BodyEDrop">I PITY thee, my afflicted Mother, for the sixth sword which pierced thee, when thou didst see the sweet heart of thy Son pierced through and through. He was already dead, and had died for those ungrateful creatures, who, even after His death, were not satisfied with the torments they had inflicted upon Him. By this cruel sorrow then, which was all thine, I beseech thee to obtain me the grace to dwell in the heart of Jesus, wounded and opened for me; in that heart I say which is the beautiful abode of love, in which all souls who love God repose; and that living there, I may never think of or love anything but God. Most Sacred Virgin, thou canst obtain this for me, from thee do I hope for it.</text:p>
      <text:p text:style-name="BodySm"/>
      <text:p text:style-name="RubricH">Seventh Dolour:</text:p>
      <text:p text:style-name="BodyEDrop">I PITY thee, my afflicted Mother, for the seventh sword which pierced thee, on seeing thy Son in thy arms already dead, no longer fair and beautiful as thou didst receive Him in the stable of Bethlehem, but covered with blood, livid and all lacerated with wounds, so that even His bones were seen, thou didst then say, ‘My Son, my Son, to what has love reduced Thee!' And when He was borne to the sepulchre thou wouldst thyself accompany Him, and place Him with thy own hands in the tomb, and bidding Him thy last farewell, thou didst leave thy loving heart buried with thy Son. By this martyrdom of thy beautiful soul, do thou obtain me, O Mother of fair love, the forgiveness of the offences which I have committed against my beloved God, and of which I repent with my whole heart. Do thou defend me in temptations, do thou assist me at the moment of my death; that saving my soul through the merits of Jesus and thine, I may one day, after this miserable exile, go to paradise to sing the praises of Jesus, and of thee for all eternity.</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Ora pro nobis, Virgo dolorosíssima. <text:span text:style-name="VR">R. </text:span>Ut digni efficiámur promissiónibus Christi.</text:p>
          </table:table-cell>
          <table:table-cell table:style-name="TableParallel.B1" office:value-type="string">
            <text:p text:style-name="BodyE"><text:span text:style-name="VR">V. </text:span>Pray for us, O Virgin most sorrowful. <text:span text:style-name="VR">R. </text:span>That we may be made worthy of the promises of Christ.</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DEUS, in cujus passióne, secúndum Simeónis prophetíam, dulcíssimam ánimam gloriósæ Vírginis et Matris Maríæ dolóris gládius pertransívit: concéde propítius; ut, qui dolóres ejus venerándo recólimus, passiónis tuæ efféctum felícem consequámur: Qui vivis.</text:p>
          </table:table-cell>
          <table:table-cell table:style-name="TableParallel.B1" office:value-type="string">
            <text:p text:style-name="BodyEDrop">O GOD, in whose Passion, according to the prophecy of Simeon, a sword of sorrow pierced the most sweet soul of the glorious Mary, Mother and Virgin; grant, in thy mercy, that we who contemplate her sorrows with veneration may obtain the blessed fruit of thy Passion. Who livest.</text:p>
          </table:table-cell>
        </table:table-row>
      </table:table>
      <text:p text:style-name="Head3"><draw:frame text:anchor-type="as-char" svg:width="615" style:rel-width="33%" svg:height="57" style:rel-height="scale"><draw:image xlink:href="../Images/separator4.t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ld London" svg:font-family="'Old London'" style:font-adornments="Regular" style:font-pitch="variable"/>
    <style:font-face style:name="Times VR" svg:font-family="'Times VR'" style:font-adornments="Regular" style:font-pitch="variable"/>
    <style:font-face style:name="TimesLT" svg:font-family="TimesLT" style:font-family-generic="roman" style:font-pitch="variable"/>
    <style:font-face style:name="Times New Roman" svg:font-family="'Times New Roman'" style:font-family-generic="roman" style:font-pitch="variable"/>
  </office:font-face-decls>
  <office:styles>
    <style:style style:name="Standard" style:family="paragraph" style:class="text">
      <style:text-properties style:font-name="TimesLT"/>
    </style:style>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5in" style:type="right"/>
        </style:tab-stops>
      </style:paragraph-properties>
      <style:text-properties fo:font-size="9pt" style:text-scale="95%" fo:hyphenate="true" fo:hyphenation-remain-char-count="2" fo:hyphenation-push-char-count="2" fo:language="en" fo:country="GB"/>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Footnote" style:family="paragraph" style:parent-style-name="BodyESm" style:class="extra">
      <style:paragraph-properties fo:margin-left="0in" fo:margin-right="0in" fo:text-indent="0.07in" style:auto-text-indent="false" text:number-lines="false" text:line-number="0"/>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E" style:class="extra" style:master-page-name="">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ymnR" style:family="text">
      <style:text-properties fo:color="#ff0000" fo:font-weight="bold" fo:font-size="10pt"/>
    </style:style>
    <style:style style:name="Head0" style:family="paragraph" style:parent-style-name="Standard">
      <style:paragraph-properties fo:margin-top="0.00in" fo:margin-bottom="0.00in" fo:text-align="center" fo:keep-with-next="always"/>
      <style:text-properties style:font-name="Old London" fo:font-size="19.1pt"/>
    </style:style>
    <style:style style:name="Head0L" style:family="paragraph" style:parent-style-name="Head0">
      <style:text-properties text:display="true"/>
    </style:style>
    <style:style style:name="Head1" style:family="paragraph" style:parent-style-name="Head0">
      <style:text-properties fo:font-size="17.1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in" fo:margin-bottom="0.02in"/>
      <style:text-properties style:font-name="TimesLT" fo:font-size="9.9pt" fo:font-weight="bold"/>
    </style:style>
    <style:style style:name="Head2L" style:family="paragraph" style:parent-style-name="Head2">
      <style:text-properties text:display="true"/>
    </style:style>
    <style:style style:name="Head2Ps" style:family="paragraph" style:parent-style-name="Head4"/>
    <style:style style:name="Head2Cant" style:family="paragraph" style:parent-style-name="Head4"/>
    <style:style style:name="Head3" style:family="paragraph" style:parent-style-name="Head2">
      <style:text-properties fo:font-size="9.9pt" fo:font-style="italic" fo:font-weight="normal"/>
    </style:style>
    <style:style style:name="Head3L" style:family="paragraph" style:parent-style-name="Head3">
      <style:text-properties text:display="true"/>
    </style:style>
    <style:style style:name="Head4" style:family="paragraph" style:parent-style-name="RubricH">
      <style:paragraph-properties fo:text-align="center" style:justify-single-word="false"/>
    </style:style>
    <style:style style:name="Head5" style:family="paragraph" style:parent-style-name="RubricHSm">
      <style:paragraph-properties fo:text-align="center" style:justify-single-word="false"/>
    </style:style>
    <style:style style:name="IndexCaps" style:family="paragraph" style:parent-style-name="Body" style:master-page-name="">
      <style:paragraph-properties fo:margin-top="0.04in" fo:margin-bottom="0.04in"/>
      <style:text-properties fo:text-transform="uppercase" fo:font-weight="bold"/>
    </style:style>
    <style:style style:name="Spacer" style:family="paragraph" style:parent-style-name="Body" style:master-page-name="">
      <style:text-properties fo:font-size="2pt"/>
    </style:style>
    <style:style style:name="PageHeader" style:family="paragraph" style:parent-style-name="BodySm">
      <style:paragraph-properties fo:padding="0in" fo:border-left="none" fo:border-right="none" fo:border-top="none" fo:border-bottom="0.0008in solid #000000" style:shadow="none">
   </style:paragraph-properties>
    </style:style>
    <style:style style:name="Hidden1" style:family="paragraph" style:parent-style-name="Body" style:list-style-name="Outline" style:master-page-name="" style:default-outline-level="1">
      <style:paragraph-properties fo:keep-with-next="always"/>
      <style:text-properties text:display="true"/>
    </style:style>
    <style:style style:name="Hidden2" style:family="paragraph" style:parent-style-name="Hidden1" style:list-style-name="Outline" style:master-page-name="" style:default-outline-level="2"/>
    <style:style style:name="Rubric" style:family="text">
      <style:text-properties fo:color="#ff0000" fo:font-style="italic"/>
    </style:style>
    <style:style style:name="NonRubric" style:family="text" style:parent-style-name="Rubric">
      <style:text-properties fo:color="#000000" fo:font-style="normal" fo:font-weight="normal"/>
    </style:style>
    <style:style style:name="Italic" style:family="text">
      <style:text-properties fo:font-style="italic"/>
    </style:style>
    <style:style style:name="Bold" style:family="text">
      <style:text-properties fo:font-weight="bold"/>
    </style:style>
    <style:style style:name="BoldR" style:family="text">
      <style:text-properties fo:color="#ff0000" fo:font-weight="bold"/>
    </style:style>
    <style:style style:name="BoldRC" style:family="text">
      <style:text-properties fo:color="#ff0000" fo:font-weight="bold" fo:text-transform="uppercase"/>
    </style:style>
    <style:style style:name="AllCaps" style:family="text">
      <style:text-properties fo:text-transform="uppercase"/>
    </style:style>
    <style:style style:name="SmCaps" style:family="text">
      <style:text-properties fo:font-variant="small-caps"/>
    </style:style>
    <style:style style:name="Super" style:family="text">
      <style:text-properties style:text-position="super 58%"/>
    </style:style>
    <style:style style:name="DropCap" style:family="text">
      <style:text-properties style:font-name="Old London" fo:font-weight="250"/>
    </style:style>
    <style:style style:name="VR" style:family="text">
      <style:text-properties fo:color="#ff0000" style:font-name="Times VR"/>
    </style:style>
    <style:style style:name="L" style:family="text">
      <style:text-properties fo:language="la" fo:country="VA"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otnote_20_Symbol" style:display-name="Footnote Symbol" style:family="text"/>
    <style:style style:name="Footnote_20_anchor" style:display-name="Footnote anchor" style:family="text">
      <style:text-properties style:text-position="super 58%"/>
    </styl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office:styles>
  <office:automatic-styles>
    <style:style style:name="frC" style:family="graphic" style:parent-style-name="Frame">
      <style:graphic-properties fo:margin-left="0in" fo:margin-right="0in" fo:margin-top="0in" fo:margin-bottom="0in" style:flow-with-text="false" style:vertical-pos="from-top" style:vertical-rel="page-content" style:horizontal-pos="center" style:horizontal-rel="page-content" fo:padding="0in" fo:border="none" style:shadow="none"/>
    </style:style>
    <style:style style:name="frL" style:family="graphic" style:parent-style-name="Frame">
      <style:graphic-properties fo:margin-left="0in" fo:margin-right="0in" fo:margin-top="0in" fo:margin-bottom="0in" style:flow-with-text="false" style:vertical-pos="from-top" style:vertical-rel="page-content" style:horizontal-pos="left" style:horizontal-rel="page-content" fo:padding="0in" fo:border="none" style:shadow="none"/>
    </style:style>
    <style:style style:name="frR" style:family="graphic" style:parent-style-name="Frame">
      <style:graphic-properties fo:margin-left="0in" fo:margin-right="0in" fo:margin-top="0in" fo:margin-bottom="0in" style:flow-with-text="false" style:vertical-pos="from-top" style:vertical-rel="page-content" style:horizontal-pos="right" style:horizontal-rel="page-content"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4.25in" fo:page-height="7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4.25in" fo:page-height="7in" style:num-format="i"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4.25in" fo:page-height="7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Body" style:page-layout-name="pm2">
      <style:header>
        <text:p text:style-name="PageHeader"><text:tab/><text:page-number text:select-page="current">1</text:page-number></text:p>
      </style:header>
      <style:header-left>
        <text:p text:style-name="PageHeader"><text:page-number text:select-page="current">1</text:page-number></text:p>
      </style:header-left>
      <style:footer>
        <text:p text:style-name="Spacer">
<draw:frame draw:style-name="frC" draw:name="FrLeft" text:anchor-type="paragraph" svg:y="-0.2in" fo:min-width="0.1in" draw:z-index="39">
      <draw:text-box fo:min-height="0.02in">
       <text:p text:style-name="BodySm"><text:chapter text:display="name" text:outline-level="2">x</text:chapter></text:p>
      </draw:text-box>
   </draw:frame>
<draw:frame draw:style-name="frL" draw:name="FrLeft" text:anchor-type="paragraph" svg:y="-0.2in" fo:min-width="0.1in" draw:z-index="39">
      <draw:text-box fo:min-height="0.02in">
       <text:p text:style-name="BodySm"><text:chapter text:display="name" text:outline-level="1">x</text:chapter></text:p>
      </draw:text-box>
   </draw:frame>
</text:p>
      </style:footer>
      <style:footer-left>
        <text:p text:style-name="Spacer">
<draw:frame draw:style-name="frC" draw:name="FrLeft" text:anchor-type="paragraph" svg:y="-0.2in" fo:min-width="0.1in" draw:z-index="39">
      <draw:text-box fo:min-height="0.02in">
       <text:p text:style-name="BodySm"><text:chapter text:display="name" text:outline-level="2">x</text:chapter></text:p>
      </draw:text-box>
   </draw:frame>
</text:p>
      </style:footer-left>
    </style:master-page>
    <style:master-page style:name="Intro" style:page-layout-name="pm3">
      <style:header>
        <text:p text:style-name="PageHeader"><text:tab/><text:page-number text:select-page="current">1</text:page-number></text:p>
      </style:header>
      <style:header-left>
        <text:p text:style-name="PageHeader"><text:page-number text:select-page="current">1</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8-07-12T13:25:12</dc:date>
    <meta:printed-by>David Siefker</meta:printed-by>
    <meta:print-date>2008-03-21T01:26:28</meta:print-date>
    <meta:editing-cycles>217</meta:editing-cycles>
    <meta:editing-duration>P2DT13H8M45S</meta:editing-duration>
    <meta:user-defined meta:name="Info 1"/>
    <meta:user-defined meta:name="Info 2"/>
    <meta:user-defined meta:name="Info 3"/>
    <meta:user-defined meta:name="Info 4"/>
    <meta:document-statistic meta:table-count="2501" meta:image-count="315" meta:object-count="1" meta:page-count="68" meta:paragraph-count="24678" meta:word-count="252601" meta:character-count="1458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36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5000" number:language="la" number:country="VA">
      <number:number number:min-integer-digits="1"/>
    </number:number-style>
    <style:style style:name="ce1" style:family="table-cell" style:parent-style-name="Default" style:data-style-name="N5000">
      <style:table-cell-properties style:text-align-source="fix" style:repeat-content="fals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ext-properties style:font-name="Times New Roman" fo:font-size="8.5pt"/>
    </style:style>
  </office:automatic-styles>
  <office:body>
    <office:spreadsheet>
      <table:table table:name="Sheet1" table:style-name="ta1" table:print="false">
        <table:table-column table:style-name="co1" table:default-cell-style-name="ce3"/>
        <table:table-row table:style-name="ro1">
          <table:table-cell table:style-name="ce1" table:formula="oooc:=ROMAN(DAY(NOW()))&amp;&quot; &quot;&amp;OFFSET([.A1];MONTH(NOW());0;1)&amp;&quot; &quot;&amp;ROMAN(YEAR(NOW()))" office:value-type="string" office:string-value="IX IUNI MMVIII">
            <text:p>IX IUNI MMVIII</text:p>
          </table:table-cell>
        </table:table-row>
        <table:table-row table:style-name="ro1">
          <table:table-cell table:style-name="ce2" office:value-type="string">
            <text:p>IANUARII</text:p>
          </table:table-cell>
        </table:table-row>
        <table:table-row table:style-name="ro1">
          <table:table-cell table:style-name="Default" office:value-type="string">
            <text:p>FEBRUARII</text:p>
          </table:table-cell>
        </table:table-row>
        <table:table-row table:style-name="ro1">
          <table:table-cell office:value-type="string">
            <text:p>MARTII</text:p>
          </table:table-cell>
        </table:table-row>
        <table:table-row table:style-name="ro1">
          <table:table-cell office:value-type="string">
            <text:p>APRILIS</text:p>
          </table:table-cell>
        </table:table-row>
        <table:table-row table:style-name="ro1">
          <table:table-cell office:value-type="string">
            <text:p>MAII</text:p>
          </table:table-cell>
        </table:table-row>
        <table:table-row table:style-name="ro1">
          <table:table-cell office:value-type="string">
            <text:p>IUNI</text:p>
          </table:table-cell>
        </table:table-row>
        <table:table-row table:style-name="ro1">
          <table:table-cell office:value-type="string">
            <text:p>IULII</text:p>
          </table:table-cell>
        </table:table-row>
        <table:table-row table:style-name="ro1">
          <table:table-cell office:value-type="string">
            <text:p>AUGUSTI</text:p>
          </table:table-cell>
        </table:table-row>
        <table:table-row table:style-name="ro1">
          <table:table-cell office:value-type="string">
            <text:p>SEPTEMBRIS</text:p>
          </table:table-cell>
        </table:table-row>
        <table:table-row table:style-name="ro1">
          <table:table-cell office:value-type="string">
            <text:p>OCTOBRIS</text:p>
          </table:table-cell>
        </table:table-row>
        <table:table-row table:style-name="ro1">
          <table:table-cell office:value-type="string">
            <text:p>NOVEMBRIS</text:p>
          </table:table-cell>
        </table:table-row>
        <table:table-row table:style-name="ro1">
          <table:table-cell office:value-type="string">
            <text:p>DECEMBRIS</text:p>
          </table:table-cell>
        </table:table-row>
        <table:table-row table:style-name="ro1" table:number-rows-repeated="65522">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9">06/09/2008</text:date>, <text:time>14: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in"/>
    </style:style>
    <style:style style:name="co2" style:family="table-column">
      <style:table-column-properties fo:break-before="auto" style:column-width="0.45in"/>
    </style:style>
    <style:style style:name="co3" style:family="table-column">
      <style:table-column-properties fo:break-before="auto" style:column-width="0.2in"/>
    </style:style>
    <style:style style:name="co4" style:family="table-column">
      <style:table-column-properties fo:break-before="auto" style:column-width="0.6in"/>
    </style:style>
    <style:style style:name="co5" style:family="table-column">
      <style:table-column-properties fo:break-before="auto" style:column-width="0.3571in"/>
    </style:style>
    <style:style style:name="co6" style:family="table-column">
      <style:table-column-properties fo:break-before="auto" style:column-width="0.3929in"/>
    </style:style>
    <style:style style:name="co7" style:family="table-column">
      <style:table-column-properties fo:break-before="auto" style:column-width="0.3602in"/>
    </style:style>
    <style:style style:name="co8" style:family="table-column">
      <style:table-column-properties fo:break-before="auto" style:column-width="0.8925in"/>
    </style:style>
    <style:style style:name="ro1" style:family="table-row">
      <style:table-row-properties style:row-height="1.111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3"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4"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5" style:family="table-cell" style:parent-style-name="Default">
      <style:text-properties style:font-name="Times New Roman" fo:font-size="8.5pt" style:font-size-asian="8.5pt" style:font-size-complex="8.5pt"/>
    </style:style>
    <style:style style:name="ce6" style:family="table-cell" style:parent-style-name="Default" style:data-style-name="N124">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7" style:family="table-cell" style:parent-style-name="Default" style:data-style-name="N124">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8" style:family="table-cell" style:parent-style-name="Default" style:data-style-name="N124">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9" style:family="table-cell" style:parent-style-name="Default" style:data-style-name="N124">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0" style:family="table-cell" style:parent-style-name="Default" style:data-style-name="N124">
      <style:text-properties style:font-name="Times New Roman" fo:font-size="8.5pt" style:font-size-asian="8.5pt" style:font-size-complex="8.5pt"/>
    </style:style>
    <style:style style:name="ce11" style:family="table-cell" style:parent-style-name="Default" style:data-style-name="N37">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12" style:family="table-cell" style:parent-style-name="Default" style:data-style-name="N0">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13" style:family="table-cell" style:parent-style-name="Default" style:data-style-name="N0">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4" style:family="table-cell" style:parent-style-name="Default" style:data-style-name="N0">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5" style:family="table-cell" style:parent-style-name="Default" style:data-style-name="N37">
      <style:table-cell-properties style:text-align-source="fix" style:repeat-content="false" fo:border="none" style:rotation-angle="90" style:vertical-align="middle"/>
      <style:paragraph-properties fo:text-align="center" fo:margin-left="0in"/>
      <style:text-properties style:font-name="Times New Roman" fo:font-size="8.5pt" style:font-size-asian="8.5pt" style:font-size-complex="8.5pt"/>
    </style:style>
    <style:style style:name="ce16" style:family="table-cell" style:parent-style-name="Default" style:data-style-name="N0">
      <style:table-cell-properties style:text-align-source="fix" style:repeat-content="false" fo:border="none"/>
      <style:paragraph-properties fo:text-align="center" fo:margin-left="0in"/>
      <style:text-properties style:font-name="Times New Roman" fo:font-size="8.5pt" style:font-size-asian="8.5pt" style:font-size-complex="8.5pt"/>
    </style:style>
    <style:style style:name="ce17" style:family="table-cell" style:parent-style-name="Default" style:data-style-name="N37">
      <style:text-properties style:font-name="Times New Roman" fo:font-size="8.5pt" style:font-size-asian="8.5pt" style:font-size-complex="8.5pt"/>
    </style:style>
    <style:style style:name="ce18" style:family="table-cell" style:parent-style-name="Default" style:data-style-name="N0">
      <style:table-cell-properties style:text-align-source="fix" style:repeat-content="false"/>
      <style:paragraph-properties fo:text-align="center" fo:margin-left="0in"/>
      <style:text-properties style:font-name="Times New Roman" fo:font-size="8.5pt" style:font-size-asian="8.5pt" style:font-size-complex="8.5pt"/>
    </style:style>
    <style:style style:name="ce19" style:family="table-cell" style:parent-style-name="Default" style:data-style-name="N122">
      <style:table-cell-properties style:text-align-source="fix" style:repeat-content="false"/>
      <style:paragraph-properties fo:text-align="center" fo:margin-left="0in"/>
      <style:text-properties style:font-name="Times New Roman" fo:font-size="8.5pt" style:font-size-asian="8.5pt" style:font-size-complex="8.5pt"/>
    </style:style>
    <style:style style:name="ce20" style:family="table-cell" style:parent-style-name="Default" style:data-style-name="N121"/>
    <style:style style:name="ce21" style:family="table-cell" style:parent-style-name="Default" style:data-style-name="N0"/>
  </office:automatic-styles>
  <office:body>
    <office:spreadsheet>
      <table:table table:name="Sheet1" table:style-name="ta1" table:print-ranges="Sheet1.A1:Sheet1.K41">
        <office:forms form:automatic-focus="false" form:apply-design-mode="false"/>
        <table:table-column table:style-name="co1" table:default-cell-style-name="ce5"/>
        <table:table-column table:style-name="co2" table:number-columns-repeated="5" table:default-cell-style-name="ce10"/>
        <table:table-column table:style-name="co1" table:default-cell-style-name="ce5"/>
        <table:table-column table:style-name="co2" table:default-cell-style-name="ce10"/>
        <table:table-column table:style-name="co1" table:default-cell-style-name="ce5"/>
        <table:table-column table:style-name="co3" table:default-cell-style-name="ce5"/>
        <table:table-column table:style-name="co4" table:default-cell-style-name="ce5"/>
        <table:table-column table:style-name="co5" table:default-cell-style-name="Default"/>
        <table:table-column table:style-name="co5" table:number-columns-repeated="2" table:default-cell-style-name="ce5"/>
        <table:table-column table:style-name="co6" table:default-cell-style-name="ce5"/>
        <table:table-column table:style-name="co7" table:default-cell-style-name="ce5"/>
        <table:table-column table:style-name="co8" table:number-columns-repeated="243" table:default-cell-style-name="ce5"/>
        <table:table-row table:style-name="ro1">
          <table:table-cell table:style-name="ce1" office:value-type="string">
            <text:p>Year of</text:p>
            <text:p>our Lord</text:p>
          </table:table-cell>
          <table:table-cell table:style-name="ce6" office:value-type="string">
            <text:p>Septuagesima</text:p>
            <text:p>Sunday</text:p>
          </table:table-cell>
          <table:table-cell table:style-name="ce6" office:value-type="string">
            <text:p>Ash</text:p>
            <text:p>Wednesday</text:p>
          </table:table-cell>
          <table:table-cell table:style-name="ce6" office:value-type="string">
            <text:p>Easter</text:p>
            <text:p>Sunday</text:p>
          </table:table-cell>
          <table:table-cell table:style-name="ce6" office:value-type="string">
            <text:p>Ascension</text:p>
            <text:p>Thursday</text:p>
          </table:table-cell>
          <table:table-cell table:style-name="ce6" office:value-type="string">
            <text:p>Pentecost</text:p>
            <text:p>(Whit-Sunday)</text:p>
          </table:table-cell>
          <table:table-cell table:style-name="ce11" office:value-type="string">
            <text:p># of Sundays</text:p>
            <text:p>after Pentecost</text:p>
          </table:table-cell>
          <table:table-cell table:style-name="ce6" office:value-type="string">
            <text:p>1st Sunday</text:p>
            <text:p>of Advent</text:p>
          </table:table-cell>
          <table:table-cell table:style-name="ce11" office:value-type="string">
            <text:p>Letters denoting</text:p>
            <text:p>Sundays</text:p>
          </table:table-cell>
          <table:table-cell table:style-name="ce11" office:value-type="string">
            <text:p>Golden Number</text:p>
          </table:table-cell>
          <table:table-cell table:style-name="ce11" office:value-type="string">
            <text:p>Epact</text:p>
          </table:table-cell>
          <table:table-cell/>
          <table:table-cell table:style-name="ce15" table:number-columns-repeated="2"/>
          <table:table-cell table:style-name="Default" table:number-columns-repeated="2"/>
          <table:table-cell table:style-name="ce17"/>
          <table:table-cell office:value-type="string">
            <text:p>Christmas</text:p>
          </table:table-cell>
          <table:table-cell office:value-type="string">
            <text:p>Sundays</text:p>
          </table:table-cell>
          <table:table-cell office:value-type="string">
            <text:p>Epacts</text:p>
          </table:table-cell>
          <table:table-cell/>
          <table:table-cell office:value-type="string">
            <text:p>Epacts</text:p>
          </table:table-cell>
          <table:table-cell table:number-columns-repeated="237"/>
        </table:table-row>
        <table:table-row table:style-name="ro2">
          <table:table-cell table:style-name="ce2" table:formula="of:=[Sheet2.A1]" office:value-type="float" office:value="2008">
            <text:p>2008</text:p>
          </table:table-cell>
          <table:table-cell table:style-name="ce7" table:formula="of:=[.D2]-63" office:value-type="date" office:date-value="2008-01-20">
            <text:p>20 Jan</text:p>
          </table:table-cell>
          <table:table-cell table:style-name="ce7" table:formula="of:=[.D2]-46" office:value-type="date" office:date-value="2008-02-06">
            <text:p>6 Feb</text:p>
          </table:table-cell>
          <table:table-cell table:style-name="ce7" table:formula="of:=[Sheet2.B1]" office:value-type="date" office:date-value="2008-03-23">
            <text:p>23 Mar</text:p>
          </table:table-cell>
          <table:table-cell table:style-name="ce7" table:formula="of:=[.D2]+39" office:value-type="date" office:date-value="2008-05-01">
            <text:p>1 May</text:p>
          </table:table-cell>
          <table:table-cell table:style-name="ce7" table:formula="of:=[.D2]+49" office:value-type="date" office:date-value="2008-05-11">
            <text:p>11 May</text:p>
          </table:table-cell>
          <table:table-cell table:style-name="ce12" table:formula="of:=INT(([.Q2]-1)/7)-4" office:value-type="float" office:value="28">
            <text:p>28</text:p>
          </table:table-cell>
          <table:table-cell table:style-name="ce7" table:formula="of:=[.F2]+[.G2]*7+7" office:value-type="date" office:date-value="2008-11-30">
            <text:p>30 Nov</text:p>
          </table:table-cell>
          <table:table-cell table:style-name="ce12" table:formula="of:=OFFSET([.$S$1];[.N2];0) &amp; IF([.M2];&quot; &quot; &amp; OFFSET([.$S$1];[.N2]+1;0);&quot;&quot;)" office:value-type="string" office:string-value="f e">
            <text:p>f e</text:p>
          </table:table-cell>
          <table:table-cell table:style-name="ce12" table:formula="of:=MOD([.A2];19)+1" office:value-type="float" office:value="14">
            <text:p>14</text:p>
          </table:table-cell>
          <table:table-cell table:style-name="ce12" table:formula="of:=OFFSET([.$T$1];[.J2];0)" office:value-type="string" office:string-value="XXII (C)">
            <text:p>XXII (C)</text:p>
          </table:table-cell>
          <table:table-cell/>
          <table:table-cell table:style-name="ce16" table:formula="of:=ORG.OPENOFFICE.ISLEAPYEAR([.D2])" office:value-type="float" office:value="1">
            <text:p>1</text:p>
          </table:table-cell>
          <table:table-cell table:style-name="ce16" table:formula="of:=WEEKDAY(DATE([.A2];1;1))" office:value-type="float" office:value="3">
            <text:p>3</text:p>
          </table:table-cell>
          <table:table-cell table:style-name="Default" table:number-columns-repeated="2"/>
          <table:table-cell table:style-name="ce18" table:formula="of:=[.R2]-[.F2]" office:value-type="float" office:value="228">
            <text:p>228</text:p>
          </table:table-cell>
          <table:table-cell table:style-name="ce19" table:formula="of:=DATE([.A2];12;25)" office:value-type="date" office:date-value="2008-12-25">
            <text:p>25 Dec</text:p>
          </table:table-cell>
          <table:table-cell office:value-type="string">
            <text:p>A</text:p>
          </table:table-cell>
          <table:table-cell table:formula="of:=[.W2] &amp; &quot; (&quot; &amp; [.V2] &amp; &quot;)&quot;" office:value-type="string" office:string-value="XXIX (N)">
            <text:p>XXIX (N)</text:p>
          </table:table-cell>
          <table:table-cell office:value-type="string">
            <text:p>a</text:p>
          </table:table-cell>
          <table:table-cell office:value-type="string">
            <text:p>N</text:p>
          </table:table-cell>
          <table:table-cell office:value-type="string">
            <text:p>XXIX</text:p>
          </table:table-cell>
          <table:table-cell office:value-type="float" office:value="1">
            <text:p>1</text:p>
          </table:table-cell>
          <table:table-cell table:number-columns-repeated="235"/>
        </table:table-row>
        <table:table-row table:style-name="ro2">
          <table:table-cell table:style-name="ce3" table:formula="of:=[Sheet2.A2]" office:value-type="float" office:value="2009">
            <text:p>2009</text:p>
          </table:table-cell>
          <table:table-cell table:style-name="ce8" table:formula="of:=[.D3]-63" office:value-type="date" office:date-value="2009-02-08">
            <text:p>8 Feb</text:p>
          </table:table-cell>
          <table:table-cell table:style-name="ce8" table:formula="of:=[.D3]-46" office:value-type="date" office:date-value="2009-02-25">
            <text:p>25 Feb</text:p>
          </table:table-cell>
          <table:table-cell table:style-name="ce8" table:formula="of:=[Sheet2.B2]" office:value-type="date" office:date-value="2009-04-12">
            <text:p>12 Apr</text:p>
          </table:table-cell>
          <table:table-cell table:style-name="ce8" table:formula="of:=[.D3]+39" office:value-type="date" office:date-value="2009-05-21">
            <text:p>21 May</text:p>
          </table:table-cell>
          <table:table-cell table:style-name="ce8" table:formula="of:=[.D3]+49" office:value-type="date" office:date-value="2009-05-31">
            <text:p>31 May</text:p>
          </table:table-cell>
          <table:table-cell table:style-name="ce13" table:formula="of:=INT(([.Q3]-1)/7)-4" office:value-type="float" office:value="25">
            <text:p>25</text:p>
          </table:table-cell>
          <table:table-cell table:style-name="ce8" table:formula="of:=[.F3]+[.G3]*7+7" office:value-type="date" office:date-value="2009-11-29">
            <text:p>29 Nov</text:p>
          </table:table-cell>
          <table:table-cell table:style-name="ce13" table:formula="of:=OFFSET([.$S$1];[.N3];0) &amp; IF([.M3];&quot; &quot; &amp; OFFSET([.$S$1];[.N3]+1;0);&quot;&quot;)" office:value-type="string" office:string-value="d">
            <text:p>d</text:p>
          </table:table-cell>
          <table:table-cell table:style-name="ce13" table:formula="of:=MOD([.A3];19)+1" office:value-type="float" office:value="15">
            <text:p>15</text:p>
          </table:table-cell>
          <table:table-cell table:style-name="ce13" table:formula="of:=OFFSET([.$T$1];[.J3];0)" office:value-type="string" office:string-value="III (c)">
            <text:p>III (c)</text:p>
          </table:table-cell>
          <table:table-cell/>
          <table:table-cell table:style-name="ce16" table:formula="of:=ORG.OPENOFFICE.ISLEAPYEAR([.D3])" office:value-type="float" office:value="0">
            <text:p>0</text:p>
          </table:table-cell>
          <table:table-cell table:style-name="ce16" table:formula="of:=WEEKDAY(DATE([.A3];1;1))" office:value-type="float" office:value="5">
            <text:p>5</text:p>
          </table:table-cell>
          <table:table-cell table:style-name="Default" table:number-columns-repeated="2"/>
          <table:table-cell table:style-name="ce18" table:formula="of:=[.R3]-[.F3]" office:value-type="float" office:value="208">
            <text:p>208</text:p>
          </table:table-cell>
          <table:table-cell table:style-name="ce19" table:formula="of:=DATE([.A3];12;25)" office:value-type="date" office:date-value="2009-12-25">
            <text:p>25 Dec</text:p>
          </table:table-cell>
          <table:table-cell office:value-type="string">
            <text:p>g</text:p>
          </table:table-cell>
          <table:table-cell table:formula="of:=[.W3] &amp; &quot; (&quot; &amp; [.V3] &amp; &quot;)&quot;" office:value-type="string" office:string-value="X (k)">
            <text:p>X (k)</text:p>
          </table:table-cell>
          <table:table-cell office:value-type="string">
            <text:p>b</text:p>
          </table:table-cell>
          <table:table-cell office:value-type="string">
            <text:p>k</text:p>
          </table:table-cell>
          <table:table-cell office:value-type="string">
            <text:p>X</text:p>
          </table:table-cell>
          <table:table-cell table:formula="of:=[.X2]+1" office:value-type="float" office:value="2">
            <text:p>2</text:p>
          </table:table-cell>
          <table:table-cell table:number-columns-repeated="235"/>
        </table:table-row>
        <table:table-row table:style-name="ro2">
          <table:table-cell table:style-name="ce3" table:formula="of:=[Sheet2.A3]" office:value-type="float" office:value="2010">
            <text:p>2010</text:p>
          </table:table-cell>
          <table:table-cell table:style-name="ce8" table:formula="of:=[.D4]-63" office:value-type="date" office:date-value="2010-01-31">
            <text:p>31 Jan</text:p>
          </table:table-cell>
          <table:table-cell table:style-name="ce8" table:formula="of:=[.D4]-46" office:value-type="date" office:date-value="2010-02-17">
            <text:p>17 Feb</text:p>
          </table:table-cell>
          <table:table-cell table:style-name="ce8" table:formula="of:=[Sheet2.B3]" office:value-type="date" office:date-value="2010-04-04">
            <text:p>4 Apr</text:p>
          </table:table-cell>
          <table:table-cell table:style-name="ce8" table:formula="of:=[.D4]+39" office:value-type="date" office:date-value="2010-05-13">
            <text:p>13 May</text:p>
          </table:table-cell>
          <table:table-cell table:style-name="ce8" table:formula="of:=[.D4]+49" office:value-type="date" office:date-value="2010-05-23">
            <text:p>23 May</text:p>
          </table:table-cell>
          <table:table-cell table:style-name="ce13" table:formula="of:=INT(([.Q4]-1)/7)-4" office:value-type="float" office:value="26">
            <text:p>26</text:p>
          </table:table-cell>
          <table:table-cell table:style-name="ce8" table:formula="of:=[.F4]+[.G4]*7+7" office:value-type="date" office:date-value="2010-11-28">
            <text:p>28 Nov</text:p>
          </table:table-cell>
          <table:table-cell table:style-name="ce13" table:formula="of:=OFFSET([.$S$1];[.N4];0) &amp; IF([.M4];&quot; &quot; &amp; OFFSET([.$S$1];[.N4]+1;0);&quot;&quot;)" office:value-type="string" office:string-value="c">
            <text:p>c</text:p>
          </table:table-cell>
          <table:table-cell table:style-name="ce13" table:formula="of:=MOD([.A4];19)+1" office:value-type="float" office:value="16">
            <text:p>16</text:p>
          </table:table-cell>
          <table:table-cell table:style-name="ce13" table:formula="of:=OFFSET([.$T$1];[.J4];0)" office:value-type="string" office:string-value="XIV (p)">
            <text:p>XIV (p)</text:p>
          </table:table-cell>
          <table:table-cell/>
          <table:table-cell table:style-name="ce16" table:formula="of:=ORG.OPENOFFICE.ISLEAPYEAR([.D4])" office:value-type="float" office:value="0">
            <text:p>0</text:p>
          </table:table-cell>
          <table:table-cell table:style-name="ce16" table:formula="of:=WEEKDAY(DATE([.A4];1;1))" office:value-type="float" office:value="6">
            <text:p>6</text:p>
          </table:table-cell>
          <table:table-cell table:style-name="Default" table:number-columns-repeated="2"/>
          <table:table-cell table:style-name="ce18" table:formula="of:=[.R4]-[.F4]" office:value-type="float" office:value="216">
            <text:p>216</text:p>
          </table:table-cell>
          <table:table-cell table:style-name="ce19" table:formula="of:=DATE([.A4];12;25)" office:value-type="date" office:date-value="2010-12-25">
            <text:p>25 Dec</text:p>
          </table:table-cell>
          <table:table-cell office:value-type="string">
            <text:p>f</text:p>
          </table:table-cell>
          <table:table-cell table:formula="of:=[.W4] &amp; &quot; (&quot; &amp; [.V4] &amp; &quot;)&quot;" office:value-type="string" office:string-value="XXI (B)">
            <text:p>XXI (B)</text:p>
          </table:table-cell>
          <table:table-cell office:value-type="string">
            <text:p>c</text:p>
          </table:table-cell>
          <table:table-cell office:value-type="string">
            <text:p>B</text:p>
          </table:table-cell>
          <table:table-cell office:value-type="string">
            <text:p>XXI</text:p>
          </table:table-cell>
          <table:table-cell table:formula="of:=[.X3]+1" office:value-type="float" office:value="3">
            <text:p>3</text:p>
          </table:table-cell>
          <table:table-cell table:number-columns-repeated="235"/>
        </table:table-row>
        <table:table-row table:style-name="ro2">
          <table:table-cell table:style-name="ce4" table:formula="of:=[Sheet2.A4]" office:value-type="float" office:value="2011">
            <text:p>2011</text:p>
          </table:table-cell>
          <table:table-cell table:style-name="ce9" table:formula="of:=[.D5]-63" office:value-type="date" office:date-value="2011-02-20">
            <text:p>20 Feb</text:p>
          </table:table-cell>
          <table:table-cell table:style-name="ce9" table:formula="of:=[.D5]-46" office:value-type="date" office:date-value="2011-03-09">
            <text:p>9 Mar</text:p>
          </table:table-cell>
          <table:table-cell table:style-name="ce9" table:formula="of:=[Sheet2.B4]" office:value-type="date" office:date-value="2011-04-24">
            <text:p>24 Apr</text:p>
          </table:table-cell>
          <table:table-cell table:style-name="ce9" table:formula="of:=[.D5]+39" office:value-type="date" office:date-value="2011-06-02">
            <text:p>2 Jun</text:p>
          </table:table-cell>
          <table:table-cell table:style-name="ce9" table:formula="of:=[.D5]+49" office:value-type="date" office:date-value="2011-06-12">
            <text:p>12 Jun</text:p>
          </table:table-cell>
          <table:table-cell table:style-name="ce14" table:formula="of:=INT(([.Q5]-1)/7)-4" office:value-type="float" office:value="23">
            <text:p>23</text:p>
          </table:table-cell>
          <table:table-cell table:style-name="ce9" table:formula="of:=[.F5]+[.G5]*7+7" office:value-type="date" office:date-value="2011-11-27">
            <text:p>27 Nov</text:p>
          </table:table-cell>
          <table:table-cell table:style-name="ce14" table:formula="of:=OFFSET([.$S$1];[.N5];0) &amp; IF([.M5];&quot; &quot; &amp; OFFSET([.$S$1];[.N5]+1;0);&quot;&quot;)" office:value-type="string" office:string-value="b">
            <text:p>b</text:p>
          </table:table-cell>
          <table:table-cell table:style-name="ce14" table:formula="of:=MOD([.A5];19)+1" office:value-type="float" office:value="17">
            <text:p>17</text:p>
          </table:table-cell>
          <table:table-cell table:style-name="ce14" table:formula="of:=OFFSET([.$T$1];[.J5];0)" office:value-type="string" office:string-value="25 (F)">
            <text:p>25 (F)</text:p>
          </table:table-cell>
          <table:table-cell/>
          <table:table-cell table:style-name="ce16" table:formula="of:=ORG.OPENOFFICE.ISLEAPYEAR([.D5])" office:value-type="float" office:value="0">
            <text:p>0</text:p>
          </table:table-cell>
          <table:table-cell table:style-name="ce16" table:formula="of:=WEEKDAY(DATE([.A5];1;1))" office:value-type="float" office:value="7">
            <text:p>7</text:p>
          </table:table-cell>
          <table:table-cell table:style-name="Default" table:number-columns-repeated="2"/>
          <table:table-cell table:style-name="ce18" table:formula="of:=[.R5]-[.F5]" office:value-type="float" office:value="196">
            <text:p>196</text:p>
          </table:table-cell>
          <table:table-cell table:style-name="ce19" table:formula="of:=DATE([.A5];12;25)" office:value-type="date" office:date-value="2011-12-25">
            <text:p>25 Dec</text:p>
          </table:table-cell>
          <table:table-cell office:value-type="string">
            <text:p>e</text:p>
          </table:table-cell>
          <table:table-cell table:formula="of:=[.W5] &amp; &quot; (&quot; &amp; [.V5] &amp; &quot;)&quot;" office:value-type="string" office:string-value="II (b)">
            <text:p>II (b)</text:p>
          </table:table-cell>
          <table:table-cell office:value-type="string">
            <text:p>d</text:p>
          </table:table-cell>
          <table:table-cell office:value-type="string">
            <text:p>b</text:p>
          </table:table-cell>
          <table:table-cell office:value-type="string">
            <text:p>II</text:p>
          </table:table-cell>
          <table:table-cell table:formula="of:=[.X4]+1" office:value-type="float" office:value="4">
            <text:p>4</text:p>
          </table:table-cell>
          <table:table-cell table:number-columns-repeated="235"/>
        </table:table-row>
        <table:table-row table:style-name="ro2">
          <table:table-cell table:style-name="ce2" table:formula="of:=[Sheet2.A5]" office:value-type="float" office:value="2012">
            <text:p>2012</text:p>
          </table:table-cell>
          <table:table-cell table:style-name="ce7" table:formula="of:=[.D6]-63" office:value-type="date" office:date-value="2012-02-05">
            <text:p>5 Feb</text:p>
          </table:table-cell>
          <table:table-cell table:style-name="ce7" table:formula="of:=[.D6]-46" office:value-type="date" office:date-value="2012-02-22">
            <text:p>22 Feb</text:p>
          </table:table-cell>
          <table:table-cell table:style-name="ce7" table:formula="of:=[Sheet2.B5]" office:value-type="date" office:date-value="2012-04-08">
            <text:p>8 Apr</text:p>
          </table:table-cell>
          <table:table-cell table:style-name="ce7" table:formula="of:=[.D6]+39" office:value-type="date" office:date-value="2012-05-17">
            <text:p>17 May</text:p>
          </table:table-cell>
          <table:table-cell table:style-name="ce7" table:formula="of:=[.D6]+49" office:value-type="date" office:date-value="2012-05-27">
            <text:p>27 May</text:p>
          </table:table-cell>
          <table:table-cell table:style-name="ce12" table:formula="of:=INT(([.Q6]-1)/7)-4" office:value-type="float" office:value="26">
            <text:p>26</text:p>
          </table:table-cell>
          <table:table-cell table:style-name="ce7" table:formula="of:=[.F6]+[.G6]*7+7" office:value-type="date" office:date-value="2012-12-02">
            <text:p>2 Dec</text:p>
          </table:table-cell>
          <table:table-cell table:style-name="ce13" table:formula="of:=OFFSET([.$S$1];[.N6];0) &amp; IF([.M6];&quot; &quot; &amp; OFFSET([.$S$1];[.N6]+1;0);&quot;&quot;)" office:value-type="string" office:string-value="A g">
            <text:p>A g</text:p>
          </table:table-cell>
          <table:table-cell table:style-name="ce12" table:formula="of:=MOD([.A6];19)+1" office:value-type="float" office:value="18">
            <text:p>18</text:p>
          </table:table-cell>
          <table:table-cell table:style-name="ce12" table:formula="of:=OFFSET([.$T$1];[.J6];0)" office:value-type="string" office:string-value="VI (f)">
            <text:p>VI (f)</text:p>
          </table:table-cell>
          <table:table-cell/>
          <table:table-cell table:style-name="ce16" table:formula="of:=ORG.OPENOFFICE.ISLEAPYEAR([.D6])" office:value-type="float" office:value="1">
            <text:p>1</text:p>
          </table:table-cell>
          <table:table-cell table:style-name="ce16" table:formula="of:=WEEKDAY(DATE([.A6];1;1))" office:value-type="float" office:value="1">
            <text:p>1</text:p>
          </table:table-cell>
          <table:table-cell table:style-name="Default" table:number-columns-repeated="2"/>
          <table:table-cell table:style-name="ce18" table:formula="of:=[.R6]-[.F6]" office:value-type="float" office:value="212">
            <text:p>212</text:p>
          </table:table-cell>
          <table:table-cell table:style-name="ce19" table:formula="of:=DATE([.A6];12;25)" office:value-type="date" office:date-value="2012-12-25">
            <text:p>25 Dec</text:p>
          </table:table-cell>
          <table:table-cell office:value-type="string">
            <text:p>d</text:p>
          </table:table-cell>
          <table:table-cell table:formula="of:=[.W6] &amp; &quot; (&quot; &amp; [.V6] &amp; &quot;)&quot;" office:value-type="string" office:string-value="XIII (n)">
            <text:p>XIII (n)</text:p>
          </table:table-cell>
          <table:table-cell office:value-type="string">
            <text:p>e</text:p>
          </table:table-cell>
          <table:table-cell office:value-type="string">
            <text:p>n</text:p>
          </table:table-cell>
          <table:table-cell office:value-type="string">
            <text:p>XIII</text:p>
          </table:table-cell>
          <table:table-cell table:formula="of:=[.X5]+1" office:value-type="float" office:value="5">
            <text:p>5</text:p>
          </table:table-cell>
          <table:table-cell table:number-columns-repeated="235"/>
        </table:table-row>
        <table:table-row table:style-name="ro2">
          <table:table-cell table:style-name="ce3" table:formula="of:=[Sheet2.A6]" office:value-type="float" office:value="2013">
            <text:p>2013</text:p>
          </table:table-cell>
          <table:table-cell table:style-name="ce8" table:formula="of:=[.D7]-63" office:value-type="date" office:date-value="2013-01-27">
            <text:p>27 Jan</text:p>
          </table:table-cell>
          <table:table-cell table:style-name="ce8" table:formula="of:=[.D7]-46" office:value-type="date" office:date-value="2013-02-13">
            <text:p>13 Feb</text:p>
          </table:table-cell>
          <table:table-cell table:style-name="ce8" table:formula="of:=[Sheet2.B6]" office:value-type="date" office:date-value="2013-03-31">
            <text:p>31 Mar</text:p>
          </table:table-cell>
          <table:table-cell table:style-name="ce8" table:formula="of:=[.D7]+39" office:value-type="date" office:date-value="2013-05-09">
            <text:p>9 May</text:p>
          </table:table-cell>
          <table:table-cell table:style-name="ce8" table:formula="of:=[.D7]+49" office:value-type="date" office:date-value="2013-05-19">
            <text:p>19 May</text:p>
          </table:table-cell>
          <table:table-cell table:style-name="ce13" table:formula="of:=INT(([.Q7]-1)/7)-4" office:value-type="float" office:value="27">
            <text:p>27</text:p>
          </table:table-cell>
          <table:table-cell table:style-name="ce8" table:formula="of:=[.F7]+[.G7]*7+7" office:value-type="date" office:date-value="2013-12-01">
            <text:p>1 Dec</text:p>
          </table:table-cell>
          <table:table-cell table:style-name="ce13" table:formula="of:=OFFSET([.$S$1];[.N7];0) &amp; IF([.M7];&quot; &quot; &amp; OFFSET([.$S$1];[.N7]+1;0);&quot;&quot;)" office:value-type="string" office:string-value="f">
            <text:p>f</text:p>
          </table:table-cell>
          <table:table-cell table:style-name="ce13" table:formula="of:=MOD([.A7];19)+1" office:value-type="float" office:value="19">
            <text:p>19</text:p>
          </table:table-cell>
          <table:table-cell table:style-name="ce13" table:formula="of:=OFFSET([.$T$1];[.J7];0)" office:value-type="string" office:string-value="XVII (s)">
            <text:p>XVII (s)</text:p>
          </table:table-cell>
          <table:table-cell/>
          <table:table-cell table:style-name="ce16" table:formula="of:=ORG.OPENOFFICE.ISLEAPYEAR([.D7])" office:value-type="float" office:value="0">
            <text:p>0</text:p>
          </table:table-cell>
          <table:table-cell table:style-name="ce16" table:formula="of:=WEEKDAY(DATE([.A7];1;1))" office:value-type="float" office:value="3">
            <text:p>3</text:p>
          </table:table-cell>
          <table:table-cell table:style-name="Default" table:number-columns-repeated="2"/>
          <table:table-cell table:style-name="ce18" table:formula="of:=[.R7]-[.F7]" office:value-type="float" office:value="220">
            <text:p>220</text:p>
          </table:table-cell>
          <table:table-cell table:style-name="ce19" table:formula="of:=DATE([.A7];12;25)" office:value-type="date" office:date-value="2013-12-25">
            <text:p>25 Dec</text:p>
          </table:table-cell>
          <table:table-cell office:value-type="string">
            <text:p>c</text:p>
          </table:table-cell>
          <table:table-cell table:formula="of:=[.W7] &amp; &quot; (&quot; &amp; [.V7] &amp; &quot;)&quot;" office:value-type="string" office:string-value="XXIV (E)">
            <text:p>XXIV (E)</text:p>
          </table:table-cell>
          <table:table-cell office:value-type="string">
            <text:p>f</text:p>
          </table:table-cell>
          <table:table-cell office:value-type="string">
            <text:p>E</text:p>
          </table:table-cell>
          <table:table-cell office:value-type="string">
            <text:p>XXIV</text:p>
          </table:table-cell>
          <table:table-cell table:formula="of:=[.X6]+1" office:value-type="float" office:value="6">
            <text:p>6</text:p>
          </table:table-cell>
          <table:table-cell table:number-columns-repeated="235"/>
        </table:table-row>
        <table:table-row table:style-name="ro2">
          <table:table-cell table:style-name="ce3" table:formula="of:=[Sheet2.A7]" office:value-type="float" office:value="2014">
            <text:p>2014</text:p>
          </table:table-cell>
          <table:table-cell table:style-name="ce8" table:formula="of:=[.D8]-63" office:value-type="date" office:date-value="2014-02-16">
            <text:p>16 Feb</text:p>
          </table:table-cell>
          <table:table-cell table:style-name="ce8" table:formula="of:=[.D8]-46" office:value-type="date" office:date-value="2014-03-05">
            <text:p>5 Mar</text:p>
          </table:table-cell>
          <table:table-cell table:style-name="ce8" table:formula="of:=[Sheet2.B7]" office:value-type="date" office:date-value="2014-04-20">
            <text:p>20 Apr</text:p>
          </table:table-cell>
          <table:table-cell table:style-name="ce8" table:formula="of:=[.D8]+39" office:value-type="date" office:date-value="2014-05-29">
            <text:p>29 May</text:p>
          </table:table-cell>
          <table:table-cell table:style-name="ce8" table:formula="of:=[.D8]+49" office:value-type="date" office:date-value="2014-06-08">
            <text:p>8 Jun</text:p>
          </table:table-cell>
          <table:table-cell table:style-name="ce13" table:formula="of:=INT(([.Q8]-1)/7)-4" office:value-type="float" office:value="24">
            <text:p>24</text:p>
          </table:table-cell>
          <table:table-cell table:style-name="ce8" table:formula="of:=[.F8]+[.G8]*7+7" office:value-type="date" office:date-value="2014-11-30">
            <text:p>30 Nov</text:p>
          </table:table-cell>
          <table:table-cell table:style-name="ce13" table:formula="of:=OFFSET([.$S$1];[.N8];0) &amp; IF([.M8];&quot; &quot; &amp; OFFSET([.$S$1];[.N8]+1;0);&quot;&quot;)" office:value-type="string" office:string-value="e">
            <text:p>e</text:p>
          </table:table-cell>
          <table:table-cell table:style-name="ce13" table:formula="of:=MOD([.A8];19)+1" office:value-type="float" office:value="1">
            <text:p>1</text:p>
          </table:table-cell>
          <table:table-cell table:style-name="ce13" table:formula="of:=OFFSET([.$T$1];[.J8];0)" office:value-type="string" office:string-value="XXIX (N)">
            <text:p>XXIX (N)</text:p>
          </table:table-cell>
          <table:table-cell/>
          <table:table-cell table:style-name="ce16" table:formula="of:=ORG.OPENOFFICE.ISLEAPYEAR([.D8])" office:value-type="float" office:value="0">
            <text:p>0</text:p>
          </table:table-cell>
          <table:table-cell table:style-name="ce16" table:formula="of:=WEEKDAY(DATE([.A8];1;1))" office:value-type="float" office:value="4">
            <text:p>4</text:p>
          </table:table-cell>
          <table:table-cell table:style-name="Default" table:number-columns-repeated="2"/>
          <table:table-cell table:style-name="ce18" table:formula="of:=[.R8]-[.F8]" office:value-type="float" office:value="200">
            <text:p>200</text:p>
          </table:table-cell>
          <table:table-cell table:style-name="ce19" table:formula="of:=DATE([.A8];12;25)" office:value-type="date" office:date-value="2014-12-25">
            <text:p>25 Dec</text:p>
          </table:table-cell>
          <table:table-cell office:value-type="string">
            <text:p>b</text:p>
          </table:table-cell>
          <table:table-cell table:formula="of:=[.W8] &amp; &quot; (&quot; &amp; [.V8] &amp; &quot;)&quot;" office:value-type="string" office:string-value="V (e)">
            <text:p>V (e)</text:p>
          </table:table-cell>
          <table:table-cell office:value-type="string">
            <text:p>g</text:p>
          </table:table-cell>
          <table:table-cell office:value-type="string">
            <text:p>e</text:p>
          </table:table-cell>
          <table:table-cell office:value-type="string">
            <text:p>V</text:p>
          </table:table-cell>
          <table:table-cell table:formula="of:=[.X7]+1" office:value-type="float" office:value="7">
            <text:p>7</text:p>
          </table:table-cell>
          <table:table-cell table:number-columns-repeated="235"/>
        </table:table-row>
        <table:table-row table:style-name="ro2">
          <table:table-cell table:style-name="ce4" table:formula="of:=[Sheet2.A8]" office:value-type="float" office:value="2015">
            <text:p>2015</text:p>
          </table:table-cell>
          <table:table-cell table:style-name="ce9" table:formula="of:=[.D9]-63" office:value-type="date" office:date-value="2015-02-01">
            <text:p>1 Feb</text:p>
          </table:table-cell>
          <table:table-cell table:style-name="ce9" table:formula="of:=[.D9]-46" office:value-type="date" office:date-value="2015-02-18">
            <text:p>18 Feb</text:p>
          </table:table-cell>
          <table:table-cell table:style-name="ce9" table:formula="of:=[Sheet2.B8]" office:value-type="date" office:date-value="2015-04-05">
            <text:p>5 Apr</text:p>
          </table:table-cell>
          <table:table-cell table:style-name="ce9" table:formula="of:=[.D9]+39" office:value-type="date" office:date-value="2015-05-14">
            <text:p>14 May</text:p>
          </table:table-cell>
          <table:table-cell table:style-name="ce9" table:formula="of:=[.D9]+49" office:value-type="date" office:date-value="2015-05-24">
            <text:p>24 May</text:p>
          </table:table-cell>
          <table:table-cell table:style-name="ce14" table:formula="of:=INT(([.Q9]-1)/7)-4" office:value-type="float" office:value="26">
            <text:p>26</text:p>
          </table:table-cell>
          <table:table-cell table:style-name="ce9" table:formula="of:=[.F9]+[.G9]*7+7" office:value-type="date" office:date-value="2015-11-29">
            <text:p>29 Nov</text:p>
          </table:table-cell>
          <table:table-cell table:style-name="ce14" table:formula="of:=OFFSET([.$S$1];[.N9];0) &amp; IF([.M9];&quot; &quot; &amp; OFFSET([.$S$1];[.N9]+1;0);&quot;&quot;)" office:value-type="string" office:string-value="d">
            <text:p>d</text:p>
          </table:table-cell>
          <table:table-cell table:style-name="ce14" table:formula="of:=MOD([.A9];19)+1" office:value-type="float" office:value="2">
            <text:p>2</text:p>
          </table:table-cell>
          <table:table-cell table:style-name="ce14" table:formula="of:=OFFSET([.$T$1];[.J9];0)" office:value-type="string" office:string-value="X (k)">
            <text:p>X (k)</text:p>
          </table:table-cell>
          <table:table-cell/>
          <table:table-cell table:style-name="ce16" table:formula="of:=ORG.OPENOFFICE.ISLEAPYEAR([.D9])" office:value-type="float" office:value="0">
            <text:p>0</text:p>
          </table:table-cell>
          <table:table-cell table:style-name="ce16" table:formula="of:=WEEKDAY(DATE([.A9];1;1))" office:value-type="float" office:value="5">
            <text:p>5</text:p>
          </table:table-cell>
          <table:table-cell table:style-name="Default" table:number-columns-repeated="2"/>
          <table:table-cell table:style-name="ce18" table:formula="of:=[.R9]-[.F9]" office:value-type="float" office:value="215">
            <text:p>215</text:p>
          </table:table-cell>
          <table:table-cell table:style-name="ce19" table:formula="of:=DATE([.A9];12;25)" office:value-type="date" office:date-value="2015-12-25">
            <text:p>25 Dec</text:p>
          </table:table-cell>
          <table:table-cell office:value-type="string">
            <text:p>A</text:p>
          </table:table-cell>
          <table:table-cell table:formula="of:=[.W9] &amp; &quot; (&quot; &amp; [.V9] &amp; &quot;)&quot;" office:value-type="string" office:string-value="XVI (r)">
            <text:p>XVI (r)</text:p>
          </table:table-cell>
          <table:table-cell office:value-type="string">
            <text:p>h</text:p>
          </table:table-cell>
          <table:table-cell office:value-type="string">
            <text:p>r</text:p>
          </table:table-cell>
          <table:table-cell office:value-type="string">
            <text:p>XVI</text:p>
          </table:table-cell>
          <table:table-cell table:formula="of:=[.X8]+1" office:value-type="float" office:value="8">
            <text:p>8</text:p>
          </table:table-cell>
          <table:table-cell table:number-columns-repeated="235"/>
        </table:table-row>
        <table:table-row table:style-name="ro2">
          <table:table-cell table:style-name="ce2" table:formula="of:=[Sheet2.A9]" office:value-type="float" office:value="2016">
            <text:p>2016</text:p>
          </table:table-cell>
          <table:table-cell table:style-name="ce7" table:formula="of:=[.D10]-63" office:value-type="date" office:date-value="2016-01-24">
            <text:p>24 Jan</text:p>
          </table:table-cell>
          <table:table-cell table:style-name="ce7" table:formula="of:=[.D10]-46" office:value-type="date" office:date-value="2016-02-10">
            <text:p>10 Feb</text:p>
          </table:table-cell>
          <table:table-cell table:style-name="ce7" table:formula="of:=[Sheet2.B9]" office:value-type="date" office:date-value="2016-03-27">
            <text:p>27 Mar</text:p>
          </table:table-cell>
          <table:table-cell table:style-name="ce7" table:formula="of:=[.D10]+39" office:value-type="date" office:date-value="2016-05-05">
            <text:p>5 May</text:p>
          </table:table-cell>
          <table:table-cell table:style-name="ce7" table:formula="of:=[.D10]+49" office:value-type="date" office:date-value="2016-05-15">
            <text:p>15 May</text:p>
          </table:table-cell>
          <table:table-cell table:style-name="ce12" table:formula="of:=INT(([.Q10]-1)/7)-4" office:value-type="float" office:value="27">
            <text:p>27</text:p>
          </table:table-cell>
          <table:table-cell table:style-name="ce7" table:formula="of:=[.F10]+[.G10]*7+7" office:value-type="date" office:date-value="2016-11-27">
            <text:p>27 Nov</text:p>
          </table:table-cell>
          <table:table-cell table:style-name="ce13" table:formula="of:=OFFSET([.$S$1];[.N10];0) &amp; IF([.M10];&quot; &quot; &amp; OFFSET([.$S$1];[.N10]+1;0);&quot;&quot;)" office:value-type="string" office:string-value="c b">
            <text:p>c b</text:p>
          </table:table-cell>
          <table:table-cell table:style-name="ce12" table:formula="of:=MOD([.A10];19)+1" office:value-type="float" office:value="3">
            <text:p>3</text:p>
          </table:table-cell>
          <table:table-cell table:style-name="ce12" table:formula="of:=OFFSET([.$T$1];[.J10];0)" office:value-type="string" office:string-value="XXI (B)">
            <text:p>XXI (B)</text:p>
          </table:table-cell>
          <table:table-cell/>
          <table:table-cell table:style-name="ce16" table:formula="of:=ORG.OPENOFFICE.ISLEAPYEAR([.D10])" office:value-type="float" office:value="1">
            <text:p>1</text:p>
          </table:table-cell>
          <table:table-cell table:style-name="ce16" table:formula="of:=WEEKDAY(DATE([.A10];1;1))" office:value-type="float" office:value="6">
            <text:p>6</text:p>
          </table:table-cell>
          <table:table-cell table:style-name="Default" table:number-columns-repeated="2"/>
          <table:table-cell table:style-name="ce18" table:formula="of:=[.R10]-[.F10]" office:value-type="float" office:value="224">
            <text:p>224</text:p>
          </table:table-cell>
          <table:table-cell table:style-name="ce19" table:formula="of:=DATE([.A10];12;25)" office:value-type="date" office:date-value="2016-12-25">
            <text:p>25 Dec</text:p>
          </table:table-cell>
          <table:table-cell/>
          <table:table-cell table:formula="of:=[.W10] &amp; &quot; (&quot; &amp; [.V10] &amp; &quot;)&quot;" office:value-type="string" office:string-value="XXVII (H)">
            <text:p>XXVII (H)</text:p>
          </table:table-cell>
          <table:table-cell office:value-type="string">
            <text:p>i</text:p>
          </table:table-cell>
          <table:table-cell office:value-type="string">
            <text:p>H</text:p>
          </table:table-cell>
          <table:table-cell office:value-type="string">
            <text:p>XXVII</text:p>
          </table:table-cell>
          <table:table-cell table:formula="of:=[.X9]+1" office:value-type="float" office:value="9">
            <text:p>9</text:p>
          </table:table-cell>
          <table:table-cell table:number-columns-repeated="235"/>
        </table:table-row>
        <table:table-row table:style-name="ro2">
          <table:table-cell table:style-name="ce3" table:formula="of:=[Sheet2.A10]" office:value-type="float" office:value="2017">
            <text:p>2017</text:p>
          </table:table-cell>
          <table:table-cell table:style-name="ce8" table:formula="of:=[.D11]-63" office:value-type="date" office:date-value="2017-02-12">
            <text:p>12 Feb</text:p>
          </table:table-cell>
          <table:table-cell table:style-name="ce8" table:formula="of:=[.D11]-46" office:value-type="date" office:date-value="2017-03-01">
            <text:p>1 Mar</text:p>
          </table:table-cell>
          <table:table-cell table:style-name="ce8" table:formula="of:=[Sheet2.B10]" office:value-type="date" office:date-value="2017-04-16">
            <text:p>16 Apr</text:p>
          </table:table-cell>
          <table:table-cell table:style-name="ce8" table:formula="of:=[.D11]+39" office:value-type="date" office:date-value="2017-05-25">
            <text:p>25 May</text:p>
          </table:table-cell>
          <table:table-cell table:style-name="ce8" table:formula="of:=[.D11]+49" office:value-type="date" office:date-value="2017-06-04">
            <text:p>4 Jun</text:p>
          </table:table-cell>
          <table:table-cell table:style-name="ce13" table:formula="of:=INT(([.Q11]-1)/7)-4" office:value-type="float" office:value="25">
            <text:p>25</text:p>
          </table:table-cell>
          <table:table-cell table:style-name="ce8" table:formula="of:=[.F11]+[.G11]*7+7" office:value-type="date" office:date-value="2017-12-03">
            <text:p>3 Dec</text:p>
          </table:table-cell>
          <table:table-cell table:style-name="ce13" table:formula="of:=OFFSET([.$S$1];[.N11];0) &amp; IF([.M11];&quot; &quot; &amp; OFFSET([.$S$1];[.N11]+1;0);&quot;&quot;)" office:value-type="string" office:string-value="A">
            <text:p>A</text:p>
          </table:table-cell>
          <table:table-cell table:style-name="ce13" table:formula="of:=MOD([.A11];19)+1" office:value-type="float" office:value="4">
            <text:p>4</text:p>
          </table:table-cell>
          <table:table-cell table:style-name="ce13" table:formula="of:=OFFSET([.$T$1];[.J11];0)" office:value-type="string" office:string-value="II (b)">
            <text:p>II (b)</text:p>
          </table:table-cell>
          <table:table-cell/>
          <table:table-cell table:style-name="ce16" table:formula="of:=ORG.OPENOFFICE.ISLEAPYEAR([.D11])" office:value-type="float" office:value="0">
            <text:p>0</text:p>
          </table:table-cell>
          <table:table-cell table:style-name="ce16" table:formula="of:=WEEKDAY(DATE([.A11];1;1))" office:value-type="float" office:value="1">
            <text:p>1</text:p>
          </table:table-cell>
          <table:table-cell table:style-name="Default" table:number-columns-repeated="2"/>
          <table:table-cell table:style-name="ce18" table:formula="of:=[.R11]-[.F11]" office:value-type="float" office:value="204">
            <text:p>204</text:p>
          </table:table-cell>
          <table:table-cell table:style-name="ce19" table:formula="of:=DATE([.A11];12;25)" office:value-type="date" office:date-value="2017-12-25">
            <text:p>25 Dec</text:p>
          </table:table-cell>
          <table:table-cell/>
          <table:table-cell table:formula="of:=[.W11] &amp; &quot; (&quot; &amp; [.V11] &amp; &quot;)&quot;" office:value-type="string" office:string-value="VIII (h)">
            <text:p>VIII (h)</text:p>
          </table:table-cell>
          <table:table-cell office:value-type="string">
            <text:p>j</text:p>
          </table:table-cell>
          <table:table-cell office:value-type="string">
            <text:p>h</text:p>
          </table:table-cell>
          <table:table-cell office:value-type="string">
            <text:p>VIII</text:p>
          </table:table-cell>
          <table:table-cell table:formula="of:=[.X10]+1" office:value-type="float" office:value="10">
            <text:p>10</text:p>
          </table:table-cell>
          <table:table-cell table:number-columns-repeated="235"/>
        </table:table-row>
        <table:table-row table:style-name="ro2">
          <table:table-cell table:style-name="ce3" table:formula="of:=[Sheet2.A11]" office:value-type="float" office:value="2018">
            <text:p>2018</text:p>
          </table:table-cell>
          <table:table-cell table:style-name="ce8" table:formula="of:=[.D12]-63" office:value-type="date" office:date-value="2018-01-28">
            <text:p>28 Jan</text:p>
          </table:table-cell>
          <table:table-cell table:style-name="ce8" table:formula="of:=[.D12]-46" office:value-type="date" office:date-value="2018-02-14">
            <text:p>14 Feb</text:p>
          </table:table-cell>
          <table:table-cell table:style-name="ce8" table:formula="of:=[Sheet2.B11]" office:value-type="date" office:date-value="2018-04-01">
            <text:p>1 Apr</text:p>
          </table:table-cell>
          <table:table-cell table:style-name="ce8" table:formula="of:=[.D12]+39" office:value-type="date" office:date-value="2018-05-10">
            <text:p>10 May</text:p>
          </table:table-cell>
          <table:table-cell table:style-name="ce8" table:formula="of:=[.D12]+49" office:value-type="date" office:date-value="2018-05-20">
            <text:p>20 May</text:p>
          </table:table-cell>
          <table:table-cell table:style-name="ce13" table:formula="of:=INT(([.Q12]-1)/7)-4" office:value-type="float" office:value="27">
            <text:p>27</text:p>
          </table:table-cell>
          <table:table-cell table:style-name="ce8" table:formula="of:=[.F12]+[.G12]*7+7" office:value-type="date" office:date-value="2018-12-02">
            <text:p>2 Dec</text:p>
          </table:table-cell>
          <table:table-cell table:style-name="ce13" table:formula="of:=OFFSET([.$S$1];[.N12];0) &amp; IF([.M12];&quot; &quot; &amp; OFFSET([.$S$1];[.N12]+1;0);&quot;&quot;)" office:value-type="string" office:string-value="g">
            <text:p>g</text:p>
          </table:table-cell>
          <table:table-cell table:style-name="ce13" table:formula="of:=MOD([.A12];19)+1" office:value-type="float" office:value="5">
            <text:p>5</text:p>
          </table:table-cell>
          <table:table-cell table:style-name="ce13" table:formula="of:=OFFSET([.$T$1];[.J12];0)" office:value-type="string" office:string-value="XIII (n)">
            <text:p>XIII (n)</text:p>
          </table:table-cell>
          <table:table-cell/>
          <table:table-cell table:style-name="ce16" table:formula="of:=ORG.OPENOFFICE.ISLEAPYEAR([.D12])" office:value-type="float" office:value="0">
            <text:p>0</text:p>
          </table:table-cell>
          <table:table-cell table:style-name="ce16" table:formula="of:=WEEKDAY(DATE([.A12];1;1))" office:value-type="float" office:value="2">
            <text:p>2</text:p>
          </table:table-cell>
          <table:table-cell table:style-name="Default" table:number-columns-repeated="2"/>
          <table:table-cell table:style-name="ce18" table:formula="of:=[.R12]-[.F12]" office:value-type="float" office:value="219">
            <text:p>219</text:p>
          </table:table-cell>
          <table:table-cell table:style-name="ce19" table:formula="of:=DATE([.A12];12;25)" office:value-type="date" office:date-value="2018-12-25">
            <text:p>25 Dec</text:p>
          </table:table-cell>
          <table:table-cell/>
          <table:table-cell table:formula="of:=[.W12] &amp; &quot; (&quot; &amp; [.V12] &amp; &quot;)&quot;" office:value-type="string" office:string-value="XIX (u)">
            <text:p>XIX (u)</text:p>
          </table:table-cell>
          <table:table-cell office:value-type="string">
            <text:p>k</text:p>
          </table:table-cell>
          <table:table-cell office:value-type="string">
            <text:p>u</text:p>
          </table:table-cell>
          <table:table-cell office:value-type="string">
            <text:p>XIX</text:p>
          </table:table-cell>
          <table:table-cell table:formula="of:=[.X11]+1" office:value-type="float" office:value="11">
            <text:p>11</text:p>
          </table:table-cell>
          <table:table-cell table:number-columns-repeated="235"/>
        </table:table-row>
        <table:table-row table:style-name="ro2">
          <table:table-cell table:style-name="ce4" table:formula="of:=[Sheet2.A12]" office:value-type="float" office:value="2019">
            <text:p>2019</text:p>
          </table:table-cell>
          <table:table-cell table:style-name="ce9" table:formula="of:=[.D13]-63" office:value-type="date" office:date-value="2019-02-17">
            <text:p>17 Feb</text:p>
          </table:table-cell>
          <table:table-cell table:style-name="ce9" table:formula="of:=[.D13]-46" office:value-type="date" office:date-value="2019-03-06">
            <text:p>6 Mar</text:p>
          </table:table-cell>
          <table:table-cell table:style-name="ce9" table:formula="of:=[Sheet2.B12]" office:value-type="date" office:date-value="2019-04-21">
            <text:p>21 Apr</text:p>
          </table:table-cell>
          <table:table-cell table:style-name="ce9" table:formula="of:=[.D13]+39" office:value-type="date" office:date-value="2019-05-30">
            <text:p>30 May</text:p>
          </table:table-cell>
          <table:table-cell table:style-name="ce9" table:formula="of:=[.D13]+49" office:value-type="date" office:date-value="2019-06-09">
            <text:p>9 Jun</text:p>
          </table:table-cell>
          <table:table-cell table:style-name="ce14" table:formula="of:=INT(([.Q13]-1)/7)-4" office:value-type="float" office:value="24">
            <text:p>24</text:p>
          </table:table-cell>
          <table:table-cell table:style-name="ce9" table:formula="of:=[.F13]+[.G13]*7+7" office:value-type="date" office:date-value="2019-12-01">
            <text:p>1 Dec</text:p>
          </table:table-cell>
          <table:table-cell table:style-name="ce14" table:formula="of:=OFFSET([.$S$1];[.N13];0) &amp; IF([.M13];&quot; &quot; &amp; OFFSET([.$S$1];[.N13]+1;0);&quot;&quot;)" office:value-type="string" office:string-value="f">
            <text:p>f</text:p>
          </table:table-cell>
          <table:table-cell table:style-name="ce14" table:formula="of:=MOD([.A13];19)+1" office:value-type="float" office:value="6">
            <text:p>6</text:p>
          </table:table-cell>
          <table:table-cell table:style-name="ce14" table:formula="of:=OFFSET([.$T$1];[.J13];0)" office:value-type="string" office:string-value="XXIV (E)">
            <text:p>XXIV (E)</text:p>
          </table:table-cell>
          <table:table-cell/>
          <table:table-cell table:style-name="ce16" table:formula="of:=ORG.OPENOFFICE.ISLEAPYEAR([.D13])" office:value-type="float" office:value="0">
            <text:p>0</text:p>
          </table:table-cell>
          <table:table-cell table:style-name="ce16" table:formula="of:=WEEKDAY(DATE([.A13];1;1))" office:value-type="float" office:value="3">
            <text:p>3</text:p>
          </table:table-cell>
          <table:table-cell table:style-name="Default" table:number-columns-repeated="2"/>
          <table:table-cell table:style-name="ce18" table:formula="of:=[.R13]-[.F13]" office:value-type="float" office:value="199">
            <text:p>199</text:p>
          </table:table-cell>
          <table:table-cell table:style-name="ce19" table:formula="of:=DATE([.A13];12;25)" office:value-type="date" office:date-value="2019-12-25">
            <text:p>25 Dec</text:p>
          </table:table-cell>
          <table:table-cell/>
          <table:table-cell table:formula="of:=[.W13] &amp; &quot; (&quot; &amp; [.V13] &amp; &quot;)&quot;" office:value-type="string" office:string-value="* (P)">
            <text:p>* (P)</text:p>
          </table:table-cell>
          <table:table-cell office:value-type="string">
            <text:p>l</text:p>
          </table:table-cell>
          <table:table-cell office:value-type="string">
            <text:p>P</text:p>
          </table:table-cell>
          <table:table-cell office:value-type="string">
            <text:p>*</text:p>
          </table:table-cell>
          <table:table-cell table:formula="of:=[.X12]+1" office:value-type="float" office:value="12">
            <text:p>12</text:p>
          </table:table-cell>
          <table:table-cell table:number-columns-repeated="235"/>
        </table:table-row>
        <table:table-row table:style-name="ro2">
          <table:table-cell table:style-name="ce2" table:formula="of:=[Sheet2.A13]" office:value-type="float" office:value="2020">
            <text:p>2020</text:p>
          </table:table-cell>
          <table:table-cell table:style-name="ce7" table:formula="of:=[.D14]-63" office:value-type="date" office:date-value="2020-02-09">
            <text:p>9 Feb</text:p>
          </table:table-cell>
          <table:table-cell table:style-name="ce7" table:formula="of:=[.D14]-46" office:value-type="date" office:date-value="2020-02-26">
            <text:p>26 Feb</text:p>
          </table:table-cell>
          <table:table-cell table:style-name="ce7" table:formula="of:=[Sheet2.B13]" office:value-type="date" office:date-value="2020-04-12">
            <text:p>12 Apr</text:p>
          </table:table-cell>
          <table:table-cell table:style-name="ce7" table:formula="of:=[.D14]+39" office:value-type="date" office:date-value="2020-05-21">
            <text:p>21 May</text:p>
          </table:table-cell>
          <table:table-cell table:style-name="ce7" table:formula="of:=[.D14]+49" office:value-type="date" office:date-value="2020-05-31">
            <text:p>31 May</text:p>
          </table:table-cell>
          <table:table-cell table:style-name="ce12" table:formula="of:=INT(([.Q14]-1)/7)-4" office:value-type="float" office:value="25">
            <text:p>25</text:p>
          </table:table-cell>
          <table:table-cell table:style-name="ce7" table:formula="of:=[.F14]+[.G14]*7+7" office:value-type="date" office:date-value="2020-11-29">
            <text:p>29 Nov</text:p>
          </table:table-cell>
          <table:table-cell table:style-name="ce13" table:formula="of:=OFFSET([.$S$1];[.N14];0) &amp; IF([.M14];&quot; &quot; &amp; OFFSET([.$S$1];[.N14]+1;0);&quot;&quot;)" office:value-type="string" office:string-value="e d">
            <text:p>e d</text:p>
          </table:table-cell>
          <table:table-cell table:style-name="ce12" table:formula="of:=MOD([.A14];19)+1" office:value-type="float" office:value="7">
            <text:p>7</text:p>
          </table:table-cell>
          <table:table-cell table:style-name="ce12" table:formula="of:=OFFSET([.$T$1];[.J14];0)" office:value-type="string" office:string-value="V (e)">
            <text:p>V (e)</text:p>
          </table:table-cell>
          <table:table-cell/>
          <table:table-cell table:style-name="ce16" table:formula="of:=ORG.OPENOFFICE.ISLEAPYEAR([.D14])" office:value-type="float" office:value="1">
            <text:p>1</text:p>
          </table:table-cell>
          <table:table-cell table:style-name="ce16" table:formula="of:=WEEKDAY(DATE([.A14];1;1))" office:value-type="float" office:value="4">
            <text:p>4</text:p>
          </table:table-cell>
          <table:table-cell table:style-name="Default" table:number-columns-repeated="2"/>
          <table:table-cell table:style-name="ce18" table:formula="of:=[.R14]-[.F14]" office:value-type="float" office:value="208">
            <text:p>208</text:p>
          </table:table-cell>
          <table:table-cell table:style-name="ce19" table:formula="of:=DATE([.A14];12;25)" office:value-type="date" office:date-value="2020-12-25">
            <text:p>25 Dec</text:p>
          </table:table-cell>
          <table:table-cell/>
          <table:table-cell table:formula="of:=[.W14] &amp; &quot; (&quot; &amp; [.V14] &amp; &quot;)&quot;" office:value-type="string" office:string-value="XI (l)">
            <text:p>XI (l)</text:p>
          </table:table-cell>
          <table:table-cell office:value-type="string">
            <text:p>m</text:p>
          </table:table-cell>
          <table:table-cell office:value-type="string">
            <text:p>l</text:p>
          </table:table-cell>
          <table:table-cell office:value-type="string">
            <text:p>XI</text:p>
          </table:table-cell>
          <table:table-cell table:formula="of:=[.X13]+1" office:value-type="float" office:value="13">
            <text:p>13</text:p>
          </table:table-cell>
          <table:table-cell table:number-columns-repeated="235"/>
        </table:table-row>
        <table:table-row table:style-name="ro2">
          <table:table-cell table:style-name="ce3" table:formula="of:=[Sheet2.A14]" office:value-type="float" office:value="2021">
            <text:p>2021</text:p>
          </table:table-cell>
          <table:table-cell table:style-name="ce8" table:formula="of:=[.D15]-63" office:value-type="date" office:date-value="2021-01-31">
            <text:p>31 Jan</text:p>
          </table:table-cell>
          <table:table-cell table:style-name="ce8" table:formula="of:=[.D15]-46" office:value-type="date" office:date-value="2021-02-17">
            <text:p>17 Feb</text:p>
          </table:table-cell>
          <table:table-cell table:style-name="ce8" table:formula="of:=[Sheet2.B14]" office:value-type="date" office:date-value="2021-04-04">
            <text:p>4 Apr</text:p>
          </table:table-cell>
          <table:table-cell table:style-name="ce8" table:formula="of:=[.D15]+39" office:value-type="date" office:date-value="2021-05-13">
            <text:p>13 May</text:p>
          </table:table-cell>
          <table:table-cell table:style-name="ce8" table:formula="of:=[.D15]+49" office:value-type="date" office:date-value="2021-05-23">
            <text:p>23 May</text:p>
          </table:table-cell>
          <table:table-cell table:style-name="ce13" table:formula="of:=INT(([.Q15]-1)/7)-4" office:value-type="float" office:value="26">
            <text:p>26</text:p>
          </table:table-cell>
          <table:table-cell table:style-name="ce8" table:formula="of:=[.F15]+[.G15]*7+7" office:value-type="date" office:date-value="2021-11-28">
            <text:p>28 Nov</text:p>
          </table:table-cell>
          <table:table-cell table:style-name="ce13" table:formula="of:=OFFSET([.$S$1];[.N15];0) &amp; IF([.M15];&quot; &quot; &amp; OFFSET([.$S$1];[.N15]+1;0);&quot;&quot;)" office:value-type="string" office:string-value="c">
            <text:p>c</text:p>
          </table:table-cell>
          <table:table-cell table:style-name="ce13" table:formula="of:=MOD([.A15];19)+1" office:value-type="float" office:value="8">
            <text:p>8</text:p>
          </table:table-cell>
          <table:table-cell table:style-name="ce13" table:formula="of:=OFFSET([.$T$1];[.J15];0)" office:value-type="string" office:string-value="XVI (r)">
            <text:p>XVI (r)</text:p>
          </table:table-cell>
          <table:table-cell/>
          <table:table-cell table:style-name="ce16" table:formula="of:=ORG.OPENOFFICE.ISLEAPYEAR([.D15])" office:value-type="float" office:value="0">
            <text:p>0</text:p>
          </table:table-cell>
          <table:table-cell table:style-name="ce16" table:formula="of:=WEEKDAY(DATE([.A15];1;1))" office:value-type="float" office:value="6">
            <text:p>6</text:p>
          </table:table-cell>
          <table:table-cell table:style-name="Default" table:number-columns-repeated="2"/>
          <table:table-cell table:style-name="ce18" table:formula="of:=[.R15]-[.F15]" office:value-type="float" office:value="216">
            <text:p>216</text:p>
          </table:table-cell>
          <table:table-cell table:style-name="ce19" table:formula="of:=DATE([.A15];12;25)" office:value-type="date" office:date-value="2021-12-25">
            <text:p>25 Dec</text:p>
          </table:table-cell>
          <table:table-cell/>
          <table:table-cell table:formula="of:=[.W15] &amp; &quot; (&quot; &amp; [.V15] &amp; &quot;)&quot;" office:value-type="string" office:string-value="XXII (C)">
            <text:p>XXII (C)</text:p>
          </table:table-cell>
          <table:table-cell office:value-type="string">
            <text:p>n</text:p>
          </table:table-cell>
          <table:table-cell office:value-type="string">
            <text:p>C</text:p>
          </table:table-cell>
          <table:table-cell office:value-type="string">
            <text:p>XXII</text:p>
          </table:table-cell>
          <table:table-cell table:formula="of:=[.X14]+1" office:value-type="float" office:value="14">
            <text:p>14</text:p>
          </table:table-cell>
          <table:table-cell table:number-columns-repeated="235"/>
        </table:table-row>
        <table:table-row table:style-name="ro2">
          <table:table-cell table:style-name="ce3" table:formula="of:=[Sheet2.A15]" office:value-type="float" office:value="2022">
            <text:p>2022</text:p>
          </table:table-cell>
          <table:table-cell table:style-name="ce8" table:formula="of:=[.D16]-63" office:value-type="date" office:date-value="2022-02-13">
            <text:p>13 Feb</text:p>
          </table:table-cell>
          <table:table-cell table:style-name="ce8" table:formula="of:=[.D16]-46" office:value-type="date" office:date-value="2022-03-02">
            <text:p>2 Mar</text:p>
          </table:table-cell>
          <table:table-cell table:style-name="ce8" table:formula="of:=[Sheet2.B15]" office:value-type="date" office:date-value="2022-04-17">
            <text:p>17 Apr</text:p>
          </table:table-cell>
          <table:table-cell table:style-name="ce8" table:formula="of:=[.D16]+39" office:value-type="date" office:date-value="2022-05-26">
            <text:p>26 May</text:p>
          </table:table-cell>
          <table:table-cell table:style-name="ce8" table:formula="of:=[.D16]+49" office:value-type="date" office:date-value="2022-06-05">
            <text:p>5 Jun</text:p>
          </table:table-cell>
          <table:table-cell table:style-name="ce13" table:formula="of:=INT(([.Q16]-1)/7)-4" office:value-type="float" office:value="24">
            <text:p>24</text:p>
          </table:table-cell>
          <table:table-cell table:style-name="ce8" table:formula="of:=[.F16]+[.G16]*7+7" office:value-type="date" office:date-value="2022-11-27">
            <text:p>27 Nov</text:p>
          </table:table-cell>
          <table:table-cell table:style-name="ce13" table:formula="of:=OFFSET([.$S$1];[.N16];0) &amp; IF([.M16];&quot; &quot; &amp; OFFSET([.$S$1];[.N16]+1;0);&quot;&quot;)" office:value-type="string" office:string-value="b">
            <text:p>b</text:p>
          </table:table-cell>
          <table:table-cell table:style-name="ce13" table:formula="of:=MOD([.A16];19)+1" office:value-type="float" office:value="9">
            <text:p>9</text:p>
          </table:table-cell>
          <table:table-cell table:style-name="ce13" table:formula="of:=OFFSET([.$T$1];[.J16];0)" office:value-type="string" office:string-value="XXVII (H)">
            <text:p>XXVII (H)</text:p>
          </table:table-cell>
          <table:table-cell/>
          <table:table-cell table:style-name="ce16" table:formula="of:=ORG.OPENOFFICE.ISLEAPYEAR([.D16])" office:value-type="float" office:value="0">
            <text:p>0</text:p>
          </table:table-cell>
          <table:table-cell table:style-name="ce16" table:formula="of:=WEEKDAY(DATE([.A16];1;1))" office:value-type="float" office:value="7">
            <text:p>7</text:p>
          </table:table-cell>
          <table:table-cell table:style-name="Default" table:number-columns-repeated="2"/>
          <table:table-cell table:style-name="ce18" table:formula="of:=[.R16]-[.F16]" office:value-type="float" office:value="203">
            <text:p>203</text:p>
          </table:table-cell>
          <table:table-cell table:style-name="ce19" table:formula="of:=DATE([.A16];12;25)" office:value-type="date" office:date-value="2022-12-25">
            <text:p>25 Dec</text:p>
          </table:table-cell>
          <table:table-cell/>
          <table:table-cell table:formula="of:=[.W16] &amp; &quot; (&quot; &amp; [.V16] &amp; &quot;)&quot;" office:value-type="string" office:string-value="III (c)">
            <text:p>III (c)</text:p>
          </table:table-cell>
          <table:table-cell office:value-type="string">
            <text:p>o</text:p>
          </table:table-cell>
          <table:table-cell office:value-type="string">
            <text:p>c</text:p>
          </table:table-cell>
          <table:table-cell office:value-type="string">
            <text:p>III</text:p>
          </table:table-cell>
          <table:table-cell table:formula="of:=[.X15]+1" office:value-type="float" office:value="15">
            <text:p>15</text:p>
          </table:table-cell>
          <table:table-cell table:number-columns-repeated="235"/>
        </table:table-row>
        <table:table-row table:style-name="ro2">
          <table:table-cell table:style-name="ce4" table:formula="of:=[Sheet2.A16]" office:value-type="float" office:value="2023">
            <text:p>2023</text:p>
          </table:table-cell>
          <table:table-cell table:style-name="ce9" table:formula="of:=[.D17]-63" office:value-type="date" office:date-value="2023-02-05">
            <text:p>5 Feb</text:p>
          </table:table-cell>
          <table:table-cell table:style-name="ce9" table:formula="of:=[.D17]-46" office:value-type="date" office:date-value="2023-02-22">
            <text:p>22 Feb</text:p>
          </table:table-cell>
          <table:table-cell table:style-name="ce9" table:formula="of:=[Sheet2.B16]" office:value-type="date" office:date-value="2023-04-09">
            <text:p>9 Apr</text:p>
          </table:table-cell>
          <table:table-cell table:style-name="ce9" table:formula="of:=[.D17]+39" office:value-type="date" office:date-value="2023-05-18">
            <text:p>18 May</text:p>
          </table:table-cell>
          <table:table-cell table:style-name="ce9" table:formula="of:=[.D17]+49" office:value-type="date" office:date-value="2023-05-28">
            <text:p>28 May</text:p>
          </table:table-cell>
          <table:table-cell table:style-name="ce14" table:formula="of:=INT(([.Q17]-1)/7)-4" office:value-type="float" office:value="26">
            <text:p>26</text:p>
          </table:table-cell>
          <table:table-cell table:style-name="ce9" table:formula="of:=[.F17]+[.G17]*7+7" office:value-type="date" office:date-value="2023-12-03">
            <text:p>3 Dec</text:p>
          </table:table-cell>
          <table:table-cell table:style-name="ce14" table:formula="of:=OFFSET([.$S$1];[.N17];0) &amp; IF([.M17];&quot; &quot; &amp; OFFSET([.$S$1];[.N17]+1;0);&quot;&quot;)" office:value-type="string" office:string-value="A">
            <text:p>A</text:p>
          </table:table-cell>
          <table:table-cell table:style-name="ce14" table:formula="of:=MOD([.A17];19)+1" office:value-type="float" office:value="10">
            <text:p>10</text:p>
          </table:table-cell>
          <table:table-cell table:style-name="ce14" table:formula="of:=OFFSET([.$T$1];[.J17];0)" office:value-type="string" office:string-value="VIII (h)">
            <text:p>VIII (h)</text:p>
          </table:table-cell>
          <table:table-cell/>
          <table:table-cell table:style-name="ce16" table:formula="of:=ORG.OPENOFFICE.ISLEAPYEAR([.D17])" office:value-type="float" office:value="0">
            <text:p>0</text:p>
          </table:table-cell>
          <table:table-cell table:style-name="ce16" table:formula="of:=WEEKDAY(DATE([.A17];1;1))" office:value-type="float" office:value="1">
            <text:p>1</text:p>
          </table:table-cell>
          <table:table-cell table:style-name="Default" table:number-columns-repeated="2"/>
          <table:table-cell table:style-name="ce18" table:formula="of:=[.R17]-[.F17]" office:value-type="float" office:value="211">
            <text:p>211</text:p>
          </table:table-cell>
          <table:table-cell table:style-name="ce19" table:formula="of:=DATE([.A17];12;25)" office:value-type="date" office:date-value="2023-12-25">
            <text:p>25 Dec</text:p>
          </table:table-cell>
          <table:table-cell/>
          <table:table-cell table:formula="of:=[.W17] &amp; &quot; (&quot; &amp; [.V17] &amp; &quot;)&quot;" office:value-type="string" office:string-value="XIV (p)">
            <text:p>XIV (p)</text:p>
          </table:table-cell>
          <table:table-cell table:number-columns-repeated="2" office:value-type="string">
            <text:p>p</text:p>
          </table:table-cell>
          <table:table-cell office:value-type="string">
            <text:p>XIV</text:p>
          </table:table-cell>
          <table:table-cell table:formula="of:=[.X16]+1" office:value-type="float" office:value="16">
            <text:p>16</text:p>
          </table:table-cell>
          <table:table-cell table:number-columns-repeated="235"/>
        </table:table-row>
        <table:table-row table:style-name="ro2">
          <table:table-cell table:style-name="ce2" table:formula="of:=[Sheet2.A17]" office:value-type="float" office:value="2024">
            <text:p>2024</text:p>
          </table:table-cell>
          <table:table-cell table:style-name="ce7" table:formula="of:=[.D18]-63" office:value-type="date" office:date-value="2024-01-28">
            <text:p>28 Jan</text:p>
          </table:table-cell>
          <table:table-cell table:style-name="ce7" table:formula="of:=[.D18]-46" office:value-type="date" office:date-value="2024-02-14">
            <text:p>14 Feb</text:p>
          </table:table-cell>
          <table:table-cell table:style-name="ce7" table:formula="of:=[Sheet2.B17]" office:value-type="date" office:date-value="2024-03-31">
            <text:p>31 Mar</text:p>
          </table:table-cell>
          <table:table-cell table:style-name="ce7" table:formula="of:=[.D18]+39" office:value-type="date" office:date-value="2024-05-09">
            <text:p>9 May</text:p>
          </table:table-cell>
          <table:table-cell table:style-name="ce7" table:formula="of:=[.D18]+49" office:value-type="date" office:date-value="2024-05-19">
            <text:p>19 May</text:p>
          </table:table-cell>
          <table:table-cell table:style-name="ce12" table:formula="of:=INT(([.Q18]-1)/7)-4" office:value-type="float" office:value="27">
            <text:p>27</text:p>
          </table:table-cell>
          <table:table-cell table:style-name="ce7" table:formula="of:=[.F18]+[.G18]*7+7" office:value-type="date" office:date-value="2024-12-01">
            <text:p>1 Dec</text:p>
          </table:table-cell>
          <table:table-cell table:style-name="ce13" table:formula="of:=OFFSET([.$S$1];[.N18];0) &amp; IF([.M18];&quot; &quot; &amp; OFFSET([.$S$1];[.N18]+1;0);&quot;&quot;)" office:value-type="string" office:string-value="g f">
            <text:p>g f</text:p>
          </table:table-cell>
          <table:table-cell table:style-name="ce12" table:formula="of:=MOD([.A18];19)+1" office:value-type="float" office:value="11">
            <text:p>11</text:p>
          </table:table-cell>
          <table:table-cell table:style-name="ce12" table:formula="of:=OFFSET([.$T$1];[.J18];0)" office:value-type="string" office:string-value="XIX (u)">
            <text:p>XIX (u)</text:p>
          </table:table-cell>
          <table:table-cell/>
          <table:table-cell table:style-name="ce16" table:formula="of:=ORG.OPENOFFICE.ISLEAPYEAR([.D18])" office:value-type="float" office:value="1">
            <text:p>1</text:p>
          </table:table-cell>
          <table:table-cell table:style-name="ce16" table:formula="of:=WEEKDAY(DATE([.A18];1;1))" office:value-type="float" office:value="2">
            <text:p>2</text:p>
          </table:table-cell>
          <table:table-cell table:style-name="Default" table:number-columns-repeated="2"/>
          <table:table-cell table:style-name="ce18" table:formula="of:=[.R18]-[.F18]" office:value-type="float" office:value="220">
            <text:p>220</text:p>
          </table:table-cell>
          <table:table-cell table:style-name="ce19" table:formula="of:=DATE([.A18];12;25)" office:value-type="date" office:date-value="2024-12-25">
            <text:p>25 Dec</text:p>
          </table:table-cell>
          <table:table-cell/>
          <table:table-cell table:formula="of:=[.W18] &amp; &quot; (&quot; &amp; [.V18] &amp; &quot;)&quot;" office:value-type="string" office:string-value="25 (F)">
            <text:p>25 (F)</text:p>
          </table:table-cell>
          <table:table-cell office:value-type="string">
            <text:p>q</text:p>
          </table:table-cell>
          <table:table-cell office:value-type="string">
            <text:p>F</text:p>
          </table:table-cell>
          <table:table-cell office:value-type="float" office:value="25">
            <text:p>25</text:p>
          </table:table-cell>
          <table:table-cell table:formula="of:=[.X17]+1" office:value-type="float" office:value="17">
            <text:p>17</text:p>
          </table:table-cell>
          <table:table-cell table:number-columns-repeated="235"/>
        </table:table-row>
        <table:table-row table:style-name="ro2">
          <table:table-cell table:style-name="ce3" table:formula="of:=[Sheet2.A18]" office:value-type="float" office:value="2025">
            <text:p>2025</text:p>
          </table:table-cell>
          <table:table-cell table:style-name="ce8" table:formula="of:=[.D19]-63" office:value-type="date" office:date-value="2025-02-16">
            <text:p>16 Feb</text:p>
          </table:table-cell>
          <table:table-cell table:style-name="ce8" table:formula="of:=[.D19]-46" office:value-type="date" office:date-value="2025-03-05">
            <text:p>5 Mar</text:p>
          </table:table-cell>
          <table:table-cell table:style-name="ce8" table:formula="of:=[Sheet2.B18]" office:value-type="date" office:date-value="2025-04-20">
            <text:p>20 Apr</text:p>
          </table:table-cell>
          <table:table-cell table:style-name="ce8" table:formula="of:=[.D19]+39" office:value-type="date" office:date-value="2025-05-29">
            <text:p>29 May</text:p>
          </table:table-cell>
          <table:table-cell table:style-name="ce8" table:formula="of:=[.D19]+49" office:value-type="date" office:date-value="2025-06-08">
            <text:p>8 Jun</text:p>
          </table:table-cell>
          <table:table-cell table:style-name="ce13" table:formula="of:=INT(([.Q19]-1)/7)-4" office:value-type="float" office:value="24">
            <text:p>24</text:p>
          </table:table-cell>
          <table:table-cell table:style-name="ce8" table:formula="of:=[.F19]+[.G19]*7+7" office:value-type="date" office:date-value="2025-11-30">
            <text:p>30 Nov</text:p>
          </table:table-cell>
          <table:table-cell table:style-name="ce13" table:formula="of:=OFFSET([.$S$1];[.N19];0) &amp; IF([.M19];&quot; &quot; &amp; OFFSET([.$S$1];[.N19]+1;0);&quot;&quot;)" office:value-type="string" office:string-value="e">
            <text:p>e</text:p>
          </table:table-cell>
          <table:table-cell table:style-name="ce13" table:formula="of:=MOD([.A19];19)+1" office:value-type="float" office:value="12">
            <text:p>12</text:p>
          </table:table-cell>
          <table:table-cell table:style-name="ce13" table:formula="of:=OFFSET([.$T$1];[.J19];0)" office:value-type="string" office:string-value="* (P)">
            <text:p>* (P)</text:p>
          </table:table-cell>
          <table:table-cell/>
          <table:table-cell table:style-name="ce16" table:formula="of:=ORG.OPENOFFICE.ISLEAPYEAR([.D19])" office:value-type="float" office:value="0">
            <text:p>0</text:p>
          </table:table-cell>
          <table:table-cell table:style-name="ce16" table:formula="of:=WEEKDAY(DATE([.A19];1;1))" office:value-type="float" office:value="4">
            <text:p>4</text:p>
          </table:table-cell>
          <table:table-cell table:style-name="Default" table:number-columns-repeated="2"/>
          <table:table-cell table:style-name="ce18" table:formula="of:=[.R19]-[.F19]" office:value-type="float" office:value="200">
            <text:p>200</text:p>
          </table:table-cell>
          <table:table-cell table:style-name="ce19" table:formula="of:=DATE([.A19];12;25)" office:value-type="date" office:date-value="2025-12-25">
            <text:p>25 Dec</text:p>
          </table:table-cell>
          <table:table-cell/>
          <table:table-cell table:formula="of:=[.W19] &amp; &quot; (&quot; &amp; [.V19] &amp; &quot;)&quot;" office:value-type="string" office:string-value="VI (f)">
            <text:p>VI (f)</text:p>
          </table:table-cell>
          <table:table-cell office:value-type="string">
            <text:p>r</text:p>
          </table:table-cell>
          <table:table-cell office:value-type="string">
            <text:p>f</text:p>
          </table:table-cell>
          <table:table-cell office:value-type="string">
            <text:p>VI</text:p>
          </table:table-cell>
          <table:table-cell table:formula="of:=[.X18]+1" office:value-type="float" office:value="18">
            <text:p>18</text:p>
          </table:table-cell>
          <table:table-cell table:number-columns-repeated="235"/>
        </table:table-row>
        <table:table-row table:style-name="ro2">
          <table:table-cell table:style-name="ce3" table:formula="of:=[Sheet2.A19]" office:value-type="float" office:value="2026">
            <text:p>2026</text:p>
          </table:table-cell>
          <table:table-cell table:style-name="ce8" table:formula="of:=[.D20]-63" office:value-type="date" office:date-value="2026-02-01">
            <text:p>1 Feb</text:p>
          </table:table-cell>
          <table:table-cell table:style-name="ce8" table:formula="of:=[.D20]-46" office:value-type="date" office:date-value="2026-02-18">
            <text:p>18 Feb</text:p>
          </table:table-cell>
          <table:table-cell table:style-name="ce8" table:formula="of:=[Sheet2.B19]" office:value-type="date" office:date-value="2026-04-05">
            <text:p>5 Apr</text:p>
          </table:table-cell>
          <table:table-cell table:style-name="ce8" table:formula="of:=[.D20]+39" office:value-type="date" office:date-value="2026-05-14">
            <text:p>14 May</text:p>
          </table:table-cell>
          <table:table-cell table:style-name="ce8" table:formula="of:=[.D20]+49" office:value-type="date" office:date-value="2026-05-24">
            <text:p>24 May</text:p>
          </table:table-cell>
          <table:table-cell table:style-name="ce13" table:formula="of:=INT(([.Q20]-1)/7)-4" office:value-type="float" office:value="26">
            <text:p>26</text:p>
          </table:table-cell>
          <table:table-cell table:style-name="ce8" table:formula="of:=[.F20]+[.G20]*7+7" office:value-type="date" office:date-value="2026-11-29">
            <text:p>29 Nov</text:p>
          </table:table-cell>
          <table:table-cell table:style-name="ce13" table:formula="of:=OFFSET([.$S$1];[.N20];0) &amp; IF([.M20];&quot; &quot; &amp; OFFSET([.$S$1];[.N20]+1;0);&quot;&quot;)" office:value-type="string" office:string-value="d">
            <text:p>d</text:p>
          </table:table-cell>
          <table:table-cell table:style-name="ce13" table:formula="of:=MOD([.A20];19)+1" office:value-type="float" office:value="13">
            <text:p>13</text:p>
          </table:table-cell>
          <table:table-cell table:style-name="ce13" table:formula="of:=OFFSET([.$T$1];[.J20];0)" office:value-type="string" office:string-value="XI (l)">
            <text:p>XI (l)</text:p>
          </table:table-cell>
          <table:table-cell/>
          <table:table-cell table:style-name="ce16" table:formula="of:=ORG.OPENOFFICE.ISLEAPYEAR([.D20])" office:value-type="float" office:value="0">
            <text:p>0</text:p>
          </table:table-cell>
          <table:table-cell table:style-name="ce16" table:formula="of:=WEEKDAY(DATE([.A20];1;1))" office:value-type="float" office:value="5">
            <text:p>5</text:p>
          </table:table-cell>
          <table:table-cell table:style-name="Default" table:number-columns-repeated="2"/>
          <table:table-cell table:style-name="ce18" table:formula="of:=[.R20]-[.F20]" office:value-type="float" office:value="215">
            <text:p>215</text:p>
          </table:table-cell>
          <table:table-cell table:style-name="ce19" table:formula="of:=DATE([.A20];12;25)" office:value-type="date" office:date-value="2026-12-25">
            <text:p>25 Dec</text:p>
          </table:table-cell>
          <table:table-cell/>
          <table:table-cell table:formula="of:=[.W20] &amp; &quot; (&quot; &amp; [.V20] &amp; &quot;)&quot;" office:value-type="string" office:string-value="XVII (s)">
            <text:p>XVII (s)</text:p>
          </table:table-cell>
          <table:table-cell table:number-columns-repeated="2" office:value-type="string">
            <text:p>s</text:p>
          </table:table-cell>
          <table:table-cell office:value-type="string">
            <text:p>XVII</text:p>
          </table:table-cell>
          <table:table-cell table:formula="of:=[.X19]+1" office:value-type="float" office:value="19">
            <text:p>19</text:p>
          </table:table-cell>
          <table:table-cell table:number-columns-repeated="235"/>
        </table:table-row>
        <table:table-row table:style-name="ro2">
          <table:table-cell table:style-name="ce4" table:formula="of:=[Sheet2.A20]" office:value-type="float" office:value="2027">
            <text:p>2027</text:p>
          </table:table-cell>
          <table:table-cell table:style-name="ce9" table:formula="of:=[.D21]-63" office:value-type="date" office:date-value="2027-01-24">
            <text:p>24 Jan</text:p>
          </table:table-cell>
          <table:table-cell table:style-name="ce9" table:formula="of:=[.D21]-46" office:value-type="date" office:date-value="2027-02-10">
            <text:p>10 Feb</text:p>
          </table:table-cell>
          <table:table-cell table:style-name="ce9" table:formula="of:=[Sheet2.B20]" office:value-type="date" office:date-value="2027-03-28">
            <text:p>28 Mar</text:p>
          </table:table-cell>
          <table:table-cell table:style-name="ce9" table:formula="of:=[.D21]+39" office:value-type="date" office:date-value="2027-05-06">
            <text:p>6 May</text:p>
          </table:table-cell>
          <table:table-cell table:style-name="ce9" table:formula="of:=[.D21]+49" office:value-type="date" office:date-value="2027-05-16">
            <text:p>16 May</text:p>
          </table:table-cell>
          <table:table-cell table:style-name="ce14" table:formula="of:=INT(([.Q21]-1)/7)-4" office:value-type="float" office:value="27">
            <text:p>27</text:p>
          </table:table-cell>
          <table:table-cell table:style-name="ce9" table:formula="of:=[.F21]+[.G21]*7+7" office:value-type="date" office:date-value="2027-11-28">
            <text:p>28 Nov</text:p>
          </table:table-cell>
          <table:table-cell table:style-name="ce14" table:formula="of:=OFFSET([.$S$1];[.N21];0) &amp; IF([.M21];&quot; &quot; &amp; OFFSET([.$S$1];[.N21]+1;0);&quot;&quot;)" office:value-type="string" office:string-value="c">
            <text:p>c</text:p>
          </table:table-cell>
          <table:table-cell table:style-name="ce14" table:formula="of:=MOD([.A21];19)+1" office:value-type="float" office:value="14">
            <text:p>14</text:p>
          </table:table-cell>
          <table:table-cell table:style-name="ce14" table:formula="of:=OFFSET([.$T$1];[.J21];0)" office:value-type="string" office:string-value="XXII (C)">
            <text:p>XXII (C)</text:p>
          </table:table-cell>
          <table:table-cell/>
          <table:table-cell table:style-name="ce16" table:formula="of:=ORG.OPENOFFICE.ISLEAPYEAR([.D21])" office:value-type="float" office:value="0">
            <text:p>0</text:p>
          </table:table-cell>
          <table:table-cell table:style-name="ce16" table:formula="of:=WEEKDAY(DATE([.A21];1;1))" office:value-type="float" office:value="6">
            <text:p>6</text:p>
          </table:table-cell>
          <table:table-cell table:style-name="Default" table:number-columns-repeated="2"/>
          <table:table-cell table:style-name="ce18" table:formula="of:=[.R21]-[.F21]" office:value-type="float" office:value="223">
            <text:p>223</text:p>
          </table:table-cell>
          <table:table-cell table:style-name="ce19" table:formula="of:=DATE([.A21];12;25)" office:value-type="date" office:date-value="2027-12-25">
            <text:p>25 Dec</text:p>
          </table:table-cell>
          <table:table-cell table:number-columns-repeated="2"/>
          <table:table-cell office:value-type="string">
            <text:p>t</text:p>
          </table:table-cell>
          <table:table-cell table:number-columns-repeated="238"/>
        </table:table-row>
        <table:table-row table:style-name="ro2">
          <table:table-cell table:style-name="ce2" table:formula="of:=[Sheet2.A21]" office:value-type="float" office:value="2028">
            <text:p>2028</text:p>
          </table:table-cell>
          <table:table-cell table:style-name="ce7" table:formula="of:=[.D22]-63" office:value-type="date" office:date-value="2028-02-13">
            <text:p>13 Feb</text:p>
          </table:table-cell>
          <table:table-cell table:style-name="ce7" table:formula="of:=[.D22]-46" office:value-type="date" office:date-value="2028-03-01">
            <text:p>1 Mar</text:p>
          </table:table-cell>
          <table:table-cell table:style-name="ce7" table:formula="of:=[Sheet2.B21]" office:value-type="date" office:date-value="2028-04-16">
            <text:p>16 Apr</text:p>
          </table:table-cell>
          <table:table-cell table:style-name="ce7" table:formula="of:=[.D22]+39" office:value-type="date" office:date-value="2028-05-25">
            <text:p>25 May</text:p>
          </table:table-cell>
          <table:table-cell table:style-name="ce7" table:formula="of:=[.D22]+49" office:value-type="date" office:date-value="2028-06-04">
            <text:p>4 Jun</text:p>
          </table:table-cell>
          <table:table-cell table:style-name="ce12" table:formula="of:=INT(([.Q22]-1)/7)-4" office:value-type="float" office:value="25">
            <text:p>25</text:p>
          </table:table-cell>
          <table:table-cell table:style-name="ce7" table:formula="of:=[.F22]+[.G22]*7+7" office:value-type="date" office:date-value="2028-12-03">
            <text:p>3 Dec</text:p>
          </table:table-cell>
          <table:table-cell table:style-name="ce13" table:formula="of:=OFFSET([.$S$1];[.N22];0) &amp; IF([.M22];&quot; &quot; &amp; OFFSET([.$S$1];[.N22]+1;0);&quot;&quot;)" office:value-type="string" office:string-value="b A">
            <text:p>b A</text:p>
          </table:table-cell>
          <table:table-cell table:style-name="ce12" table:formula="of:=MOD([.A22];19)+1" office:value-type="float" office:value="15">
            <text:p>15</text:p>
          </table:table-cell>
          <table:table-cell table:style-name="ce12" table:formula="of:=OFFSET([.$T$1];[.J22];0)" office:value-type="string" office:string-value="III (c)">
            <text:p>III (c)</text:p>
          </table:table-cell>
          <table:table-cell/>
          <table:table-cell table:style-name="ce16" table:formula="of:=ORG.OPENOFFICE.ISLEAPYEAR([.D22])" office:value-type="float" office:value="1">
            <text:p>1</text:p>
          </table:table-cell>
          <table:table-cell table:style-name="ce16" table:formula="of:=WEEKDAY(DATE([.A22];1;1))" office:value-type="float" office:value="7">
            <text:p>7</text:p>
          </table:table-cell>
          <table:table-cell table:style-name="Default" table:number-columns-repeated="2"/>
          <table:table-cell table:style-name="ce18" table:formula="of:=[.R22]-[.F22]" office:value-type="float" office:value="204">
            <text:p>204</text:p>
          </table:table-cell>
          <table:table-cell table:style-name="ce19" table:formula="of:=DATE([.A22];12;25)" office:value-type="date" office:date-value="2028-12-25">
            <text:p>25 Dec</text:p>
          </table:table-cell>
          <table:table-cell table:number-columns-repeated="2"/>
          <table:table-cell office:value-type="string">
            <text:p>u</text:p>
          </table:table-cell>
          <table:table-cell table:number-columns-repeated="238"/>
        </table:table-row>
        <table:table-row table:style-name="ro2">
          <table:table-cell table:style-name="ce3" table:formula="of:=[Sheet2.A22]" office:value-type="float" office:value="2029">
            <text:p>2029</text:p>
          </table:table-cell>
          <table:table-cell table:style-name="ce8" table:formula="of:=[.D23]-63" office:value-type="date" office:date-value="2029-01-28">
            <text:p>28 Jan</text:p>
          </table:table-cell>
          <table:table-cell table:style-name="ce8" table:formula="of:=[.D23]-46" office:value-type="date" office:date-value="2029-02-14">
            <text:p>14 Feb</text:p>
          </table:table-cell>
          <table:table-cell table:style-name="ce8" table:formula="of:=[Sheet2.B22]" office:value-type="date" office:date-value="2029-04-01">
            <text:p>1 Apr</text:p>
          </table:table-cell>
          <table:table-cell table:style-name="ce8" table:formula="of:=[.D23]+39" office:value-type="date" office:date-value="2029-05-10">
            <text:p>10 May</text:p>
          </table:table-cell>
          <table:table-cell table:style-name="ce8" table:formula="of:=[.D23]+49" office:value-type="date" office:date-value="2029-05-20">
            <text:p>20 May</text:p>
          </table:table-cell>
          <table:table-cell table:style-name="ce13" table:formula="of:=INT(([.Q23]-1)/7)-4" office:value-type="float" office:value="27">
            <text:p>27</text:p>
          </table:table-cell>
          <table:table-cell table:style-name="ce8" table:formula="of:=[.F23]+[.G23]*7+7" office:value-type="date" office:date-value="2029-12-02">
            <text:p>2 Dec</text:p>
          </table:table-cell>
          <table:table-cell table:style-name="ce13" table:formula="of:=OFFSET([.$S$1];[.N23];0) &amp; IF([.M23];&quot; &quot; &amp; OFFSET([.$S$1];[.N23]+1;0);&quot;&quot;)" office:value-type="string" office:string-value="g">
            <text:p>g</text:p>
          </table:table-cell>
          <table:table-cell table:style-name="ce13" table:formula="of:=MOD([.A23];19)+1" office:value-type="float" office:value="16">
            <text:p>16</text:p>
          </table:table-cell>
          <table:table-cell table:style-name="ce13" table:formula="of:=OFFSET([.$T$1];[.J23];0)" office:value-type="string" office:string-value="XIV (p)">
            <text:p>XIV (p)</text:p>
          </table:table-cell>
          <table:table-cell/>
          <table:table-cell table:style-name="ce16" table:formula="of:=ORG.OPENOFFICE.ISLEAPYEAR([.D23])" office:value-type="float" office:value="0">
            <text:p>0</text:p>
          </table:table-cell>
          <table:table-cell table:style-name="ce16" table:formula="of:=WEEKDAY(DATE([.A23];1;1))" office:value-type="float" office:value="2">
            <text:p>2</text:p>
          </table:table-cell>
          <table:table-cell table:style-name="Default" table:number-columns-repeated="2"/>
          <table:table-cell table:style-name="ce18" table:formula="of:=[.R23]-[.F23]" office:value-type="float" office:value="219">
            <text:p>219</text:p>
          </table:table-cell>
          <table:table-cell table:style-name="ce19" table:formula="of:=DATE([.A23];12;25)" office:value-type="date" office:date-value="2029-12-25">
            <text:p>25 Dec</text:p>
          </table:table-cell>
          <table:table-cell table:number-columns-repeated="2"/>
          <table:table-cell office:value-type="string">
            <text:p>v</text:p>
          </table:table-cell>
          <table:table-cell table:number-columns-repeated="238"/>
        </table:table-row>
        <table:table-row table:style-name="ro2">
          <table:table-cell table:style-name="ce3" table:formula="of:=[Sheet2.A23]" office:value-type="float" office:value="2030">
            <text:p>2030</text:p>
          </table:table-cell>
          <table:table-cell table:style-name="ce8" table:formula="of:=[.D24]-63" office:value-type="date" office:date-value="2030-02-17">
            <text:p>17 Feb</text:p>
          </table:table-cell>
          <table:table-cell table:style-name="ce8" table:formula="of:=[.D24]-46" office:value-type="date" office:date-value="2030-03-06">
            <text:p>6 Mar</text:p>
          </table:table-cell>
          <table:table-cell table:style-name="ce8" table:formula="of:=[Sheet2.B23]" office:value-type="date" office:date-value="2030-04-21">
            <text:p>21 Apr</text:p>
          </table:table-cell>
          <table:table-cell table:style-name="ce8" table:formula="of:=[.D24]+39" office:value-type="date" office:date-value="2030-05-30">
            <text:p>30 May</text:p>
          </table:table-cell>
          <table:table-cell table:style-name="ce8" table:formula="of:=[.D24]+49" office:value-type="date" office:date-value="2030-06-09">
            <text:p>9 Jun</text:p>
          </table:table-cell>
          <table:table-cell table:style-name="ce13" table:formula="of:=INT(([.Q24]-1)/7)-4" office:value-type="float" office:value="24">
            <text:p>24</text:p>
          </table:table-cell>
          <table:table-cell table:style-name="ce8" table:formula="of:=[.F24]+[.G24]*7+7" office:value-type="date" office:date-value="2030-12-01">
            <text:p>1 Dec</text:p>
          </table:table-cell>
          <table:table-cell table:style-name="ce13" table:formula="of:=OFFSET([.$S$1];[.N24];0) &amp; IF([.M24];&quot; &quot; &amp; OFFSET([.$S$1];[.N24]+1;0);&quot;&quot;)" office:value-type="string" office:string-value="f">
            <text:p>f</text:p>
          </table:table-cell>
          <table:table-cell table:style-name="ce13" table:formula="of:=MOD([.A24];19)+1" office:value-type="float" office:value="17">
            <text:p>17</text:p>
          </table:table-cell>
          <table:table-cell table:style-name="ce13" table:formula="of:=OFFSET([.$T$1];[.J24];0)" office:value-type="string" office:string-value="25 (F)">
            <text:p>25 (F)</text:p>
          </table:table-cell>
          <table:table-cell/>
          <table:table-cell table:style-name="ce16" table:formula="of:=ORG.OPENOFFICE.ISLEAPYEAR([.D24])" office:value-type="float" office:value="0">
            <text:p>0</text:p>
          </table:table-cell>
          <table:table-cell table:style-name="ce16" table:formula="of:=WEEKDAY(DATE([.A24];1;1))" office:value-type="float" office:value="3">
            <text:p>3</text:p>
          </table:table-cell>
          <table:table-cell table:style-name="Default" table:number-columns-repeated="2"/>
          <table:table-cell table:style-name="ce18" table:formula="of:=[.R24]-[.F24]" office:value-type="float" office:value="199">
            <text:p>199</text:p>
          </table:table-cell>
          <table:table-cell table:style-name="ce19" table:formula="of:=DATE([.A24];12;25)" office:value-type="date" office:date-value="2030-12-25">
            <text:p>25 Dec</text:p>
          </table:table-cell>
          <table:table-cell table:number-columns-repeated="2"/>
          <table:table-cell office:value-type="string">
            <text:p>A</text:p>
          </table:table-cell>
          <table:table-cell table:number-columns-repeated="238"/>
        </table:table-row>
        <table:table-row table:style-name="ro2">
          <table:table-cell table:style-name="ce4" table:formula="of:=[Sheet2.A24]" office:value-type="float" office:value="2031">
            <text:p>2031</text:p>
          </table:table-cell>
          <table:table-cell table:style-name="ce9" table:formula="of:=[.D25]-63" office:value-type="date" office:date-value="2031-02-09">
            <text:p>9 Feb</text:p>
          </table:table-cell>
          <table:table-cell table:style-name="ce9" table:formula="of:=[.D25]-46" office:value-type="date" office:date-value="2031-02-26">
            <text:p>26 Feb</text:p>
          </table:table-cell>
          <table:table-cell table:style-name="ce9" table:formula="of:=[Sheet2.B24]" office:value-type="date" office:date-value="2031-04-13">
            <text:p>13 Apr</text:p>
          </table:table-cell>
          <table:table-cell table:style-name="ce9" table:formula="of:=[.D25]+39" office:value-type="date" office:date-value="2031-05-22">
            <text:p>22 May</text:p>
          </table:table-cell>
          <table:table-cell table:style-name="ce9" table:formula="of:=[.D25]+49" office:value-type="date" office:date-value="2031-06-01">
            <text:p>1 Jun</text:p>
          </table:table-cell>
          <table:table-cell table:style-name="ce14" table:formula="of:=INT(([.Q25]-1)/7)-4" office:value-type="float" office:value="25">
            <text:p>25</text:p>
          </table:table-cell>
          <table:table-cell table:style-name="ce9" table:formula="of:=[.F25]+[.G25]*7+7" office:value-type="date" office:date-value="2031-11-30">
            <text:p>30 Nov</text:p>
          </table:table-cell>
          <table:table-cell table:style-name="ce14" table:formula="of:=OFFSET([.$S$1];[.N25];0) &amp; IF([.M25];&quot; &quot; &amp; OFFSET([.$S$1];[.N25]+1;0);&quot;&quot;)" office:value-type="string" office:string-value="e">
            <text:p>e</text:p>
          </table:table-cell>
          <table:table-cell table:style-name="ce14" table:formula="of:=MOD([.A25];19)+1" office:value-type="float" office:value="18">
            <text:p>18</text:p>
          </table:table-cell>
          <table:table-cell table:style-name="ce14" table:formula="of:=OFFSET([.$T$1];[.J25];0)" office:value-type="string" office:string-value="VI (f)">
            <text:p>VI (f)</text:p>
          </table:table-cell>
          <table:table-cell/>
          <table:table-cell table:style-name="ce16" table:formula="of:=ORG.OPENOFFICE.ISLEAPYEAR([.D25])" office:value-type="float" office:value="0">
            <text:p>0</text:p>
          </table:table-cell>
          <table:table-cell table:style-name="ce16" table:formula="of:=WEEKDAY(DATE([.A25];1;1))" office:value-type="float" office:value="4">
            <text:p>4</text:p>
          </table:table-cell>
          <table:table-cell table:style-name="Default" table:number-columns-repeated="2"/>
          <table:table-cell table:style-name="ce18" table:formula="of:=[.R25]-[.F25]" office:value-type="float" office:value="207">
            <text:p>207</text:p>
          </table:table-cell>
          <table:table-cell table:style-name="ce19" table:formula="of:=DATE([.A25];12;25)" office:value-type="date" office:date-value="2031-12-25">
            <text:p>25 Dec</text:p>
          </table:table-cell>
          <table:table-cell table:number-columns-repeated="2"/>
          <table:table-cell office:value-type="string">
            <text:p>B</text:p>
          </table:table-cell>
          <table:table-cell table:number-columns-repeated="238"/>
        </table:table-row>
        <table:table-row table:style-name="ro2">
          <table:table-cell table:style-name="ce2" table:formula="of:=[Sheet2.A25]" office:value-type="float" office:value="2032">
            <text:p>2032</text:p>
          </table:table-cell>
          <table:table-cell table:style-name="ce7" table:formula="of:=[.D26]-63" office:value-type="date" office:date-value="2032-01-25">
            <text:p>25 Jan</text:p>
          </table:table-cell>
          <table:table-cell table:style-name="ce7" table:formula="of:=[.D26]-46" office:value-type="date" office:date-value="2032-02-11">
            <text:p>11 Feb</text:p>
          </table:table-cell>
          <table:table-cell table:style-name="ce7" table:formula="of:=[Sheet2.B25]" office:value-type="date" office:date-value="2032-03-28">
            <text:p>28 Mar</text:p>
          </table:table-cell>
          <table:table-cell table:style-name="ce7" table:formula="of:=[.D26]+39" office:value-type="date" office:date-value="2032-05-06">
            <text:p>6 May</text:p>
          </table:table-cell>
          <table:table-cell table:style-name="ce7" table:formula="of:=[.D26]+49" office:value-type="date" office:date-value="2032-05-16">
            <text:p>16 May</text:p>
          </table:table-cell>
          <table:table-cell table:style-name="ce12" table:formula="of:=INT(([.Q26]-1)/7)-4" office:value-type="float" office:value="27">
            <text:p>27</text:p>
          </table:table-cell>
          <table:table-cell table:style-name="ce7" table:formula="of:=[.F26]+[.G26]*7+7" office:value-type="date" office:date-value="2032-11-28">
            <text:p>28 Nov</text:p>
          </table:table-cell>
          <table:table-cell table:style-name="ce13" table:formula="of:=OFFSET([.$S$1];[.N26];0) &amp; IF([.M26];&quot; &quot; &amp; OFFSET([.$S$1];[.N26]+1;0);&quot;&quot;)" office:value-type="string" office:string-value="d c">
            <text:p>d c</text:p>
          </table:table-cell>
          <table:table-cell table:style-name="ce13" table:formula="of:=MOD([.A26];19)+1" office:value-type="float" office:value="19">
            <text:p>19</text:p>
          </table:table-cell>
          <table:table-cell table:style-name="ce13" table:formula="of:=OFFSET([.$T$1];[.J26];0)" office:value-type="string" office:string-value="XVII (s)">
            <text:p>XVII (s)</text:p>
          </table:table-cell>
          <table:table-cell/>
          <table:table-cell table:style-name="ce16" table:formula="of:=ORG.OPENOFFICE.ISLEAPYEAR([.D26])" office:value-type="float" office:value="1">
            <text:p>1</text:p>
          </table:table-cell>
          <table:table-cell table:style-name="ce16" table:formula="of:=WEEKDAY(DATE([.A26];1;1))" office:value-type="float" office:value="5">
            <text:p>5</text:p>
          </table:table-cell>
          <table:table-cell table:style-name="Default" table:number-columns-repeated="2"/>
          <table:table-cell table:style-name="ce18" table:formula="of:=[.R26]-[.F26]" office:value-type="float" office:value="223">
            <text:p>223</text:p>
          </table:table-cell>
          <table:table-cell table:style-name="ce19" table:formula="of:=DATE([.A26];12;25)" office:value-type="date" office:date-value="2032-12-25">
            <text:p>25 Dec</text:p>
          </table:table-cell>
          <table:table-cell table:number-columns-repeated="2"/>
          <table:table-cell office:value-type="string">
            <text:p>C</text:p>
          </table:table-cell>
          <table:table-cell table:number-columns-repeated="238"/>
        </table:table-row>
        <table:table-row table:style-name="ro2">
          <table:table-cell table:style-name="ce3" table:formula="of:=[Sheet2.A26]" office:value-type="float" office:value="2033">
            <text:p>2033</text:p>
          </table:table-cell>
          <table:table-cell table:style-name="ce8" table:formula="of:=[.D27]-63" office:value-type="date" office:date-value="2033-02-13">
            <text:p>13 Feb</text:p>
          </table:table-cell>
          <table:table-cell table:style-name="ce8" table:formula="of:=[.D27]-46" office:value-type="date" office:date-value="2033-03-02">
            <text:p>2 Mar</text:p>
          </table:table-cell>
          <table:table-cell table:style-name="ce8" table:formula="of:=[Sheet2.B26]" office:value-type="date" office:date-value="2033-04-17">
            <text:p>17 Apr</text:p>
          </table:table-cell>
          <table:table-cell table:style-name="ce8" table:formula="of:=[.D27]+39" office:value-type="date" office:date-value="2033-05-26">
            <text:p>26 May</text:p>
          </table:table-cell>
          <table:table-cell table:style-name="ce8" table:formula="of:=[.D27]+49" office:value-type="date" office:date-value="2033-06-05">
            <text:p>5 Jun</text:p>
          </table:table-cell>
          <table:table-cell table:style-name="ce13" table:formula="of:=INT(([.Q27]-1)/7)-4" office:value-type="float" office:value="24">
            <text:p>24</text:p>
          </table:table-cell>
          <table:table-cell table:style-name="ce8" table:formula="of:=[.F27]+[.G27]*7+7" office:value-type="date" office:date-value="2033-11-27">
            <text:p>27 Nov</text:p>
          </table:table-cell>
          <table:table-cell table:style-name="ce13" table:formula="of:=OFFSET([.$S$1];[.N27];0) &amp; IF([.M27];&quot; &quot; &amp; OFFSET([.$S$1];[.N27]+1;0);&quot;&quot;)" office:value-type="string" office:string-value="b">
            <text:p>b</text:p>
          </table:table-cell>
          <table:table-cell table:style-name="ce13" table:formula="of:=MOD([.A27];19)+1" office:value-type="float" office:value="1">
            <text:p>1</text:p>
          </table:table-cell>
          <table:table-cell table:style-name="ce13" table:formula="of:=OFFSET([.$T$1];[.J27];0)" office:value-type="string" office:string-value="XXIX (N)">
            <text:p>XXIX (N)</text:p>
          </table:table-cell>
          <table:table-cell/>
          <table:table-cell table:style-name="ce16" table:formula="of:=ORG.OPENOFFICE.ISLEAPYEAR([.D27])" office:value-type="float" office:value="0">
            <text:p>0</text:p>
          </table:table-cell>
          <table:table-cell table:style-name="ce16" table:formula="of:=WEEKDAY(DATE([.A27];1;1))" office:value-type="float" office:value="7">
            <text:p>7</text:p>
          </table:table-cell>
          <table:table-cell table:style-name="Default" table:number-columns-repeated="2"/>
          <table:table-cell table:style-name="ce18" table:formula="of:=[.R27]-[.F27]" office:value-type="float" office:value="203">
            <text:p>203</text:p>
          </table:table-cell>
          <table:table-cell table:style-name="ce19" table:formula="of:=DATE([.A27];12;25)" office:value-type="date" office:date-value="2033-12-25">
            <text:p>25 Dec</text:p>
          </table:table-cell>
          <table:table-cell table:number-columns-repeated="2"/>
          <table:table-cell office:value-type="string">
            <text:p>D</text:p>
          </table:table-cell>
          <table:table-cell table:number-columns-repeated="238"/>
        </table:table-row>
        <table:table-row table:style-name="ro2">
          <table:table-cell table:style-name="ce3" table:formula="of:=[Sheet2.A27]" office:value-type="float" office:value="2034">
            <text:p>2034</text:p>
          </table:table-cell>
          <table:table-cell table:style-name="ce8" table:formula="of:=[.D28]-63" office:value-type="date" office:date-value="2034-02-05">
            <text:p>5 Feb</text:p>
          </table:table-cell>
          <table:table-cell table:style-name="ce8" table:formula="of:=[.D28]-46" office:value-type="date" office:date-value="2034-02-22">
            <text:p>22 Feb</text:p>
          </table:table-cell>
          <table:table-cell table:style-name="ce8" table:formula="of:=[Sheet2.B27]" office:value-type="date" office:date-value="2034-04-09">
            <text:p>9 Apr</text:p>
          </table:table-cell>
          <table:table-cell table:style-name="ce8" table:formula="of:=[.D28]+39" office:value-type="date" office:date-value="2034-05-18">
            <text:p>18 May</text:p>
          </table:table-cell>
          <table:table-cell table:style-name="ce8" table:formula="of:=[.D28]+49" office:value-type="date" office:date-value="2034-05-28">
            <text:p>28 May</text:p>
          </table:table-cell>
          <table:table-cell table:style-name="ce13" table:formula="of:=INT(([.Q28]-1)/7)-4" office:value-type="float" office:value="26">
            <text:p>26</text:p>
          </table:table-cell>
          <table:table-cell table:style-name="ce8" table:formula="of:=[.F28]+[.G28]*7+7" office:value-type="date" office:date-value="2034-12-03">
            <text:p>3 Dec</text:p>
          </table:table-cell>
          <table:table-cell table:style-name="ce13" table:formula="of:=OFFSET([.$S$1];[.N28];0) &amp; IF([.M28];&quot; &quot; &amp; OFFSET([.$S$1];[.N28]+1;0);&quot;&quot;)" office:value-type="string" office:string-value="A">
            <text:p>A</text:p>
          </table:table-cell>
          <table:table-cell table:style-name="ce13" table:formula="of:=MOD([.A28];19)+1" office:value-type="float" office:value="2">
            <text:p>2</text:p>
          </table:table-cell>
          <table:table-cell table:style-name="ce13" table:formula="of:=OFFSET([.$T$1];[.J28];0)" office:value-type="string" office:string-value="X (k)">
            <text:p>X (k)</text:p>
          </table:table-cell>
          <table:table-cell/>
          <table:table-cell table:style-name="ce16" table:formula="of:=ORG.OPENOFFICE.ISLEAPYEAR([.D28])" office:value-type="float" office:value="0">
            <text:p>0</text:p>
          </table:table-cell>
          <table:table-cell table:style-name="ce16" table:formula="of:=WEEKDAY(DATE([.A28];1;1))" office:value-type="float" office:value="1">
            <text:p>1</text:p>
          </table:table-cell>
          <table:table-cell table:style-name="Default" table:number-columns-repeated="2"/>
          <table:table-cell table:style-name="ce18" table:formula="of:=[.R28]-[.F28]" office:value-type="float" office:value="211">
            <text:p>211</text:p>
          </table:table-cell>
          <table:table-cell table:style-name="ce19" table:formula="of:=DATE([.A28];12;25)" office:value-type="date" office:date-value="2034-12-25">
            <text:p>25 Dec</text:p>
          </table:table-cell>
          <table:table-cell table:number-columns-repeated="2"/>
          <table:table-cell office:value-type="string">
            <text:p>E</text:p>
          </table:table-cell>
          <table:table-cell table:number-columns-repeated="238"/>
        </table:table-row>
        <table:table-row table:style-name="ro2">
          <table:table-cell table:style-name="ce4" table:formula="of:=[Sheet2.A28]" office:value-type="float" office:value="2035">
            <text:p>2035</text:p>
          </table:table-cell>
          <table:table-cell table:style-name="ce9" table:formula="of:=[.D29]-63" office:value-type="date" office:date-value="2035-01-21">
            <text:p>21 Jan</text:p>
          </table:table-cell>
          <table:table-cell table:style-name="ce9" table:formula="of:=[.D29]-46" office:value-type="date" office:date-value="2035-02-07">
            <text:p>7 Feb</text:p>
          </table:table-cell>
          <table:table-cell table:style-name="ce9" table:formula="of:=[Sheet2.B28]" office:value-type="date" office:date-value="2035-03-25">
            <text:p>25 Mar</text:p>
          </table:table-cell>
          <table:table-cell table:style-name="ce9" table:formula="of:=[.D29]+39" office:value-type="date" office:date-value="2035-05-03">
            <text:p>3 May</text:p>
          </table:table-cell>
          <table:table-cell table:style-name="ce9" table:formula="of:=[.D29]+49" office:value-type="date" office:date-value="2035-05-13">
            <text:p>13 May</text:p>
          </table:table-cell>
          <table:table-cell table:style-name="ce14" table:formula="of:=INT(([.Q29]-1)/7)-4" office:value-type="float" office:value="28">
            <text:p>28</text:p>
          </table:table-cell>
          <table:table-cell table:style-name="ce9" table:formula="of:=[.F29]+[.G29]*7+7" office:value-type="date" office:date-value="2035-12-02">
            <text:p>2 Dec</text:p>
          </table:table-cell>
          <table:table-cell table:style-name="ce14" table:formula="of:=OFFSET([.$S$1];[.N29];0) &amp; IF([.M29];&quot; &quot; &amp; OFFSET([.$S$1];[.N29]+1;0);&quot;&quot;)" office:value-type="string" office:string-value="g">
            <text:p>g</text:p>
          </table:table-cell>
          <table:table-cell table:style-name="ce14" table:formula="of:=MOD([.A29];19)+1" office:value-type="float" office:value="3">
            <text:p>3</text:p>
          </table:table-cell>
          <table:table-cell table:style-name="ce14" table:formula="of:=OFFSET([.$T$1];[.J29];0)" office:value-type="string" office:string-value="XXI (B)">
            <text:p>XXI (B)</text:p>
          </table:table-cell>
          <table:table-cell/>
          <table:table-cell table:style-name="ce16" table:formula="of:=ORG.OPENOFFICE.ISLEAPYEAR([.D29])" office:value-type="float" office:value="0">
            <text:p>0</text:p>
          </table:table-cell>
          <table:table-cell table:style-name="ce16" table:formula="of:=WEEKDAY(DATE([.A29];1;1))" office:value-type="float" office:value="2">
            <text:p>2</text:p>
          </table:table-cell>
          <table:table-cell table:style-name="Default" table:number-columns-repeated="2"/>
          <table:table-cell table:style-name="ce18" table:formula="of:=[.R29]-[.F29]" office:value-type="float" office:value="226">
            <text:p>226</text:p>
          </table:table-cell>
          <table:table-cell table:style-name="ce19" table:formula="of:=DATE([.A29];12;25)" office:value-type="date" office:date-value="2035-12-25">
            <text:p>25 Dec</text:p>
          </table:table-cell>
          <table:table-cell table:number-columns-repeated="2"/>
          <table:table-cell office:value-type="string">
            <text:p>F</text:p>
          </table:table-cell>
          <table:table-cell table:number-columns-repeated="238"/>
        </table:table-row>
        <table:table-row table:style-name="ro2">
          <table:table-cell table:style-name="ce2" table:formula="of:=[Sheet2.A29]" office:value-type="float" office:value="2036">
            <text:p>2036</text:p>
          </table:table-cell>
          <table:table-cell table:style-name="ce7" table:formula="of:=[.D30]-63" office:value-type="date" office:date-value="2036-02-10">
            <text:p>10 Feb</text:p>
          </table:table-cell>
          <table:table-cell table:style-name="ce7" table:formula="of:=[.D30]-46" office:value-type="date" office:date-value="2036-02-27">
            <text:p>27 Feb</text:p>
          </table:table-cell>
          <table:table-cell table:style-name="ce7" table:formula="of:=[Sheet2.B29]" office:value-type="date" office:date-value="2036-04-13">
            <text:p>13 Apr</text:p>
          </table:table-cell>
          <table:table-cell table:style-name="ce7" table:formula="of:=[.D30]+39" office:value-type="date" office:date-value="2036-05-22">
            <text:p>22 May</text:p>
          </table:table-cell>
          <table:table-cell table:style-name="ce7" table:formula="of:=[.D30]+49" office:value-type="date" office:date-value="2036-06-01">
            <text:p>1 Jun</text:p>
          </table:table-cell>
          <table:table-cell table:style-name="ce12" table:formula="of:=INT(([.Q30]-1)/7)-4" office:value-type="float" office:value="25">
            <text:p>25</text:p>
          </table:table-cell>
          <table:table-cell table:style-name="ce7" table:formula="of:=[.F30]+[.G30]*7+7" office:value-type="date" office:date-value="2036-11-30">
            <text:p>30 Nov</text:p>
          </table:table-cell>
          <table:table-cell table:style-name="ce13" table:formula="of:=OFFSET([.$S$1];[.N30];0) &amp; IF([.M30];&quot; &quot; &amp; OFFSET([.$S$1];[.N30]+1;0);&quot;&quot;)" office:value-type="string" office:string-value="f e">
            <text:p>f e</text:p>
          </table:table-cell>
          <table:table-cell table:style-name="ce13" table:formula="of:=MOD([.A30];19)+1" office:value-type="float" office:value="4">
            <text:p>4</text:p>
          </table:table-cell>
          <table:table-cell table:style-name="ce13" table:formula="of:=OFFSET([.$T$1];[.J30];0)" office:value-type="string" office:string-value="II (b)">
            <text:p>II (b)</text:p>
          </table:table-cell>
          <table:table-cell/>
          <table:table-cell table:style-name="ce16" table:formula="of:=ORG.OPENOFFICE.ISLEAPYEAR([.D30])" office:value-type="float" office:value="1">
            <text:p>1</text:p>
          </table:table-cell>
          <table:table-cell table:style-name="ce16" table:formula="of:=WEEKDAY(DATE([.A30];1;1))" office:value-type="float" office:value="3">
            <text:p>3</text:p>
          </table:table-cell>
          <table:table-cell table:style-name="Default" table:number-columns-repeated="2"/>
          <table:table-cell table:style-name="ce18" table:formula="of:=[.R30]-[.F30]" office:value-type="float" office:value="207">
            <text:p>207</text:p>
          </table:table-cell>
          <table:table-cell table:style-name="ce19" table:formula="of:=DATE([.A30];12;25)" office:value-type="date" office:date-value="2036-12-25">
            <text:p>25 Dec</text:p>
          </table:table-cell>
          <table:table-cell table:number-columns-repeated="2"/>
          <table:table-cell office:value-type="string">
            <text:p>F</text:p>
          </table:table-cell>
          <table:table-cell table:number-columns-repeated="238"/>
        </table:table-row>
        <table:table-row table:style-name="ro2">
          <table:table-cell table:style-name="ce3" table:formula="of:=[Sheet2.A30]" office:value-type="float" office:value="2037">
            <text:p>2037</text:p>
          </table:table-cell>
          <table:table-cell table:style-name="ce8" table:formula="of:=[.D31]-63" office:value-type="date" office:date-value="2037-02-01">
            <text:p>1 Feb</text:p>
          </table:table-cell>
          <table:table-cell table:style-name="ce8" table:formula="of:=[.D31]-46" office:value-type="date" office:date-value="2037-02-18">
            <text:p>18 Feb</text:p>
          </table:table-cell>
          <table:table-cell table:style-name="ce8" table:formula="of:=[Sheet2.B30]" office:value-type="date" office:date-value="2037-04-05">
            <text:p>5 Apr</text:p>
          </table:table-cell>
          <table:table-cell table:style-name="ce8" table:formula="of:=[.D31]+39" office:value-type="date" office:date-value="2037-05-14">
            <text:p>14 May</text:p>
          </table:table-cell>
          <table:table-cell table:style-name="ce8" table:formula="of:=[.D31]+49" office:value-type="date" office:date-value="2037-05-24">
            <text:p>24 May</text:p>
          </table:table-cell>
          <table:table-cell table:style-name="ce13" table:formula="of:=INT(([.Q31]-1)/7)-4" office:value-type="float" office:value="26">
            <text:p>26</text:p>
          </table:table-cell>
          <table:table-cell table:style-name="ce8" table:formula="of:=[.F31]+[.G31]*7+7" office:value-type="date" office:date-value="2037-11-29">
            <text:p>29 Nov</text:p>
          </table:table-cell>
          <table:table-cell table:style-name="ce13" table:formula="of:=OFFSET([.$S$1];[.N31];0) &amp; IF([.M31];&quot; &quot; &amp; OFFSET([.$S$1];[.N31]+1;0);&quot;&quot;)" office:value-type="string" office:string-value="d">
            <text:p>d</text:p>
          </table:table-cell>
          <table:table-cell table:style-name="ce13" table:formula="of:=MOD([.A31];19)+1" office:value-type="float" office:value="5">
            <text:p>5</text:p>
          </table:table-cell>
          <table:table-cell table:style-name="ce13" table:formula="of:=OFFSET([.$T$1];[.J31];0)" office:value-type="string" office:string-value="XIII (n)">
            <text:p>XIII (n)</text:p>
          </table:table-cell>
          <table:table-cell/>
          <table:table-cell table:style-name="ce16" table:formula="of:=ORG.OPENOFFICE.ISLEAPYEAR([.D31])" office:value-type="float" office:value="0">
            <text:p>0</text:p>
          </table:table-cell>
          <table:table-cell table:style-name="ce16" table:formula="of:=WEEKDAY(DATE([.A31];1;1))" office:value-type="float" office:value="5">
            <text:p>5</text:p>
          </table:table-cell>
          <table:table-cell table:style-name="Default" table:number-columns-repeated="2"/>
          <table:table-cell table:style-name="ce18" table:formula="of:=[.R31]-[.F31]" office:value-type="float" office:value="215">
            <text:p>215</text:p>
          </table:table-cell>
          <table:table-cell table:style-name="ce19" table:formula="of:=DATE([.A31];12;25)" office:value-type="date" office:date-value="2037-12-25">
            <text:p>25 Dec</text:p>
          </table:table-cell>
          <table:table-cell table:number-columns-repeated="2"/>
          <table:table-cell office:value-type="string">
            <text:p>G</text:p>
          </table:table-cell>
          <table:table-cell table:number-columns-repeated="238"/>
        </table:table-row>
        <table:table-row table:style-name="ro2">
          <table:table-cell table:style-name="ce3" table:formula="of:=[Sheet2.A31]" office:value-type="float" office:value="2038">
            <text:p>2038</text:p>
          </table:table-cell>
          <table:table-cell table:style-name="ce8" table:formula="of:=[.D32]-63" office:value-type="date" office:date-value="2038-02-21">
            <text:p>21 Feb</text:p>
          </table:table-cell>
          <table:table-cell table:style-name="ce8" table:formula="of:=[.D32]-46" office:value-type="date" office:date-value="2038-03-10">
            <text:p>10 Mar</text:p>
          </table:table-cell>
          <table:table-cell table:style-name="ce8" table:formula="of:=[Sheet2.B31]" office:value-type="date" office:date-value="2038-04-25">
            <text:p>25 Apr</text:p>
          </table:table-cell>
          <table:table-cell table:style-name="ce8" table:formula="of:=[.D32]+39" office:value-type="date" office:date-value="2038-06-03">
            <text:p>3 Jun</text:p>
          </table:table-cell>
          <table:table-cell table:style-name="ce8" table:formula="of:=[.D32]+49" office:value-type="date" office:date-value="2038-06-13">
            <text:p>13 Jun</text:p>
          </table:table-cell>
          <table:table-cell table:style-name="ce13" table:formula="of:=INT(([.Q32]-1)/7)-4" office:value-type="float" office:value="23">
            <text:p>23</text:p>
          </table:table-cell>
          <table:table-cell table:style-name="ce8" table:formula="of:=[.F32]+[.G32]*7+7" office:value-type="date" office:date-value="2038-11-28">
            <text:p>28 Nov</text:p>
          </table:table-cell>
          <table:table-cell table:style-name="ce13" table:formula="of:=OFFSET([.$S$1];[.N32];0) &amp; IF([.M32];&quot; &quot; &amp; OFFSET([.$S$1];[.N32]+1;0);&quot;&quot;)" office:value-type="string" office:string-value="c">
            <text:p>c</text:p>
          </table:table-cell>
          <table:table-cell table:style-name="ce13" table:formula="of:=MOD([.A32];19)+1" office:value-type="float" office:value="6">
            <text:p>6</text:p>
          </table:table-cell>
          <table:table-cell table:style-name="ce13" table:formula="of:=OFFSET([.$T$1];[.J32];0)" office:value-type="string" office:string-value="XXIV (E)">
            <text:p>XXIV (E)</text:p>
          </table:table-cell>
          <table:table-cell/>
          <table:table-cell table:style-name="ce16" table:formula="of:=ORG.OPENOFFICE.ISLEAPYEAR([.D32])" office:value-type="float" office:value="0">
            <text:p>0</text:p>
          </table:table-cell>
          <table:table-cell table:style-name="ce16" table:formula="of:=WEEKDAY(DATE([.A32];1;1))" office:value-type="float" office:value="6">
            <text:p>6</text:p>
          </table:table-cell>
          <table:table-cell table:style-name="Default" table:number-columns-repeated="2"/>
          <table:table-cell table:style-name="ce18" table:formula="of:=[.R32]-[.F32]" office:value-type="float" office:value="195">
            <text:p>195</text:p>
          </table:table-cell>
          <table:table-cell table:style-name="ce19" table:formula="of:=DATE([.A32];12;25)" office:value-type="date" office:date-value="2038-12-25">
            <text:p>25 Dec</text:p>
          </table:table-cell>
          <table:table-cell table:number-columns-repeated="2"/>
          <table:table-cell office:value-type="string">
            <text:p>H</text:p>
          </table:table-cell>
          <table:table-cell table:number-columns-repeated="238"/>
        </table:table-row>
        <table:table-row table:style-name="ro2">
          <table:table-cell table:style-name="ce4" table:formula="of:=[Sheet2.A32]" office:value-type="float" office:value="2039">
            <text:p>2039</text:p>
          </table:table-cell>
          <table:table-cell table:style-name="ce9" table:formula="of:=[.D33]-63" office:value-type="date" office:date-value="2039-02-06">
            <text:p>6 Feb</text:p>
          </table:table-cell>
          <table:table-cell table:style-name="ce9" table:formula="of:=[.D33]-46" office:value-type="date" office:date-value="2039-02-23">
            <text:p>23 Feb</text:p>
          </table:table-cell>
          <table:table-cell table:style-name="ce9" table:formula="of:=[Sheet2.B32]" office:value-type="date" office:date-value="2039-04-10">
            <text:p>10 Apr</text:p>
          </table:table-cell>
          <table:table-cell table:style-name="ce9" table:formula="of:=[.D33]+39" office:value-type="date" office:date-value="2039-05-19">
            <text:p>19 May</text:p>
          </table:table-cell>
          <table:table-cell table:style-name="ce9" table:formula="of:=[.D33]+49" office:value-type="date" office:date-value="2039-05-29">
            <text:p>29 May</text:p>
          </table:table-cell>
          <table:table-cell table:style-name="ce14" table:formula="of:=INT(([.Q33]-1)/7)-4" office:value-type="float" office:value="25">
            <text:p>25</text:p>
          </table:table-cell>
          <table:table-cell table:style-name="ce9" table:formula="of:=[.F33]+[.G33]*7+7" office:value-type="date" office:date-value="2039-11-27">
            <text:p>27 Nov</text:p>
          </table:table-cell>
          <table:table-cell table:style-name="ce14" table:formula="of:=OFFSET([.$S$1];[.N33];0) &amp; IF([.M33];&quot; &quot; &amp; OFFSET([.$S$1];[.N33]+1;0);&quot;&quot;)" office:value-type="string" office:string-value="b">
            <text:p>b</text:p>
          </table:table-cell>
          <table:table-cell table:style-name="ce14" table:formula="of:=MOD([.A33];19)+1" office:value-type="float" office:value="7">
            <text:p>7</text:p>
          </table:table-cell>
          <table:table-cell table:style-name="ce14" table:formula="of:=OFFSET([.$T$1];[.J33];0)" office:value-type="string" office:string-value="V (e)">
            <text:p>V (e)</text:p>
          </table:table-cell>
          <table:table-cell/>
          <table:table-cell table:style-name="ce16" table:formula="of:=ORG.OPENOFFICE.ISLEAPYEAR([.D33])" office:value-type="float" office:value="0">
            <text:p>0</text:p>
          </table:table-cell>
          <table:table-cell table:style-name="ce16" table:formula="of:=WEEKDAY(DATE([.A33];1;1))" office:value-type="float" office:value="7">
            <text:p>7</text:p>
          </table:table-cell>
          <table:table-cell table:style-name="Default" table:number-columns-repeated="2"/>
          <table:table-cell table:style-name="ce18" table:formula="of:=[.R33]-[.F33]" office:value-type="float" office:value="210">
            <text:p>210</text:p>
          </table:table-cell>
          <table:table-cell table:style-name="ce19" table:formula="of:=DATE([.A33];12;25)" office:value-type="date" office:date-value="2039-12-25">
            <text:p>25 Dec</text:p>
          </table:table-cell>
          <table:table-cell table:number-columns-repeated="2"/>
          <table:table-cell office:value-type="string">
            <text:p>M</text:p>
          </table:table-cell>
          <table:table-cell table:number-columns-repeated="238"/>
        </table:table-row>
        <table:table-row table:style-name="ro2">
          <table:table-cell table:style-name="ce2" table:formula="of:=[Sheet2.A33]" office:value-type="float" office:value="2040">
            <text:p>2040</text:p>
          </table:table-cell>
          <table:table-cell table:style-name="ce7" table:formula="of:=[.D34]-63" office:value-type="date" office:date-value="2040-01-29">
            <text:p>29 Jan</text:p>
          </table:table-cell>
          <table:table-cell table:style-name="ce7" table:formula="of:=[.D34]-46" office:value-type="date" office:date-value="2040-02-15">
            <text:p>15 Feb</text:p>
          </table:table-cell>
          <table:table-cell table:style-name="ce7" table:formula="of:=[Sheet2.B33]" office:value-type="date" office:date-value="2040-04-01">
            <text:p>1 Apr</text:p>
          </table:table-cell>
          <table:table-cell table:style-name="ce7" table:formula="of:=[.D34]+39" office:value-type="date" office:date-value="2040-05-10">
            <text:p>10 May</text:p>
          </table:table-cell>
          <table:table-cell table:style-name="ce7" table:formula="of:=[.D34]+49" office:value-type="date" office:date-value="2040-05-20">
            <text:p>20 May</text:p>
          </table:table-cell>
          <table:table-cell table:style-name="ce12" table:formula="of:=INT(([.Q34]-1)/7)-4" office:value-type="float" office:value="27">
            <text:p>27</text:p>
          </table:table-cell>
          <table:table-cell table:style-name="ce7" table:formula="of:=[.F34]+[.G34]*7+7" office:value-type="date" office:date-value="2040-12-02">
            <text:p>2 Dec</text:p>
          </table:table-cell>
          <table:table-cell table:style-name="ce13" table:formula="of:=OFFSET([.$S$1];[.N34];0) &amp; IF([.M34];&quot; &quot; &amp; OFFSET([.$S$1];[.N34]+1;0);&quot;&quot;)" office:value-type="string" office:string-value="A g">
            <text:p>A g</text:p>
          </table:table-cell>
          <table:table-cell table:style-name="ce13" table:formula="of:=MOD([.A34];19)+1" office:value-type="float" office:value="8">
            <text:p>8</text:p>
          </table:table-cell>
          <table:table-cell table:style-name="ce13" table:formula="of:=OFFSET([.$T$1];[.J34];0)" office:value-type="string" office:string-value="XVI (r)">
            <text:p>XVI (r)</text:p>
          </table:table-cell>
          <table:table-cell/>
          <table:table-cell table:style-name="ce16" table:formula="of:=ORG.OPENOFFICE.ISLEAPYEAR([.D34])" office:value-type="float" office:value="1">
            <text:p>1</text:p>
          </table:table-cell>
          <table:table-cell table:style-name="ce16" table:formula="of:=WEEKDAY(DATE([.A34];1;1))" office:value-type="float" office:value="1">
            <text:p>1</text:p>
          </table:table-cell>
          <table:table-cell table:style-name="Default" table:number-columns-repeated="2"/>
          <table:table-cell table:style-name="ce18" table:formula="of:=[.R34]-[.F34]" office:value-type="float" office:value="219">
            <text:p>219</text:p>
          </table:table-cell>
          <table:table-cell table:style-name="ce19" table:formula="of:=DATE([.A34];12;25)" office:value-type="date" office:date-value="2040-12-25">
            <text:p>25 Dec</text:p>
          </table:table-cell>
          <table:table-cell table:number-columns-repeated="2"/>
          <table:table-cell office:value-type="string">
            <text:p>N</text:p>
          </table:table-cell>
          <table:table-cell table:number-columns-repeated="238"/>
        </table:table-row>
        <table:table-row table:style-name="ro2">
          <table:table-cell table:style-name="ce3" table:formula="of:=[Sheet2.A34]" office:value-type="float" office:value="2041">
            <text:p>2041</text:p>
          </table:table-cell>
          <table:table-cell table:style-name="ce8" table:formula="of:=[.D35]-63" office:value-type="date" office:date-value="2041-02-17">
            <text:p>17 Feb</text:p>
          </table:table-cell>
          <table:table-cell table:style-name="ce8" table:formula="of:=[.D35]-46" office:value-type="date" office:date-value="2041-03-06">
            <text:p>6 Mar</text:p>
          </table:table-cell>
          <table:table-cell table:style-name="ce8" table:formula="of:=[Sheet2.B34]" office:value-type="date" office:date-value="2041-04-21">
            <text:p>21 Apr</text:p>
          </table:table-cell>
          <table:table-cell table:style-name="ce8" table:formula="of:=[.D35]+39" office:value-type="date" office:date-value="2041-05-30">
            <text:p>30 May</text:p>
          </table:table-cell>
          <table:table-cell table:style-name="ce8" table:formula="of:=[.D35]+49" office:value-type="date" office:date-value="2041-06-09">
            <text:p>9 Jun</text:p>
          </table:table-cell>
          <table:table-cell table:style-name="ce13" table:formula="of:=INT(([.Q35]-1)/7)-4" office:value-type="float" office:value="24">
            <text:p>24</text:p>
          </table:table-cell>
          <table:table-cell table:style-name="ce8" table:formula="of:=[.F35]+[.G35]*7+7" office:value-type="date" office:date-value="2041-12-01">
            <text:p>1 Dec</text:p>
          </table:table-cell>
          <table:table-cell table:style-name="ce13" table:formula="of:=OFFSET([.$S$1];[.N35];0) &amp; IF([.M35];&quot; &quot; &amp; OFFSET([.$S$1];[.N35]+1;0);&quot;&quot;)" office:value-type="string" office:string-value="f">
            <text:p>f</text:p>
          </table:table-cell>
          <table:table-cell table:style-name="ce13" table:formula="of:=MOD([.A35];19)+1" office:value-type="float" office:value="9">
            <text:p>9</text:p>
          </table:table-cell>
          <table:table-cell table:style-name="ce13" table:formula="of:=OFFSET([.$T$1];[.J35];0)" office:value-type="string" office:string-value="XXVII (H)">
            <text:p>XXVII (H)</text:p>
          </table:table-cell>
          <table:table-cell/>
          <table:table-cell table:style-name="ce16" table:formula="of:=ORG.OPENOFFICE.ISLEAPYEAR([.D35])" office:value-type="float" office:value="0">
            <text:p>0</text:p>
          </table:table-cell>
          <table:table-cell table:style-name="ce16" table:formula="of:=WEEKDAY(DATE([.A35];1;1))" office:value-type="float" office:value="3">
            <text:p>3</text:p>
          </table:table-cell>
          <table:table-cell table:style-name="Default" table:number-columns-repeated="2"/>
          <table:table-cell table:style-name="ce18" table:formula="of:=[.R35]-[.F35]" office:value-type="float" office:value="199">
            <text:p>199</text:p>
          </table:table-cell>
          <table:table-cell table:style-name="ce19" table:formula="of:=DATE([.A35];12;25)" office:value-type="date" office:date-value="2041-12-25">
            <text:p>25 Dec</text:p>
          </table:table-cell>
          <table:table-cell table:number-columns-repeated="2"/>
          <table:table-cell office:value-type="string">
            <text:p>P</text:p>
          </table:table-cell>
          <table:table-cell table:number-columns-repeated="238"/>
        </table:table-row>
        <table:table-row table:style-name="ro2">
          <table:table-cell table:style-name="ce3" table:formula="of:=[Sheet2.A35]" office:value-type="float" office:value="2042">
            <text:p>2042</text:p>
          </table:table-cell>
          <table:table-cell table:style-name="ce8" table:formula="of:=[.D36]-63" office:value-type="date" office:date-value="2042-02-02">
            <text:p>2 Feb</text:p>
          </table:table-cell>
          <table:table-cell table:style-name="ce8" table:formula="of:=[.D36]-46" office:value-type="date" office:date-value="2042-02-19">
            <text:p>19 Feb</text:p>
          </table:table-cell>
          <table:table-cell table:style-name="ce8" table:formula="of:=[Sheet2.B35]" office:value-type="date" office:date-value="2042-04-06">
            <text:p>6 Apr</text:p>
          </table:table-cell>
          <table:table-cell table:style-name="ce8" table:formula="of:=[.D36]+39" office:value-type="date" office:date-value="2042-05-15">
            <text:p>15 May</text:p>
          </table:table-cell>
          <table:table-cell table:style-name="ce8" table:formula="of:=[.D36]+49" office:value-type="date" office:date-value="2042-05-25">
            <text:p>25 May</text:p>
          </table:table-cell>
          <table:table-cell table:style-name="ce13" table:formula="of:=INT(([.Q36]-1)/7)-4" office:value-type="float" office:value="26">
            <text:p>26</text:p>
          </table:table-cell>
          <table:table-cell table:style-name="ce8" table:formula="of:=[.F36]+[.G36]*7+7" office:value-type="date" office:date-value="2042-11-30">
            <text:p>30 Nov</text:p>
          </table:table-cell>
          <table:table-cell table:style-name="ce13" table:formula="of:=OFFSET([.$S$1];[.N36];0) &amp; IF([.M36];&quot; &quot; &amp; OFFSET([.$S$1];[.N36]+1;0);&quot;&quot;)" office:value-type="string" office:string-value="e">
            <text:p>e</text:p>
          </table:table-cell>
          <table:table-cell table:style-name="ce13" table:formula="of:=MOD([.A36];19)+1" office:value-type="float" office:value="10">
            <text:p>10</text:p>
          </table:table-cell>
          <table:table-cell table:style-name="ce13" table:formula="of:=OFFSET([.$T$1];[.J36];0)" office:value-type="string" office:string-value="VIII (h)">
            <text:p>VIII (h)</text:p>
          </table:table-cell>
          <table:table-cell/>
          <table:table-cell table:style-name="ce16" table:formula="of:=ORG.OPENOFFICE.ISLEAPYEAR([.D36])" office:value-type="float" office:value="0">
            <text:p>0</text:p>
          </table:table-cell>
          <table:table-cell table:style-name="ce16" table:formula="of:=WEEKDAY(DATE([.A36];1;1))" office:value-type="float" office:value="4">
            <text:p>4</text:p>
          </table:table-cell>
          <table:table-cell table:style-name="Default" table:number-columns-repeated="2"/>
          <table:table-cell table:style-name="ce18" table:formula="of:=[.R36]-[.F36]" office:value-type="float" office:value="214">
            <text:p>214</text:p>
          </table:table-cell>
          <table:table-cell table:style-name="ce19" table:formula="of:=DATE([.A36];12;25)" office:value-type="date" office:date-value="2042-12-25">
            <text:p>25 Dec</text:p>
          </table:table-cell>
          <table:table-cell table:number-columns-repeated="241"/>
        </table:table-row>
        <table:table-row table:style-name="ro2">
          <table:table-cell table:style-name="ce4" table:formula="of:=[Sheet2.A36]" office:value-type="float" office:value="2043">
            <text:p>2043</text:p>
          </table:table-cell>
          <table:table-cell table:style-name="ce9" table:formula="of:=[.D37]-63" office:value-type="date" office:date-value="2043-01-25">
            <text:p>25 Jan</text:p>
          </table:table-cell>
          <table:table-cell table:style-name="ce9" table:formula="of:=[.D37]-46" office:value-type="date" office:date-value="2043-02-11">
            <text:p>11 Feb</text:p>
          </table:table-cell>
          <table:table-cell table:style-name="ce9" table:formula="of:=[Sheet2.B36]" office:value-type="date" office:date-value="2043-03-29">
            <text:p>29 Mar</text:p>
          </table:table-cell>
          <table:table-cell table:style-name="ce9" table:formula="of:=[.D37]+39" office:value-type="date" office:date-value="2043-05-07">
            <text:p>7 May</text:p>
          </table:table-cell>
          <table:table-cell table:style-name="ce9" table:formula="of:=[.D37]+49" office:value-type="date" office:date-value="2043-05-17">
            <text:p>17 May</text:p>
          </table:table-cell>
          <table:table-cell table:style-name="ce14" table:formula="of:=INT(([.Q37]-1)/7)-4" office:value-type="float" office:value="27">
            <text:p>27</text:p>
          </table:table-cell>
          <table:table-cell table:style-name="ce9" table:formula="of:=[.F37]+[.G37]*7+7" office:value-type="date" office:date-value="2043-11-29">
            <text:p>29 Nov</text:p>
          </table:table-cell>
          <table:table-cell table:style-name="ce14" table:formula="of:=OFFSET([.$S$1];[.N37];0) &amp; IF([.M37];&quot; &quot; &amp; OFFSET([.$S$1];[.N37]+1;0);&quot;&quot;)" office:value-type="string" office:string-value="d">
            <text:p>d</text:p>
          </table:table-cell>
          <table:table-cell table:style-name="ce14" table:formula="of:=MOD([.A37];19)+1" office:value-type="float" office:value="11">
            <text:p>11</text:p>
          </table:table-cell>
          <table:table-cell table:style-name="ce14" table:formula="of:=OFFSET([.$T$1];[.J37];0)" office:value-type="string" office:string-value="XIX (u)">
            <text:p>XIX (u)</text:p>
          </table:table-cell>
          <table:table-cell/>
          <table:table-cell table:style-name="ce16" table:formula="of:=ORG.OPENOFFICE.ISLEAPYEAR([.D37])" office:value-type="float" office:value="0">
            <text:p>0</text:p>
          </table:table-cell>
          <table:table-cell table:style-name="ce16" table:formula="of:=WEEKDAY(DATE([.A37];1;1))" office:value-type="float" office:value="5">
            <text:p>5</text:p>
          </table:table-cell>
          <table:table-cell table:style-name="Default" table:number-columns-repeated="2"/>
          <table:table-cell table:style-name="ce18" table:formula="of:=[.R37]-[.F37]" office:value-type="float" office:value="222">
            <text:p>222</text:p>
          </table:table-cell>
          <table:table-cell table:style-name="ce19" table:formula="of:=DATE([.A37];12;25)" office:value-type="date" office:date-value="2043-12-25">
            <text:p>25 Dec</text:p>
          </table:table-cell>
          <table:table-cell table:number-columns-repeated="241"/>
        </table:table-row>
        <table:table-row table:style-name="ro2">
          <table:table-cell table:style-name="ce2" table:formula="of:=[Sheet2.A37]" office:value-type="float" office:value="2044">
            <text:p>2044</text:p>
          </table:table-cell>
          <table:table-cell table:style-name="ce7" table:formula="of:=[.D38]-63" office:value-type="date" office:date-value="2044-02-14">
            <text:p>14 Feb</text:p>
          </table:table-cell>
          <table:table-cell table:style-name="ce7" table:formula="of:=[.D38]-46" office:value-type="date" office:date-value="2044-03-02">
            <text:p>2 Mar</text:p>
          </table:table-cell>
          <table:table-cell table:style-name="ce7" table:formula="of:=[Sheet2.B37]" office:value-type="date" office:date-value="2044-04-17">
            <text:p>17 Apr</text:p>
          </table:table-cell>
          <table:table-cell table:style-name="ce7" table:formula="of:=[.D38]+39" office:value-type="date" office:date-value="2044-05-26">
            <text:p>26 May</text:p>
          </table:table-cell>
          <table:table-cell table:style-name="ce7" table:formula="of:=[.D38]+49" office:value-type="date" office:date-value="2044-06-05">
            <text:p>5 Jun</text:p>
          </table:table-cell>
          <table:table-cell table:style-name="ce12" table:formula="of:=INT(([.Q38]-1)/7)-4" office:value-type="float" office:value="24">
            <text:p>24</text:p>
          </table:table-cell>
          <table:table-cell table:style-name="ce7" table:formula="of:=[.F38]+[.G38]*7+7" office:value-type="date" office:date-value="2044-11-27">
            <text:p>27 Nov</text:p>
          </table:table-cell>
          <table:table-cell table:style-name="ce13" table:formula="of:=OFFSET([.$S$1];[.N38];0) &amp; IF([.M38];&quot; &quot; &amp; OFFSET([.$S$1];[.N38]+1;0);&quot;&quot;)" office:value-type="string" office:string-value="c b">
            <text:p>c b</text:p>
          </table:table-cell>
          <table:table-cell table:style-name="ce13" table:formula="of:=MOD([.A38];19)+1" office:value-type="float" office:value="12">
            <text:p>12</text:p>
          </table:table-cell>
          <table:table-cell table:style-name="ce13" table:formula="of:=OFFSET([.$T$1];[.J38];0)" office:value-type="string" office:string-value="* (P)">
            <text:p>* (P)</text:p>
          </table:table-cell>
          <table:table-cell/>
          <table:table-cell table:style-name="ce16" table:formula="of:=ORG.OPENOFFICE.ISLEAPYEAR([.D38])" office:value-type="float" office:value="1">
            <text:p>1</text:p>
          </table:table-cell>
          <table:table-cell table:style-name="ce16" table:formula="of:=WEEKDAY(DATE([.A38];1;1))" office:value-type="float" office:value="6">
            <text:p>6</text:p>
          </table:table-cell>
          <table:table-cell table:style-name="Default" table:number-columns-repeated="2"/>
          <table:table-cell table:style-name="ce18" table:formula="of:=[.R38]-[.F38]" office:value-type="float" office:value="203">
            <text:p>203</text:p>
          </table:table-cell>
          <table:table-cell table:style-name="ce19" table:formula="of:=DATE([.A38];12;25)" office:value-type="date" office:date-value="2044-12-25">
            <text:p>25 Dec</text:p>
          </table:table-cell>
          <table:table-cell table:number-columns-repeated="241"/>
        </table:table-row>
        <table:table-row table:style-name="ro2">
          <table:table-cell table:style-name="ce3" table:formula="of:=[Sheet2.A38]" office:value-type="float" office:value="2045">
            <text:p>2045</text:p>
          </table:table-cell>
          <table:table-cell table:style-name="ce8" table:formula="of:=[.D39]-63" office:value-type="date" office:date-value="2045-02-05">
            <text:p>5 Feb</text:p>
          </table:table-cell>
          <table:table-cell table:style-name="ce8" table:formula="of:=[.D39]-46" office:value-type="date" office:date-value="2045-02-22">
            <text:p>22 Feb</text:p>
          </table:table-cell>
          <table:table-cell table:style-name="ce8" table:formula="of:=[Sheet2.B38]" office:value-type="date" office:date-value="2045-04-09">
            <text:p>9 Apr</text:p>
          </table:table-cell>
          <table:table-cell table:style-name="ce8" table:formula="of:=[.D39]+39" office:value-type="date" office:date-value="2045-05-18">
            <text:p>18 May</text:p>
          </table:table-cell>
          <table:table-cell table:style-name="ce8" table:formula="of:=[.D39]+49" office:value-type="date" office:date-value="2045-05-28">
            <text:p>28 May</text:p>
          </table:table-cell>
          <table:table-cell table:style-name="ce13" table:formula="of:=INT(([.Q39]-1)/7)-4" office:value-type="float" office:value="26">
            <text:p>26</text:p>
          </table:table-cell>
          <table:table-cell table:style-name="ce8" table:formula="of:=[.F39]+[.G39]*7+7" office:value-type="date" office:date-value="2045-12-03">
            <text:p>3 Dec</text:p>
          </table:table-cell>
          <table:table-cell table:style-name="ce13" table:formula="of:=OFFSET([.$S$1];[.N39];0) &amp; IF([.M39];&quot; &quot; &amp; OFFSET([.$S$1];[.N39]+1;0);&quot;&quot;)" office:value-type="string" office:string-value="A">
            <text:p>A</text:p>
          </table:table-cell>
          <table:table-cell table:style-name="ce13" table:formula="of:=MOD([.A39];19)+1" office:value-type="float" office:value="13">
            <text:p>13</text:p>
          </table:table-cell>
          <table:table-cell table:style-name="ce13" table:formula="of:=OFFSET([.$T$1];[.J39];0)" office:value-type="string" office:string-value="XI (l)">
            <text:p>XI (l)</text:p>
          </table:table-cell>
          <table:table-cell/>
          <table:table-cell table:style-name="ce16" table:formula="of:=ORG.OPENOFFICE.ISLEAPYEAR([.D39])" office:value-type="float" office:value="0">
            <text:p>0</text:p>
          </table:table-cell>
          <table:table-cell table:style-name="ce16" table:formula="of:=WEEKDAY(DATE([.A39];1;1))" office:value-type="float" office:value="1">
            <text:p>1</text:p>
          </table:table-cell>
          <table:table-cell table:style-name="Default" table:number-columns-repeated="2"/>
          <table:table-cell table:style-name="ce18" table:formula="of:=[.R39]-[.F39]" office:value-type="float" office:value="211">
            <text:p>211</text:p>
          </table:table-cell>
          <table:table-cell table:style-name="ce19" table:formula="of:=DATE([.A39];12;25)" office:value-type="date" office:date-value="2045-12-25">
            <text:p>25 Dec</text:p>
          </table:table-cell>
          <table:table-cell table:number-columns-repeated="241"/>
        </table:table-row>
        <table:table-row table:style-name="ro2">
          <table:table-cell table:style-name="ce3" table:formula="of:=[Sheet2.A39]" office:value-type="float" office:value="2046">
            <text:p>2046</text:p>
          </table:table-cell>
          <table:table-cell table:style-name="ce8" table:formula="of:=[.D40]-63" office:value-type="date" office:date-value="2046-01-21">
            <text:p>21 Jan</text:p>
          </table:table-cell>
          <table:table-cell table:style-name="ce8" table:formula="of:=[.D40]-46" office:value-type="date" office:date-value="2046-02-07">
            <text:p>7 Feb</text:p>
          </table:table-cell>
          <table:table-cell table:style-name="ce8" table:formula="of:=[Sheet2.B39]" office:value-type="date" office:date-value="2046-03-25">
            <text:p>25 Mar</text:p>
          </table:table-cell>
          <table:table-cell table:style-name="ce8" table:formula="of:=[.D40]+39" office:value-type="date" office:date-value="2046-05-03">
            <text:p>3 May</text:p>
          </table:table-cell>
          <table:table-cell table:style-name="ce8" table:formula="of:=[.D40]+49" office:value-type="date" office:date-value="2046-05-13">
            <text:p>13 May</text:p>
          </table:table-cell>
          <table:table-cell table:style-name="ce13" table:formula="of:=INT(([.Q40]-1)/7)-4" office:value-type="float" office:value="28">
            <text:p>28</text:p>
          </table:table-cell>
          <table:table-cell table:style-name="ce8" table:formula="of:=[.F40]+[.G40]*7+7" office:value-type="date" office:date-value="2046-12-02">
            <text:p>2 Dec</text:p>
          </table:table-cell>
          <table:table-cell table:style-name="ce13" table:formula="of:=OFFSET([.$S$1];[.N40];0) &amp; IF([.M40];&quot; &quot; &amp; OFFSET([.$S$1];[.N40]+1;0);&quot;&quot;)" office:value-type="string" office:string-value="g">
            <text:p>g</text:p>
          </table:table-cell>
          <table:table-cell table:style-name="ce13" table:formula="of:=MOD([.A40];19)+1" office:value-type="float" office:value="14">
            <text:p>14</text:p>
          </table:table-cell>
          <table:table-cell table:style-name="ce13" table:formula="of:=OFFSET([.$T$1];[.J40];0)" office:value-type="string" office:string-value="XXII (C)">
            <text:p>XXII (C)</text:p>
          </table:table-cell>
          <table:table-cell/>
          <table:table-cell table:style-name="ce16" table:formula="of:=ORG.OPENOFFICE.ISLEAPYEAR([.D40])" office:value-type="float" office:value="0">
            <text:p>0</text:p>
          </table:table-cell>
          <table:table-cell table:style-name="ce16" table:formula="of:=WEEKDAY(DATE([.A40];1;1))" office:value-type="float" office:value="2">
            <text:p>2</text:p>
          </table:table-cell>
          <table:table-cell table:style-name="Default" table:number-columns-repeated="2"/>
          <table:table-cell table:style-name="ce18" table:formula="of:=[.R40]-[.F40]" office:value-type="float" office:value="226">
            <text:p>226</text:p>
          </table:table-cell>
          <table:table-cell table:style-name="ce19" table:formula="of:=DATE([.A40];12;25)" office:value-type="date" office:date-value="2046-12-25">
            <text:p>25 Dec</text:p>
          </table:table-cell>
          <table:table-cell table:number-columns-repeated="241"/>
        </table:table-row>
        <table:table-row table:style-name="ro2">
          <table:table-cell table:style-name="ce4" table:formula="of:=[Sheet2.A40]" office:value-type="float" office:value="2047">
            <text:p>2047</text:p>
          </table:table-cell>
          <table:table-cell table:style-name="ce9" table:formula="of:=[.D41]-63" office:value-type="date" office:date-value="2047-02-10">
            <text:p>10 Feb</text:p>
          </table:table-cell>
          <table:table-cell table:style-name="ce9" table:formula="of:=[.D41]-46" office:value-type="date" office:date-value="2047-02-27">
            <text:p>27 Feb</text:p>
          </table:table-cell>
          <table:table-cell table:style-name="ce9" table:formula="of:=[Sheet2.B40]" office:value-type="date" office:date-value="2047-04-14">
            <text:p>14 Apr</text:p>
          </table:table-cell>
          <table:table-cell table:style-name="ce9" table:formula="of:=[.D41]+39" office:value-type="date" office:date-value="2047-05-23">
            <text:p>23 May</text:p>
          </table:table-cell>
          <table:table-cell table:style-name="ce9" table:formula="of:=[.D41]+49" office:value-type="date" office:date-value="2047-06-02">
            <text:p>2 Jun</text:p>
          </table:table-cell>
          <table:table-cell table:style-name="ce14" table:formula="of:=INT(([.Q41]-1)/7)-4" office:value-type="float" office:value="25">
            <text:p>25</text:p>
          </table:table-cell>
          <table:table-cell table:style-name="ce9" table:formula="of:=[.F41]+[.G41]*7+7" office:value-type="date" office:date-value="2047-12-01">
            <text:p>1 Dec</text:p>
          </table:table-cell>
          <table:table-cell table:style-name="ce14" table:formula="of:=OFFSET([.$S$1];[.N41];0) &amp; IF([.M41];&quot; &quot; &amp; OFFSET([.$S$1];[.N41]+1;0);&quot;&quot;)" office:value-type="string" office:string-value="f">
            <text:p>f</text:p>
          </table:table-cell>
          <table:table-cell table:style-name="ce14" table:formula="of:=MOD([.A41];19)+1" office:value-type="float" office:value="15">
            <text:p>15</text:p>
          </table:table-cell>
          <table:table-cell table:style-name="ce14" table:formula="of:=OFFSET([.$T$1];[.J41];0)" office:value-type="string" office:string-value="III (c)">
            <text:p>III (c)</text:p>
          </table:table-cell>
          <table:table-cell/>
          <table:table-cell table:style-name="ce16" table:formula="of:=ORG.OPENOFFICE.ISLEAPYEAR([.D41])" office:value-type="float" office:value="0">
            <text:p>0</text:p>
          </table:table-cell>
          <table:table-cell table:style-name="ce16" table:formula="of:=WEEKDAY(DATE([.A41];1;1))" office:value-type="float" office:value="3">
            <text:p>3</text:p>
          </table:table-cell>
          <table:table-cell table:style-name="Default" table:number-columns-repeated="2"/>
          <table:table-cell table:style-name="ce18" table:formula="of:=[.R41]-[.F41]" office:value-type="float" office:value="206">
            <text:p>206</text:p>
          </table:table-cell>
          <table:table-cell table:style-name="ce19" table:formula="of:=DATE([.A41];12;25)" office:value-type="date" office:date-value="2047-12-25">
            <text:p>25 Dec</text:p>
          </table:table-cell>
          <table:table-cell table:number-columns-repeated="241"/>
        </table:table-row>
        <table:table-row table:style-name="ro2" table:number-rows-repeated="65494">
          <table:table-cell table:number-columns-repeated="259"/>
        </table:table-row>
        <table:table-row table:style-name="ro2">
          <table:table-cell table:number-columns-repeated="259"/>
        </table:table-row>
      </table:table>
      <table:table table:name="Sheet2" table:style-name="ta1" table:print="false">
        <table:table-column table:style-name="co8" table:default-cell-style-name="Default"/>
        <table:table-column table:style-name="co8" table:default-cell-style-name="ce20"/>
        <table:table-column table:style-name="co8" table:number-columns-repeated="8" table:default-cell-style-name="ce21"/>
        <table:table-column table:style-name="co8" table:default-cell-style-name="ce20"/>
        <table:table-row table:style-name="ro2">
          <table:table-cell office:value-type="float" office:value="2008">
            <text:p>2008</text:p>
          </table:table-cell>
          <table:table-cell table:formula="of:=[.K1]" office:value-type="date" office:date-value="2008-03-23">
            <text:p>3/23/2008</text:p>
          </table:table-cell>
          <table:table-cell table:formula="of:=MOD([.A1];19)" office:value-type="float" office:value="13">
            <text:p>13</text:p>
          </table:table-cell>
          <table:table-cell table:formula="of:=MOD([.A1];4)" office:value-type="float" office:value="0">
            <text:p>0</text:p>
          </table:table-cell>
          <table:table-cell table:formula="of:=MOD([.A1];7)" office:value-type="float" office:value="6">
            <text:p>6</text:p>
          </table:table-cell>
          <table:table-cell table:formula="of:=MOD((19*[.C1]+[.H1]);30)" office:value-type="float" office:value="1">
            <text:p>1</text:p>
          </table:table-cell>
          <table:table-cell table:formula="of:=MOD((2*[.D1]+4*[.E1]+6*[.F1]+[.I1]);7)" office:value-type="float" office:value="0">
            <text:p>0</text:p>
          </table:table-cell>
          <table:table-cell table:formula="of:=IF([.A1]&lt;1700;22;IF([.A1]&lt;1900;23;IF([.A1]&lt;2200;24;25)))" office:value-type="float" office:value="24">
            <text:p>24</text:p>
          </table:table-cell>
          <table:table-cell table:formula="of:=IF([.A1]&lt;1700;2;IF([.A1]&lt;1800;3;IF([.A1]&lt;1900;4;IF([.A1]&lt;2100;5;IF([.A1]&lt;2200;6;0)))))" office:value-type="float" office:value="5">
            <text:p>5</text:p>
          </table:table-cell>
          <table:table-cell table:formula="of:=IF([.F1]+[.G1]=35;28;IF(AND([.F1]=28;[.G1]=6;[.C1]&gt;10);27;[.F1]+[.G1]))" office:value-type="float" office:value="1">
            <text:p>1</text:p>
          </table:table-cell>
          <table:table-cell table:formula="of:=DATE([.A1];3;22)+[.J1]" office:value-type="date" office:date-value="2008-03-23">
            <text:p>3/23/2008</text:p>
          </table:table-cell>
        </table:table-row>
        <table:table-row table:style-name="ro2">
          <table:table-cell table:formula="of:=[.A1]+1" office:value-type="float" office:value="2009">
            <text:p>2009</text:p>
          </table:table-cell>
          <table:table-cell table:formula="of:=[.K2]" office:value-type="date" office:date-value="2009-04-12">
            <text:p>4/12/2009</text:p>
          </table:table-cell>
          <table:table-cell table:formula="of:=MOD([.A2];19)" office:value-type="float" office:value="14">
            <text:p>14</text:p>
          </table:table-cell>
          <table:table-cell table:formula="of:=MOD([.A2];4)" office:value-type="float" office:value="1">
            <text:p>1</text:p>
          </table:table-cell>
          <table:table-cell table:formula="of:=MOD([.A2];7)" office:value-type="float" office:value="0">
            <text:p>0</text:p>
          </table:table-cell>
          <table:table-cell table:formula="of:=MOD((19*[.C2]+[.H2]);30)" office:value-type="float" office:value="20">
            <text:p>20</text:p>
          </table:table-cell>
          <table:table-cell table:formula="of:=MOD((2*[.D2]+4*[.E2]+6*[.F2]+[.I2]);7)" office:value-type="float" office:value="1">
            <text:p>1</text:p>
          </table:table-cell>
          <table:table-cell table:formula="of:=IF([.A2]&lt;1700;22;IF([.A2]&lt;1900;23;IF([.A2]&lt;2200;24;25)))" office:value-type="float" office:value="24">
            <text:p>24</text:p>
          </table:table-cell>
          <table:table-cell table:formula="of:=IF([.A2]&lt;1700;2;IF([.A2]&lt;1800;3;IF([.A2]&lt;1900;4;IF([.A2]&lt;2100;5;IF([.A2]&lt;2200;6;0)))))" office:value-type="float" office:value="5">
            <text:p>5</text:p>
          </table:table-cell>
          <table:table-cell table:formula="of:=IF([.F2]+[.G2]=35;28;IF(AND([.F2]=28;[.G2]=6;[.C2]&gt;10);27;[.F2]+[.G2]))" office:value-type="float" office:value="21">
            <text:p>21</text:p>
          </table:table-cell>
          <table:table-cell table:formula="of:=DATE([.A2];3;22)+[.J2]" office:value-type="date" office:date-value="2009-04-12">
            <text:p>4/12/2009</text:p>
          </table:table-cell>
        </table:table-row>
        <table:table-row table:style-name="ro2">
          <table:table-cell table:formula="of:=[.A2]+1" office:value-type="float" office:value="2010">
            <text:p>2010</text:p>
          </table:table-cell>
          <table:table-cell table:formula="of:=[.K3]" office:value-type="date" office:date-value="2010-04-04">
            <text:p>4/4/2010</text:p>
          </table:table-cell>
          <table:table-cell table:formula="of:=MOD([.A3];19)" office:value-type="float" office:value="15">
            <text:p>15</text:p>
          </table:table-cell>
          <table:table-cell table:formula="of:=MOD([.A3];4)" office:value-type="float" office:value="2">
            <text:p>2</text:p>
          </table:table-cell>
          <table:table-cell table:formula="of:=MOD([.A3];7)" office:value-type="float" office:value="1">
            <text:p>1</text:p>
          </table:table-cell>
          <table:table-cell table:formula="of:=MOD((19*[.C3]+[.H3]);30)" office:value-type="float" office:value="9">
            <text:p>9</text:p>
          </table:table-cell>
          <table:table-cell table:formula="of:=MOD((2*[.D3]+4*[.E3]+6*[.F3]+[.I3]);7)" office:value-type="float" office:value="4">
            <text:p>4</text:p>
          </table:table-cell>
          <table:table-cell table:formula="of:=IF([.A3]&lt;1700;22;IF([.A3]&lt;1900;23;IF([.A3]&lt;2200;24;25)))" office:value-type="float" office:value="24">
            <text:p>24</text:p>
          </table:table-cell>
          <table:table-cell table:formula="of:=IF([.A3]&lt;1700;2;IF([.A3]&lt;1800;3;IF([.A3]&lt;1900;4;IF([.A3]&lt;2100;5;IF([.A3]&lt;2200;6;0)))))" office:value-type="float" office:value="5">
            <text:p>5</text:p>
          </table:table-cell>
          <table:table-cell table:formula="of:=IF([.F3]+[.G3]=35;28;IF(AND([.F3]=28;[.G3]=6;[.C3]&gt;10);27;[.F3]+[.G3]))" office:value-type="float" office:value="13">
            <text:p>13</text:p>
          </table:table-cell>
          <table:table-cell table:formula="of:=DATE([.A3];3;22)+[.J3]" office:value-type="date" office:date-value="2010-04-04">
            <text:p>4/4/2010</text:p>
          </table:table-cell>
        </table:table-row>
        <table:table-row table:style-name="ro2">
          <table:table-cell table:formula="of:=[.A3]+1" office:value-type="float" office:value="2011">
            <text:p>2011</text:p>
          </table:table-cell>
          <table:table-cell table:formula="of:=[.K4]" office:value-type="date" office:date-value="2011-04-24">
            <text:p>4/24/2011</text:p>
          </table:table-cell>
          <table:table-cell table:formula="of:=MOD([.A4];19)" office:value-type="float" office:value="16">
            <text:p>16</text:p>
          </table:table-cell>
          <table:table-cell table:formula="of:=MOD([.A4];4)" office:value-type="float" office:value="3">
            <text:p>3</text:p>
          </table:table-cell>
          <table:table-cell table:formula="of:=MOD([.A4];7)" office:value-type="float" office:value="2">
            <text:p>2</text:p>
          </table:table-cell>
          <table:table-cell table:formula="of:=MOD((19*[.C4]+[.H4]);30)" office:value-type="float" office:value="28">
            <text:p>28</text:p>
          </table:table-cell>
          <table:table-cell table:formula="of:=MOD((2*[.D4]+4*[.E4]+6*[.F4]+[.I4]);7)" office:value-type="float" office:value="5">
            <text:p>5</text:p>
          </table:table-cell>
          <table:table-cell table:formula="of:=IF([.A4]&lt;1700;22;IF([.A4]&lt;1900;23;IF([.A4]&lt;2200;24;25)))" office:value-type="float" office:value="24">
            <text:p>24</text:p>
          </table:table-cell>
          <table:table-cell table:formula="of:=IF([.A4]&lt;1700;2;IF([.A4]&lt;1800;3;IF([.A4]&lt;1900;4;IF([.A4]&lt;2100;5;IF([.A4]&lt;2200;6;0)))))" office:value-type="float" office:value="5">
            <text:p>5</text:p>
          </table:table-cell>
          <table:table-cell table:formula="of:=IF([.F4]+[.G4]=35;28;IF(AND([.F4]=28;[.G4]=6;[.C4]&gt;10);27;[.F4]+[.G4]))" office:value-type="float" office:value="33">
            <text:p>33</text:p>
          </table:table-cell>
          <table:table-cell table:formula="of:=DATE([.A4];3;22)+[.J4]" office:value-type="date" office:date-value="2011-04-24">
            <text:p>4/24/2011</text:p>
          </table:table-cell>
        </table:table-row>
        <table:table-row table:style-name="ro2">
          <table:table-cell table:formula="of:=[.A4]+1" office:value-type="float" office:value="2012">
            <text:p>2012</text:p>
          </table:table-cell>
          <table:table-cell table:formula="of:=[.K5]" office:value-type="date" office:date-value="2012-04-08">
            <text:p>4/8/2012</text:p>
          </table:table-cell>
          <table:table-cell table:formula="of:=MOD([.A5];19)" office:value-type="float" office:value="17">
            <text:p>17</text:p>
          </table:table-cell>
          <table:table-cell table:formula="of:=MOD([.A5];4)" office:value-type="float" office:value="0">
            <text:p>0</text:p>
          </table:table-cell>
          <table:table-cell table:formula="of:=MOD([.A5];7)" office:value-type="float" office:value="3">
            <text:p>3</text:p>
          </table:table-cell>
          <table:table-cell table:formula="of:=MOD((19*[.C5]+[.H5]);30)" office:value-type="float" office:value="17">
            <text:p>17</text:p>
          </table:table-cell>
          <table:table-cell table:formula="of:=MOD((2*[.D5]+4*[.E5]+6*[.F5]+[.I5]);7)" office:value-type="float" office:value="0">
            <text:p>0</text:p>
          </table:table-cell>
          <table:table-cell table:formula="of:=IF([.A5]&lt;1700;22;IF([.A5]&lt;1900;23;IF([.A5]&lt;2200;24;25)))" office:value-type="float" office:value="24">
            <text:p>24</text:p>
          </table:table-cell>
          <table:table-cell table:formula="of:=IF([.A5]&lt;1700;2;IF([.A5]&lt;1800;3;IF([.A5]&lt;1900;4;IF([.A5]&lt;2100;5;IF([.A5]&lt;2200;6;0)))))" office:value-type="float" office:value="5">
            <text:p>5</text:p>
          </table:table-cell>
          <table:table-cell table:formula="of:=IF([.F5]+[.G5]=35;28;IF(AND([.F5]=28;[.G5]=6;[.C5]&gt;10);27;[.F5]+[.G5]))" office:value-type="float" office:value="17">
            <text:p>17</text:p>
          </table:table-cell>
          <table:table-cell table:formula="of:=DATE([.A5];3;22)+[.J5]" office:value-type="date" office:date-value="2012-04-08">
            <text:p>4/8/2012</text:p>
          </table:table-cell>
        </table:table-row>
        <table:table-row table:style-name="ro2">
          <table:table-cell table:formula="of:=[.A5]+1" office:value-type="float" office:value="2013">
            <text:p>2013</text:p>
          </table:table-cell>
          <table:table-cell table:formula="of:=[.K6]" office:value-type="date" office:date-value="2013-03-31">
            <text:p>3/31/2013</text:p>
          </table:table-cell>
          <table:table-cell table:formula="of:=MOD([.A6];19)" office:value-type="float" office:value="18">
            <text:p>18</text:p>
          </table:table-cell>
          <table:table-cell table:formula="of:=MOD([.A6];4)" office:value-type="float" office:value="1">
            <text:p>1</text:p>
          </table:table-cell>
          <table:table-cell table:formula="of:=MOD([.A6];7)" office:value-type="float" office:value="4">
            <text:p>4</text:p>
          </table:table-cell>
          <table:table-cell table:formula="of:=MOD((19*[.C6]+[.H6]);30)" office:value-type="float" office:value="6">
            <text:p>6</text:p>
          </table:table-cell>
          <table:table-cell table:formula="of:=MOD((2*[.D6]+4*[.E6]+6*[.F6]+[.I6]);7)" office:value-type="float" office:value="3">
            <text:p>3</text:p>
          </table:table-cell>
          <table:table-cell table:formula="of:=IF([.A6]&lt;1700;22;IF([.A6]&lt;1900;23;IF([.A6]&lt;2200;24;25)))" office:value-type="float" office:value="24">
            <text:p>24</text:p>
          </table:table-cell>
          <table:table-cell table:formula="of:=IF([.A6]&lt;1700;2;IF([.A6]&lt;1800;3;IF([.A6]&lt;1900;4;IF([.A6]&lt;2100;5;IF([.A6]&lt;2200;6;0)))))" office:value-type="float" office:value="5">
            <text:p>5</text:p>
          </table:table-cell>
          <table:table-cell table:formula="of:=IF([.F6]+[.G6]=35;28;IF(AND([.F6]=28;[.G6]=6;[.C6]&gt;10);27;[.F6]+[.G6]))" office:value-type="float" office:value="9">
            <text:p>9</text:p>
          </table:table-cell>
          <table:table-cell table:formula="of:=DATE([.A6];3;22)+[.J6]" office:value-type="date" office:date-value="2013-03-31">
            <text:p>3/31/2013</text:p>
          </table:table-cell>
        </table:table-row>
        <table:table-row table:style-name="ro2">
          <table:table-cell table:formula="of:=[.A6]+1" office:value-type="float" office:value="2014">
            <text:p>2014</text:p>
          </table:table-cell>
          <table:table-cell table:formula="of:=[.K7]" office:value-type="date" office:date-value="2014-04-20">
            <text:p>4/20/2014</text:p>
          </table:table-cell>
          <table:table-cell table:formula="of:=MOD([.A7];19)" office:value-type="float" office:value="0">
            <text:p>0</text:p>
          </table:table-cell>
          <table:table-cell table:formula="of:=MOD([.A7];4)" office:value-type="float" office:value="2">
            <text:p>2</text:p>
          </table:table-cell>
          <table:table-cell table:formula="of:=MOD([.A7];7)" office:value-type="float" office:value="5">
            <text:p>5</text:p>
          </table:table-cell>
          <table:table-cell table:formula="of:=MOD((19*[.C7]+[.H7]);30)" office:value-type="float" office:value="24">
            <text:p>24</text:p>
          </table:table-cell>
          <table:table-cell table:formula="of:=MOD((2*[.D7]+4*[.E7]+6*[.F7]+[.I7]);7)" office:value-type="float" office:value="5">
            <text:p>5</text:p>
          </table:table-cell>
          <table:table-cell table:formula="of:=IF([.A7]&lt;1700;22;IF([.A7]&lt;1900;23;IF([.A7]&lt;2200;24;25)))" office:value-type="float" office:value="24">
            <text:p>24</text:p>
          </table:table-cell>
          <table:table-cell table:formula="of:=IF([.A7]&lt;1700;2;IF([.A7]&lt;1800;3;IF([.A7]&lt;1900;4;IF([.A7]&lt;2100;5;IF([.A7]&lt;2200;6;0)))))" office:value-type="float" office:value="5">
            <text:p>5</text:p>
          </table:table-cell>
          <table:table-cell table:formula="of:=IF([.F7]+[.G7]=35;28;IF(AND([.F7]=28;[.G7]=6;[.C7]&gt;10);27;[.F7]+[.G7]))" office:value-type="float" office:value="29">
            <text:p>29</text:p>
          </table:table-cell>
          <table:table-cell table:formula="of:=DATE([.A7];3;22)+[.J7]" office:value-type="date" office:date-value="2014-04-20">
            <text:p>4/20/2014</text:p>
          </table:table-cell>
        </table:table-row>
        <table:table-row table:style-name="ro2">
          <table:table-cell table:formula="of:=[.A7]+1" office:value-type="float" office:value="2015">
            <text:p>2015</text:p>
          </table:table-cell>
          <table:table-cell table:formula="of:=[.K8]" office:value-type="date" office:date-value="2015-04-05">
            <text:p>4/5/2015</text:p>
          </table:table-cell>
          <table:table-cell table:formula="of:=MOD([.A8];19)" office:value-type="float" office:value="1">
            <text:p>1</text:p>
          </table:table-cell>
          <table:table-cell table:formula="of:=MOD([.A8];4)" office:value-type="float" office:value="3">
            <text:p>3</text:p>
          </table:table-cell>
          <table:table-cell table:formula="of:=MOD([.A8];7)" office:value-type="float" office:value="6">
            <text:p>6</text:p>
          </table:table-cell>
          <table:table-cell table:formula="of:=MOD((19*[.C8]+[.H8]);30)" office:value-type="float" office:value="13">
            <text:p>13</text:p>
          </table:table-cell>
          <table:table-cell table:formula="of:=MOD((2*[.D8]+4*[.E8]+6*[.F8]+[.I8]);7)" office:value-type="float" office:value="1">
            <text:p>1</text:p>
          </table:table-cell>
          <table:table-cell table:formula="of:=IF([.A8]&lt;1700;22;IF([.A8]&lt;1900;23;IF([.A8]&lt;2200;24;25)))" office:value-type="float" office:value="24">
            <text:p>24</text:p>
          </table:table-cell>
          <table:table-cell table:formula="of:=IF([.A8]&lt;1700;2;IF([.A8]&lt;1800;3;IF([.A8]&lt;1900;4;IF([.A8]&lt;2100;5;IF([.A8]&lt;2200;6;0)))))" office:value-type="float" office:value="5">
            <text:p>5</text:p>
          </table:table-cell>
          <table:table-cell table:formula="of:=IF([.F8]+[.G8]=35;28;IF(AND([.F8]=28;[.G8]=6;[.C8]&gt;10);27;[.F8]+[.G8]))" office:value-type="float" office:value="14">
            <text:p>14</text:p>
          </table:table-cell>
          <table:table-cell table:formula="of:=DATE([.A8];3;22)+[.J8]" office:value-type="date" office:date-value="2015-04-05">
            <text:p>4/5/2015</text:p>
          </table:table-cell>
        </table:table-row>
        <table:table-row table:style-name="ro2">
          <table:table-cell table:formula="of:=[.A8]+1" office:value-type="float" office:value="2016">
            <text:p>2016</text:p>
          </table:table-cell>
          <table:table-cell table:formula="of:=[.K9]" office:value-type="date" office:date-value="2016-03-27">
            <text:p>3/27/2016</text:p>
          </table:table-cell>
          <table:table-cell table:formula="of:=MOD([.A9];19)" office:value-type="float" office:value="2">
            <text:p>2</text:p>
          </table:table-cell>
          <table:table-cell table:formula="of:=MOD([.A9];4)" office:value-type="float" office:value="0">
            <text:p>0</text:p>
          </table:table-cell>
          <table:table-cell table:formula="of:=MOD([.A9];7)" office:value-type="float" office:value="0">
            <text:p>0</text:p>
          </table:table-cell>
          <table:table-cell table:formula="of:=MOD((19*[.C9]+[.H9]);30)" office:value-type="float" office:value="2">
            <text:p>2</text:p>
          </table:table-cell>
          <table:table-cell table:formula="of:=MOD((2*[.D9]+4*[.E9]+6*[.F9]+[.I9]);7)" office:value-type="float" office:value="3">
            <text:p>3</text:p>
          </table:table-cell>
          <table:table-cell table:formula="of:=IF([.A9]&lt;1700;22;IF([.A9]&lt;1900;23;IF([.A9]&lt;2200;24;25)))" office:value-type="float" office:value="24">
            <text:p>24</text:p>
          </table:table-cell>
          <table:table-cell table:formula="of:=IF([.A9]&lt;1700;2;IF([.A9]&lt;1800;3;IF([.A9]&lt;1900;4;IF([.A9]&lt;2100;5;IF([.A9]&lt;2200;6;0)))))" office:value-type="float" office:value="5">
            <text:p>5</text:p>
          </table:table-cell>
          <table:table-cell table:formula="of:=IF([.F9]+[.G9]=35;28;IF(AND([.F9]=28;[.G9]=6;[.C9]&gt;10);27;[.F9]+[.G9]))" office:value-type="float" office:value="5">
            <text:p>5</text:p>
          </table:table-cell>
          <table:table-cell table:formula="of:=DATE([.A9];3;22)+[.J9]" office:value-type="date" office:date-value="2016-03-27">
            <text:p>3/27/2016</text:p>
          </table:table-cell>
        </table:table-row>
        <table:table-row table:style-name="ro2">
          <table:table-cell table:formula="of:=[.A9]+1" office:value-type="float" office:value="2017">
            <text:p>2017</text:p>
          </table:table-cell>
          <table:table-cell table:formula="of:=[.K10]" office:value-type="date" office:date-value="2017-04-16">
            <text:p>4/16/2017</text:p>
          </table:table-cell>
          <table:table-cell table:formula="of:=MOD([.A10];19)" office:value-type="float" office:value="3">
            <text:p>3</text:p>
          </table:table-cell>
          <table:table-cell table:formula="of:=MOD([.A10];4)" office:value-type="float" office:value="1">
            <text:p>1</text:p>
          </table:table-cell>
          <table:table-cell table:formula="of:=MOD([.A10];7)" office:value-type="float" office:value="1">
            <text:p>1</text:p>
          </table:table-cell>
          <table:table-cell table:formula="of:=MOD((19*[.C10]+[.H10]);30)" office:value-type="float" office:value="21">
            <text:p>21</text:p>
          </table:table-cell>
          <table:table-cell table:formula="of:=MOD((2*[.D10]+4*[.E10]+6*[.F10]+[.I10]);7)" office:value-type="float" office:value="4">
            <text:p>4</text:p>
          </table:table-cell>
          <table:table-cell table:formula="of:=IF([.A10]&lt;1700;22;IF([.A10]&lt;1900;23;IF([.A10]&lt;2200;24;25)))" office:value-type="float" office:value="24">
            <text:p>24</text:p>
          </table:table-cell>
          <table:table-cell table:formula="of:=IF([.A10]&lt;1700;2;IF([.A10]&lt;1800;3;IF([.A10]&lt;1900;4;IF([.A10]&lt;2100;5;IF([.A10]&lt;2200;6;0)))))" office:value-type="float" office:value="5">
            <text:p>5</text:p>
          </table:table-cell>
          <table:table-cell table:formula="of:=IF([.F10]+[.G10]=35;28;IF(AND([.F10]=28;[.G10]=6;[.C10]&gt;10);27;[.F10]+[.G10]))" office:value-type="float" office:value="25">
            <text:p>25</text:p>
          </table:table-cell>
          <table:table-cell table:formula="of:=DATE([.A10];3;22)+[.J10]" office:value-type="date" office:date-value="2017-04-16">
            <text:p>4/16/2017</text:p>
          </table:table-cell>
        </table:table-row>
        <table:table-row table:style-name="ro2">
          <table:table-cell table:formula="of:=[.A10]+1" office:value-type="float" office:value="2018">
            <text:p>2018</text:p>
          </table:table-cell>
          <table:table-cell table:formula="of:=[.K11]" office:value-type="date" office:date-value="2018-04-01">
            <text:p>4/1/2018</text:p>
          </table:table-cell>
          <table:table-cell table:formula="of:=MOD([.A11];19)" office:value-type="float" office:value="4">
            <text:p>4</text:p>
          </table:table-cell>
          <table:table-cell table:formula="of:=MOD([.A11];4)" office:value-type="float" office:value="2">
            <text:p>2</text:p>
          </table:table-cell>
          <table:table-cell table:formula="of:=MOD([.A11];7)" office:value-type="float" office:value="2">
            <text:p>2</text:p>
          </table:table-cell>
          <table:table-cell table:formula="of:=MOD((19*[.C11]+[.H11]);30)" office:value-type="float" office:value="10">
            <text:p>10</text:p>
          </table:table-cell>
          <table:table-cell table:formula="of:=MOD((2*[.D11]+4*[.E11]+6*[.F11]+[.I11]);7)" office:value-type="float" office:value="0">
            <text:p>0</text:p>
          </table:table-cell>
          <table:table-cell table:formula="of:=IF([.A11]&lt;1700;22;IF([.A11]&lt;1900;23;IF([.A11]&lt;2200;24;25)))" office:value-type="float" office:value="24">
            <text:p>24</text:p>
          </table:table-cell>
          <table:table-cell table:formula="of:=IF([.A11]&lt;1700;2;IF([.A11]&lt;1800;3;IF([.A11]&lt;1900;4;IF([.A11]&lt;2100;5;IF([.A11]&lt;2200;6;0)))))" office:value-type="float" office:value="5">
            <text:p>5</text:p>
          </table:table-cell>
          <table:table-cell table:formula="of:=IF([.F11]+[.G11]=35;28;IF(AND([.F11]=28;[.G11]=6;[.C11]&gt;10);27;[.F11]+[.G11]))" office:value-type="float" office:value="10">
            <text:p>10</text:p>
          </table:table-cell>
          <table:table-cell table:formula="of:=DATE([.A11];3;22)+[.J11]" office:value-type="date" office:date-value="2018-04-01">
            <text:p>4/1/2018</text:p>
          </table:table-cell>
        </table:table-row>
        <table:table-row table:style-name="ro2">
          <table:table-cell table:formula="of:=[.A11]+1" office:value-type="float" office:value="2019">
            <text:p>2019</text:p>
          </table:table-cell>
          <table:table-cell table:formula="of:=[.K12]" office:value-type="date" office:date-value="2019-04-21">
            <text:p>4/21/2019</text:p>
          </table:table-cell>
          <table:table-cell table:formula="of:=MOD([.A12];19)" office:value-type="float" office:value="5">
            <text:p>5</text:p>
          </table:table-cell>
          <table:table-cell table:formula="of:=MOD([.A12];4)" office:value-type="float" office:value="3">
            <text:p>3</text:p>
          </table:table-cell>
          <table:table-cell table:formula="of:=MOD([.A12];7)" office:value-type="float" office:value="3">
            <text:p>3</text:p>
          </table:table-cell>
          <table:table-cell table:formula="of:=MOD((19*[.C12]+[.H12]);30)" office:value-type="float" office:value="29">
            <text:p>29</text:p>
          </table:table-cell>
          <table:table-cell table:formula="of:=MOD((2*[.D12]+4*[.E12]+6*[.F12]+[.I12]);7)" office:value-type="float" office:value="1">
            <text:p>1</text:p>
          </table:table-cell>
          <table:table-cell table:formula="of:=IF([.A12]&lt;1700;22;IF([.A12]&lt;1900;23;IF([.A12]&lt;2200;24;25)))" office:value-type="float" office:value="24">
            <text:p>24</text:p>
          </table:table-cell>
          <table:table-cell table:formula="of:=IF([.A12]&lt;1700;2;IF([.A12]&lt;1800;3;IF([.A12]&lt;1900;4;IF([.A12]&lt;2100;5;IF([.A12]&lt;2200;6;0)))))" office:value-type="float" office:value="5">
            <text:p>5</text:p>
          </table:table-cell>
          <table:table-cell table:formula="of:=IF([.F12]+[.G12]=35;28;IF(AND([.F12]=28;[.G12]=6;[.C12]&gt;10);27;[.F12]+[.G12]))" office:value-type="float" office:value="30">
            <text:p>30</text:p>
          </table:table-cell>
          <table:table-cell table:formula="of:=DATE([.A12];3;22)+[.J12]" office:value-type="date" office:date-value="2019-04-21">
            <text:p>4/21/2019</text:p>
          </table:table-cell>
        </table:table-row>
        <table:table-row table:style-name="ro2">
          <table:table-cell table:formula="of:=[.A12]+1" office:value-type="float" office:value="2020">
            <text:p>2020</text:p>
          </table:table-cell>
          <table:table-cell table:formula="of:=[.K13]" office:value-type="date" office:date-value="2020-04-12">
            <text:p>4/12/2020</text:p>
          </table:table-cell>
          <table:table-cell table:formula="of:=MOD([.A13];19)" office:value-type="float" office:value="6">
            <text:p>6</text:p>
          </table:table-cell>
          <table:table-cell table:formula="of:=MOD([.A13];4)" office:value-type="float" office:value="0">
            <text:p>0</text:p>
          </table:table-cell>
          <table:table-cell table:formula="of:=MOD([.A13];7)" office:value-type="float" office:value="4">
            <text:p>4</text:p>
          </table:table-cell>
          <table:table-cell table:formula="of:=MOD((19*[.C13]+[.H13]);30)" office:value-type="float" office:value="18">
            <text:p>18</text:p>
          </table:table-cell>
          <table:table-cell table:formula="of:=MOD((2*[.D13]+4*[.E13]+6*[.F13]+[.I13]);7)" office:value-type="float" office:value="3">
            <text:p>3</text:p>
          </table:table-cell>
          <table:table-cell table:formula="of:=IF([.A13]&lt;1700;22;IF([.A13]&lt;1900;23;IF([.A13]&lt;2200;24;25)))" office:value-type="float" office:value="24">
            <text:p>24</text:p>
          </table:table-cell>
          <table:table-cell table:formula="of:=IF([.A13]&lt;1700;2;IF([.A13]&lt;1800;3;IF([.A13]&lt;1900;4;IF([.A13]&lt;2100;5;IF([.A13]&lt;2200;6;0)))))" office:value-type="float" office:value="5">
            <text:p>5</text:p>
          </table:table-cell>
          <table:table-cell table:formula="of:=IF([.F13]+[.G13]=35;28;IF(AND([.F13]=28;[.G13]=6;[.C13]&gt;10);27;[.F13]+[.G13]))" office:value-type="float" office:value="21">
            <text:p>21</text:p>
          </table:table-cell>
          <table:table-cell table:formula="of:=DATE([.A13];3;22)+[.J13]" office:value-type="date" office:date-value="2020-04-12">
            <text:p>4/12/2020</text:p>
          </table:table-cell>
        </table:table-row>
        <table:table-row table:style-name="ro2">
          <table:table-cell table:formula="of:=[.A13]+1" office:value-type="float" office:value="2021">
            <text:p>2021</text:p>
          </table:table-cell>
          <table:table-cell table:formula="of:=[.K14]" office:value-type="date" office:date-value="2021-04-04">
            <text:p>4/4/2021</text:p>
          </table:table-cell>
          <table:table-cell table:formula="of:=MOD([.A14];19)" office:value-type="float" office:value="7">
            <text:p>7</text:p>
          </table:table-cell>
          <table:table-cell table:formula="of:=MOD([.A14];4)" office:value-type="float" office:value="1">
            <text:p>1</text:p>
          </table:table-cell>
          <table:table-cell table:formula="of:=MOD([.A14];7)" office:value-type="float" office:value="5">
            <text:p>5</text:p>
          </table:table-cell>
          <table:table-cell table:formula="of:=MOD((19*[.C14]+[.H14]);30)" office:value-type="float" office:value="7">
            <text:p>7</text:p>
          </table:table-cell>
          <table:table-cell table:formula="of:=MOD((2*[.D14]+4*[.E14]+6*[.F14]+[.I14]);7)" office:value-type="float" office:value="6">
            <text:p>6</text:p>
          </table:table-cell>
          <table:table-cell table:formula="of:=IF([.A14]&lt;1700;22;IF([.A14]&lt;1900;23;IF([.A14]&lt;2200;24;25)))" office:value-type="float" office:value="24">
            <text:p>24</text:p>
          </table:table-cell>
          <table:table-cell table:formula="of:=IF([.A14]&lt;1700;2;IF([.A14]&lt;1800;3;IF([.A14]&lt;1900;4;IF([.A14]&lt;2100;5;IF([.A14]&lt;2200;6;0)))))" office:value-type="float" office:value="5">
            <text:p>5</text:p>
          </table:table-cell>
          <table:table-cell table:formula="of:=IF([.F14]+[.G14]=35;28;IF(AND([.F14]=28;[.G14]=6;[.C14]&gt;10);27;[.F14]+[.G14]))" office:value-type="float" office:value="13">
            <text:p>13</text:p>
          </table:table-cell>
          <table:table-cell table:formula="of:=DATE([.A14];3;22)+[.J14]" office:value-type="date" office:date-value="2021-04-04">
            <text:p>4/4/2021</text:p>
          </table:table-cell>
        </table:table-row>
        <table:table-row table:style-name="ro2">
          <table:table-cell table:formula="of:=[.A14]+1" office:value-type="float" office:value="2022">
            <text:p>2022</text:p>
          </table:table-cell>
          <table:table-cell table:formula="of:=[.K15]" office:value-type="date" office:date-value="2022-04-17">
            <text:p>4/17/2022</text:p>
          </table:table-cell>
          <table:table-cell table:formula="of:=MOD([.A15];19)" office:value-type="float" office:value="8">
            <text:p>8</text:p>
          </table:table-cell>
          <table:table-cell table:formula="of:=MOD([.A15];4)" office:value-type="float" office:value="2">
            <text:p>2</text:p>
          </table:table-cell>
          <table:table-cell table:formula="of:=MOD([.A15];7)" office:value-type="float" office:value="6">
            <text:p>6</text:p>
          </table:table-cell>
          <table:table-cell table:formula="of:=MOD((19*[.C15]+[.H15]);30)" office:value-type="float" office:value="26">
            <text:p>26</text:p>
          </table:table-cell>
          <table:table-cell table:formula="of:=MOD((2*[.D15]+4*[.E15]+6*[.F15]+[.I15]);7)" office:value-type="float" office:value="0">
            <text:p>0</text:p>
          </table:table-cell>
          <table:table-cell table:formula="of:=IF([.A15]&lt;1700;22;IF([.A15]&lt;1900;23;IF([.A15]&lt;2200;24;25)))" office:value-type="float" office:value="24">
            <text:p>24</text:p>
          </table:table-cell>
          <table:table-cell table:formula="of:=IF([.A15]&lt;1700;2;IF([.A15]&lt;1800;3;IF([.A15]&lt;1900;4;IF([.A15]&lt;2100;5;IF([.A15]&lt;2200;6;0)))))" office:value-type="float" office:value="5">
            <text:p>5</text:p>
          </table:table-cell>
          <table:table-cell table:formula="of:=IF([.F15]+[.G15]=35;28;IF(AND([.F15]=28;[.G15]=6;[.C15]&gt;10);27;[.F15]+[.G15]))" office:value-type="float" office:value="26">
            <text:p>26</text:p>
          </table:table-cell>
          <table:table-cell table:formula="of:=DATE([.A15];3;22)+[.J15]" office:value-type="date" office:date-value="2022-04-17">
            <text:p>4/17/2022</text:p>
          </table:table-cell>
        </table:table-row>
        <table:table-row table:style-name="ro2">
          <table:table-cell table:formula="of:=[.A15]+1" office:value-type="float" office:value="2023">
            <text:p>2023</text:p>
          </table:table-cell>
          <table:table-cell table:formula="of:=[.K16]" office:value-type="date" office:date-value="2023-04-09">
            <text:p>4/9/2023</text:p>
          </table:table-cell>
          <table:table-cell table:formula="of:=MOD([.A16];19)" office:value-type="float" office:value="9">
            <text:p>9</text:p>
          </table:table-cell>
          <table:table-cell table:formula="of:=MOD([.A16];4)" office:value-type="float" office:value="3">
            <text:p>3</text:p>
          </table:table-cell>
          <table:table-cell table:formula="of:=MOD([.A16];7)" office:value-type="float" office:value="0">
            <text:p>0</text:p>
          </table:table-cell>
          <table:table-cell table:formula="of:=MOD((19*[.C16]+[.H16]);30)" office:value-type="float" office:value="15">
            <text:p>15</text:p>
          </table:table-cell>
          <table:table-cell table:formula="of:=MOD((2*[.D16]+4*[.E16]+6*[.F16]+[.I16]);7)" office:value-type="float" office:value="3">
            <text:p>3</text:p>
          </table:table-cell>
          <table:table-cell table:formula="of:=IF([.A16]&lt;1700;22;IF([.A16]&lt;1900;23;IF([.A16]&lt;2200;24;25)))" office:value-type="float" office:value="24">
            <text:p>24</text:p>
          </table:table-cell>
          <table:table-cell table:formula="of:=IF([.A16]&lt;1700;2;IF([.A16]&lt;1800;3;IF([.A16]&lt;1900;4;IF([.A16]&lt;2100;5;IF([.A16]&lt;2200;6;0)))))" office:value-type="float" office:value="5">
            <text:p>5</text:p>
          </table:table-cell>
          <table:table-cell table:formula="of:=IF([.F16]+[.G16]=35;28;IF(AND([.F16]=28;[.G16]=6;[.C16]&gt;10);27;[.F16]+[.G16]))" office:value-type="float" office:value="18">
            <text:p>18</text:p>
          </table:table-cell>
          <table:table-cell table:formula="of:=DATE([.A16];3;22)+[.J16]" office:value-type="date" office:date-value="2023-04-09">
            <text:p>4/9/2023</text:p>
          </table:table-cell>
        </table:table-row>
        <table:table-row table:style-name="ro2">
          <table:table-cell table:formula="of:=[.A16]+1" office:value-type="float" office:value="2024">
            <text:p>2024</text:p>
          </table:table-cell>
          <table:table-cell table:formula="of:=[.K17]" office:value-type="date" office:date-value="2024-03-31">
            <text:p>3/31/2024</text:p>
          </table:table-cell>
          <table:table-cell table:formula="of:=MOD([.A17];19)" office:value-type="float" office:value="10">
            <text:p>10</text:p>
          </table:table-cell>
          <table:table-cell table:formula="of:=MOD([.A17];4)" office:value-type="float" office:value="0">
            <text:p>0</text:p>
          </table:table-cell>
          <table:table-cell table:formula="of:=MOD([.A17];7)" office:value-type="float" office:value="1">
            <text:p>1</text:p>
          </table:table-cell>
          <table:table-cell table:formula="of:=MOD((19*[.C17]+[.H17]);30)" office:value-type="float" office:value="4">
            <text:p>4</text:p>
          </table:table-cell>
          <table:table-cell table:formula="of:=MOD((2*[.D17]+4*[.E17]+6*[.F17]+[.I17]);7)" office:value-type="float" office:value="5">
            <text:p>5</text:p>
          </table:table-cell>
          <table:table-cell table:formula="of:=IF([.A17]&lt;1700;22;IF([.A17]&lt;1900;23;IF([.A17]&lt;2200;24;25)))" office:value-type="float" office:value="24">
            <text:p>24</text:p>
          </table:table-cell>
          <table:table-cell table:formula="of:=IF([.A17]&lt;1700;2;IF([.A17]&lt;1800;3;IF([.A17]&lt;1900;4;IF([.A17]&lt;2100;5;IF([.A17]&lt;2200;6;0)))))" office:value-type="float" office:value="5">
            <text:p>5</text:p>
          </table:table-cell>
          <table:table-cell table:formula="of:=IF([.F17]+[.G17]=35;28;IF(AND([.F17]=28;[.G17]=6;[.C17]&gt;10);27;[.F17]+[.G17]))" office:value-type="float" office:value="9">
            <text:p>9</text:p>
          </table:table-cell>
          <table:table-cell table:formula="of:=DATE([.A17];3;22)+[.J17]" office:value-type="date" office:date-value="2024-03-31">
            <text:p>3/31/2024</text:p>
          </table:table-cell>
        </table:table-row>
        <table:table-row table:style-name="ro2">
          <table:table-cell table:formula="of:=[.A17]+1" office:value-type="float" office:value="2025">
            <text:p>2025</text:p>
          </table:table-cell>
          <table:table-cell table:formula="of:=[.K18]" office:value-type="date" office:date-value="2025-04-20">
            <text:p>4/20/2025</text:p>
          </table:table-cell>
          <table:table-cell table:formula="of:=MOD([.A18];19)" office:value-type="float" office:value="11">
            <text:p>11</text:p>
          </table:table-cell>
          <table:table-cell table:formula="of:=MOD([.A18];4)" office:value-type="float" office:value="1">
            <text:p>1</text:p>
          </table:table-cell>
          <table:table-cell table:formula="of:=MOD([.A18];7)" office:value-type="float" office:value="2">
            <text:p>2</text:p>
          </table:table-cell>
          <table:table-cell table:formula="of:=MOD((19*[.C18]+[.H18]);30)" office:value-type="float" office:value="23">
            <text:p>23</text:p>
          </table:table-cell>
          <table:table-cell table:formula="of:=MOD((2*[.D18]+4*[.E18]+6*[.F18]+[.I18]);7)" office:value-type="float" office:value="6">
            <text:p>6</text:p>
          </table:table-cell>
          <table:table-cell table:formula="of:=IF([.A18]&lt;1700;22;IF([.A18]&lt;1900;23;IF([.A18]&lt;2200;24;25)))" office:value-type="float" office:value="24">
            <text:p>24</text:p>
          </table:table-cell>
          <table:table-cell table:formula="of:=IF([.A18]&lt;1700;2;IF([.A18]&lt;1800;3;IF([.A18]&lt;1900;4;IF([.A18]&lt;2100;5;IF([.A18]&lt;2200;6;0)))))" office:value-type="float" office:value="5">
            <text:p>5</text:p>
          </table:table-cell>
          <table:table-cell table:formula="of:=IF([.F18]+[.G18]=35;28;IF(AND([.F18]=28;[.G18]=6;[.C18]&gt;10);27;[.F18]+[.G18]))" office:value-type="float" office:value="29">
            <text:p>29</text:p>
          </table:table-cell>
          <table:table-cell table:formula="of:=DATE([.A18];3;22)+[.J18]" office:value-type="date" office:date-value="2025-04-20">
            <text:p>4/20/2025</text:p>
          </table:table-cell>
        </table:table-row>
        <table:table-row table:style-name="ro2">
          <table:table-cell table:formula="of:=[.A18]+1" office:value-type="float" office:value="2026">
            <text:p>2026</text:p>
          </table:table-cell>
          <table:table-cell table:formula="of:=[.K19]" office:value-type="date" office:date-value="2026-04-05">
            <text:p>4/5/2026</text:p>
          </table:table-cell>
          <table:table-cell table:formula="of:=MOD([.A19];19)" office:value-type="float" office:value="12">
            <text:p>12</text:p>
          </table:table-cell>
          <table:table-cell table:formula="of:=MOD([.A19];4)" office:value-type="float" office:value="2">
            <text:p>2</text:p>
          </table:table-cell>
          <table:table-cell table:formula="of:=MOD([.A19];7)" office:value-type="float" office:value="3">
            <text:p>3</text:p>
          </table:table-cell>
          <table:table-cell table:formula="of:=MOD((19*[.C19]+[.H19]);30)" office:value-type="float" office:value="12">
            <text:p>12</text:p>
          </table:table-cell>
          <table:table-cell table:formula="of:=MOD((2*[.D19]+4*[.E19]+6*[.F19]+[.I19]);7)" office:value-type="float" office:value="2">
            <text:p>2</text:p>
          </table:table-cell>
          <table:table-cell table:formula="of:=IF([.A19]&lt;1700;22;IF([.A19]&lt;1900;23;IF([.A19]&lt;2200;24;25)))" office:value-type="float" office:value="24">
            <text:p>24</text:p>
          </table:table-cell>
          <table:table-cell table:formula="of:=IF([.A19]&lt;1700;2;IF([.A19]&lt;1800;3;IF([.A19]&lt;1900;4;IF([.A19]&lt;2100;5;IF([.A19]&lt;2200;6;0)))))" office:value-type="float" office:value="5">
            <text:p>5</text:p>
          </table:table-cell>
          <table:table-cell table:formula="of:=IF([.F19]+[.G19]=35;28;IF(AND([.F19]=28;[.G19]=6;[.C19]&gt;10);27;[.F19]+[.G19]))" office:value-type="float" office:value="14">
            <text:p>14</text:p>
          </table:table-cell>
          <table:table-cell table:formula="of:=DATE([.A19];3;22)+[.J19]" office:value-type="date" office:date-value="2026-04-05">
            <text:p>4/5/2026</text:p>
          </table:table-cell>
        </table:table-row>
        <table:table-row table:style-name="ro2">
          <table:table-cell table:formula="of:=[.A19]+1" office:value-type="float" office:value="2027">
            <text:p>2027</text:p>
          </table:table-cell>
          <table:table-cell table:formula="of:=[.K20]" office:value-type="date" office:date-value="2027-03-28">
            <text:p>3/28/2027</text:p>
          </table:table-cell>
          <table:table-cell table:formula="of:=MOD([.A20];19)" office:value-type="float" office:value="13">
            <text:p>13</text:p>
          </table:table-cell>
          <table:table-cell table:formula="of:=MOD([.A20];4)" office:value-type="float" office:value="3">
            <text:p>3</text:p>
          </table:table-cell>
          <table:table-cell table:formula="of:=MOD([.A20];7)" office:value-type="float" office:value="4">
            <text:p>4</text:p>
          </table:table-cell>
          <table:table-cell table:formula="of:=MOD((19*[.C20]+[.H20]);30)" office:value-type="float" office:value="1">
            <text:p>1</text:p>
          </table:table-cell>
          <table:table-cell table:formula="of:=MOD((2*[.D20]+4*[.E20]+6*[.F20]+[.I20]);7)" office:value-type="float" office:value="5">
            <text:p>5</text:p>
          </table:table-cell>
          <table:table-cell table:formula="of:=IF([.A20]&lt;1700;22;IF([.A20]&lt;1900;23;IF([.A20]&lt;2200;24;25)))" office:value-type="float" office:value="24">
            <text:p>24</text:p>
          </table:table-cell>
          <table:table-cell table:formula="of:=IF([.A20]&lt;1700;2;IF([.A20]&lt;1800;3;IF([.A20]&lt;1900;4;IF([.A20]&lt;2100;5;IF([.A20]&lt;2200;6;0)))))" office:value-type="float" office:value="5">
            <text:p>5</text:p>
          </table:table-cell>
          <table:table-cell table:formula="of:=IF([.F20]+[.G20]=35;28;IF(AND([.F20]=28;[.G20]=6;[.C20]&gt;10);27;[.F20]+[.G20]))" office:value-type="float" office:value="6">
            <text:p>6</text:p>
          </table:table-cell>
          <table:table-cell table:formula="of:=DATE([.A20];3;22)+[.J20]" office:value-type="date" office:date-value="2027-03-28">
            <text:p>3/28/2027</text:p>
          </table:table-cell>
        </table:table-row>
        <table:table-row table:style-name="ro2">
          <table:table-cell table:formula="of:=[.A20]+1" office:value-type="float" office:value="2028">
            <text:p>2028</text:p>
          </table:table-cell>
          <table:table-cell table:formula="of:=[.K21]" office:value-type="date" office:date-value="2028-04-16">
            <text:p>4/16/2028</text:p>
          </table:table-cell>
          <table:table-cell table:formula="of:=MOD([.A21];19)" office:value-type="float" office:value="14">
            <text:p>14</text:p>
          </table:table-cell>
          <table:table-cell table:formula="of:=MOD([.A21];4)" office:value-type="float" office:value="0">
            <text:p>0</text:p>
          </table:table-cell>
          <table:table-cell table:formula="of:=MOD([.A21];7)" office:value-type="float" office:value="5">
            <text:p>5</text:p>
          </table:table-cell>
          <table:table-cell table:formula="of:=MOD((19*[.C21]+[.H21]);30)" office:value-type="float" office:value="20">
            <text:p>20</text:p>
          </table:table-cell>
          <table:table-cell table:formula="of:=MOD((2*[.D21]+4*[.E21]+6*[.F21]+[.I21]);7)" office:value-type="float" office:value="5">
            <text:p>5</text:p>
          </table:table-cell>
          <table:table-cell table:formula="of:=IF([.A21]&lt;1700;22;IF([.A21]&lt;1900;23;IF([.A21]&lt;2200;24;25)))" office:value-type="float" office:value="24">
            <text:p>24</text:p>
          </table:table-cell>
          <table:table-cell table:formula="of:=IF([.A21]&lt;1700;2;IF([.A21]&lt;1800;3;IF([.A21]&lt;1900;4;IF([.A21]&lt;2100;5;IF([.A21]&lt;2200;6;0)))))" office:value-type="float" office:value="5">
            <text:p>5</text:p>
          </table:table-cell>
          <table:table-cell table:formula="of:=IF([.F21]+[.G21]=35;28;IF(AND([.F21]=28;[.G21]=6;[.C21]&gt;10);27;[.F21]+[.G21]))" office:value-type="float" office:value="25">
            <text:p>25</text:p>
          </table:table-cell>
          <table:table-cell table:formula="of:=DATE([.A21];3;22)+[.J21]" office:value-type="date" office:date-value="2028-04-16">
            <text:p>4/16/2028</text:p>
          </table:table-cell>
        </table:table-row>
        <table:table-row table:style-name="ro2">
          <table:table-cell table:formula="of:=[.A21]+1" office:value-type="float" office:value="2029">
            <text:p>2029</text:p>
          </table:table-cell>
          <table:table-cell table:formula="of:=[.K22]" office:value-type="date" office:date-value="2029-04-01">
            <text:p>4/1/2029</text:p>
          </table:table-cell>
          <table:table-cell table:formula="of:=MOD([.A22];19)" office:value-type="float" office:value="15">
            <text:p>15</text:p>
          </table:table-cell>
          <table:table-cell table:formula="of:=MOD([.A22];4)" office:value-type="float" office:value="1">
            <text:p>1</text:p>
          </table:table-cell>
          <table:table-cell table:formula="of:=MOD([.A22];7)" office:value-type="float" office:value="6">
            <text:p>6</text:p>
          </table:table-cell>
          <table:table-cell table:formula="of:=MOD((19*[.C22]+[.H22]);30)" office:value-type="float" office:value="9">
            <text:p>9</text:p>
          </table:table-cell>
          <table:table-cell table:formula="of:=MOD((2*[.D22]+4*[.E22]+6*[.F22]+[.I22]);7)" office:value-type="float" office:value="1">
            <text:p>1</text:p>
          </table:table-cell>
          <table:table-cell table:formula="of:=IF([.A22]&lt;1700;22;IF([.A22]&lt;1900;23;IF([.A22]&lt;2200;24;25)))" office:value-type="float" office:value="24">
            <text:p>24</text:p>
          </table:table-cell>
          <table:table-cell table:formula="of:=IF([.A22]&lt;1700;2;IF([.A22]&lt;1800;3;IF([.A22]&lt;1900;4;IF([.A22]&lt;2100;5;IF([.A22]&lt;2200;6;0)))))" office:value-type="float" office:value="5">
            <text:p>5</text:p>
          </table:table-cell>
          <table:table-cell table:formula="of:=IF([.F22]+[.G22]=35;28;IF(AND([.F22]=28;[.G22]=6;[.C22]&gt;10);27;[.F22]+[.G22]))" office:value-type="float" office:value="10">
            <text:p>10</text:p>
          </table:table-cell>
          <table:table-cell table:formula="of:=DATE([.A22];3;22)+[.J22]" office:value-type="date" office:date-value="2029-04-01">
            <text:p>4/1/2029</text:p>
          </table:table-cell>
        </table:table-row>
        <table:table-row table:style-name="ro2">
          <table:table-cell table:formula="of:=[.A22]+1" office:value-type="float" office:value="2030">
            <text:p>2030</text:p>
          </table:table-cell>
          <table:table-cell table:formula="of:=[.K23]" office:value-type="date" office:date-value="2030-04-21">
            <text:p>4/21/2030</text:p>
          </table:table-cell>
          <table:table-cell table:formula="of:=MOD([.A23];19)" office:value-type="float" office:value="16">
            <text:p>16</text:p>
          </table:table-cell>
          <table:table-cell table:formula="of:=MOD([.A23];4)" office:value-type="float" office:value="2">
            <text:p>2</text:p>
          </table:table-cell>
          <table:table-cell table:formula="of:=MOD([.A23];7)" office:value-type="float" office:value="0">
            <text:p>0</text:p>
          </table:table-cell>
          <table:table-cell table:formula="of:=MOD((19*[.C23]+[.H23]);30)" office:value-type="float" office:value="28">
            <text:p>28</text:p>
          </table:table-cell>
          <table:table-cell table:formula="of:=MOD((2*[.D23]+4*[.E23]+6*[.F23]+[.I23]);7)" office:value-type="float" office:value="2">
            <text:p>2</text:p>
          </table:table-cell>
          <table:table-cell table:formula="of:=IF([.A23]&lt;1700;22;IF([.A23]&lt;1900;23;IF([.A23]&lt;2200;24;25)))" office:value-type="float" office:value="24">
            <text:p>24</text:p>
          </table:table-cell>
          <table:table-cell table:formula="of:=IF([.A23]&lt;1700;2;IF([.A23]&lt;1800;3;IF([.A23]&lt;1900;4;IF([.A23]&lt;2100;5;IF([.A23]&lt;2200;6;0)))))" office:value-type="float" office:value="5">
            <text:p>5</text:p>
          </table:table-cell>
          <table:table-cell table:formula="of:=IF([.F23]+[.G23]=35;28;IF(AND([.F23]=28;[.G23]=6;[.C23]&gt;10);27;[.F23]+[.G23]))" office:value-type="float" office:value="30">
            <text:p>30</text:p>
          </table:table-cell>
          <table:table-cell table:formula="of:=DATE([.A23];3;22)+[.J23]" office:value-type="date" office:date-value="2030-04-21">
            <text:p>4/21/2030</text:p>
          </table:table-cell>
        </table:table-row>
        <table:table-row table:style-name="ro2">
          <table:table-cell table:formula="of:=[.A23]+1" office:value-type="float" office:value="2031">
            <text:p>2031</text:p>
          </table:table-cell>
          <table:table-cell table:formula="of:=[.K24]" office:value-type="date" office:date-value="2031-04-13">
            <text:p>4/13/2031</text:p>
          </table:table-cell>
          <table:table-cell table:formula="of:=MOD([.A24];19)" office:value-type="float" office:value="17">
            <text:p>17</text:p>
          </table:table-cell>
          <table:table-cell table:formula="of:=MOD([.A24];4)" office:value-type="float" office:value="3">
            <text:p>3</text:p>
          </table:table-cell>
          <table:table-cell table:formula="of:=MOD([.A24];7)" office:value-type="float" office:value="1">
            <text:p>1</text:p>
          </table:table-cell>
          <table:table-cell table:formula="of:=MOD((19*[.C24]+[.H24]);30)" office:value-type="float" office:value="17">
            <text:p>17</text:p>
          </table:table-cell>
          <table:table-cell table:formula="of:=MOD((2*[.D24]+4*[.E24]+6*[.F24]+[.I24]);7)" office:value-type="float" office:value="5">
            <text:p>5</text:p>
          </table:table-cell>
          <table:table-cell table:formula="of:=IF([.A24]&lt;1700;22;IF([.A24]&lt;1900;23;IF([.A24]&lt;2200;24;25)))" office:value-type="float" office:value="24">
            <text:p>24</text:p>
          </table:table-cell>
          <table:table-cell table:formula="of:=IF([.A24]&lt;1700;2;IF([.A24]&lt;1800;3;IF([.A24]&lt;1900;4;IF([.A24]&lt;2100;5;IF([.A24]&lt;2200;6;0)))))" office:value-type="float" office:value="5">
            <text:p>5</text:p>
          </table:table-cell>
          <table:table-cell table:formula="of:=IF([.F24]+[.G24]=35;28;IF(AND([.F24]=28;[.G24]=6;[.C24]&gt;10);27;[.F24]+[.G24]))" office:value-type="float" office:value="22">
            <text:p>22</text:p>
          </table:table-cell>
          <table:table-cell table:formula="of:=DATE([.A24];3;22)+[.J24]" office:value-type="date" office:date-value="2031-04-13">
            <text:p>4/13/2031</text:p>
          </table:table-cell>
        </table:table-row>
        <table:table-row table:style-name="ro2">
          <table:table-cell table:formula="of:=[.A24]+1" office:value-type="float" office:value="2032">
            <text:p>2032</text:p>
          </table:table-cell>
          <table:table-cell table:formula="of:=[.K25]" office:value-type="date" office:date-value="2032-03-28">
            <text:p>3/28/2032</text:p>
          </table:table-cell>
          <table:table-cell table:formula="of:=MOD([.A25];19)" office:value-type="float" office:value="18">
            <text:p>18</text:p>
          </table:table-cell>
          <table:table-cell table:formula="of:=MOD([.A25];4)" office:value-type="float" office:value="0">
            <text:p>0</text:p>
          </table:table-cell>
          <table:table-cell table:formula="of:=MOD([.A25];7)" office:value-type="float" office:value="2">
            <text:p>2</text:p>
          </table:table-cell>
          <table:table-cell table:formula="of:=MOD((19*[.C25]+[.H25]);30)" office:value-type="float" office:value="6">
            <text:p>6</text:p>
          </table:table-cell>
          <table:table-cell table:formula="of:=MOD((2*[.D25]+4*[.E25]+6*[.F25]+[.I25]);7)" office:value-type="float" office:value="0">
            <text:p>0</text:p>
          </table:table-cell>
          <table:table-cell table:formula="of:=IF([.A25]&lt;1700;22;IF([.A25]&lt;1900;23;IF([.A25]&lt;2200;24;25)))" office:value-type="float" office:value="24">
            <text:p>24</text:p>
          </table:table-cell>
          <table:table-cell table:formula="of:=IF([.A25]&lt;1700;2;IF([.A25]&lt;1800;3;IF([.A25]&lt;1900;4;IF([.A25]&lt;2100;5;IF([.A25]&lt;2200;6;0)))))" office:value-type="float" office:value="5">
            <text:p>5</text:p>
          </table:table-cell>
          <table:table-cell table:formula="of:=IF([.F25]+[.G25]=35;28;IF(AND([.F25]=28;[.G25]=6;[.C25]&gt;10);27;[.F25]+[.G25]))" office:value-type="float" office:value="6">
            <text:p>6</text:p>
          </table:table-cell>
          <table:table-cell table:formula="of:=DATE([.A25];3;22)+[.J25]" office:value-type="date" office:date-value="2032-03-28">
            <text:p>3/28/2032</text:p>
          </table:table-cell>
        </table:table-row>
        <table:table-row table:style-name="ro2">
          <table:table-cell table:formula="of:=[.A25]+1" office:value-type="float" office:value="2033">
            <text:p>2033</text:p>
          </table:table-cell>
          <table:table-cell table:formula="of:=[.K26]" office:value-type="date" office:date-value="2033-04-17">
            <text:p>4/17/2033</text:p>
          </table:table-cell>
          <table:table-cell table:formula="of:=MOD([.A26];19)" office:value-type="float" office:value="0">
            <text:p>0</text:p>
          </table:table-cell>
          <table:table-cell table:formula="of:=MOD([.A26];4)" office:value-type="float" office:value="1">
            <text:p>1</text:p>
          </table:table-cell>
          <table:table-cell table:formula="of:=MOD([.A26];7)" office:value-type="float" office:value="3">
            <text:p>3</text:p>
          </table:table-cell>
          <table:table-cell table:formula="of:=MOD((19*[.C26]+[.H26]);30)" office:value-type="float" office:value="24">
            <text:p>24</text:p>
          </table:table-cell>
          <table:table-cell table:formula="of:=MOD((2*[.D26]+4*[.E26]+6*[.F26]+[.I26]);7)" office:value-type="float" office:value="2">
            <text:p>2</text:p>
          </table:table-cell>
          <table:table-cell table:formula="of:=IF([.A26]&lt;1700;22;IF([.A26]&lt;1900;23;IF([.A26]&lt;2200;24;25)))" office:value-type="float" office:value="24">
            <text:p>24</text:p>
          </table:table-cell>
          <table:table-cell table:formula="of:=IF([.A26]&lt;1700;2;IF([.A26]&lt;1800;3;IF([.A26]&lt;1900;4;IF([.A26]&lt;2100;5;IF([.A26]&lt;2200;6;0)))))" office:value-type="float" office:value="5">
            <text:p>5</text:p>
          </table:table-cell>
          <table:table-cell table:formula="of:=IF([.F26]+[.G26]=35;28;IF(AND([.F26]=28;[.G26]=6;[.C26]&gt;10);27;[.F26]+[.G26]))" office:value-type="float" office:value="26">
            <text:p>26</text:p>
          </table:table-cell>
          <table:table-cell table:formula="of:=DATE([.A26];3;22)+[.J26]" office:value-type="date" office:date-value="2033-04-17">
            <text:p>4/17/2033</text:p>
          </table:table-cell>
        </table:table-row>
        <table:table-row table:style-name="ro2">
          <table:table-cell table:formula="of:=[.A26]+1" office:value-type="float" office:value="2034">
            <text:p>2034</text:p>
          </table:table-cell>
          <table:table-cell table:formula="of:=[.K27]" office:value-type="date" office:date-value="2034-04-09">
            <text:p>4/9/2034</text:p>
          </table:table-cell>
          <table:table-cell table:formula="of:=MOD([.A27];19)" office:value-type="float" office:value="1">
            <text:p>1</text:p>
          </table:table-cell>
          <table:table-cell table:formula="of:=MOD([.A27];4)" office:value-type="float" office:value="2">
            <text:p>2</text:p>
          </table:table-cell>
          <table:table-cell table:formula="of:=MOD([.A27];7)" office:value-type="float" office:value="4">
            <text:p>4</text:p>
          </table:table-cell>
          <table:table-cell table:formula="of:=MOD((19*[.C27]+[.H27]);30)" office:value-type="float" office:value="13">
            <text:p>13</text:p>
          </table:table-cell>
          <table:table-cell table:formula="of:=MOD((2*[.D27]+4*[.E27]+6*[.F27]+[.I27]);7)" office:value-type="float" office:value="5">
            <text:p>5</text:p>
          </table:table-cell>
          <table:table-cell table:formula="of:=IF([.A27]&lt;1700;22;IF([.A27]&lt;1900;23;IF([.A27]&lt;2200;24;25)))" office:value-type="float" office:value="24">
            <text:p>24</text:p>
          </table:table-cell>
          <table:table-cell table:formula="of:=IF([.A27]&lt;1700;2;IF([.A27]&lt;1800;3;IF([.A27]&lt;1900;4;IF([.A27]&lt;2100;5;IF([.A27]&lt;2200;6;0)))))" office:value-type="float" office:value="5">
            <text:p>5</text:p>
          </table:table-cell>
          <table:table-cell table:formula="of:=IF([.F27]+[.G27]=35;28;IF(AND([.F27]=28;[.G27]=6;[.C27]&gt;10);27;[.F27]+[.G27]))" office:value-type="float" office:value="18">
            <text:p>18</text:p>
          </table:table-cell>
          <table:table-cell table:formula="of:=DATE([.A27];3;22)+[.J27]" office:value-type="date" office:date-value="2034-04-09">
            <text:p>4/9/2034</text:p>
          </table:table-cell>
        </table:table-row>
        <table:table-row table:style-name="ro2">
          <table:table-cell table:formula="of:=[.A27]+1" office:value-type="float" office:value="2035">
            <text:p>2035</text:p>
          </table:table-cell>
          <table:table-cell table:formula="of:=[.K28]" office:value-type="date" office:date-value="2035-03-25">
            <text:p>3/25/2035</text:p>
          </table:table-cell>
          <table:table-cell table:formula="of:=MOD([.A28];19)" office:value-type="float" office:value="2">
            <text:p>2</text:p>
          </table:table-cell>
          <table:table-cell table:formula="of:=MOD([.A28];4)" office:value-type="float" office:value="3">
            <text:p>3</text:p>
          </table:table-cell>
          <table:table-cell table:formula="of:=MOD([.A28];7)" office:value-type="float" office:value="5">
            <text:p>5</text:p>
          </table:table-cell>
          <table:table-cell table:formula="of:=MOD((19*[.C28]+[.H28]);30)" office:value-type="float" office:value="2">
            <text:p>2</text:p>
          </table:table-cell>
          <table:table-cell table:formula="of:=MOD((2*[.D28]+4*[.E28]+6*[.F28]+[.I28]);7)" office:value-type="float" office:value="1">
            <text:p>1</text:p>
          </table:table-cell>
          <table:table-cell table:formula="of:=IF([.A28]&lt;1700;22;IF([.A28]&lt;1900;23;IF([.A28]&lt;2200;24;25)))" office:value-type="float" office:value="24">
            <text:p>24</text:p>
          </table:table-cell>
          <table:table-cell table:formula="of:=IF([.A28]&lt;1700;2;IF([.A28]&lt;1800;3;IF([.A28]&lt;1900;4;IF([.A28]&lt;2100;5;IF([.A28]&lt;2200;6;0)))))" office:value-type="float" office:value="5">
            <text:p>5</text:p>
          </table:table-cell>
          <table:table-cell table:formula="of:=IF([.F28]+[.G28]=35;28;IF(AND([.F28]=28;[.G28]=6;[.C28]&gt;10);27;[.F28]+[.G28]))" office:value-type="float" office:value="3">
            <text:p>3</text:p>
          </table:table-cell>
          <table:table-cell table:formula="of:=DATE([.A28];3;22)+[.J28]" office:value-type="date" office:date-value="2035-03-25">
            <text:p>3/25/2035</text:p>
          </table:table-cell>
        </table:table-row>
        <table:table-row table:style-name="ro2">
          <table:table-cell table:formula="of:=[.A28]+1" office:value-type="float" office:value="2036">
            <text:p>2036</text:p>
          </table:table-cell>
          <table:table-cell table:formula="of:=[.K29]" office:value-type="date" office:date-value="2036-04-13">
            <text:p>4/13/2036</text:p>
          </table:table-cell>
          <table:table-cell table:formula="of:=MOD([.A29];19)" office:value-type="float" office:value="3">
            <text:p>3</text:p>
          </table:table-cell>
          <table:table-cell table:formula="of:=MOD([.A29];4)" office:value-type="float" office:value="0">
            <text:p>0</text:p>
          </table:table-cell>
          <table:table-cell table:formula="of:=MOD([.A29];7)" office:value-type="float" office:value="6">
            <text:p>6</text:p>
          </table:table-cell>
          <table:table-cell table:formula="of:=MOD((19*[.C29]+[.H29]);30)" office:value-type="float" office:value="21">
            <text:p>21</text:p>
          </table:table-cell>
          <table:table-cell table:formula="of:=MOD((2*[.D29]+4*[.E29]+6*[.F29]+[.I29]);7)" office:value-type="float" office:value="1">
            <text:p>1</text:p>
          </table:table-cell>
          <table:table-cell table:formula="of:=IF([.A29]&lt;1700;22;IF([.A29]&lt;1900;23;IF([.A29]&lt;2200;24;25)))" office:value-type="float" office:value="24">
            <text:p>24</text:p>
          </table:table-cell>
          <table:table-cell table:formula="of:=IF([.A29]&lt;1700;2;IF([.A29]&lt;1800;3;IF([.A29]&lt;1900;4;IF([.A29]&lt;2100;5;IF([.A29]&lt;2200;6;0)))))" office:value-type="float" office:value="5">
            <text:p>5</text:p>
          </table:table-cell>
          <table:table-cell table:formula="of:=IF([.F29]+[.G29]=35;28;IF(AND([.F29]=28;[.G29]=6;[.C29]&gt;10);27;[.F29]+[.G29]))" office:value-type="float" office:value="22">
            <text:p>22</text:p>
          </table:table-cell>
          <table:table-cell table:formula="of:=DATE([.A29];3;22)+[.J29]" office:value-type="date" office:date-value="2036-04-13">
            <text:p>4/13/2036</text:p>
          </table:table-cell>
        </table:table-row>
        <table:table-row table:style-name="ro2">
          <table:table-cell table:formula="of:=[.A29]+1" office:value-type="float" office:value="2037">
            <text:p>2037</text:p>
          </table:table-cell>
          <table:table-cell table:formula="of:=[.K30]" office:value-type="date" office:date-value="2037-04-05">
            <text:p>4/5/2037</text:p>
          </table:table-cell>
          <table:table-cell table:formula="of:=MOD([.A30];19)" office:value-type="float" office:value="4">
            <text:p>4</text:p>
          </table:table-cell>
          <table:table-cell table:formula="of:=MOD([.A30];4)" office:value-type="float" office:value="1">
            <text:p>1</text:p>
          </table:table-cell>
          <table:table-cell table:formula="of:=MOD([.A30];7)" office:value-type="float" office:value="0">
            <text:p>0</text:p>
          </table:table-cell>
          <table:table-cell table:formula="of:=MOD((19*[.C30]+[.H30]);30)" office:value-type="float" office:value="10">
            <text:p>10</text:p>
          </table:table-cell>
          <table:table-cell table:formula="of:=MOD((2*[.D30]+4*[.E30]+6*[.F30]+[.I30]);7)" office:value-type="float" office:value="4">
            <text:p>4</text:p>
          </table:table-cell>
          <table:table-cell table:formula="of:=IF([.A30]&lt;1700;22;IF([.A30]&lt;1900;23;IF([.A30]&lt;2200;24;25)))" office:value-type="float" office:value="24">
            <text:p>24</text:p>
          </table:table-cell>
          <table:table-cell table:formula="of:=IF([.A30]&lt;1700;2;IF([.A30]&lt;1800;3;IF([.A30]&lt;1900;4;IF([.A30]&lt;2100;5;IF([.A30]&lt;2200;6;0)))))" office:value-type="float" office:value="5">
            <text:p>5</text:p>
          </table:table-cell>
          <table:table-cell table:formula="of:=IF([.F30]+[.G30]=35;28;IF(AND([.F30]=28;[.G30]=6;[.C30]&gt;10);27;[.F30]+[.G30]))" office:value-type="float" office:value="14">
            <text:p>14</text:p>
          </table:table-cell>
          <table:table-cell table:formula="of:=DATE([.A30];3;22)+[.J30]" office:value-type="date" office:date-value="2037-04-05">
            <text:p>4/5/2037</text:p>
          </table:table-cell>
        </table:table-row>
        <table:table-row table:style-name="ro2">
          <table:table-cell table:formula="of:=[.A30]+1" office:value-type="float" office:value="2038">
            <text:p>2038</text:p>
          </table:table-cell>
          <table:table-cell table:formula="of:=[.K31]" office:value-type="date" office:date-value="2038-04-25">
            <text:p>4/25/2038</text:p>
          </table:table-cell>
          <table:table-cell table:formula="of:=MOD([.A31];19)" office:value-type="float" office:value="5">
            <text:p>5</text:p>
          </table:table-cell>
          <table:table-cell table:formula="of:=MOD([.A31];4)" office:value-type="float" office:value="2">
            <text:p>2</text:p>
          </table:table-cell>
          <table:table-cell table:formula="of:=MOD([.A31];7)" office:value-type="float" office:value="1">
            <text:p>1</text:p>
          </table:table-cell>
          <table:table-cell table:formula="of:=MOD((19*[.C31]+[.H31]);30)" office:value-type="float" office:value="29">
            <text:p>29</text:p>
          </table:table-cell>
          <table:table-cell table:formula="of:=MOD((2*[.D31]+4*[.E31]+6*[.F31]+[.I31]);7)" office:value-type="float" office:value="5">
            <text:p>5</text:p>
          </table:table-cell>
          <table:table-cell table:formula="of:=IF([.A31]&lt;1700;22;IF([.A31]&lt;1900;23;IF([.A31]&lt;2200;24;25)))" office:value-type="float" office:value="24">
            <text:p>24</text:p>
          </table:table-cell>
          <table:table-cell table:formula="of:=IF([.A31]&lt;1700;2;IF([.A31]&lt;1800;3;IF([.A31]&lt;1900;4;IF([.A31]&lt;2100;5;IF([.A31]&lt;2200;6;0)))))" office:value-type="float" office:value="5">
            <text:p>5</text:p>
          </table:table-cell>
          <table:table-cell table:formula="of:=IF([.F31]+[.G31]=35;28;IF(AND([.F31]=28;[.G31]=6;[.C31]&gt;10);27;[.F31]+[.G31]))" office:value-type="float" office:value="34">
            <text:p>34</text:p>
          </table:table-cell>
          <table:table-cell table:formula="of:=DATE([.A31];3;22)+[.J31]" office:value-type="date" office:date-value="2038-04-25">
            <text:p>4/25/2038</text:p>
          </table:table-cell>
        </table:table-row>
        <table:table-row table:style-name="ro2">
          <table:table-cell table:formula="of:=[.A31]+1" office:value-type="float" office:value="2039">
            <text:p>2039</text:p>
          </table:table-cell>
          <table:table-cell table:formula="of:=[.K32]" office:value-type="date" office:date-value="2039-04-10">
            <text:p>4/10/2039</text:p>
          </table:table-cell>
          <table:table-cell table:formula="of:=MOD([.A32];19)" office:value-type="float" office:value="6">
            <text:p>6</text:p>
          </table:table-cell>
          <table:table-cell table:formula="of:=MOD([.A32];4)" office:value-type="float" office:value="3">
            <text:p>3</text:p>
          </table:table-cell>
          <table:table-cell table:formula="of:=MOD([.A32];7)" office:value-type="float" office:value="2">
            <text:p>2</text:p>
          </table:table-cell>
          <table:table-cell table:formula="of:=MOD((19*[.C32]+[.H32]);30)" office:value-type="float" office:value="18">
            <text:p>18</text:p>
          </table:table-cell>
          <table:table-cell table:formula="of:=MOD((2*[.D32]+4*[.E32]+6*[.F32]+[.I32]);7)" office:value-type="float" office:value="1">
            <text:p>1</text:p>
          </table:table-cell>
          <table:table-cell table:formula="of:=IF([.A32]&lt;1700;22;IF([.A32]&lt;1900;23;IF([.A32]&lt;2200;24;25)))" office:value-type="float" office:value="24">
            <text:p>24</text:p>
          </table:table-cell>
          <table:table-cell table:formula="of:=IF([.A32]&lt;1700;2;IF([.A32]&lt;1800;3;IF([.A32]&lt;1900;4;IF([.A32]&lt;2100;5;IF([.A32]&lt;2200;6;0)))))" office:value-type="float" office:value="5">
            <text:p>5</text:p>
          </table:table-cell>
          <table:table-cell table:formula="of:=IF([.F32]+[.G32]=35;28;IF(AND([.F32]=28;[.G32]=6;[.C32]&gt;10);27;[.F32]+[.G32]))" office:value-type="float" office:value="19">
            <text:p>19</text:p>
          </table:table-cell>
          <table:table-cell table:formula="of:=DATE([.A32];3;22)+[.J32]" office:value-type="date" office:date-value="2039-04-10">
            <text:p>4/10/2039</text:p>
          </table:table-cell>
        </table:table-row>
        <table:table-row table:style-name="ro2">
          <table:table-cell table:formula="of:=[.A32]+1" office:value-type="float" office:value="2040">
            <text:p>2040</text:p>
          </table:table-cell>
          <table:table-cell table:formula="of:=[.K33]" office:value-type="date" office:date-value="2040-04-01">
            <text:p>4/1/2040</text:p>
          </table:table-cell>
          <table:table-cell table:formula="of:=MOD([.A33];19)" office:value-type="float" office:value="7">
            <text:p>7</text:p>
          </table:table-cell>
          <table:table-cell table:formula="of:=MOD([.A33];4)" office:value-type="float" office:value="0">
            <text:p>0</text:p>
          </table:table-cell>
          <table:table-cell table:formula="of:=MOD([.A33];7)" office:value-type="float" office:value="3">
            <text:p>3</text:p>
          </table:table-cell>
          <table:table-cell table:formula="of:=MOD((19*[.C33]+[.H33]);30)" office:value-type="float" office:value="7">
            <text:p>7</text:p>
          </table:table-cell>
          <table:table-cell table:formula="of:=MOD((2*[.D33]+4*[.E33]+6*[.F33]+[.I33]);7)" office:value-type="float" office:value="3">
            <text:p>3</text:p>
          </table:table-cell>
          <table:table-cell table:formula="of:=IF([.A33]&lt;1700;22;IF([.A33]&lt;1900;23;IF([.A33]&lt;2200;24;25)))" office:value-type="float" office:value="24">
            <text:p>24</text:p>
          </table:table-cell>
          <table:table-cell table:formula="of:=IF([.A33]&lt;1700;2;IF([.A33]&lt;1800;3;IF([.A33]&lt;1900;4;IF([.A33]&lt;2100;5;IF([.A33]&lt;2200;6;0)))))" office:value-type="float" office:value="5">
            <text:p>5</text:p>
          </table:table-cell>
          <table:table-cell table:formula="of:=IF([.F33]+[.G33]=35;28;IF(AND([.F33]=28;[.G33]=6;[.C33]&gt;10);27;[.F33]+[.G33]))" office:value-type="float" office:value="10">
            <text:p>10</text:p>
          </table:table-cell>
          <table:table-cell table:formula="of:=DATE([.A33];3;22)+[.J33]" office:value-type="date" office:date-value="2040-04-01">
            <text:p>4/1/2040</text:p>
          </table:table-cell>
        </table:table-row>
        <table:table-row table:style-name="ro2">
          <table:table-cell table:formula="of:=[.A33]+1" office:value-type="float" office:value="2041">
            <text:p>2041</text:p>
          </table:table-cell>
          <table:table-cell table:formula="of:=[.K34]" office:value-type="date" office:date-value="2041-04-21">
            <text:p>4/21/2041</text:p>
          </table:table-cell>
          <table:table-cell table:formula="of:=MOD([.A34];19)" office:value-type="float" office:value="8">
            <text:p>8</text:p>
          </table:table-cell>
          <table:table-cell table:formula="of:=MOD([.A34];4)" office:value-type="float" office:value="1">
            <text:p>1</text:p>
          </table:table-cell>
          <table:table-cell table:formula="of:=MOD([.A34];7)" office:value-type="float" office:value="4">
            <text:p>4</text:p>
          </table:table-cell>
          <table:table-cell table:formula="of:=MOD((19*[.C34]+[.H34]);30)" office:value-type="float" office:value="26">
            <text:p>26</text:p>
          </table:table-cell>
          <table:table-cell table:formula="of:=MOD((2*[.D34]+4*[.E34]+6*[.F34]+[.I34]);7)" office:value-type="float" office:value="4">
            <text:p>4</text:p>
          </table:table-cell>
          <table:table-cell table:formula="of:=IF([.A34]&lt;1700;22;IF([.A34]&lt;1900;23;IF([.A34]&lt;2200;24;25)))" office:value-type="float" office:value="24">
            <text:p>24</text:p>
          </table:table-cell>
          <table:table-cell table:formula="of:=IF([.A34]&lt;1700;2;IF([.A34]&lt;1800;3;IF([.A34]&lt;1900;4;IF([.A34]&lt;2100;5;IF([.A34]&lt;2200;6;0)))))" office:value-type="float" office:value="5">
            <text:p>5</text:p>
          </table:table-cell>
          <table:table-cell table:formula="of:=IF([.F34]+[.G34]=35;28;IF(AND([.F34]=28;[.G34]=6;[.C34]&gt;10);27;[.F34]+[.G34]))" office:value-type="float" office:value="30">
            <text:p>30</text:p>
          </table:table-cell>
          <table:table-cell table:formula="of:=DATE([.A34];3;22)+[.J34]" office:value-type="date" office:date-value="2041-04-21">
            <text:p>4/21/2041</text:p>
          </table:table-cell>
        </table:table-row>
        <table:table-row table:style-name="ro2">
          <table:table-cell table:formula="of:=[.A34]+1" office:value-type="float" office:value="2042">
            <text:p>2042</text:p>
          </table:table-cell>
          <table:table-cell table:formula="of:=[.K35]" office:value-type="date" office:date-value="2042-04-06">
            <text:p>4/6/2042</text:p>
          </table:table-cell>
          <table:table-cell table:formula="of:=MOD([.A35];19)" office:value-type="float" office:value="9">
            <text:p>9</text:p>
          </table:table-cell>
          <table:table-cell table:formula="of:=MOD([.A35];4)" office:value-type="float" office:value="2">
            <text:p>2</text:p>
          </table:table-cell>
          <table:table-cell table:formula="of:=MOD([.A35];7)" office:value-type="float" office:value="5">
            <text:p>5</text:p>
          </table:table-cell>
          <table:table-cell table:formula="of:=MOD((19*[.C35]+[.H35]);30)" office:value-type="float" office:value="15">
            <text:p>15</text:p>
          </table:table-cell>
          <table:table-cell table:formula="of:=MOD((2*[.D35]+4*[.E35]+6*[.F35]+[.I35]);7)" office:value-type="float" office:value="0">
            <text:p>0</text:p>
          </table:table-cell>
          <table:table-cell table:formula="of:=IF([.A35]&lt;1700;22;IF([.A35]&lt;1900;23;IF([.A35]&lt;2200;24;25)))" office:value-type="float" office:value="24">
            <text:p>24</text:p>
          </table:table-cell>
          <table:table-cell table:formula="of:=IF([.A35]&lt;1700;2;IF([.A35]&lt;1800;3;IF([.A35]&lt;1900;4;IF([.A35]&lt;2100;5;IF([.A35]&lt;2200;6;0)))))" office:value-type="float" office:value="5">
            <text:p>5</text:p>
          </table:table-cell>
          <table:table-cell table:formula="of:=IF([.F35]+[.G35]=35;28;IF(AND([.F35]=28;[.G35]=6;[.C35]&gt;10);27;[.F35]+[.G35]))" office:value-type="float" office:value="15">
            <text:p>15</text:p>
          </table:table-cell>
          <table:table-cell table:formula="of:=DATE([.A35];3;22)+[.J35]" office:value-type="date" office:date-value="2042-04-06">
            <text:p>4/6/2042</text:p>
          </table:table-cell>
        </table:table-row>
        <table:table-row table:style-name="ro2">
          <table:table-cell table:formula="of:=[.A35]+1" office:value-type="float" office:value="2043">
            <text:p>2043</text:p>
          </table:table-cell>
          <table:table-cell table:formula="of:=[.K36]" office:value-type="date" office:date-value="2043-03-29">
            <text:p>3/29/2043</text:p>
          </table:table-cell>
          <table:table-cell table:formula="of:=MOD([.A36];19)" office:value-type="float" office:value="10">
            <text:p>10</text:p>
          </table:table-cell>
          <table:table-cell table:formula="of:=MOD([.A36];4)" office:value-type="float" office:value="3">
            <text:p>3</text:p>
          </table:table-cell>
          <table:table-cell table:formula="of:=MOD([.A36];7)" office:value-type="float" office:value="6">
            <text:p>6</text:p>
          </table:table-cell>
          <table:table-cell table:formula="of:=MOD((19*[.C36]+[.H36]);30)" office:value-type="float" office:value="4">
            <text:p>4</text:p>
          </table:table-cell>
          <table:table-cell table:formula="of:=MOD((2*[.D36]+4*[.E36]+6*[.F36]+[.I36]);7)" office:value-type="float" office:value="3">
            <text:p>3</text:p>
          </table:table-cell>
          <table:table-cell table:formula="of:=IF([.A36]&lt;1700;22;IF([.A36]&lt;1900;23;IF([.A36]&lt;2200;24;25)))" office:value-type="float" office:value="24">
            <text:p>24</text:p>
          </table:table-cell>
          <table:table-cell table:formula="of:=IF([.A36]&lt;1700;2;IF([.A36]&lt;1800;3;IF([.A36]&lt;1900;4;IF([.A36]&lt;2100;5;IF([.A36]&lt;2200;6;0)))))" office:value-type="float" office:value="5">
            <text:p>5</text:p>
          </table:table-cell>
          <table:table-cell table:formula="of:=IF([.F36]+[.G36]=35;28;IF(AND([.F36]=28;[.G36]=6;[.C36]&gt;10);27;[.F36]+[.G36]))" office:value-type="float" office:value="7">
            <text:p>7</text:p>
          </table:table-cell>
          <table:table-cell table:formula="of:=DATE([.A36];3;22)+[.J36]" office:value-type="date" office:date-value="2043-03-29">
            <text:p>3/29/2043</text:p>
          </table:table-cell>
        </table:table-row>
        <table:table-row table:style-name="ro2">
          <table:table-cell table:formula="of:=[.A36]+1" office:value-type="float" office:value="2044">
            <text:p>2044</text:p>
          </table:table-cell>
          <table:table-cell table:formula="of:=[.K37]" office:value-type="date" office:date-value="2044-04-17">
            <text:p>4/17/2044</text:p>
          </table:table-cell>
          <table:table-cell table:formula="of:=MOD([.A37];19)" office:value-type="float" office:value="11">
            <text:p>11</text:p>
          </table:table-cell>
          <table:table-cell table:formula="of:=MOD([.A37];4)" office:value-type="float" office:value="0">
            <text:p>0</text:p>
          </table:table-cell>
          <table:table-cell table:formula="of:=MOD([.A37];7)" office:value-type="float" office:value="0">
            <text:p>0</text:p>
          </table:table-cell>
          <table:table-cell table:formula="of:=MOD((19*[.C37]+[.H37]);30)" office:value-type="float" office:value="23">
            <text:p>23</text:p>
          </table:table-cell>
          <table:table-cell table:formula="of:=MOD((2*[.D37]+4*[.E37]+6*[.F37]+[.I37]);7)" office:value-type="float" office:value="3">
            <text:p>3</text:p>
          </table:table-cell>
          <table:table-cell table:formula="of:=IF([.A37]&lt;1700;22;IF([.A37]&lt;1900;23;IF([.A37]&lt;2200;24;25)))" office:value-type="float" office:value="24">
            <text:p>24</text:p>
          </table:table-cell>
          <table:table-cell table:formula="of:=IF([.A37]&lt;1700;2;IF([.A37]&lt;1800;3;IF([.A37]&lt;1900;4;IF([.A37]&lt;2100;5;IF([.A37]&lt;2200;6;0)))))" office:value-type="float" office:value="5">
            <text:p>5</text:p>
          </table:table-cell>
          <table:table-cell table:formula="of:=IF([.F37]+[.G37]=35;28;IF(AND([.F37]=28;[.G37]=6;[.C37]&gt;10);27;[.F37]+[.G37]))" office:value-type="float" office:value="26">
            <text:p>26</text:p>
          </table:table-cell>
          <table:table-cell table:formula="of:=DATE([.A37];3;22)+[.J37]" office:value-type="date" office:date-value="2044-04-17">
            <text:p>4/17/2044</text:p>
          </table:table-cell>
        </table:table-row>
        <table:table-row table:style-name="ro2">
          <table:table-cell table:formula="of:=[.A37]+1" office:value-type="float" office:value="2045">
            <text:p>2045</text:p>
          </table:table-cell>
          <table:table-cell table:formula="of:=[.K38]" office:value-type="date" office:date-value="2045-04-09">
            <text:p>4/9/2045</text:p>
          </table:table-cell>
          <table:table-cell table:formula="of:=MOD([.A38];19)" office:value-type="float" office:value="12">
            <text:p>12</text:p>
          </table:table-cell>
          <table:table-cell table:formula="of:=MOD([.A38];4)" office:value-type="float" office:value="1">
            <text:p>1</text:p>
          </table:table-cell>
          <table:table-cell table:formula="of:=MOD([.A38];7)" office:value-type="float" office:value="1">
            <text:p>1</text:p>
          </table:table-cell>
          <table:table-cell table:formula="of:=MOD((19*[.C38]+[.H38]);30)" office:value-type="float" office:value="12">
            <text:p>12</text:p>
          </table:table-cell>
          <table:table-cell table:formula="of:=MOD((2*[.D38]+4*[.E38]+6*[.F38]+[.I38]);7)" office:value-type="float" office:value="6">
            <text:p>6</text:p>
          </table:table-cell>
          <table:table-cell table:formula="of:=IF([.A38]&lt;1700;22;IF([.A38]&lt;1900;23;IF([.A38]&lt;2200;24;25)))" office:value-type="float" office:value="24">
            <text:p>24</text:p>
          </table:table-cell>
          <table:table-cell table:formula="of:=IF([.A38]&lt;1700;2;IF([.A38]&lt;1800;3;IF([.A38]&lt;1900;4;IF([.A38]&lt;2100;5;IF([.A38]&lt;2200;6;0)))))" office:value-type="float" office:value="5">
            <text:p>5</text:p>
          </table:table-cell>
          <table:table-cell table:formula="of:=IF([.F38]+[.G38]=35;28;IF(AND([.F38]=28;[.G38]=6;[.C38]&gt;10);27;[.F38]+[.G38]))" office:value-type="float" office:value="18">
            <text:p>18</text:p>
          </table:table-cell>
          <table:table-cell table:formula="of:=DATE([.A38];3;22)+[.J38]" office:value-type="date" office:date-value="2045-04-09">
            <text:p>4/9/2045</text:p>
          </table:table-cell>
        </table:table-row>
        <table:table-row table:style-name="ro2">
          <table:table-cell table:formula="of:=[.A38]+1" office:value-type="float" office:value="2046">
            <text:p>2046</text:p>
          </table:table-cell>
          <table:table-cell table:formula="of:=[.K39]" office:value-type="date" office:date-value="2046-03-25">
            <text:p>3/25/2046</text:p>
          </table:table-cell>
          <table:table-cell table:formula="of:=MOD([.A39];19)" office:value-type="float" office:value="13">
            <text:p>13</text:p>
          </table:table-cell>
          <table:table-cell table:formula="of:=MOD([.A39];4)" office:value-type="float" office:value="2">
            <text:p>2</text:p>
          </table:table-cell>
          <table:table-cell table:formula="of:=MOD([.A39];7)" office:value-type="float" office:value="2">
            <text:p>2</text:p>
          </table:table-cell>
          <table:table-cell table:formula="of:=MOD((19*[.C39]+[.H39]);30)" office:value-type="float" office:value="1">
            <text:p>1</text:p>
          </table:table-cell>
          <table:table-cell table:formula="of:=MOD((2*[.D39]+4*[.E39]+6*[.F39]+[.I39]);7)" office:value-type="float" office:value="2">
            <text:p>2</text:p>
          </table:table-cell>
          <table:table-cell table:formula="of:=IF([.A39]&lt;1700;22;IF([.A39]&lt;1900;23;IF([.A39]&lt;2200;24;25)))" office:value-type="float" office:value="24">
            <text:p>24</text:p>
          </table:table-cell>
          <table:table-cell table:formula="of:=IF([.A39]&lt;1700;2;IF([.A39]&lt;1800;3;IF([.A39]&lt;1900;4;IF([.A39]&lt;2100;5;IF([.A39]&lt;2200;6;0)))))" office:value-type="float" office:value="5">
            <text:p>5</text:p>
          </table:table-cell>
          <table:table-cell table:formula="of:=IF([.F39]+[.G39]=35;28;IF(AND([.F39]=28;[.G39]=6;[.C39]&gt;10);27;[.F39]+[.G39]))" office:value-type="float" office:value="3">
            <text:p>3</text:p>
          </table:table-cell>
          <table:table-cell table:formula="of:=DATE([.A39];3;22)+[.J39]" office:value-type="date" office:date-value="2046-03-25">
            <text:p>3/25/2046</text:p>
          </table:table-cell>
        </table:table-row>
        <table:table-row table:style-name="ro2">
          <table:table-cell table:formula="of:=[.A39]+1" office:value-type="float" office:value="2047">
            <text:p>2047</text:p>
          </table:table-cell>
          <table:table-cell table:formula="of:=[.K40]" office:value-type="date" office:date-value="2047-04-14">
            <text:p>4/14/2047</text:p>
          </table:table-cell>
          <table:table-cell table:formula="of:=MOD([.A40];19)" office:value-type="float" office:value="14">
            <text:p>14</text:p>
          </table:table-cell>
          <table:table-cell table:formula="of:=MOD([.A40];4)" office:value-type="float" office:value="3">
            <text:p>3</text:p>
          </table:table-cell>
          <table:table-cell table:formula="of:=MOD([.A40];7)" office:value-type="float" office:value="3">
            <text:p>3</text:p>
          </table:table-cell>
          <table:table-cell table:formula="of:=MOD((19*[.C40]+[.H40]);30)" office:value-type="float" office:value="20">
            <text:p>20</text:p>
          </table:table-cell>
          <table:table-cell table:formula="of:=MOD((2*[.D40]+4*[.E40]+6*[.F40]+[.I40]);7)" office:value-type="float" office:value="3">
            <text:p>3</text:p>
          </table:table-cell>
          <table:table-cell table:formula="of:=IF([.A40]&lt;1700;22;IF([.A40]&lt;1900;23;IF([.A40]&lt;2200;24;25)))" office:value-type="float" office:value="24">
            <text:p>24</text:p>
          </table:table-cell>
          <table:table-cell table:formula="of:=IF([.A40]&lt;1700;2;IF([.A40]&lt;1800;3;IF([.A40]&lt;1900;4;IF([.A40]&lt;2100;5;IF([.A40]&lt;2200;6;0)))))" office:value-type="float" office:value="5">
            <text:p>5</text:p>
          </table:table-cell>
          <table:table-cell table:formula="of:=IF([.F40]+[.G40]=35;28;IF(AND([.F40]=28;[.G40]=6;[.C40]&gt;10);27;[.F40]+[.G40]))" office:value-type="float" office:value="23">
            <text:p>23</text:p>
          </table:table-cell>
          <table:table-cell table:formula="of:=DATE([.A40];3;22)+[.J40]" office:value-type="date" office:date-value="2047-04-14">
            <text:p>4/14/2047</text:p>
          </table:table-cell>
        </table:table-row>
        <table:table-row table:style-name="ro2">
          <table:table-cell table:formula="of:=[.A40]+1" office:value-type="float" office:value="2048">
            <text:p>2048</text:p>
          </table:table-cell>
          <table:table-cell table:formula="of:=[.K41]" office:value-type="date" office:date-value="2048-04-05">
            <text:p>4/5/2048</text:p>
          </table:table-cell>
          <table:table-cell table:formula="of:=MOD([.A41];19)" office:value-type="float" office:value="15">
            <text:p>15</text:p>
          </table:table-cell>
          <table:table-cell table:formula="of:=MOD([.A41];4)" office:value-type="float" office:value="0">
            <text:p>0</text:p>
          </table:table-cell>
          <table:table-cell table:formula="of:=MOD([.A41];7)" office:value-type="float" office:value="4">
            <text:p>4</text:p>
          </table:table-cell>
          <table:table-cell table:formula="of:=MOD((19*[.C41]+[.H41]);30)" office:value-type="float" office:value="9">
            <text:p>9</text:p>
          </table:table-cell>
          <table:table-cell table:formula="of:=MOD((2*[.D41]+4*[.E41]+6*[.F41]+[.I41]);7)" office:value-type="float" office:value="5">
            <text:p>5</text:p>
          </table:table-cell>
          <table:table-cell table:formula="of:=IF([.A41]&lt;1700;22;IF([.A41]&lt;1900;23;IF([.A41]&lt;2200;24;25)))" office:value-type="float" office:value="24">
            <text:p>24</text:p>
          </table:table-cell>
          <table:table-cell table:formula="of:=IF([.A41]&lt;1700;2;IF([.A41]&lt;1800;3;IF([.A41]&lt;1900;4;IF([.A41]&lt;2100;5;IF([.A41]&lt;2200;6;0)))))" office:value-type="float" office:value="5">
            <text:p>5</text:p>
          </table:table-cell>
          <table:table-cell table:formula="of:=IF([.F41]+[.G41]=35;28;IF(AND([.F41]=28;[.G41]=6;[.C41]&gt;10);27;[.F41]+[.G41]))" office:value-type="float" office:value="14">
            <text:p>14</text:p>
          </table:table-cell>
          <table:table-cell table:formula="of:=DATE([.A41];3;22)+[.J41]" office:value-type="date" office:date-value="2048-04-05">
            <text:p>4/5/2048</text:p>
          </table:table-cell>
        </table:table-row>
      </table:table>
      <table:table table:name="Sheet3" table:style-name="ta1" table:print="false">
        <table:table-column table:style-name="co8" table:default-cell-style-name="Default"/>
        <table:table-row table:style-name="ro2">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122">
      <number:day number:style="long"/>
      <number:text> </number:text>
      <number:month number:textual="true"/>
    </number:date-style>
    <number:date-style style:name="N123">
      <number:day-of-week number:style="long"/>
    </number:date-style>
    <number:date-style style:name="N124">
      <number:day/>
      <number:text> </number:text>
      <number:month number:textual="true"/>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100 0c0 55-45 100-100 100s-100-45-100-100 45-100 100-100 100 45 100 100z"/>
    <draw:marker draw:name="Arrowheads_20_2" draw:display-name="Arrowheads 2" svg:viewBox="0 0 20 30" svg:d="m10 0-10 30h20z"/>
  </office:styles>
  <office:automatic-styles>
    <style:page-layout style:name="Mpm1">
      <style:page-layout-properties fo:page-width="4.25in" fo:page-height="7in" fo:margin-top="0.25in" fo:margin-bottom="0.25in" fo:margin-left="0.25in" fo:margin-right="0.25in" style:shadow="none" style:scale-to-X="1" style:scale-to-Y="1"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01/25/2009</text:date>, <text:time>20:04:33</text:time></text:p>
        </style:region-right>
      </style:header>
      <style:header-left style:display="false"/>
      <style:footer>
        <text:p>Page <text:page-number>1</text:page-number> / <text:page-count>99</text:page-count></text:p>
      </style:footer>
      <style:footer-left style:display="false"/>
    </style:master-page>
  </office:master-styles>
</office:document-styles>
</file>